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0.5143*([.A1])-23.269" office:value-type="float" office:value="-22.7547" calcext:value-type="float">
            <text:p>-22.7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143*([.A2])-23.269" office:value-type="float" office:value="-22.2404" calcext:value-type="float">
            <text:p>-22.2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5143*([.A3])-23.269" office:value-type="float" office:value="-21.7261" calcext:value-type="float">
            <text:p>-21.7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5143*([.A4])-23.269" office:value-type="float" office:value="-21.2118" calcext:value-type="float">
            <text:p>-21.2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5143*([.A5])-23.269" office:value-type="float" office:value="-20.6975" calcext:value-type="float">
            <text:p>-20.6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5143*([.A6])-23.269" office:value-type="float" office:value="-20.1832" calcext:value-type="float">
            <text:p>-20.1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5143*([.A7])-23.269" office:value-type="float" office:value="-19.6689" calcext:value-type="float">
            <text:p>-19.6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5143*([.A8])-23.269" office:value-type="float" office:value="-19.1546" calcext:value-type="float">
            <text:p>-19.1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5143*([.A9])-23.269" office:value-type="float" office:value="-18.6403" calcext:value-type="float">
            <text:p>-18.6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5143*([.A10])-23.269" office:value-type="float" office:value="-18.126" calcext:value-type="float">
            <text:p>-18.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5143*([.A11])-23.269" office:value-type="float" office:value="-17.6117" calcext:value-type="float">
            <text:p>-17.6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5143*([.A12])-23.269" office:value-type="float" office:value="-17.0974" calcext:value-type="float">
            <text:p>-17.0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5143*([.A13])-23.269" office:value-type="float" office:value="-16.5831" calcext:value-type="float">
            <text:p>-16.58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5143*([.A14])-23.269" office:value-type="float" office:value="-16.0688" calcext:value-type="float">
            <text:p>-16.0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5143*([.A15])-23.269" office:value-type="float" office:value="-15.5545" calcext:value-type="float">
            <text:p>-15.55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5143*([.A16])-23.269" office:value-type="float" office:value="-15.0402" calcext:value-type="float">
            <text:p>-15.0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5143*([.A17])-23.269" office:value-type="float" office:value="-14.5259" calcext:value-type="float">
            <text:p>-14.5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5143*([.A18])-23.269" office:value-type="float" office:value="-14.0116" calcext:value-type="float">
            <text:p>-14.01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5143*([.A19])-23.269" office:value-type="float" office:value="-13.4973" calcext:value-type="float">
            <text:p>-13.4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5143*([.A20])-23.269" office:value-type="float" office:value="-12.983" calcext:value-type="float">
            <text:p>-12.9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5143*([.A21])-23.269" office:value-type="float" office:value="-12.4687" calcext:value-type="float">
            <text:p>-12.46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5143*([.A22])-23.269" office:value-type="float" office:value="-11.9544" calcext:value-type="float">
            <text:p>-11.9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5143*([.A23])-23.269" office:value-type="float" office:value="-11.4401" calcext:value-type="float">
            <text:p>-11.44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5143*([.A24])-23.269" office:value-type="float" office:value="-10.9258" calcext:value-type="float">
            <text:p>-10.92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5143*([.A25])-23.269" office:value-type="float" office:value="-10.4115" calcext:value-type="float">
            <text:p>-10.41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5143*([.A26])-23.269" office:value-type="float" office:value="-9.8972" calcext:value-type="float">
            <text:p>-9.89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5143*([.A27])-23.269" office:value-type="float" office:value="-9.3829" calcext:value-type="float">
            <text:p>-9.38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5143*([.A28])-23.269" office:value-type="float" office:value="-8.8686" calcext:value-type="float">
            <text:p>-8.86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5143*([.A29])-23.269" office:value-type="float" office:value="-8.3543" calcext:value-type="float">
            <text:p>-8.35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5143*([.A30])-23.269"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5143*([.A31])-23.269" office:value-type="float" office:value="-7.3257" calcext:value-type="float">
            <text:p>-7.32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5143*([.A32])-23.269" office:value-type="float" office:value="-6.8114" calcext:value-type="float">
            <text:p>-6.81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5143*([.A33])-23.269" office:value-type="float" office:value="-6.2971" calcext:value-type="float">
            <text:p>-6.2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5143*([.A34])-23.269" office:value-type="float" office:value="-5.7828" calcext:value-type="float">
            <text:p>-5.78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5143*([.A35])-23.269" office:value-type="float" office:value="-5.2685" calcext:value-type="float">
            <text:p>-5.26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5143*([.A36])-23.269" office:value-type="float" office:value="-4.7542" calcext:value-type="float">
            <text:p>-4.75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5143*([.A37])-23.269" office:value-type="float" office:value="-4.2399" calcext:value-type="float">
            <text:p>-4.23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5143*([.A38])-23.269" office:value-type="float" office:value="-3.7256" calcext:value-type="float">
            <text:p>-3.72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5143*([.A39])-23.269" office:value-type="float" office:value="-3.2113" calcext:value-type="float">
            <text:p>-3.21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5143*([.A40])-23.269" office:value-type="float" office:value="-2.697" calcext:value-type="float">
            <text:p>-2.6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5143*([.A41])-23.269" office:value-type="float" office:value="-2.1827" calcext:value-type="float">
            <text:p>-2.18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5143*([.A42])-23.269" office:value-type="float" office:value="-1.6684" calcext:value-type="float">
            <text:p>-1.66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5143*([.A43])-23.269" office:value-type="float" office:value="-1.1541" calcext:value-type="float">
            <text:p>-1.15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5143*([.A44])-23.269" office:value-type="float" office:value="-0.639800000000001" calcext:value-type="float">
            <text:p>-0.63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5143*([.A45])-23.269" office:value-type="float" office:value="-0.125499999999999" calcext:value-type="float">
            <text:p>-0.1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5143*([.A46])-23.269" office:value-type="float" office:value="0.3888" calcext:value-type="float">
            <text:p>0.3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5143*([.A47])-23.269" office:value-type="float" office:value="0.903100000000002" calcext:value-type="float">
            <text:p>0.90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5143*([.A48])-23.269" office:value-type="float" office:value="1.4174" calcext:value-type="float">
            <text:p>1.41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5143*([.A49])-23.269" office:value-type="float" office:value="1.9317" calcext:value-type="float">
            <text:p>1.93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5143*([.A50])-23.269"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5143*([.A51])-23.269" office:value-type="float" office:value="2.9603" calcext:value-type="float">
            <text:p>2.96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5143*([.A52])-23.269" office:value-type="float" office:value="3.4746" calcext:value-type="float">
            <text:p>3.47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5143*([.A53])-23.269" office:value-type="float" office:value="3.9889" calcext:value-type="float">
            <text:p>3.98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5143*([.A54])-23.269" office:value-type="float" office:value="4.5032" calcext:value-type="float">
            <text:p>4.50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5143*([.A55])-23.269" office:value-type="float" office:value="5.0175" calcext:value-type="float">
            <text:p>5.0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5143*([.A56])-23.269" office:value-type="float" office:value="5.5318" calcext:value-type="float">
            <text:p>5.53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5143*([.A57])-23.269" office:value-type="float" office:value="6.0461" calcext:value-type="float">
            <text:p>6.04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5143*([.A58])-23.269" office:value-type="float" office:value="6.5604" calcext:value-type="float">
            <text:p>6.56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5143*([.A59])-23.269" office:value-type="float" office:value="7.0747" calcext:value-type="float">
            <text:p>7.07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5143*([.A60])-23.269" office:value-type="float" office:value="7.589" calcext:value-type="float">
            <text:p>7.5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5143*([.A61])-23.269" office:value-type="float" office:value="8.1033" calcext:value-type="float">
            <text:p>8.10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5143*([.A62])-23.269" office:value-type="float" office:value="8.6176" calcext:value-type="float">
            <text:p>8.61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5143*([.A63])-23.269" office:value-type="float" office:value="9.1319" calcext:value-type="float">
            <text:p>9.13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5143*([.A64])-23.269" office:value-type="float" office:value="9.6462" calcext:value-type="float">
            <text:p>9.64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5143*([.A65])-23.269" office:value-type="float" office:value="10.1605" calcext:value-type="float">
            <text:p>10.16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5143*([.A66])-23.269" office:value-type="float" office:value="10.6748" calcext:value-type="float">
            <text:p>10.67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5143*([.A67])-23.269" office:value-type="float" office:value="11.1891" calcext:value-type="float">
            <text:p>11.18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5143*([.A68])-23.269" office:value-type="float" office:value="11.7034" calcext:value-type="float">
            <text:p>11.70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5143*([.A69])-23.269" office:value-type="float" office:value="12.2177" calcext:value-type="float">
            <text:p>12.21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5143*([.A70])-23.269" office:value-type="float" office:value="12.732" calcext:value-type="float">
            <text:p>12.7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5143*([.A71])-23.269" office:value-type="float" office:value="13.2463" calcext:value-type="float">
            <text:p>13.24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5143*([.A72])-23.269" office:value-type="float" office:value="13.7606" calcext:value-type="float">
            <text:p>13.76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5143*([.A73])-23.269" office:value-type="float" office:value="14.2749" calcext:value-type="float">
            <text:p>14.27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5143*([.A74])-23.269" office:value-type="float" office:value="14.7892" calcext:value-type="float">
            <text:p>14.78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5143*([.A75])-23.269" office:value-type="float" office:value="15.3035" calcext:value-type="float">
            <text:p>15.30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5143*([.A76])-23.269" office:value-type="float" office:value="15.8178" calcext:value-type="float">
            <text:p>15.81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5143*([.A77])-23.269" office:value-type="float" office:value="16.3321" calcext:value-type="float">
            <text:p>16.33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5143*([.A78])-23.269" office:value-type="float" office:value="16.8464" calcext:value-type="float">
            <text:p>16.84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5143*([.A79])-23.269" office:value-type="float" office:value="17.3607" calcext:value-type="float">
            <text:p>17.36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5143*([.A80])-23.269" office:value-type="float" office:value="17.875" calcext:value-type="float">
            <text:p>17.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5143*([.A81])-23.269" office:value-type="float" office:value="18.3893" calcext:value-type="float">
            <text:p>18.38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5143*([.A82])-23.269" office:value-type="float" office:value="18.9036" calcext:value-type="float">
            <text:p>18.90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5143*([.A83])-23.269" office:value-type="float" office:value="19.4179" calcext:value-type="float">
            <text:p>19.41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5143*([.A84])-23.269" office:value-type="float" office:value="19.9322" calcext:value-type="float">
            <text:p>19.93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5143*([.A85])-23.269" office:value-type="float" office:value="20.4465" calcext:value-type="float">
            <text:p>20.44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5143*([.A86])-23.269" office:value-type="float" office:value="20.9608" calcext:value-type="float">
            <text:p>20.96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5143*([.A87])-23.269" office:value-type="float" office:value="21.4751" calcext:value-type="float">
            <text:p>21.47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5143*([.A88])-23.269" office:value-type="float" office:value="21.9894" calcext:value-type="float">
            <text:p>21.98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5143*([.A89])-23.269" office:value-type="float" office:value="22.5037" calcext:value-type="float">
            <text:p>22.50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.5143*([.A90])-23.269" office:value-type="float" office:value="23.018" calcext:value-type="float">
            <text:p>23.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0.5143*([.A91])-23.269" office:value-type="float" office:value="23.5323" calcext:value-type="float">
            <text:p>23.53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.5143*([.A92])-23.269" office:value-type="float" office:value="24.0466" calcext:value-type="float">
            <text:p>24.04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0.5143*([.A93])-23.269" office:value-type="float" office:value="24.5609" calcext:value-type="float">
            <text:p>24.56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.5143*([.A94])-23.269" office:value-type="float" office:value="25.0752" calcext:value-type="float">
            <text:p>25.07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0.5143*([.A95])-23.269" office:value-type="float" office:value="25.5895" calcext:value-type="float">
            <text:p>25.58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.5143*([.A96])-23.269" office:value-type="float" office:value="26.1038" calcext:value-type="float">
            <text:p>26.10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0.5143*([.A97])-23.269" office:value-type="float" office:value="26.6181" calcext:value-type="float">
            <text:p>26.61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.5143*([.A98])-23.269" office:value-type="float" office:value="27.1324" calcext:value-type="float">
            <text:p>27.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0.5143*([.A99])-23.269" office:value-type="float" office:value="27.6467" calcext:value-type="float">
            <text:p>27.6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5143*([.A100])-23.269" office:value-type="float" office:value="28.161" calcext:value-type="float">
            <text:p>28.1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0.5143*([.A101])-23.269" office:value-type="float" office:value="28.6753" calcext:value-type="float">
            <text:p>28.67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.5143*([.A102])-23.269" office:value-type="float" office:value="29.1896" calcext:value-type="float">
            <text:p>29.18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0.5143*([.A103])-23.269" office:value-type="float" office:value="29.7039" calcext:value-type="float">
            <text:p>29.70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.5143*([.A104])-23.269" office:value-type="float" office:value="30.2182" calcext:value-type="float">
            <text:p>30.21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0.5143*([.A105])-23.269" office:value-type="float" office:value="30.7325" calcext:value-type="float">
            <text:p>30.73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.5143*([.A106])-23.269" office:value-type="float" office:value="31.2468" calcext:value-type="float">
            <text:p>31.24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0.5143*([.A107])-23.269" office:value-type="float" office:value="31.7611" calcext:value-type="float">
            <text:p>31.76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.5143*([.A108])-23.269" office:value-type="float" office:value="32.2754" calcext:value-type="float">
            <text:p>32.27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0.5143*([.A109])-23.269" office:value-type="float" office:value="32.7897" calcext:value-type="float">
            <text:p>32.78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.5143*([.A110])-23.269" office:value-type="float" office:value="33.304" calcext:value-type="float">
            <text:p>33.3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0.5143*([.A111])-23.269" office:value-type="float" office:value="33.8183" calcext:value-type="float">
            <text:p>33.8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.5143*([.A112])-23.269" office:value-type="float" office:value="34.3326" calcext:value-type="float">
            <text:p>34.33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0.5143*([.A113])-23.269" office:value-type="float" office:value="34.8469" calcext:value-type="float">
            <text:p>34.84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.5143*([.A114])-23.269" office:value-type="float" office:value="35.3612" calcext:value-type="float">
            <text:p>35.36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0.5143*([.A115])-23.269" office:value-type="float" office:value="35.8755" calcext:value-type="float">
            <text:p>35.87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.5143*([.A116])-23.269" office:value-type="float" office:value="36.3898" calcext:value-type="float">
            <text:p>36.38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0.5143*([.A117])-23.269" office:value-type="float" office:value="36.9041" calcext:value-type="float">
            <text:p>36.90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.5143*([.A118])-23.269" office:value-type="float" office:value="37.4184" calcext:value-type="float">
            <text:p>37.41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0.5143*([.A119])-23.269" office:value-type="float" office:value="37.9327" calcext:value-type="float">
            <text:p>37.93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.5143*([.A120])-23.269" office:value-type="float" office:value="38.447" calcext:value-type="float">
            <text:p>38.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0.5143*([.A121])-23.269" office:value-type="float" office:value="38.9613" calcext:value-type="float">
            <text:p>38.96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.5143*([.A122])-23.269" office:value-type="float" office:value="39.4756" calcext:value-type="float">
            <text:p>39.47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0.5143*([.A123])-23.269" office:value-type="float" office:value="39.9899" calcext:value-type="float">
            <text:p>39.98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.5143*([.A124])-23.269" office:value-type="float" office:value="40.5042" calcext:value-type="float">
            <text:p>40.50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5143*([.A125])-23.269" office:value-type="float" office:value="41.0185" calcext:value-type="float">
            <text:p>41.01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.5143*([.A126])-23.269" office:value-type="float" office:value="41.5328" calcext:value-type="float">
            <text:p>41.53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0.5143*([.A127])-23.269" office:value-type="float" office:value="42.0471" calcext:value-type="float">
            <text:p>42.04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.5143*([.A128])-23.269" office:value-type="float" office:value="42.5614" calcext:value-type="float">
            <text:p>42.56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0.5143*([.A129])-23.269" office:value-type="float" office:value="43.0757" calcext:value-type="float">
            <text:p>43.07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.5143*([.A130])-23.269" office:value-type="float" office:value="43.59" calcext:value-type="float">
            <text:p>43.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0.5143*([.A131])-23.269" office:value-type="float" office:value="44.1043" calcext:value-type="float">
            <text:p>44.10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.5143*([.A132])-23.269" office:value-type="float" office:value="44.6186" calcext:value-type="float">
            <text:p>44.61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0.5143*([.A133])-23.269" office:value-type="float" office:value="45.1329" calcext:value-type="float">
            <text:p>45.13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.5143*([.A134])-23.269" office:value-type="float" office:value="45.6472" calcext:value-type="float">
            <text:p>45.64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0.5143*([.A135])-23.269" office:value-type="float" office:value="46.1615" calcext:value-type="float">
            <text:p>46.16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.5143*([.A136])-23.269" office:value-type="float" office:value="46.6758" calcext:value-type="float">
            <text:p>46.67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0.5143*([.A137])-23.269" office:value-type="float" office:value="47.1901" calcext:value-type="float">
            <text:p>47.19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.5143*([.A138])-23.269" office:value-type="float" office:value="47.7044" calcext:value-type="float">
            <text:p>47.70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0.5143*([.A139])-23.269" office:value-type="float" office:value="48.2187" calcext:value-type="float">
            <text:p>48.21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.5143*([.A140])-23.269" office:value-type="float" office:value="48.733" calcext:value-type="float">
            <text:p>48.7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0.5143*([.A141])-23.269" office:value-type="float" office:value="49.2473" calcext:value-type="float">
            <text:p>49.24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.5143*([.A142])-23.269" office:value-type="float" office:value="49.7616" calcext:value-type="float">
            <text:p>49.76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0.5143*([.A143])-23.269" office:value-type="float" office:value="50.2759" calcext:value-type="float">
            <text:p>50.27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.5143*([.A144])-23.269" office:value-type="float" office:value="50.7902" calcext:value-type="float">
            <text:p>50.79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0.5143*([.A145])-23.269" office:value-type="float" office:value="51.3045" calcext:value-type="float">
            <text:p>51.30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.5143*([.A146])-23.269" office:value-type="float" office:value="51.8188" calcext:value-type="float">
            <text:p>51.81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0.5143*([.A147])-23.269" office:value-type="float" office:value="52.3331" calcext:value-type="float">
            <text:p>52.33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.5143*([.A148])-23.269" office:value-type="float" office:value="52.8474" calcext:value-type="float">
            <text:p>52.84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0.5143*([.A149])-23.269" office:value-type="float" office:value="53.3617" calcext:value-type="float">
            <text:p>53.3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5143*([.A150])-23.269" office:value-type="float" office:value="53.876" calcext:value-type="float">
            <text:p>53.8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0.5143*([.A151])-23.269" office:value-type="float" office:value="54.3903" calcext:value-type="float">
            <text:p>54.39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.5143*([.A152])-23.269" office:value-type="float" office:value="54.9046" calcext:value-type="float">
            <text:p>54.90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0.5143*([.A153])-23.269" office:value-type="float" office:value="55.4189" calcext:value-type="float">
            <text:p>55.41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.5143*([.A154])-23.269" office:value-type="float" office:value="55.9332" calcext:value-type="float">
            <text:p>55.93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0.5143*([.A155])-23.269" office:value-type="float" office:value="56.4475" calcext:value-type="float">
            <text:p>56.44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.5143*([.A156])-23.269" office:value-type="float" office:value="56.9618" calcext:value-type="float">
            <text:p>56.96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0.5143*([.A157])-23.269" office:value-type="float" office:value="57.4761" calcext:value-type="float">
            <text:p>57.47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.5143*([.A158])-23.269" office:value-type="float" office:value="57.9904" calcext:value-type="float">
            <text:p>57.99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0.5143*([.A159])-23.269" office:value-type="float" office:value="58.5047" calcext:value-type="float">
            <text:p>58.50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.5143*([.A160])-23.269" office:value-type="float" office:value="59.019" calcext:value-type="float">
            <text:p>59.0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0.5143*([.A161])-23.269" office:value-type="float" office:value="59.5333" calcext:value-type="float">
            <text:p>59.53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.5143*([.A162])-23.269" office:value-type="float" office:value="60.0476" calcext:value-type="float">
            <text:p>60.04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0.5143*([.A163])-23.269" office:value-type="float" office:value="60.5619" calcext:value-type="float">
            <text:p>60.56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.5143*([.A164])-23.269" office:value-type="float" office:value="61.0762" calcext:value-type="float">
            <text:p>61.07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0.5143*([.A165])-23.269" office:value-type="float" office:value="61.5905" calcext:value-type="float">
            <text:p>61.59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.5143*([.A166])-23.269" office:value-type="float" office:value="62.1048" calcext:value-type="float">
            <text:p>62.10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0.5143*([.A167])-23.269" office:value-type="float" office:value="62.6191" calcext:value-type="float">
            <text:p>62.61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.5143*([.A168])-23.269" office:value-type="float" office:value="63.1334" calcext:value-type="float">
            <text:p>63.13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0.5143*([.A169])-23.269" office:value-type="float" office:value="63.6477" calcext:value-type="float">
            <text:p>63.64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.5143*([.A170])-23.269" office:value-type="float" office:value="64.162" calcext:value-type="float">
            <text:p>64.1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0.5143*([.A171])-23.269" office:value-type="float" office:value="64.6763" calcext:value-type="float">
            <text:p>64.67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.5143*([.A172])-23.269" office:value-type="float" office:value="65.1906" calcext:value-type="float">
            <text:p>65.19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0.5143*([.A173])-23.269" office:value-type="float" office:value="65.7049" calcext:value-type="float">
            <text:p>65.70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.5143*([.A174])-23.269" office:value-type="float" office:value="66.2192" calcext:value-type="float">
            <text:p>66.21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5143*([.A175])-23.269" office:value-type="float" office:value="66.7335" calcext:value-type="float">
            <text:p>66.73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.5143*([.A176])-23.269" office:value-type="float" office:value="67.2478" calcext:value-type="float">
            <text:p>67.24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0.5143*([.A177])-23.269" office:value-type="float" office:value="67.7621" calcext:value-type="float">
            <text:p>67.76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.5143*([.A178])-23.269" office:value-type="float" office:value="68.2764" calcext:value-type="float">
            <text:p>68.27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0.5143*([.A179])-23.269" office:value-type="float" office:value="68.7907" calcext:value-type="float">
            <text:p>68.79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.5143*([.A180])-23.269" office:value-type="float" office:value="69.305" calcext:value-type="float">
            <text:p>69.3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0.5143*([.A181])-23.269" office:value-type="float" office:value="69.8193" calcext:value-type="float">
            <text:p>69.81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.5143*([.A182])-23.269" office:value-type="float" office:value="70.3336" calcext:value-type="float">
            <text:p>70.33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0.5143*([.A183])-23.269" office:value-type="float" office:value="70.8479" calcext:value-type="float">
            <text:p>70.84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.5143*([.A184])-23.269" office:value-type="float" office:value="71.3622" calcext:value-type="float">
            <text:p>71.36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0.5143*([.A185])-23.269" office:value-type="float" office:value="71.8765" calcext:value-type="float">
            <text:p>71.87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.5143*([.A186])-23.269" office:value-type="float" office:value="72.3908" calcext:value-type="float">
            <text:p>72.39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0.5143*([.A187])-23.269" office:value-type="float" office:value="72.9051" calcext:value-type="float">
            <text:p>72.90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.5143*([.A188])-23.269" office:value-type="float" office:value="73.4194" calcext:value-type="float">
            <text:p>73.41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0.5143*([.A189])-23.269" office:value-type="float" office:value="73.9337" calcext:value-type="float">
            <text:p>73.93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.5143*([.A190])-23.269" office:value-type="float" office:value="74.448" calcext:value-type="float">
            <text:p>74.4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0.5143*([.A191])-23.269" office:value-type="float" office:value="74.9623" calcext:value-type="float">
            <text:p>74.96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.5143*([.A192])-23.269" office:value-type="float" office:value="75.4766" calcext:value-type="float">
            <text:p>75.47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0.5143*([.A193])-23.269" office:value-type="float" office:value="75.9909" calcext:value-type="float">
            <text:p>75.99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.5143*([.A194])-23.269" office:value-type="float" office:value="76.5052" calcext:value-type="float">
            <text:p>76.50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0.5143*([.A195])-23.269" office:value-type="float" office:value="77.0195" calcext:value-type="float">
            <text:p>77.0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.5143*([.A196])-23.269" office:value-type="float" office:value="77.5338" calcext:value-type="float">
            <text:p>77.53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0.5143*([.A197])-23.269" office:value-type="float" office:value="78.0481" calcext:value-type="float">
            <text:p>78.04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.5143*([.A198])-23.269" office:value-type="float" office:value="78.5624" calcext:value-type="float">
            <text:p>78.56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0.5143*([.A199])-23.269" office:value-type="float" office:value="79.0767" calcext:value-type="float">
            <text:p>79.07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5143*([.A200])-23.269" office:value-type="float" office:value="79.591" calcext:value-type="float">
            <text:p>79.59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5143*([.A201])-23.269" office:value-type="float" office:value="80.1053" calcext:value-type="float">
            <text:p>80.10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0.5143*([.A202])-23.269" office:value-type="float" office:value="80.6196" calcext:value-type="float">
            <text:p>80.61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0.5143*([.A203])-23.269" office:value-type="float" office:value="81.1339" calcext:value-type="float">
            <text:p>81.133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0.5143*([.A204])-23.269" office:value-type="float" office:value="81.6482" calcext:value-type="float">
            <text:p>81.64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0.5143*([.A205])-23.269" office:value-type="float" office:value="82.1625" calcext:value-type="float">
            <text:p>82.16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0.5143*([.A206])-23.269" office:value-type="float" office:value="82.6768" calcext:value-type="float">
            <text:p>82.67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0.5143*([.A207])-23.269" office:value-type="float" office:value="83.1911" calcext:value-type="float">
            <text:p>83.19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0.5143*([.A208])-23.269" office:value-type="float" office:value="83.7054" calcext:value-type="float">
            <text:p>83.705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0.5143*([.A209])-23.269" office:value-type="float" office:value="84.2197" calcext:value-type="float">
            <text:p>84.21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0.5143*([.A210])-23.269" office:value-type="float" office:value="84.734" calcext:value-type="float">
            <text:p>84.7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0.5143*([.A211])-23.269" office:value-type="float" office:value="85.2483" calcext:value-type="float">
            <text:p>85.24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0.5143*([.A212])-23.269" office:value-type="float" office:value="85.7626" calcext:value-type="float">
            <text:p>85.76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0.5143*([.A213])-23.269" office:value-type="float" office:value="86.2769" calcext:value-type="float">
            <text:p>86.27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0.5143*([.A214])-23.269" office:value-type="float" office:value="86.7912" calcext:value-type="float">
            <text:p>86.79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0.5143*([.A215])-23.269" office:value-type="float" office:value="87.3055" calcext:value-type="float">
            <text:p>87.30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0.5143*([.A216])-23.269" office:value-type="float" office:value="87.8198" calcext:value-type="float">
            <text:p>87.81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0.5143*([.A217])-23.269" office:value-type="float" office:value="88.3341" calcext:value-type="float">
            <text:p>88.33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0.5143*([.A218])-23.269" office:value-type="float" office:value="88.8484" calcext:value-type="float">
            <text:p>88.84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0.5143*([.A219])-23.269" office:value-type="float" office:value="89.3627" calcext:value-type="float">
            <text:p>89.36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0.5143*([.A220])-23.269" office:value-type="float" office:value="89.877" calcext:value-type="float">
            <text:p>89.8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0.5143*([.A221])-23.269" office:value-type="float" office:value="90.3913" calcext:value-type="float">
            <text:p>90.39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0.5143*([.A222])-23.269" office:value-type="float" office:value="90.9056" calcext:value-type="float">
            <text:p>90.90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0.5143*([.A223])-23.269" office:value-type="float" office:value="91.4199" calcext:value-type="float">
            <text:p>91.41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0.5143*([.A224])-23.269" office:value-type="float" office:value="91.9342" calcext:value-type="float">
            <text:p>91.93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5143*([.A225])-23.269" office:value-type="float" office:value="92.4485" calcext:value-type="float">
            <text:p>92.44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0.5143*([.A226])-23.269" office:value-type="float" office:value="92.9628" calcext:value-type="float">
            <text:p>92.96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0.5143*([.A227])-23.269" office:value-type="float" office:value="93.4771" calcext:value-type="float">
            <text:p>93.47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0.5143*([.A228])-23.269" office:value-type="float" office:value="93.9914" calcext:value-type="float">
            <text:p>93.99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0.5143*([.A229])-23.269" office:value-type="float" office:value="94.5057" calcext:value-type="float">
            <text:p>94.50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0.5143*([.A230])-23.269" office:value-type="float" office:value="95.02" calcext:value-type="float">
            <text:p>95.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0.5143*([.A231])-23.269" office:value-type="float" office:value="95.5343" calcext:value-type="float">
            <text:p>95.53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0.5143*([.A232])-23.269" office:value-type="float" office:value="96.0486" calcext:value-type="float">
            <text:p>96.048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0.5143*([.A233])-23.269" office:value-type="float" office:value="96.5629" calcext:value-type="float">
            <text:p>96.56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0.5143*([.A234])-23.269" office:value-type="float" office:value="97.0772" calcext:value-type="float">
            <text:p>97.07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0.5143*([.A235])-23.269" office:value-type="float" office:value="97.5915" calcext:value-type="float">
            <text:p>97.59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0.5143*([.A236])-23.269" office:value-type="float" office:value="98.1058" calcext:value-type="float">
            <text:p>98.10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0.5143*([.A237])-23.269" office:value-type="float" office:value="98.6201" calcext:value-type="float">
            <text:p>98.62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0.5143*([.A238])-23.269" office:value-type="float" office:value="99.1344" calcext:value-type="float">
            <text:p>99.13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0.5143*([.A239])-23.269" office:value-type="float" office:value="99.6487" calcext:value-type="float">
            <text:p>99.64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0.5143*([.A240])-23.269" office:value-type="float" office:value="100.163" calcext:value-type="float">
            <text:p>100.16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0.5143*([.A241])-23.269" office:value-type="float" office:value="100.6773" calcext:value-type="float">
            <text:p>100.67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0.5143*([.A242])-23.269" office:value-type="float" office:value="101.1916" calcext:value-type="float">
            <text:p>101.19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0.5143*([.A243])-23.269" office:value-type="float" office:value="101.7059" calcext:value-type="float">
            <text:p>101.70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0.5143*([.A244])-23.269" office:value-type="float" office:value="102.2202" calcext:value-type="float">
            <text:p>102.220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0.5143*([.A245])-23.269" office:value-type="float" office:value="102.7345" calcext:value-type="float">
            <text:p>102.73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0.5143*([.A246])-23.269" office:value-type="float" office:value="103.2488" calcext:value-type="float">
            <text:p>103.24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0.5143*([.A247])-23.269" office:value-type="float" office:value="103.7631" calcext:value-type="float">
            <text:p>103.76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0.5143*([.A248])-23.269" office:value-type="float" office:value="104.2774" calcext:value-type="float">
            <text:p>104.27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0.5143*([.A249])-23.269" office:value-type="float" office:value="104.7917" calcext:value-type="float">
            <text:p>104.79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5143*([.A250])-23.269" office:value-type="float" office:value="105.306" calcext:value-type="float">
            <text:p>105.3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0.5143*([.A251])-23.269" office:value-type="float" office:value="105.8203" calcext:value-type="float">
            <text:p>105.82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0.5143*([.A252])-23.269" office:value-type="float" office:value="106.3346" calcext:value-type="float">
            <text:p>106.33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0.5143*([.A253])-23.269" office:value-type="float" office:value="106.8489" calcext:value-type="float">
            <text:p>106.848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0.5143*([.A254])-23.269" office:value-type="float" office:value="107.3632" calcext:value-type="float">
            <text:p>107.36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0.5143*([.A255])-23.269" office:value-type="float" office:value="107.8775" calcext:value-type="float">
            <text:p>107.87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0.5143*([.A256])-23.269" office:value-type="float" office:value="108.3918" calcext:value-type="float">
            <text:p>108.39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0.5143*([.A257])-23.269" office:value-type="float" office:value="108.9061" calcext:value-type="float">
            <text:p>108.90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0.5143*([.A258])-23.269" office:value-type="float" office:value="109.4204" calcext:value-type="float">
            <text:p>109.42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0.5143*([.A259])-23.269" office:value-type="float" office:value="109.9347" calcext:value-type="float">
            <text:p>109.93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0.5143*([.A260])-23.269" office:value-type="float" office:value="110.449" calcext:value-type="float">
            <text:p>110.44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0.5143*([.A261])-23.269" office:value-type="float" office:value="110.9633" calcext:value-type="float">
            <text:p>110.96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0.5143*([.A262])-23.269" office:value-type="float" office:value="111.4776" calcext:value-type="float">
            <text:p>111.47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0.5143*([.A263])-23.269" office:value-type="float" office:value="111.9919" calcext:value-type="float">
            <text:p>111.99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0.5143*([.A264])-23.269" office:value-type="float" office:value="112.5062" calcext:value-type="float">
            <text:p>112.50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0.5143*([.A265])-23.269" office:value-type="float" office:value="113.0205" calcext:value-type="float">
            <text:p>113.02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0.5143*([.A266])-23.269" office:value-type="float" office:value="113.5348" calcext:value-type="float">
            <text:p>113.53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0.5143*([.A267])-23.269" office:value-type="float" office:value="114.0491" calcext:value-type="float">
            <text:p>114.04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0.5143*([.A268])-23.269" office:value-type="float" office:value="114.5634" calcext:value-type="float">
            <text:p>114.563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0.5143*([.A269])-23.269" office:value-type="float" office:value="115.0777" calcext:value-type="float">
            <text:p>115.07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0.5143*([.A270])-23.269" office:value-type="float" office:value="115.592" calcext:value-type="float">
            <text:p>115.59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0.5143*([.A271])-23.269" office:value-type="float" office:value="116.1063" calcext:value-type="float">
            <text:p>116.106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0.5143*([.A272])-23.269" office:value-type="float" office:value="116.6206" calcext:value-type="float">
            <text:p>116.62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0.5143*([.A273])-23.269" office:value-type="float" office:value="117.1349" calcext:value-type="float">
            <text:p>117.13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0.5143*([.A274])-23.269" office:value-type="float" office:value="117.6492" calcext:value-type="float">
            <text:p>117.64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0.5143*([.A275])-23.269" office:value-type="float" office:value="118.1635" calcext:value-type="float">
            <text:p>118.163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0.5143*([.A276])-23.269" office:value-type="float" office:value="118.6778" calcext:value-type="float">
            <text:p>118.67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0.5143*([.A277])-23.269" office:value-type="float" office:value="119.1921" calcext:value-type="float">
            <text:p>119.19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0.5143*([.A278])-23.269" office:value-type="float" office:value="119.7064" calcext:value-type="float">
            <text:p>119.706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0.5143*([.A279])-23.269" office:value-type="float" office:value="120.2207" calcext:value-type="float">
            <text:p>120.22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0.5143*([.A280])-23.269" office:value-type="float" office:value="120.735" calcext:value-type="float">
            <text:p>120.7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0.5143*([.A281])-23.269" office:value-type="float" office:value="121.2493" calcext:value-type="float">
            <text:p>121.24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0.5143*([.A282])-23.269" office:value-type="float" office:value="121.7636" calcext:value-type="float">
            <text:p>121.76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0.5143*([.A283])-23.269" office:value-type="float" office:value="122.2779" calcext:value-type="float">
            <text:p>122.277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0.5143*([.A284])-23.269" office:value-type="float" office:value="122.7922" calcext:value-type="float">
            <text:p>122.79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0.5143*([.A285])-23.269" office:value-type="float" office:value="123.3065" calcext:value-type="float">
            <text:p>123.30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0.5143*([.A286])-23.269" office:value-type="float" office:value="123.8208" calcext:value-type="float">
            <text:p>123.82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0.5143*([.A287])-23.269" office:value-type="float" office:value="124.3351" calcext:value-type="float">
            <text:p>124.33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0.5143*([.A288])-23.269" office:value-type="float" office:value="124.8494" calcext:value-type="float">
            <text:p>124.84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0.5143*([.A289])-23.269" office:value-type="float" office:value="125.3637" calcext:value-type="float">
            <text:p>125.36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0.5143*([.A290])-23.269" office:value-type="float" office:value="125.878" calcext:value-type="float">
            <text:p>125.8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0.5143*([.A291])-23.269" office:value-type="float" office:value="126.3923" calcext:value-type="float">
            <text:p>126.39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0.5143*([.A292])-23.269" office:value-type="float" office:value="126.9066" calcext:value-type="float">
            <text:p>126.906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0.5143*([.A293])-23.269" office:value-type="float" office:value="127.4209" calcext:value-type="float">
            <text:p>127.420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0.5143*([.A294])-23.269" office:value-type="float" office:value="127.9352" calcext:value-type="float">
            <text:p>127.93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0.5143*([.A295])-23.269" office:value-type="float" office:value="128.4495" calcext:value-type="float">
            <text:p>128.44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0.5143*([.A296])-23.269" office:value-type="float" office:value="128.9638" calcext:value-type="float">
            <text:p>128.963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0.5143*([.A297])-23.269" office:value-type="float" office:value="129.4781" calcext:value-type="float">
            <text:p>129.47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0.5143*([.A298])-23.269" office:value-type="float" office:value="129.9924" calcext:value-type="float">
            <text:p>129.99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0.5143*([.A299])-23.269" office:value-type="float" office:value="130.5067" calcext:value-type="float">
            <text:p>130.50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0.5143*([.A300])-23.269" office:value-type="float" office:value="131.021" calcext:value-type="float">
            <text:p>131.0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0.5143*([.A301])-23.269" office:value-type="float" office:value="131.5353" calcext:value-type="float">
            <text:p>131.535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0.5143*([.A302])-23.269" office:value-type="float" office:value="132.0496" calcext:value-type="float">
            <text:p>132.04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0.5143*([.A303])-23.269" office:value-type="float" office:value="132.5639" calcext:value-type="float">
            <text:p>132.56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0.5143*([.A304])-23.269" office:value-type="float" office:value="133.0782" calcext:value-type="float">
            <text:p>133.07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0.5143*([.A305])-23.269" office:value-type="float" office:value="133.5925" calcext:value-type="float">
            <text:p>133.59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0.5143*([.A306])-23.269" office:value-type="float" office:value="134.1068" calcext:value-type="float">
            <text:p>134.10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0.5143*([.A307])-23.269" office:value-type="float" office:value="134.6211" calcext:value-type="float">
            <text:p>134.62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0.5143*([.A308])-23.269" office:value-type="float" office:value="135.1354" calcext:value-type="float">
            <text:p>135.13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0.5143*([.A309])-23.269" office:value-type="float" office:value="135.6497" calcext:value-type="float">
            <text:p>135.64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0.5143*([.A310])-23.269" office:value-type="float" office:value="136.164" calcext:value-type="float">
            <text:p>136.1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0.5143*([.A311])-23.269" office:value-type="float" office:value="136.6783" calcext:value-type="float">
            <text:p>136.67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0.5143*([.A312])-23.269" office:value-type="float" office:value="137.1926" calcext:value-type="float">
            <text:p>137.19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0.5143*([.A313])-23.269" office:value-type="float" office:value="137.7069" calcext:value-type="float">
            <text:p>137.70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0.5143*([.A314])-23.269" office:value-type="float" office:value="138.2212" calcext:value-type="float">
            <text:p>138.22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0.5143*([.A315])-23.269" office:value-type="float" office:value="138.7355" calcext:value-type="float">
            <text:p>138.73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0.5143*([.A316])-23.269" office:value-type="float" office:value="139.2498" calcext:value-type="float">
            <text:p>139.249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0.5143*([.A317])-23.269" office:value-type="float" office:value="139.7641" calcext:value-type="float">
            <text:p>139.76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0.5143*([.A318])-23.269" office:value-type="float" office:value="140.2784" calcext:value-type="float">
            <text:p>140.27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0.5143*([.A319])-23.269" office:value-type="float" office:value="140.7927" calcext:value-type="float">
            <text:p>140.79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0.5143*([.A320])-23.269" office:value-type="float" office:value="141.307" calcext:value-type="float">
            <text:p>141.3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0.5143*([.A321])-23.269" office:value-type="float" office:value="141.8213" calcext:value-type="float">
            <text:p>141.82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0.5143*([.A322])-23.269" office:value-type="float" office:value="142.3356" calcext:value-type="float">
            <text:p>142.33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0.5143*([.A323])-23.269" office:value-type="float" office:value="142.8499" calcext:value-type="float">
            <text:p>142.84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0.5143*([.A324])-23.269" office:value-type="float" office:value="143.3642" calcext:value-type="float">
            <text:p>143.36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0.5143*([.A325])-23.269" office:value-type="float" office:value="143.8785" calcext:value-type="float">
            <text:p>143.87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0.5143*([.A326])-23.269" office:value-type="float" office:value="144.3928" calcext:value-type="float">
            <text:p>144.39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0.5143*([.A327])-23.269" office:value-type="float" office:value="144.9071" calcext:value-type="float">
            <text:p>144.907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0.5143*([.A328])-23.269" office:value-type="float" office:value="145.4214" calcext:value-type="float">
            <text:p>145.42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0.5143*([.A329])-23.269" office:value-type="float" office:value="145.9357" calcext:value-type="float">
            <text:p>145.93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0.5143*([.A330])-23.269" office:value-type="float" office:value="146.45" calcext:value-type="float">
            <text:p>146.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0.5143*([.A331])-23.269" office:value-type="float" office:value="146.9643" calcext:value-type="float">
            <text:p>146.96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0.5143*([.A332])-23.269" office:value-type="float" office:value="147.4786" calcext:value-type="float">
            <text:p>147.478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0.5143*([.A333])-23.269" office:value-type="float" office:value="147.9929" calcext:value-type="float">
            <text:p>147.99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0.5143*([.A334])-23.269" office:value-type="float" office:value="148.5072" calcext:value-type="float">
            <text:p>148.507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0.5143*([.A335])-23.269" office:value-type="float" office:value="149.0215" calcext:value-type="float">
            <text:p>149.02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0.5143*([.A336])-23.269" office:value-type="float" office:value="149.5358" calcext:value-type="float">
            <text:p>149.53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0.5143*([.A337])-23.269" office:value-type="float" office:value="150.0501" calcext:value-type="float">
            <text:p>150.05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0.5143*([.A338])-23.269" office:value-type="float" office:value="150.5644" calcext:value-type="float">
            <text:p>150.56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0.5143*([.A339])-23.269" office:value-type="float" office:value="151.0787" calcext:value-type="float">
            <text:p>151.078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0.5143*([.A340])-23.269" office:value-type="float" office:value="151.593" calcext:value-type="float">
            <text:p>151.59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0.5143*([.A341])-23.269" office:value-type="float" office:value="152.1073" calcext:value-type="float">
            <text:p>152.107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0.5143*([.A342])-23.269" office:value-type="float" office:value="152.6216" calcext:value-type="float">
            <text:p>152.62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0.5143*([.A343])-23.269" office:value-type="float" office:value="153.1359" calcext:value-type="float">
            <text:p>153.13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0.5143*([.A344])-23.269" office:value-type="float" office:value="153.6502" calcext:value-type="float">
            <text:p>153.650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0.5143*([.A345])-23.269" office:value-type="float" office:value="154.1645" calcext:value-type="float">
            <text:p>154.16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0.5143*([.A346])-23.269" office:value-type="float" office:value="154.6788" calcext:value-type="float">
            <text:p>154.678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0.5143*([.A347])-23.269" office:value-type="float" office:value="155.1931" calcext:value-type="float">
            <text:p>155.19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0.5143*([.A348])-23.269" office:value-type="float" office:value="155.7074" calcext:value-type="float">
            <text:p>155.70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0.5143*([.A349])-23.269" office:value-type="float" office:value="156.2217" calcext:value-type="float">
            <text:p>156.22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0.5143*([.A350])-23.269" office:value-type="float" office:value="156.736" calcext:value-type="float">
            <text:p>156.7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0.5143*([.A351])-23.269" office:value-type="float" office:value="157.2503" calcext:value-type="float">
            <text:p>157.25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0.5143*([.A352])-23.269" office:value-type="float" office:value="157.7646" calcext:value-type="float">
            <text:p>157.764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0.5143*([.A353])-23.269" office:value-type="float" office:value="158.2789" calcext:value-type="float">
            <text:p>158.278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0.5143*([.A354])-23.269" office:value-type="float" office:value="158.7932" calcext:value-type="float">
            <text:p>158.79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0.5143*([.A355])-23.269" office:value-type="float" office:value="159.3075" calcext:value-type="float">
            <text:p>159.30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0.5143*([.A356])-23.269" office:value-type="float" office:value="159.8218" calcext:value-type="float">
            <text:p>159.82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0.5143*([.A357])-23.269" office:value-type="float" office:value="160.3361" calcext:value-type="float">
            <text:p>160.33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0.5143*([.A358])-23.269" office:value-type="float" office:value="160.8504" calcext:value-type="float">
            <text:p>160.850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0.5143*([.A359])-23.269" office:value-type="float" office:value="161.3647" calcext:value-type="float">
            <text:p>161.36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0.5143*([.A360])-23.269" office:value-type="float" office:value="161.879" calcext:value-type="float">
            <text:p>161.87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0.5143*([.A361])-23.269" office:value-type="float" office:value="162.3933" calcext:value-type="float">
            <text:p>162.39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0.5143*([.A362])-23.269" office:value-type="float" office:value="162.9076" calcext:value-type="float">
            <text:p>162.90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0.5143*([.A363])-23.269" office:value-type="float" office:value="163.4219" calcext:value-type="float">
            <text:p>163.421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0.5143*([.A364])-23.269" office:value-type="float" office:value="163.9362" calcext:value-type="float">
            <text:p>163.93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0.5143*([.A365])-23.269" office:value-type="float" office:value="164.4505" calcext:value-type="float">
            <text:p>164.450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0.5143*([.A366])-23.269" office:value-type="float" office:value="164.9648" calcext:value-type="float">
            <text:p>164.964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0.5143*([.A367])-23.269" office:value-type="float" office:value="165.4791" calcext:value-type="float">
            <text:p>165.47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0.5143*([.A368])-23.269" office:value-type="float" office:value="165.9934" calcext:value-type="float">
            <text:p>165.99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0.5143*([.A369])-23.269" office:value-type="float" office:value="166.5077" calcext:value-type="float">
            <text:p>166.50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0.5143*([.A370])-23.269" office:value-type="float" office:value="167.022" calcext:value-type="float">
            <text:p>167.02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0.5143*([.A371])-23.269" office:value-type="float" office:value="167.5363" calcext:value-type="float">
            <text:p>167.53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0.5143*([.A372])-23.269" office:value-type="float" office:value="168.0506" calcext:value-type="float">
            <text:p>168.05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0.5143*([.A373])-23.269" office:value-type="float" office:value="168.5649" calcext:value-type="float">
            <text:p>168.564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0.5143*([.A374])-23.269" office:value-type="float" office:value="169.0792" calcext:value-type="float">
            <text:p>169.07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0.5143*([.A375])-23.269" office:value-type="float" office:value="169.5935" calcext:value-type="float">
            <text:p>169.59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0.5143*([.A376])-23.269" office:value-type="float" office:value="170.1078" calcext:value-type="float">
            <text:p>170.10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0.5143*([.A377])-23.269" office:value-type="float" office:value="170.6221" calcext:value-type="float">
            <text:p>170.62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0.5143*([.A378])-23.269" office:value-type="float" office:value="171.1364" calcext:value-type="float">
            <text:p>171.13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0.5143*([.A379])-23.269" office:value-type="float" office:value="171.6507" calcext:value-type="float">
            <text:p>171.65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0.5143*([.A380])-23.269" office:value-type="float" office:value="172.165" calcext:value-type="float">
            <text:p>172.1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0.5143*([.A381])-23.269" office:value-type="float" office:value="172.6793" calcext:value-type="float">
            <text:p>172.679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0.5143*([.A382])-23.269" office:value-type="float" office:value="173.1936" calcext:value-type="float">
            <text:p>173.19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0.5143*([.A383])-23.269" office:value-type="float" office:value="173.7079" calcext:value-type="float">
            <text:p>173.70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0.5143*([.A384])-23.269" office:value-type="float" office:value="174.2222" calcext:value-type="float">
            <text:p>174.22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0.5143*([.A385])-23.269" office:value-type="float" office:value="174.7365" calcext:value-type="float">
            <text:p>174.73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0.5143*([.A386])-23.269" office:value-type="float" office:value="175.2508" calcext:value-type="float">
            <text:p>175.250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0.5143*([.A387])-23.269" office:value-type="float" office:value="175.7651" calcext:value-type="float">
            <text:p>175.76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0.5143*([.A388])-23.269" office:value-type="float" office:value="176.2794" calcext:value-type="float">
            <text:p>176.279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0.5143*([.A389])-23.269" office:value-type="float" office:value="176.7937" calcext:value-type="float">
            <text:p>176.793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0.5143*([.A390])-23.269" office:value-type="float" office:value="177.308" calcext:value-type="float">
            <text:p>177.30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0.5143*([.A391])-23.269" office:value-type="float" office:value="177.8223" calcext:value-type="float">
            <text:p>177.82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0.5143*([.A392])-23.269" office:value-type="float" office:value="178.3366" calcext:value-type="float">
            <text:p>178.336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0.5143*([.A393])-23.269" office:value-type="float" office:value="178.8509" calcext:value-type="float">
            <text:p>178.850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0.5143*([.A394])-23.269" office:value-type="float" office:value="179.3652" calcext:value-type="float">
            <text:p>179.365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0.5143*([.A395])-23.269" office:value-type="float" office:value="179.8795" calcext:value-type="float">
            <text:p>179.87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0.5143*([.A396])-23.269" office:value-type="float" office:value="180.3938" calcext:value-type="float">
            <text:p>180.39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0.5143*([.A397])-23.269" office:value-type="float" office:value="180.9081" calcext:value-type="float">
            <text:p>180.908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0.5143*([.A398])-23.269" office:value-type="float" office:value="181.4224" calcext:value-type="float">
            <text:p>181.42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0.5143*([.A399])-23.269" office:value-type="float" office:value="181.9367" calcext:value-type="float">
            <text:p>181.93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0.5143*([.A400])-23.269" office:value-type="float" office:value="182.451" calcext:value-type="float">
            <text:p>182.4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0.5143*([.A401])-23.269" office:value-type="float" office:value="182.9653" calcext:value-type="float">
            <text:p>182.96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0.5143*([.A402])-23.269" office:value-type="float" office:value="183.4796" calcext:value-type="float">
            <text:p>183.47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0.5143*([.A403])-23.269" office:value-type="float" office:value="183.9939" calcext:value-type="float">
            <text:p>183.99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0.5143*([.A404])-23.269" office:value-type="float" office:value="184.5082" calcext:value-type="float">
            <text:p>184.508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0.5143*([.A405])-23.269" office:value-type="float" office:value="185.0225" calcext:value-type="float">
            <text:p>185.02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0.5143*([.A406])-23.269" office:value-type="float" office:value="185.5368" calcext:value-type="float">
            <text:p>185.536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0.5143*([.A407])-23.269" office:value-type="float" office:value="186.0511" calcext:value-type="float">
            <text:p>186.05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0.5143*([.A408])-23.269" office:value-type="float" office:value="186.5654" calcext:value-type="float">
            <text:p>186.565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0.5143*([.A409])-23.269" office:value-type="float" office:value="187.0797" calcext:value-type="float">
            <text:p>187.079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0.5143*([.A410])-23.269" office:value-type="float" office:value="187.594" calcext:value-type="float">
            <text:p>187.5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0.5143*([.A411])-23.269" office:value-type="float" office:value="188.1083" calcext:value-type="float">
            <text:p>188.108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0.5143*([.A412])-23.269" office:value-type="float" office:value="188.6226" calcext:value-type="float">
            <text:p>188.62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0.5143*([.A413])-23.269" office:value-type="float" office:value="189.1369" calcext:value-type="float">
            <text:p>189.136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0.5143*([.A414])-23.269" office:value-type="float" office:value="189.6512" calcext:value-type="float">
            <text:p>189.65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0.5143*([.A415])-23.269" office:value-type="float" office:value="190.1655" calcext:value-type="float">
            <text:p>190.165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0.5143*([.A416])-23.269" office:value-type="float" office:value="190.6798" calcext:value-type="float">
            <text:p>190.679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0.5143*([.A417])-23.269" office:value-type="float" office:value="191.1941" calcext:value-type="float">
            <text:p>191.19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0.5143*([.A418])-23.269" office:value-type="float" office:value="191.7084" calcext:value-type="float">
            <text:p>191.70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0.5143*([.A419])-23.269" office:value-type="float" office:value="192.2227" calcext:value-type="float">
            <text:p>192.22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0.5143*([.A420])-23.269" office:value-type="float" office:value="192.737" calcext:value-type="float">
            <text:p>192.73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0.5143*([.A421])-23.269" office:value-type="float" office:value="193.2513" calcext:value-type="float">
            <text:p>193.25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0.5143*([.A422])-23.269" office:value-type="float" office:value="193.7656" calcext:value-type="float">
            <text:p>193.765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0.5143*([.A423])-23.269" office:value-type="float" office:value="194.2799" calcext:value-type="float">
            <text:p>194.279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0.5143*([.A424])-23.269" office:value-type="float" office:value="194.7942" calcext:value-type="float">
            <text:p>194.79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0.5143*([.A425])-23.269" office:value-type="float" office:value="195.3085" calcext:value-type="float">
            <text:p>195.308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0.5143*([.A426])-23.269" office:value-type="float" office:value="195.8228" calcext:value-type="float">
            <text:p>195.82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0.5143*([.A427])-23.269" office:value-type="float" office:value="196.3371" calcext:value-type="float">
            <text:p>196.33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0.5143*([.A428])-23.269" office:value-type="float" office:value="196.8514" calcext:value-type="float">
            <text:p>196.851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0.5143*([.A429])-23.269" office:value-type="float" office:value="197.3657" calcext:value-type="float">
            <text:p>197.36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0.5143*([.A430])-23.269" office:value-type="float" office:value="197.88" calcext:value-type="float">
            <text:p>197.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0.5143*([.A431])-23.269" office:value-type="float" office:value="198.3943" calcext:value-type="float">
            <text:p>198.39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0.5143*([.A432])-23.269" office:value-type="float" office:value="198.9086" calcext:value-type="float">
            <text:p>198.908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0.5143*([.A433])-23.269" office:value-type="float" office:value="199.4229" calcext:value-type="float">
            <text:p>199.42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0.5143*([.A434])-23.269" office:value-type="float" office:value="199.9372" calcext:value-type="float">
            <text:p>199.93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0.5143*([.A435])-23.269" office:value-type="float" office:value="200.4515" calcext:value-type="float">
            <text:p>200.45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0.5143*([.A436])-23.269" office:value-type="float" office:value="200.9658" calcext:value-type="float">
            <text:p>200.96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0.5143*([.A437])-23.269" office:value-type="float" office:value="201.4801" calcext:value-type="float">
            <text:p>201.480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0.5143*([.A438])-23.269" office:value-type="float" office:value="201.9944" calcext:value-type="float">
            <text:p>201.994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0.5143*([.A439])-23.269" office:value-type="float" office:value="202.5087" calcext:value-type="float">
            <text:p>202.50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0.5143*([.A440])-23.269" office:value-type="float" office:value="203.023" calcext:value-type="float">
            <text:p>203.0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0.5143*([.A441])-23.269" office:value-type="float" office:value="203.5373" calcext:value-type="float">
            <text:p>203.53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0.5143*([.A442])-23.269" office:value-type="float" office:value="204.0516" calcext:value-type="float">
            <text:p>204.05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0.5143*([.A443])-23.269" office:value-type="float" office:value="204.5659" calcext:value-type="float">
            <text:p>204.56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0.5143*([.A444])-23.269" office:value-type="float" office:value="205.0802" calcext:value-type="float">
            <text:p>205.080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0.5143*([.A445])-23.269" office:value-type="float" office:value="205.5945" calcext:value-type="float">
            <text:p>205.59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0.5143*([.A446])-23.269" office:value-type="float" office:value="206.1088" calcext:value-type="float">
            <text:p>206.108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0.5143*([.A447])-23.269" office:value-type="float" office:value="206.6231" calcext:value-type="float">
            <text:p>206.62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0.5143*([.A448])-23.269" office:value-type="float" office:value="207.1374" calcext:value-type="float">
            <text:p>207.13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0.5143*([.A449])-23.269" office:value-type="float" office:value="207.6517" calcext:value-type="float">
            <text:p>207.65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0.5143*([.A450])-23.269" office:value-type="float" office:value="208.166" calcext:value-type="float">
            <text:p>208.1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0.5143*([.A451])-23.269" office:value-type="float" office:value="208.6803" calcext:value-type="float">
            <text:p>208.680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0.5143*([.A452])-23.269" office:value-type="float" office:value="209.1946" calcext:value-type="float">
            <text:p>209.194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0.5143*([.A453])-23.269" office:value-type="float" office:value="209.7089" calcext:value-type="float">
            <text:p>209.70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0.5143*([.A454])-23.269" office:value-type="float" office:value="210.2232" calcext:value-type="float">
            <text:p>210.223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0.5143*([.A455])-23.269" office:value-type="float" office:value="210.7375" calcext:value-type="float">
            <text:p>210.737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0.5143*([.A456])-23.269" office:value-type="float" office:value="211.2518" calcext:value-type="float">
            <text:p>211.25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0.5143*([.A457])-23.269" office:value-type="float" office:value="211.7661" calcext:value-type="float">
            <text:p>211.766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0.5143*([.A458])-23.269" office:value-type="float" office:value="212.2804" calcext:value-type="float">
            <text:p>212.280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0.5143*([.A459])-23.269" office:value-type="float" office:value="212.7947" calcext:value-type="float">
            <text:p>212.79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0.5143*([.A460])-23.269" office:value-type="float" office:value="213.309" calcext:value-type="float">
            <text:p>213.30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0.5143*([.A461])-23.269" office:value-type="float" office:value="213.8233" calcext:value-type="float">
            <text:p>213.823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0.5143*([.A462])-23.269" office:value-type="float" office:value="214.3376" calcext:value-type="float">
            <text:p>214.33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0.5143*([.A463])-23.269" office:value-type="float" office:value="214.8519" calcext:value-type="float">
            <text:p>214.851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0.5143*([.A464])-23.269" office:value-type="float" office:value="215.3662" calcext:value-type="float">
            <text:p>215.366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0.5143*([.A465])-23.269" office:value-type="float" office:value="215.8805" calcext:value-type="float">
            <text:p>215.88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0.5143*([.A466])-23.269" office:value-type="float" office:value="216.3948" calcext:value-type="float">
            <text:p>216.394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0.5143*([.A467])-23.269" office:value-type="float" office:value="216.9091" calcext:value-type="float">
            <text:p>216.909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0.5143*([.A468])-23.269" office:value-type="float" office:value="217.4234" calcext:value-type="float">
            <text:p>217.423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0.5143*([.A469])-23.269" office:value-type="float" office:value="217.9377" calcext:value-type="float">
            <text:p>217.937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0.5143*([.A470])-23.269" office:value-type="float" office:value="218.452" calcext:value-type="float">
            <text:p>218.45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0.5143*([.A471])-23.269" office:value-type="float" office:value="218.9663" calcext:value-type="float">
            <text:p>218.966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0.5143*([.A472])-23.269" office:value-type="float" office:value="219.4806" calcext:value-type="float">
            <text:p>219.48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0.5143*([.A473])-23.269" office:value-type="float" office:value="219.9949" calcext:value-type="float">
            <text:p>219.994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0.5143*([.A474])-23.269" office:value-type="float" office:value="220.5092" calcext:value-type="float">
            <text:p>220.509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0.5143*([.A475])-23.269" office:value-type="float" office:value="221.0235" calcext:value-type="float">
            <text:p>221.023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0.5143*([.A476])-23.269" office:value-type="float" office:value="221.5378" calcext:value-type="float">
            <text:p>221.53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0.5143*([.A477])-23.269" office:value-type="float" office:value="222.0521" calcext:value-type="float">
            <text:p>222.05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0.5143*([.A478])-23.269" office:value-type="float" office:value="222.5664" calcext:value-type="float">
            <text:p>222.56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0.5143*([.A479])-23.269" office:value-type="float" office:value="223.0807" calcext:value-type="float">
            <text:p>223.08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0.5143*([.A480])-23.269" office:value-type="float" office:value="223.595" calcext:value-type="float">
            <text:p>223.59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0.5143*([.A481])-23.269" office:value-type="float" office:value="224.1093" calcext:value-type="float">
            <text:p>224.109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0.5143*([.A482])-23.269" office:value-type="float" office:value="224.6236" calcext:value-type="float">
            <text:p>224.623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0.5143*([.A483])-23.269" office:value-type="float" office:value="225.1379" calcext:value-type="float">
            <text:p>225.13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0.5143*([.A484])-23.269" office:value-type="float" office:value="225.6522" calcext:value-type="float">
            <text:p>225.65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0.5143*([.A485])-23.269" office:value-type="float" office:value="226.1665" calcext:value-type="float">
            <text:p>226.166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0.5143*([.A486])-23.269" office:value-type="float" office:value="226.6808" calcext:value-type="float">
            <text:p>226.68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0.5143*([.A487])-23.269" office:value-type="float" office:value="227.1951" calcext:value-type="float">
            <text:p>227.19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0.5143*([.A488])-23.269" office:value-type="float" office:value="227.7094" calcext:value-type="float">
            <text:p>227.709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0.5143*([.A489])-23.269" office:value-type="float" office:value="228.2237" calcext:value-type="float">
            <text:p>228.223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0.5143*([.A490])-23.269" office:value-type="float" office:value="228.738" calcext:value-type="float">
            <text:p>228.7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0.5143*([.A491])-23.269" office:value-type="float" office:value="229.2523" calcext:value-type="float">
            <text:p>229.25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0.5143*([.A492])-23.269" office:value-type="float" office:value="229.7666" calcext:value-type="float">
            <text:p>229.766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0.5143*([.A493])-23.269" office:value-type="float" office:value="230.2809" calcext:value-type="float">
            <text:p>230.28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0.5143*([.A494])-23.269" office:value-type="float" office:value="230.7952" calcext:value-type="float">
            <text:p>230.795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0.5143*([.A495])-23.269" office:value-type="float" office:value="231.3095" calcext:value-type="float">
            <text:p>231.30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0.5143*([.A496])-23.269" office:value-type="float" office:value="231.8238" calcext:value-type="float">
            <text:p>231.82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0.5143*([.A497])-23.269" office:value-type="float" office:value="232.3381" calcext:value-type="float">
            <text:p>232.33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0.5143*([.A498])-23.269" office:value-type="float" office:value="232.8524" calcext:value-type="float">
            <text:p>232.85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0.5143*([.A499])-23.269" office:value-type="float" office:value="233.3667" calcext:value-type="float">
            <text:p>233.3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0.5143*([.A500])-23.269" office:value-type="float" office:value="233.881" calcext:value-type="float">
            <text:p>233.88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0.5143*([.A501])-23.269" office:value-type="float" office:value="234.3953" calcext:value-type="float">
            <text:p>234.395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0.5143*([.A502])-23.269" office:value-type="float" office:value="234.9096" calcext:value-type="float">
            <text:p>234.90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0.5143*([.A503])-23.269" office:value-type="float" office:value="235.4239" calcext:value-type="float">
            <text:p>235.423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0.5143*([.A504])-23.269" office:value-type="float" office:value="235.9382" calcext:value-type="float">
            <text:p>235.938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0.5143*([.A505])-23.269" office:value-type="float" office:value="236.4525" calcext:value-type="float">
            <text:p>236.45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0.5143*([.A506])-23.269" office:value-type="float" office:value="236.9668" calcext:value-type="float">
            <text:p>236.96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0.5143*([.A507])-23.269" office:value-type="float" office:value="237.4811" calcext:value-type="float">
            <text:p>237.48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0.5143*([.A508])-23.269" office:value-type="float" office:value="237.9954" calcext:value-type="float">
            <text:p>237.99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0.5143*([.A509])-23.269" office:value-type="float" office:value="238.5097" calcext:value-type="float">
            <text:p>238.509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0.5143*([.A510])-23.269" office:value-type="float" office:value="239.024" calcext:value-type="float">
            <text:p>239.0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0.5143*([.A511])-23.269" office:value-type="float" office:value="239.5383" calcext:value-type="float">
            <text:p>239.53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0.5143*([.A512])-23.269" office:value-type="float" office:value="240.0526" calcext:value-type="float">
            <text:p>240.052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0.5143*([.A513])-23.269" office:value-type="float" office:value="240.5669" calcext:value-type="float">
            <text:p>240.566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0.5143*([.A514])-23.269" office:value-type="float" office:value="241.0812" calcext:value-type="float">
            <text:p>241.08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0.5143*([.A515])-23.269" office:value-type="float" office:value="241.5955" calcext:value-type="float">
            <text:p>241.595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0.5143*([.A516])-23.269" office:value-type="float" office:value="242.1098" calcext:value-type="float">
            <text:p>242.109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0.5143*([.A517])-23.269" office:value-type="float" office:value="242.6241" calcext:value-type="float">
            <text:p>242.624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0.5143*([.A518])-23.269" office:value-type="float" office:value="243.1384" calcext:value-type="float">
            <text:p>243.138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0.5143*([.A519])-23.269" office:value-type="float" office:value="243.6527" calcext:value-type="float">
            <text:p>243.65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0.5143*([.A520])-23.269" office:value-type="float" office:value="244.167" calcext:value-type="float">
            <text:p>244.16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0.5143*([.A521])-23.269" office:value-type="float" office:value="244.6813" calcext:value-type="float">
            <text:p>244.68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0.5143*([.A522])-23.269" office:value-type="float" office:value="245.1956" calcext:value-type="float">
            <text:p>245.195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0.5143*([.A523])-23.269" office:value-type="float" office:value="245.7099" calcext:value-type="float">
            <text:p>245.709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0.5143*([.A524])-23.269" office:value-type="float" office:value="246.2242" calcext:value-type="float">
            <text:p>246.224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0.5143*([.A525])-23.269" office:value-type="float" office:value="246.7385" calcext:value-type="float">
            <text:p>246.738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0.5143*([.A526])-23.269" office:value-type="float" office:value="247.2528" calcext:value-type="float">
            <text:p>247.25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0.5143*([.A527])-23.269" office:value-type="float" office:value="247.7671" calcext:value-type="float">
            <text:p>247.767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0.5143*([.A528])-23.269" office:value-type="float" office:value="248.2814" calcext:value-type="float">
            <text:p>248.28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0.5143*([.A529])-23.269" office:value-type="float" office:value="248.7957" calcext:value-type="float">
            <text:p>248.79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0.5143*([.A530])-23.269" office:value-type="float" office:value="249.31" calcext:value-type="float">
            <text:p>249.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0.5143*([.A531])-23.269" office:value-type="float" office:value="249.8243" calcext:value-type="float">
            <text:p>249.824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0.5143*([.A532])-23.269" office:value-type="float" office:value="250.3386" calcext:value-type="float">
            <text:p>250.338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0.5143*([.A533])-23.269" office:value-type="float" office:value="250.8529" calcext:value-type="float">
            <text:p>250.852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0.5143*([.A534])-23.269" office:value-type="float" office:value="251.3672" calcext:value-type="float">
            <text:p>251.367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0.5143*([.A535])-23.269" office:value-type="float" office:value="251.8815" calcext:value-type="float">
            <text:p>251.88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0.5143*([.A536])-23.269" office:value-type="float" office:value="252.3958" calcext:value-type="float">
            <text:p>252.39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0.5143*([.A537])-23.269" office:value-type="float" office:value="252.9101" calcext:value-type="float">
            <text:p>252.91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0.5143*([.A538])-23.269" office:value-type="float" office:value="253.4244" calcext:value-type="float">
            <text:p>253.424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0.5143*([.A539])-23.269" office:value-type="float" office:value="253.9387" calcext:value-type="float">
            <text:p>253.93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0.5143*([.A540])-23.269" office:value-type="float" office:value="254.453" calcext:value-type="float">
            <text:p>254.45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0.5143*([.A541])-23.269" office:value-type="float" office:value="254.9673" calcext:value-type="float">
            <text:p>254.967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0.5143*([.A542])-23.269" office:value-type="float" office:value="255.4816" calcext:value-type="float">
            <text:p>255.48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0.5143*([.A543])-23.269" office:value-type="float" office:value="255.9959" calcext:value-type="float">
            <text:p>255.99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0.5143*([.A544])-23.269" office:value-type="float" office:value="256.5102" calcext:value-type="float">
            <text:p>256.510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0.5143*([.A545])-23.269" office:value-type="float" office:value="257.0245" calcext:value-type="float">
            <text:p>257.02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0.5143*([.A546])-23.269" office:value-type="float" office:value="257.5388" calcext:value-type="float">
            <text:p>257.538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0.5143*([.A547])-23.269" office:value-type="float" office:value="258.0531" calcext:value-type="float">
            <text:p>258.053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0.5143*([.A548])-23.269" office:value-type="float" office:value="258.5674" calcext:value-type="float">
            <text:p>258.567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0.5143*([.A549])-23.269" office:value-type="float" office:value="259.0817" calcext:value-type="float">
            <text:p>259.08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0.5143*([.A550])-23.269" office:value-type="float" office:value="259.596" calcext:value-type="float">
            <text:p>259.59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0.5143*([.A551])-23.269" office:value-type="float" office:value="260.1103" calcext:value-type="float">
            <text:p>260.110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0.5143*([.A552])-23.269" office:value-type="float" office:value="260.6246" calcext:value-type="float">
            <text:p>260.624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0.5143*([.A553])-23.269" office:value-type="float" office:value="261.1389" calcext:value-type="float">
            <text:p>261.138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0.5143*([.A554])-23.269" office:value-type="float" office:value="261.6532" calcext:value-type="float">
            <text:p>261.65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0.5143*([.A555])-23.269" office:value-type="float" office:value="262.1675" calcext:value-type="float">
            <text:p>262.167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0.5143*([.A556])-23.269" office:value-type="float" office:value="262.6818" calcext:value-type="float">
            <text:p>262.68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0.5143*([.A557])-23.269" office:value-type="float" office:value="263.1961" calcext:value-type="float">
            <text:p>263.19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0.5143*([.A558])-23.269" office:value-type="float" office:value="263.7104" calcext:value-type="float">
            <text:p>263.710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0.5143*([.A559])-23.269" office:value-type="float" office:value="264.2247" calcext:value-type="float">
            <text:p>264.22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0.5143*([.A560])-23.269" office:value-type="float" office:value="264.739" calcext:value-type="float">
            <text:p>264.73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0.5143*([.A561])-23.269" office:value-type="float" office:value="265.2533" calcext:value-type="float">
            <text:p>265.25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0.5143*([.A562])-23.269" office:value-type="float" office:value="265.7676" calcext:value-type="float">
            <text:p>265.767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0.5143*([.A563])-23.269" office:value-type="float" office:value="266.2819" calcext:value-type="float">
            <text:p>266.281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0.5143*([.A564])-23.269" office:value-type="float" office:value="266.7962" calcext:value-type="float">
            <text:p>266.796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0.5143*([.A565])-23.269" office:value-type="float" office:value="267.3105" calcext:value-type="float">
            <text:p>267.310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0.5143*([.A566])-23.269" office:value-type="float" office:value="267.8248" calcext:value-type="float">
            <text:p>267.824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0.5143*([.A567])-23.269" office:value-type="float" office:value="268.3391" calcext:value-type="float">
            <text:p>268.33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0.5143*([.A568])-23.269" office:value-type="float" office:value="268.8534" calcext:value-type="float">
            <text:p>268.853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0.5143*([.A569])-23.269" office:value-type="float" office:value="269.3677" calcext:value-type="float">
            <text:p>269.367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0.5143*([.A570])-23.269" office:value-type="float" office:value="269.882" calcext:value-type="float">
            <text:p>269.88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0.5143*([.A571])-23.269" office:value-type="float" office:value="270.3963" calcext:value-type="float">
            <text:p>270.396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0.5143*([.A572])-23.269" office:value-type="float" office:value="270.9106" calcext:value-type="float">
            <text:p>270.910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0.5143*([.A573])-23.269" office:value-type="float" office:value="271.4249" calcext:value-type="float">
            <text:p>271.424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0.5143*([.A574])-23.269" office:value-type="float" office:value="271.9392" calcext:value-type="float">
            <text:p>271.939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0.5143*([.A575])-23.269" office:value-type="float" office:value="272.4535" calcext:value-type="float">
            <text:p>272.45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0.5143*([.A576])-23.269" office:value-type="float" office:value="272.9678" calcext:value-type="float">
            <text:p>272.96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0.5143*([.A577])-23.269" office:value-type="float" office:value="273.4821" calcext:value-type="float">
            <text:p>273.48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0.5143*([.A578])-23.269" office:value-type="float" office:value="273.9964" calcext:value-type="float">
            <text:p>273.996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0.5143*([.A579])-23.269" office:value-type="float" office:value="274.5107" calcext:value-type="float">
            <text:p>274.51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0.5143*([.A580])-23.269" office:value-type="float" office:value="275.025" calcext:value-type="float">
            <text:p>275.0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0.5143*([.A581])-23.269" office:value-type="float" office:value="275.5393" calcext:value-type="float">
            <text:p>275.539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0.5143*([.A582])-23.269" office:value-type="float" office:value="276.0536" calcext:value-type="float">
            <text:p>276.053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0.5143*([.A583])-23.269" office:value-type="float" office:value="276.5679" calcext:value-type="float">
            <text:p>276.567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0.5143*([.A584])-23.269" office:value-type="float" office:value="277.0822" calcext:value-type="float">
            <text:p>277.082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0.5143*([.A585])-23.269" office:value-type="float" office:value="277.5965" calcext:value-type="float">
            <text:p>277.596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0.5143*([.A586])-23.269" office:value-type="float" office:value="278.1108" calcext:value-type="float">
            <text:p>278.110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0.5143*([.A587])-23.269" office:value-type="float" office:value="278.6251" calcext:value-type="float">
            <text:p>278.625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0.5143*([.A588])-23.269" office:value-type="float" office:value="279.1394" calcext:value-type="float">
            <text:p>279.139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0.5143*([.A589])-23.269" office:value-type="float" office:value="279.6537" calcext:value-type="float">
            <text:p>279.65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0.5143*([.A590])-23.269" office:value-type="float" office:value="280.168" calcext:value-type="float">
            <text:p>280.16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0.5143*([.A591])-23.269" office:value-type="float" office:value="280.6823" calcext:value-type="float">
            <text:p>280.682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0.5143*([.A592])-23.269" office:value-type="float" office:value="281.1966" calcext:value-type="float">
            <text:p>281.196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0.5143*([.A593])-23.269" office:value-type="float" office:value="281.7109" calcext:value-type="float">
            <text:p>281.710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0.5143*([.A594])-23.269" office:value-type="float" office:value="282.2252" calcext:value-type="float">
            <text:p>282.225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0.5143*([.A595])-23.269" office:value-type="float" office:value="282.7395" calcext:value-type="float">
            <text:p>282.73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0.5143*([.A596])-23.269" office:value-type="float" office:value="283.2538" calcext:value-type="float">
            <text:p>283.253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0.5143*([.A597])-23.269" office:value-type="float" office:value="283.7681" calcext:value-type="float">
            <text:p>283.768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0.5143*([.A598])-23.269" office:value-type="float" office:value="284.2824" calcext:value-type="float">
            <text:p>284.28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0.5143*([.A599])-23.269" office:value-type="float" office:value="284.7967" calcext:value-type="float">
            <text:p>284.79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0.5143*([.A600])-23.269" office:value-type="float" office:value="285.311" calcext:value-type="float">
            <text:p>285.3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0.5143*([.A601])-23.269" office:value-type="float" office:value="285.8253" calcext:value-type="float">
            <text:p>285.825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0.5143*([.A602])-23.269" office:value-type="float" office:value="286.3396" calcext:value-type="float">
            <text:p>286.339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0.5143*([.A603])-23.269" office:value-type="float" office:value="286.8539" calcext:value-type="float">
            <text:p>286.853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0.5143*([.A604])-23.269" office:value-type="float" office:value="287.3682" calcext:value-type="float">
            <text:p>287.368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0.5143*([.A605])-23.269" office:value-type="float" office:value="287.8825" calcext:value-type="float">
            <text:p>287.88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0.5143*([.A606])-23.269" office:value-type="float" office:value="288.3968" calcext:value-type="float">
            <text:p>288.396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0.5143*([.A607])-23.269" office:value-type="float" office:value="288.9111" calcext:value-type="float">
            <text:p>288.91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0.5143*([.A608])-23.269" office:value-type="float" office:value="289.4254" calcext:value-type="float">
            <text:p>289.425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0.5143*([.A609])-23.269" office:value-type="float" office:value="289.9397" calcext:value-type="float">
            <text:p>289.939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0.5143*([.A610])-23.269" office:value-type="float" office:value="290.454" calcext:value-type="float">
            <text:p>290.45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0.5143*([.A611])-23.269" office:value-type="float" office:value="290.9683" calcext:value-type="float">
            <text:p>290.968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0.5143*([.A612])-23.269" office:value-type="float" office:value="291.4826" calcext:value-type="float">
            <text:p>291.48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0.5143*([.A613])-23.269" office:value-type="float" office:value="291.9969" calcext:value-type="float">
            <text:p>291.996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0.5143*([.A614])-23.269" office:value-type="float" office:value="292.5112" calcext:value-type="float">
            <text:p>292.51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0.5143*([.A615])-23.269" office:value-type="float" office:value="293.0255" calcext:value-type="float">
            <text:p>293.025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0.5143*([.A616])-23.269" office:value-type="float" office:value="293.5398" calcext:value-type="float">
            <text:p>293.539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0.5143*([.A617])-23.269" office:value-type="float" office:value="294.0541" calcext:value-type="float">
            <text:p>294.054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0.5143*([.A618])-23.269" office:value-type="float" office:value="294.5684" calcext:value-type="float">
            <text:p>294.56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0.5143*([.A619])-23.269" office:value-type="float" office:value="295.0827" calcext:value-type="float">
            <text:p>295.082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0.5143*([.A620])-23.269" office:value-type="float" office:value="295.597" calcext:value-type="float">
            <text:p>295.5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0.5143*([.A621])-23.269" office:value-type="float" office:value="296.1113" calcext:value-type="float">
            <text:p>296.111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0.5143*([.A622])-23.269" office:value-type="float" office:value="296.6256" calcext:value-type="float">
            <text:p>296.625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0.5143*([.A623])-23.269" office:value-type="float" office:value="297.1399" calcext:value-type="float">
            <text:p>297.139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0.5143*([.A624])-23.269" office:value-type="float" office:value="297.6542" calcext:value-type="float">
            <text:p>297.654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0.5143*([.A625])-23.269" office:value-type="float" office:value="298.1685" calcext:value-type="float">
            <text:p>298.168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0.5143*([.A626])-23.269" office:value-type="float" office:value="298.6828" calcext:value-type="float">
            <text:p>298.682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0.5143*([.A627])-23.269" office:value-type="float" office:value="299.1971" calcext:value-type="float">
            <text:p>299.19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0.5143*([.A628])-23.269" office:value-type="float" office:value="299.7114" calcext:value-type="float">
            <text:p>299.71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0.5143*([.A629])-23.269" office:value-type="float" office:value="300.2257" calcext:value-type="float">
            <text:p>300.225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0.5143*([.A630])-23.269" office:value-type="float" office:value="300.74" calcext:value-type="float">
            <text:p>300.7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0.5143*([.A631])-23.269" office:value-type="float" office:value="301.2543" calcext:value-type="float">
            <text:p>301.25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0.5143*([.A632])-23.269" office:value-type="float" office:value="301.7686" calcext:value-type="float">
            <text:p>301.768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0.5143*([.A633])-23.269" office:value-type="float" office:value="302.2829" calcext:value-type="float">
            <text:p>302.282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0.5143*([.A634])-23.269" office:value-type="float" office:value="302.7972" calcext:value-type="float">
            <text:p>302.79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0.5143*([.A635])-23.269" office:value-type="float" office:value="303.3115" calcext:value-type="float">
            <text:p>303.31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0.5143*([.A636])-23.269" office:value-type="float" office:value="303.8258" calcext:value-type="float">
            <text:p>303.825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0.5143*([.A637])-23.269" office:value-type="float" office:value="304.3401" calcext:value-type="float">
            <text:p>304.340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0.5143*([.A638])-23.269" office:value-type="float" office:value="304.8544" calcext:value-type="float">
            <text:p>304.854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0.5143*([.A639])-23.269" office:value-type="float" office:value="305.3687" calcext:value-type="float">
            <text:p>305.36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0.5143*([.A640])-23.269" office:value-type="float" office:value="305.883" calcext:value-type="float">
            <text:p>305.88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0.5143*([.A641])-23.269" office:value-type="float" office:value="306.3973" calcext:value-type="float">
            <text:p>306.397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0.5143*([.A642])-23.269" office:value-type="float" office:value="306.9116" calcext:value-type="float">
            <text:p>306.91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0.5143*([.A643])-23.269" office:value-type="float" office:value="307.4259" calcext:value-type="float">
            <text:p>307.42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0.5143*([.A644])-23.269" office:value-type="float" office:value="307.9402" calcext:value-type="float">
            <text:p>307.940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0.5143*([.A645])-23.269" office:value-type="float" office:value="308.4545" calcext:value-type="float">
            <text:p>308.45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0.5143*([.A646])-23.269" office:value-type="float" office:value="308.9688" calcext:value-type="float">
            <text:p>308.968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0.5143*([.A647])-23.269" office:value-type="float" office:value="309.4831" calcext:value-type="float">
            <text:p>309.483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0.5143*([.A648])-23.269" office:value-type="float" office:value="309.9974" calcext:value-type="float">
            <text:p>309.997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0.5143*([.A649])-23.269" office:value-type="float" office:value="310.5117" calcext:value-type="float">
            <text:p>310.51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0.5143*([.A650])-23.269" office:value-type="float" office:value="311.026" calcext:value-type="float">
            <text:p>311.02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0.5143*([.A651])-23.269" office:value-type="float" office:value="311.5403" calcext:value-type="float">
            <text:p>311.540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0.5143*([.A652])-23.269" office:value-type="float" office:value="312.0546" calcext:value-type="float">
            <text:p>312.05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0.5143*([.A653])-23.269" office:value-type="float" office:value="312.5689" calcext:value-type="float">
            <text:p>312.568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0.5143*([.A654])-23.269" office:value-type="float" office:value="313.0832" calcext:value-type="float">
            <text:p>313.08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0.5143*([.A655])-23.269" office:value-type="float" office:value="313.5975" calcext:value-type="float">
            <text:p>313.59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0.5143*([.A656])-23.269" office:value-type="float" office:value="314.1118" calcext:value-type="float">
            <text:p>314.11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0.5143*([.A657])-23.269" office:value-type="float" office:value="314.6261" calcext:value-type="float">
            <text:p>314.626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0.5143*([.A658])-23.269" office:value-type="float" office:value="315.1404" calcext:value-type="float">
            <text:p>315.140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0.5143*([.A659])-23.269" office:value-type="float" office:value="315.6547" calcext:value-type="float">
            <text:p>315.65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0.5143*([.A660])-23.269" office:value-type="float" office:value="316.169" calcext:value-type="float">
            <text:p>316.16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0.5143*([.A661])-23.269" office:value-type="float" office:value="316.6833" calcext:value-type="float">
            <text:p>316.683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0.5143*([.A662])-23.269" office:value-type="float" office:value="317.1976" calcext:value-type="float">
            <text:p>317.197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0.5143*([.A663])-23.269" office:value-type="float" office:value="317.7119" calcext:value-type="float">
            <text:p>317.711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0.5143*([.A664])-23.269" office:value-type="float" office:value="318.2262" calcext:value-type="float">
            <text:p>318.226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0.5143*([.A665])-23.269" office:value-type="float" office:value="318.7405" calcext:value-type="float">
            <text:p>318.740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0.5143*([.A666])-23.269" office:value-type="float" office:value="319.2548" calcext:value-type="float">
            <text:p>319.254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0.5143*([.A667])-23.269" office:value-type="float" office:value="319.7691" calcext:value-type="float">
            <text:p>319.769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0.5143*([.A668])-23.269" office:value-type="float" office:value="320.2834" calcext:value-type="float">
            <text:p>320.283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0.5143*([.A669])-23.269" office:value-type="float" office:value="320.7977" calcext:value-type="float">
            <text:p>320.797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0.5143*([.A670])-23.269" office:value-type="float" office:value="321.312" calcext:value-type="float">
            <text:p>321.3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0.5143*([.A671])-23.269" office:value-type="float" office:value="321.8263" calcext:value-type="float">
            <text:p>321.826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0.5143*([.A672])-23.269" office:value-type="float" office:value="322.3406" calcext:value-type="float">
            <text:p>322.340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0.5143*([.A673])-23.269" office:value-type="float" office:value="322.8549" calcext:value-type="float">
            <text:p>322.854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0.5143*([.A674])-23.269" office:value-type="float" office:value="323.3692" calcext:value-type="float">
            <text:p>323.369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0.5143*([.A675])-23.269" office:value-type="float" office:value="323.8835" calcext:value-type="float">
            <text:p>323.883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0.5143*([.A676])-23.269" office:value-type="float" office:value="324.3978" calcext:value-type="float">
            <text:p>324.39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0.5143*([.A677])-23.269" office:value-type="float" office:value="324.9121" calcext:value-type="float">
            <text:p>324.912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0.5143*([.A678])-23.269" office:value-type="float" office:value="325.4264" calcext:value-type="float">
            <text:p>325.42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0.5143*([.A679])-23.269" office:value-type="float" office:value="325.9407" calcext:value-type="float">
            <text:p>325.940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0.5143*([.A680])-23.269" office:value-type="float" office:value="326.455" calcext:value-type="float">
            <text:p>326.4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0.5143*([.A681])-23.269" office:value-type="float" office:value="326.9693" calcext:value-type="float">
            <text:p>326.96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0.5143*([.A682])-23.269" office:value-type="float" office:value="327.4836" calcext:value-type="float">
            <text:p>327.48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0.5143*([.A683])-23.269" office:value-type="float" office:value="327.9979" calcext:value-type="float">
            <text:p>327.997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0.5143*([.A684])-23.269" office:value-type="float" office:value="328.5122" calcext:value-type="float">
            <text:p>328.512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0.5143*([.A685])-23.269" office:value-type="float" office:value="329.0265" calcext:value-type="float">
            <text:p>329.026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0.5143*([.A686])-23.269" office:value-type="float" office:value="329.5408" calcext:value-type="float">
            <text:p>329.54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0.5143*([.A687])-23.269" office:value-type="float" office:value="330.0551" calcext:value-type="float">
            <text:p>330.055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0.5143*([.A688])-23.269" office:value-type="float" office:value="330.5694" calcext:value-type="float">
            <text:p>330.569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0.5143*([.A689])-23.269" office:value-type="float" office:value="331.0837" calcext:value-type="float">
            <text:p>331.083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0.5143*([.A690])-23.269" office:value-type="float" office:value="331.598" calcext:value-type="float">
            <text:p>331.59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0.5143*([.A691])-23.269" office:value-type="float" office:value="332.1123" calcext:value-type="float">
            <text:p>332.112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0.5143*([.A692])-23.269" office:value-type="float" office:value="332.6266" calcext:value-type="float">
            <text:p>332.626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0.5143*([.A693])-23.269" office:value-type="float" office:value="333.1409" calcext:value-type="float">
            <text:p>333.140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0.5143*([.A694])-23.269" office:value-type="float" office:value="333.6552" calcext:value-type="float">
            <text:p>333.655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0.5143*([.A695])-23.269" office:value-type="float" office:value="334.1695" calcext:value-type="float">
            <text:p>334.1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0.5143*([.A696])-23.269" office:value-type="float" office:value="334.6838" calcext:value-type="float">
            <text:p>334.683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0.5143*([.A697])-23.269" office:value-type="float" office:value="335.1981" calcext:value-type="float">
            <text:p>335.198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0.5143*([.A698])-23.269" office:value-type="float" office:value="335.7124" calcext:value-type="float">
            <text:p>335.712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0.5143*([.A699])-23.269" office:value-type="float" office:value="336.2267" calcext:value-type="float">
            <text:p>336.22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0.5143*([.A700])-23.269" office:value-type="float" office:value="336.741" calcext:value-type="float">
            <text:p>336.74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0.5143*([.A701])-23.269" office:value-type="float" office:value="337.2553" calcext:value-type="float">
            <text:p>337.255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0.5143*([.A702])-23.269" office:value-type="float" office:value="337.7696" calcext:value-type="float">
            <text:p>337.769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0.5143*([.A703])-23.269" office:value-type="float" office:value="338.2839" calcext:value-type="float">
            <text:p>338.283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0.5143*([.A704])-23.269" office:value-type="float" office:value="338.7982" calcext:value-type="float">
            <text:p>338.798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0.5143*([.A705])-23.269" office:value-type="float" office:value="339.3125" calcext:value-type="float">
            <text:p>339.312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0.5143*([.A706])-23.269" office:value-type="float" office:value="339.8268" calcext:value-type="float">
            <text:p>339.82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0.5143*([.A707])-23.269" office:value-type="float" office:value="340.3411" calcext:value-type="float">
            <text:p>340.34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0.5143*([.A708])-23.269" office:value-type="float" office:value="340.8554" calcext:value-type="float">
            <text:p>340.855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0.5143*([.A709])-23.269" office:value-type="float" office:value="341.3697" calcext:value-type="float">
            <text:p>341.369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0.5143*([.A710])-23.269" office:value-type="float" office:value="341.884" calcext:value-type="float">
            <text:p>341.88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0.5143*([.A711])-23.269" office:value-type="float" office:value="342.3983" calcext:value-type="float">
            <text:p>342.398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0.5143*([.A712])-23.269" office:value-type="float" office:value="342.9126" calcext:value-type="float">
            <text:p>342.912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0.5143*([.A713])-23.269" office:value-type="float" office:value="343.4269" calcext:value-type="float">
            <text:p>343.426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0.5143*([.A714])-23.269" office:value-type="float" office:value="343.9412" calcext:value-type="float">
            <text:p>343.94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0.5143*([.A715])-23.269" office:value-type="float" office:value="344.4555" calcext:value-type="float">
            <text:p>344.455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0.5143*([.A716])-23.269" office:value-type="float" office:value="344.9698" calcext:value-type="float">
            <text:p>344.96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0.5143*([.A717])-23.269" office:value-type="float" office:value="345.4841" calcext:value-type="float">
            <text:p>345.484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0.5143*([.A718])-23.269" office:value-type="float" office:value="345.9984" calcext:value-type="float">
            <text:p>345.998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0.5143*([.A719])-23.269" office:value-type="float" office:value="346.5127" calcext:value-type="float">
            <text:p>346.51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0.5143*([.A720])-23.269" office:value-type="float" office:value="347.027" calcext:value-type="float">
            <text:p>347.0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0.5143*([.A721])-23.269" office:value-type="float" office:value="347.5413" calcext:value-type="float">
            <text:p>347.54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0.5143*([.A722])-23.269" office:value-type="float" office:value="348.0556" calcext:value-type="float">
            <text:p>348.055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0.5143*([.A723])-23.269" office:value-type="float" office:value="348.5699" calcext:value-type="float">
            <text:p>348.569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0.5143*([.A724])-23.269" office:value-type="float" office:value="349.0842" calcext:value-type="float">
            <text:p>349.084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0.5143*([.A725])-23.269" office:value-type="float" office:value="349.5985" calcext:value-type="float">
            <text:p>349.598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0.5143*([.A726])-23.269" office:value-type="float" office:value="350.1128" calcext:value-type="float">
            <text:p>350.11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0.5143*([.A727])-23.269" office:value-type="float" office:value="350.6271" calcext:value-type="float">
            <text:p>350.627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0.5143*([.A728])-23.269" office:value-type="float" office:value="351.1414" calcext:value-type="float">
            <text:p>351.14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0.5143*([.A729])-23.269" office:value-type="float" office:value="351.6557" calcext:value-type="float">
            <text:p>351.655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0.5143*([.A730])-23.269" office:value-type="float" office:value="352.17" calcext:value-type="float">
            <text:p>352.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0.5143*([.A731])-23.269" office:value-type="float" office:value="352.6843" calcext:value-type="float">
            <text:p>352.684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0.5143*([.A732])-23.269" office:value-type="float" office:value="353.1986" calcext:value-type="float">
            <text:p>353.198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0.5143*([.A733])-23.269" office:value-type="float" office:value="353.7129" calcext:value-type="float">
            <text:p>353.712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0.5143*([.A734])-23.269" office:value-type="float" office:value="354.2272" calcext:value-type="float">
            <text:p>354.227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0.5143*([.A735])-23.269" office:value-type="float" office:value="354.7415" calcext:value-type="float">
            <text:p>354.74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0.5143*([.A736])-23.269" office:value-type="float" office:value="355.2558" calcext:value-type="float">
            <text:p>355.255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0.5143*([.A737])-23.269" office:value-type="float" office:value="355.7701" calcext:value-type="float">
            <text:p>355.770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0.5143*([.A738])-23.269" office:value-type="float" office:value="356.2844" calcext:value-type="float">
            <text:p>356.284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0.5143*([.A739])-23.269" office:value-type="float" office:value="356.7987" calcext:value-type="float">
            <text:p>356.798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0.5143*([.A740])-23.269" office:value-type="float" office:value="357.313" calcext:value-type="float">
            <text:p>357.3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0.5143*([.A741])-23.269" office:value-type="float" office:value="357.8273" calcext:value-type="float">
            <text:p>357.827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0.5143*([.A742])-23.269" office:value-type="float" office:value="358.3416" calcext:value-type="float">
            <text:p>358.34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0.5143*([.A743])-23.269" office:value-type="float" office:value="358.8559" calcext:value-type="float">
            <text:p>358.85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0.5143*([.A744])-23.269" office:value-type="float" office:value="359.3702" calcext:value-type="float">
            <text:p>359.37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0.5143*([.A745])-23.269" office:value-type="float" office:value="359.8845" calcext:value-type="float">
            <text:p>359.88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0.5143*([.A746])-23.269" office:value-type="float" office:value="360.3988" calcext:value-type="float">
            <text:p>360.398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0.5143*([.A747])-23.269" office:value-type="float" office:value="360.9131" calcext:value-type="float">
            <text:p>360.913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0.5143*([.A748])-23.269" office:value-type="float" office:value="361.4274" calcext:value-type="float">
            <text:p>361.427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0.5143*([.A749])-23.269" office:value-type="float" office:value="361.9417" calcext:value-type="float">
            <text:p>361.94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0.5143*([.A750])-23.269" office:value-type="float" office:value="362.456" calcext:value-type="float">
            <text:p>362.45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0.5143*([.A751])-23.269" office:value-type="float" office:value="362.9703" calcext:value-type="float">
            <text:p>362.97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0.5143*([.A752])-23.269" office:value-type="float" office:value="363.4846" calcext:value-type="float">
            <text:p>363.484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0.5143*([.A753])-23.269" office:value-type="float" office:value="363.9989" calcext:value-type="float">
            <text:p>363.998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0.5143*([.A754])-23.269" office:value-type="float" office:value="364.5132" calcext:value-type="float">
            <text:p>364.513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0.5143*([.A755])-23.269" office:value-type="float" office:value="365.0275" calcext:value-type="float">
            <text:p>365.027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0.5143*([.A756])-23.269" office:value-type="float" office:value="365.5418" calcext:value-type="float">
            <text:p>365.54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0.5143*([.A757])-23.269" office:value-type="float" office:value="366.0561" calcext:value-type="float">
            <text:p>366.056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0.5143*([.A758])-23.269" office:value-type="float" office:value="366.5704" calcext:value-type="float">
            <text:p>366.570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0.5143*([.A759])-23.269" office:value-type="float" office:value="367.0847" calcext:value-type="float">
            <text:p>367.084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0.5143*([.A760])-23.269" office:value-type="float" office:value="367.599" calcext:value-type="float">
            <text:p>367.59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0.5143*([.A761])-23.269" office:value-type="float" office:value="368.1133" calcext:value-type="float">
            <text:p>368.11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0.5143*([.A762])-23.269" office:value-type="float" office:value="368.6276" calcext:value-type="float">
            <text:p>368.627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0.5143*([.A763])-23.269" office:value-type="float" office:value="369.1419" calcext:value-type="float">
            <text:p>369.141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0.5143*([.A764])-23.269" office:value-type="float" office:value="369.6562" calcext:value-type="float">
            <text:p>369.656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0.5143*([.A765])-23.269" office:value-type="float" office:value="370.1705" calcext:value-type="float">
            <text:p>370.170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0.5143*([.A766])-23.269" office:value-type="float" office:value="370.6848" calcext:value-type="float">
            <text:p>370.684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0.5143*([.A767])-23.269" office:value-type="float" office:value="371.1991" calcext:value-type="float">
            <text:p>371.19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0.5143*([.A768])-23.269" office:value-type="float" office:value="371.7134" calcext:value-type="float">
            <text:p>371.713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0.5143*([.A769])-23.269" office:value-type="float" office:value="372.2277" calcext:value-type="float">
            <text:p>372.227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0.5143*([.A770])-23.269" office:value-type="float" office:value="372.742" calcext:value-type="float">
            <text:p>372.74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0.5143*([.A771])-23.269" office:value-type="float" office:value="373.2563" calcext:value-type="float">
            <text:p>373.256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0.5143*([.A772])-23.269" office:value-type="float" office:value="373.7706" calcext:value-type="float">
            <text:p>373.770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0.5143*([.A773])-23.269" office:value-type="float" office:value="374.2849" calcext:value-type="float">
            <text:p>374.284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0.5143*([.A774])-23.269" office:value-type="float" office:value="374.7992" calcext:value-type="float">
            <text:p>374.799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0.5143*([.A775])-23.269" office:value-type="float" office:value="375.3135" calcext:value-type="float">
            <text:p>375.313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0.5143*([.A776])-23.269" office:value-type="float" office:value="375.8278" calcext:value-type="float">
            <text:p>375.82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0.5143*([.A777])-23.269" office:value-type="float" office:value="376.3421" calcext:value-type="float">
            <text:p>376.34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0.5143*([.A778])-23.269" office:value-type="float" office:value="376.8564" calcext:value-type="float">
            <text:p>376.856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0.5143*([.A779])-23.269" office:value-type="float" office:value="377.3707" calcext:value-type="float">
            <text:p>377.37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0.5143*([.A780])-23.269" office:value-type="float" office:value="377.885" calcext:value-type="float">
            <text:p>377.88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0.5143*([.A781])-23.269" office:value-type="float" office:value="378.3993" calcext:value-type="float">
            <text:p>378.399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0.5143*([.A782])-23.269" office:value-type="float" office:value="378.9136" calcext:value-type="float">
            <text:p>378.913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0.5143*([.A783])-23.269" office:value-type="float" office:value="379.4279" calcext:value-type="float">
            <text:p>379.427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0.5143*([.A784])-23.269" office:value-type="float" office:value="379.9422" calcext:value-type="float">
            <text:p>379.942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0.5143*([.A785])-23.269" office:value-type="float" office:value="380.4565" calcext:value-type="float">
            <text:p>380.456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0.5143*([.A786])-23.269" office:value-type="float" office:value="380.9708" calcext:value-type="float">
            <text:p>380.970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0.5143*([.A787])-23.269" office:value-type="float" office:value="381.4851" calcext:value-type="float">
            <text:p>381.48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0.5143*([.A788])-23.269" office:value-type="float" office:value="381.9994" calcext:value-type="float">
            <text:p>381.999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0.5143*([.A789])-23.269" office:value-type="float" office:value="382.5137" calcext:value-type="float">
            <text:p>382.513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0.5143*([.A790])-23.269" office:value-type="float" office:value="383.028" calcext:value-type="float">
            <text:p>383.02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0.5143*([.A791])-23.269" office:value-type="float" office:value="383.5423" calcext:value-type="float">
            <text:p>383.54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0.5143*([.A792])-23.269" office:value-type="float" office:value="384.0566" calcext:value-type="float">
            <text:p>384.056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0.5143*([.A793])-23.269" office:value-type="float" office:value="384.5709" calcext:value-type="float">
            <text:p>384.570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0.5143*([.A794])-23.269" office:value-type="float" office:value="385.0852" calcext:value-type="float">
            <text:p>385.085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0.5143*([.A795])-23.269" office:value-type="float" office:value="385.5995" calcext:value-type="float">
            <text:p>385.59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0.5143*([.A796])-23.269" office:value-type="float" office:value="386.1138" calcext:value-type="float">
            <text:p>386.113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0.5143*([.A797])-23.269" office:value-type="float" office:value="386.6281" calcext:value-type="float">
            <text:p>386.628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0.5143*([.A798])-23.269" office:value-type="float" office:value="387.1424" calcext:value-type="float">
            <text:p>387.142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0.5143*([.A799])-23.269" office:value-type="float" office:value="387.6567" calcext:value-type="float">
            <text:p>387.65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0.5143*([.A800])-23.269" office:value-type="float" office:value="388.171" calcext:value-type="float">
            <text:p>388.17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0.5143*([.A801])-23.269" office:value-type="float" office:value="388.6853" calcext:value-type="float">
            <text:p>388.685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0.5143*([.A802])-23.269" office:value-type="float" office:value="389.1996" calcext:value-type="float">
            <text:p>389.199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0.5143*([.A803])-23.269" office:value-type="float" office:value="389.7139" calcext:value-type="float">
            <text:p>389.713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0.5143*([.A804])-23.269" office:value-type="float" office:value="390.2282" calcext:value-type="float">
            <text:p>390.228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0.5143*([.A805])-23.269" office:value-type="float" office:value="390.7425" calcext:value-type="float">
            <text:p>390.742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0.5143*([.A806])-23.269" office:value-type="float" office:value="391.2568" calcext:value-type="float">
            <text:p>391.256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0.5143*([.A807])-23.269" office:value-type="float" office:value="391.7711" calcext:value-type="float">
            <text:p>391.771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0.5143*([.A808])-23.269" office:value-type="float" office:value="392.2854" calcext:value-type="float">
            <text:p>392.285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0.5143*([.A809])-23.269" office:value-type="float" office:value="392.7997" calcext:value-type="float">
            <text:p>392.799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0.5143*([.A810])-23.269" office:value-type="float" office:value="393.314" calcext:value-type="float">
            <text:p>393.3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0.5143*([.A811])-23.269" office:value-type="float" office:value="393.8283" calcext:value-type="float">
            <text:p>393.828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0.5143*([.A812])-23.269" office:value-type="float" office:value="394.3426" calcext:value-type="float">
            <text:p>394.34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0.5143*([.A813])-23.269" office:value-type="float" office:value="394.8569" calcext:value-type="float">
            <text:p>394.856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0.5143*([.A814])-23.269" office:value-type="float" office:value="395.3712" calcext:value-type="float">
            <text:p>395.371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0.5143*([.A815])-23.269" office:value-type="float" office:value="395.8855" calcext:value-type="float">
            <text:p>395.885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0.5143*([.A816])-23.269" office:value-type="float" office:value="396.3998" calcext:value-type="float">
            <text:p>396.399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0.5143*([.A817])-23.269" office:value-type="float" office:value="396.9141" calcext:value-type="float">
            <text:p>396.914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0.5143*([.A818])-23.269" office:value-type="float" office:value="397.4284" calcext:value-type="float">
            <text:p>397.42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0.5143*([.A819])-23.269" office:value-type="float" office:value="397.9427" calcext:value-type="float">
            <text:p>397.942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0.5143*([.A820])-23.269" office:value-type="float" office:value="398.457" calcext:value-type="float">
            <text:p>398.45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0.5143*([.A821])-23.269" office:value-type="float" office:value="398.9713" calcext:value-type="float">
            <text:p>398.97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0.5143*([.A822])-23.269" office:value-type="float" office:value="399.4856" calcext:value-type="float">
            <text:p>399.485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0.5143*([.A823])-23.269" office:value-type="float" office:value="399.9999" calcext:value-type="float">
            <text:p>399.999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0.5143*([.A824])-23.269" office:value-type="float" office:value="400.5142" calcext:value-type="float">
            <text:p>400.514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0.5143*([.A825])-23.269" office:value-type="float" office:value="401.0285" calcext:value-type="float">
            <text:p>401.028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0.5143*([.A826])-23.269" office:value-type="float" office:value="401.5428" calcext:value-type="float">
            <text:p>401.54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0.5143*([.A827])-23.269" office:value-type="float" office:value="402.0571" calcext:value-type="float">
            <text:p>402.057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0.5143*([.A828])-23.269" office:value-type="float" office:value="402.5714" calcext:value-type="float">
            <text:p>402.57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0.5143*([.A829])-23.269" office:value-type="float" office:value="403.0857" calcext:value-type="float">
            <text:p>403.085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0.5143*([.A830])-23.269" office:value-type="float" office:value="403.6" calcext:value-type="float">
            <text:p>403.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0.5143*([.A831])-23.269" office:value-type="float" office:value="404.1143" calcext:value-type="float">
            <text:p>404.114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0.5143*([.A832])-23.269" office:value-type="float" office:value="404.6286" calcext:value-type="float">
            <text:p>404.628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0.5143*([.A833])-23.269" office:value-type="float" office:value="405.1429" calcext:value-type="float">
            <text:p>405.142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0.5143*([.A834])-23.269" office:value-type="float" office:value="405.6572" calcext:value-type="float">
            <text:p>405.657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0.5143*([.A835])-23.269" office:value-type="float" office:value="406.1715" calcext:value-type="float">
            <text:p>406.17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0.5143*([.A836])-23.269" office:value-type="float" office:value="406.6858" calcext:value-type="float">
            <text:p>406.685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0.5143*([.A837])-23.269" office:value-type="float" office:value="407.2001" calcext:value-type="float">
            <text:p>407.200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0.5143*([.A838])-23.269" office:value-type="float" office:value="407.7144" calcext:value-type="float">
            <text:p>407.714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0.5143*([.A839])-23.269" office:value-type="float" office:value="408.2287" calcext:value-type="float">
            <text:p>408.228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0.5143*([.A840])-23.269" office:value-type="float" office:value="408.743" calcext:value-type="float">
            <text:p>408.74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0.5143*([.A841])-23.269" office:value-type="float" office:value="409.2573" calcext:value-type="float">
            <text:p>409.257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0.5143*([.A842])-23.269" office:value-type="float" office:value="409.7716" calcext:value-type="float">
            <text:p>409.77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0.5143*([.A843])-23.269" office:value-type="float" office:value="410.2859" calcext:value-type="float">
            <text:p>410.28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0.5143*([.A844])-23.269" office:value-type="float" office:value="410.8002" calcext:value-type="float">
            <text:p>410.800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0.5143*([.A845])-23.269" office:value-type="float" office:value="411.3145" calcext:value-type="float">
            <text:p>411.31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0.5143*([.A846])-23.269" office:value-type="float" office:value="411.8288" calcext:value-type="float">
            <text:p>411.828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0.5143*([.A847])-23.269" office:value-type="float" office:value="412.3431" calcext:value-type="float">
            <text:p>412.343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0.5143*([.A848])-23.269" office:value-type="float" office:value="412.8574" calcext:value-type="float">
            <text:p>412.857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0.5143*([.A849])-23.269" office:value-type="float" office:value="413.3717" calcext:value-type="float">
            <text:p>413.37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0.5143*([.A850])-23.269" office:value-type="float" office:value="413.886" calcext:value-type="float">
            <text:p>413.88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0.5143*([.A851])-23.269" office:value-type="float" office:value="414.4003" calcext:value-type="float">
            <text:p>414.400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0.5143*([.A852])-23.269" office:value-type="float" office:value="414.9146" calcext:value-type="float">
            <text:p>414.914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0.5143*([.A853])-23.269" office:value-type="float" office:value="415.4289" calcext:value-type="float">
            <text:p>415.428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0.5143*([.A854])-23.269" office:value-type="float" office:value="415.9432" calcext:value-type="float">
            <text:p>415.943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0.5143*([.A855])-23.269" office:value-type="float" office:value="416.4575" calcext:value-type="float">
            <text:p>416.457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0.5143*([.A856])-23.269" office:value-type="float" office:value="416.9718" calcext:value-type="float">
            <text:p>416.97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0.5143*([.A857])-23.269" office:value-type="float" office:value="417.4861" calcext:value-type="float">
            <text:p>417.486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0.5143*([.A858])-23.269" office:value-type="float" office:value="418.0004" calcext:value-type="float">
            <text:p>418.000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0.5143*([.A859])-23.269" office:value-type="float" office:value="418.5147" calcext:value-type="float">
            <text:p>418.514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0.5143*([.A860])-23.269" office:value-type="float" office:value="419.029" calcext:value-type="float">
            <text:p>419.02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0.5143*([.A861])-23.269" office:value-type="float" office:value="419.5433" calcext:value-type="float">
            <text:p>419.543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0.5143*([.A862])-23.269" office:value-type="float" office:value="420.0576" calcext:value-type="float">
            <text:p>420.057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0.5143*([.A863])-23.269" office:value-type="float" office:value="420.5719" calcext:value-type="float">
            <text:p>420.571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0.5143*([.A864])-23.269" office:value-type="float" office:value="421.0862" calcext:value-type="float">
            <text:p>421.086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0.5143*([.A865])-23.269" office:value-type="float" office:value="421.6005" calcext:value-type="float">
            <text:p>421.600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0.5143*([.A866])-23.269" office:value-type="float" office:value="422.1148" calcext:value-type="float">
            <text:p>422.114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0.5143*([.A867])-23.269" office:value-type="float" office:value="422.6291" calcext:value-type="float">
            <text:p>422.629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0.5143*([.A868])-23.269" office:value-type="float" office:value="423.1434" calcext:value-type="float">
            <text:p>423.14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0.5143*([.A869])-23.269" office:value-type="float" office:value="423.6577" calcext:value-type="float">
            <text:p>423.657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0.5143*([.A870])-23.269" office:value-type="float" office:value="424.172" calcext:value-type="float">
            <text:p>424.17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0.5143*([.A871])-23.269" office:value-type="float" office:value="424.6863" calcext:value-type="float">
            <text:p>424.686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0.5143*([.A872])-23.269" office:value-type="float" office:value="425.2006" calcext:value-type="float">
            <text:p>425.200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0.5143*([.A873])-23.269" office:value-type="float" office:value="425.7149" calcext:value-type="float">
            <text:p>425.714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0.5143*([.A874])-23.269" office:value-type="float" office:value="426.2292" calcext:value-type="float">
            <text:p>426.229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0.5143*([.A875])-23.269" office:value-type="float" office:value="426.7435" calcext:value-type="float">
            <text:p>426.74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0.5143*([.A876])-23.269" office:value-type="float" office:value="427.2578" calcext:value-type="float">
            <text:p>427.257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0.5143*([.A877])-23.269" office:value-type="float" office:value="427.7721" calcext:value-type="float">
            <text:p>427.77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0.5143*([.A878])-23.269" office:value-type="float" office:value="428.2864" calcext:value-type="float">
            <text:p>428.286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0.5143*([.A879])-23.269" office:value-type="float" office:value="428.8007" calcext:value-type="float">
            <text:p>428.800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0.5143*([.A880])-23.269" office:value-type="float" office:value="429.315" calcext:value-type="float">
            <text:p>429.3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0.5143*([.A881])-23.269" office:value-type="float" office:value="429.8293" calcext:value-type="float">
            <text:p>429.829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0.5143*([.A882])-23.269" office:value-type="float" office:value="430.3436" calcext:value-type="float">
            <text:p>430.343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0.5143*([.A883])-23.269" office:value-type="float" office:value="430.8579" calcext:value-type="float">
            <text:p>430.857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0.5143*([.A884])-23.269" office:value-type="float" office:value="431.3722" calcext:value-type="float">
            <text:p>431.372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0.5143*([.A885])-23.269" office:value-type="float" office:value="431.8865" calcext:value-type="float">
            <text:p>431.886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0.5143*([.A886])-23.269" office:value-type="float" office:value="432.4008" calcext:value-type="float">
            <text:p>432.400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0.5143*([.A887])-23.269" office:value-type="float" office:value="432.9151" calcext:value-type="float">
            <text:p>432.915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0.5143*([.A888])-23.269" office:value-type="float" office:value="433.4294" calcext:value-type="float">
            <text:p>433.429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0.5143*([.A889])-23.269" office:value-type="float" office:value="433.9437" calcext:value-type="float">
            <text:p>433.943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0.5143*([.A890])-23.269" office:value-type="float" office:value="434.458" calcext:value-type="float">
            <text:p>434.45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0.5143*([.A891])-23.269" office:value-type="float" office:value="434.9723" calcext:value-type="float">
            <text:p>434.972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0.5143*([.A892])-23.269" office:value-type="float" office:value="435.4866" calcext:value-type="float">
            <text:p>435.486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0.5143*([.A893])-23.269" office:value-type="float" office:value="436.0009" calcext:value-type="float">
            <text:p>436.000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0.5143*([.A894])-23.269" office:value-type="float" office:value="436.5152" calcext:value-type="float">
            <text:p>436.515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0.5143*([.A895])-23.269" office:value-type="float" office:value="437.0295" calcext:value-type="float">
            <text:p>437.02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0.5143*([.A896])-23.269" office:value-type="float" office:value="437.5438" calcext:value-type="float">
            <text:p>437.54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0.5143*([.A897])-23.269" office:value-type="float" office:value="438.0581" calcext:value-type="float">
            <text:p>438.058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0.5143*([.A898])-23.269" office:value-type="float" office:value="438.5724" calcext:value-type="float">
            <text:p>438.572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0.5143*([.A899])-23.269" office:value-type="float" office:value="439.0867" calcext:value-type="float">
            <text:p>439.08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0.5143*([.A900])-23.269" office:value-type="float" office:value="439.601" calcext:value-type="float">
            <text:p>439.60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0.5143*([.A901])-23.269" office:value-type="float" office:value="440.1153" calcext:value-type="float">
            <text:p>440.115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0.5143*([.A902])-23.269" office:value-type="float" office:value="440.6296" calcext:value-type="float">
            <text:p>440.629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0.5143*([.A903])-23.269" office:value-type="float" office:value="441.1439" calcext:value-type="float">
            <text:p>441.143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0.5143*([.A904])-23.269" office:value-type="float" office:value="441.6582" calcext:value-type="float">
            <text:p>441.658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0.5143*([.A905])-23.269" office:value-type="float" office:value="442.1725" calcext:value-type="float">
            <text:p>442.172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0.5143*([.A906])-23.269" office:value-type="float" office:value="442.6868" calcext:value-type="float">
            <text:p>442.686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0.5143*([.A907])-23.269" office:value-type="float" office:value="443.2011" calcext:value-type="float">
            <text:p>443.20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0.5143*([.A908])-23.269" office:value-type="float" office:value="443.7154" calcext:value-type="float">
            <text:p>443.715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0.5143*([.A909])-23.269" office:value-type="float" office:value="444.2297" calcext:value-type="float">
            <text:p>444.22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0.5143*([.A910])-23.269" office:value-type="float" office:value="444.744" calcext:value-type="float">
            <text:p>444.74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0.5143*([.A911])-23.269" office:value-type="float" office:value="445.2583" calcext:value-type="float">
            <text:p>445.258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0.5143*([.A912])-23.269" office:value-type="float" office:value="445.7726" calcext:value-type="float">
            <text:p>445.772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0.5143*([.A913])-23.269" office:value-type="float" office:value="446.2869" calcext:value-type="float">
            <text:p>446.286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0.5143*([.A914])-23.269" office:value-type="float" office:value="446.8012" calcext:value-type="float">
            <text:p>446.80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0.5143*([.A915])-23.269" office:value-type="float" office:value="447.3155" calcext:value-type="float">
            <text:p>447.315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0.5143*([.A916])-23.269" office:value-type="float" office:value="447.8298" calcext:value-type="float">
            <text:p>447.829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0.5143*([.A917])-23.269" office:value-type="float" office:value="448.3441" calcext:value-type="float">
            <text:p>448.344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0.5143*([.A918])-23.269" office:value-type="float" office:value="448.8584" calcext:value-type="float">
            <text:p>448.858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0.5143*([.A919])-23.269" office:value-type="float" office:value="449.3727" calcext:value-type="float">
            <text:p>449.372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0.5143*([.A920])-23.269" office:value-type="float" office:value="449.887" calcext:value-type="float">
            <text:p>449.88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0.5143*([.A921])-23.269" office:value-type="float" office:value="450.4013" calcext:value-type="float">
            <text:p>450.40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0.5143*([.A922])-23.269" office:value-type="float" office:value="450.9156" calcext:value-type="float">
            <text:p>450.915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0.5143*([.A923])-23.269" office:value-type="float" office:value="451.4299" calcext:value-type="float">
            <text:p>451.429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0.5143*([.A924])-23.269" office:value-type="float" office:value="451.9442" calcext:value-type="float">
            <text:p>451.944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0.5143*([.A925])-23.269" office:value-type="float" office:value="452.4585" calcext:value-type="float">
            <text:p>452.458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0.5143*([.A926])-23.269" office:value-type="float" office:value="452.9728" calcext:value-type="float">
            <text:p>452.972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0.5143*([.A927])-23.269" office:value-type="float" office:value="453.4871" calcext:value-type="float">
            <text:p>453.487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0.5143*([.A928])-23.269" office:value-type="float" office:value="454.0014" calcext:value-type="float">
            <text:p>454.001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0.5143*([.A929])-23.269" office:value-type="float" office:value="454.5157" calcext:value-type="float">
            <text:p>454.515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0.5143*([.A930])-23.269" office:value-type="float" office:value="455.03" calcext:value-type="float">
            <text:p>455.0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0.5143*([.A931])-23.269" office:value-type="float" office:value="455.5443" calcext:value-type="float">
            <text:p>455.544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0.5143*([.A932])-23.269" office:value-type="float" office:value="456.0586" calcext:value-type="float">
            <text:p>456.058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0.5143*([.A933])-23.269" office:value-type="float" office:value="456.5729" calcext:value-type="float">
            <text:p>456.572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0.5143*([.A934])-23.269" office:value-type="float" office:value="457.0872" calcext:value-type="float">
            <text:p>457.087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0.5143*([.A935])-23.269" office:value-type="float" office:value="457.6015" calcext:value-type="float">
            <text:p>457.60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0.5143*([.A936])-23.269" office:value-type="float" office:value="458.1158" calcext:value-type="float">
            <text:p>458.115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0.5143*([.A937])-23.269" office:value-type="float" office:value="458.6301" calcext:value-type="float">
            <text:p>458.630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0.5143*([.A938])-23.269" office:value-type="float" office:value="459.1444" calcext:value-type="float">
            <text:p>459.144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0.5143*([.A939])-23.269" office:value-type="float" office:value="459.6587" calcext:value-type="float">
            <text:p>459.658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0.5143*([.A940])-23.269" office:value-type="float" office:value="460.173" calcext:value-type="float">
            <text:p>460.17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0.5143*([.A941])-23.269" office:value-type="float" office:value="460.6873" calcext:value-type="float">
            <text:p>460.687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0.5143*([.A942])-23.269" office:value-type="float" office:value="461.2016" calcext:value-type="float">
            <text:p>461.20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0.5143*([.A943])-23.269" office:value-type="float" office:value="461.7159" calcext:value-type="float">
            <text:p>461.71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0.5143*([.A944])-23.269" office:value-type="float" office:value="462.2302" calcext:value-type="float">
            <text:p>462.230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0.5143*([.A945])-23.269" office:value-type="float" office:value="462.7445" calcext:value-type="float">
            <text:p>462.74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0.5143*([.A946])-23.269" office:value-type="float" office:value="463.2588" calcext:value-type="float">
            <text:p>463.258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0.5143*([.A947])-23.269" office:value-type="float" office:value="463.7731" calcext:value-type="float">
            <text:p>463.773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0.5143*([.A948])-23.269" office:value-type="float" office:value="464.2874" calcext:value-type="float">
            <text:p>464.287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0.5143*([.A949])-23.269" office:value-type="float" office:value="464.8017" calcext:value-type="float">
            <text:p>464.80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0.5143*([.A950])-23.269" office:value-type="float" office:value="465.316" calcext:value-type="float">
            <text:p>465.3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0.5143*([.A951])-23.269" office:value-type="float" office:value="465.8303" calcext:value-type="float">
            <text:p>465.830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0.5143*([.A952])-23.269" office:value-type="float" office:value="466.3446" calcext:value-type="float">
            <text:p>466.344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0.5143*([.A953])-23.269" office:value-type="float" office:value="466.8589" calcext:value-type="float">
            <text:p>466.858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0.5143*([.A954])-23.269" office:value-type="float" office:value="467.3732" calcext:value-type="float">
            <text:p>467.373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0.5143*([.A955])-23.269" office:value-type="float" office:value="467.8875" calcext:value-type="float">
            <text:p>467.887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0.5143*([.A956])-23.269" office:value-type="float" office:value="468.4018" calcext:value-type="float">
            <text:p>468.4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0.5143*([.A957])-23.269" office:value-type="float" office:value="468.9161" calcext:value-type="float">
            <text:p>468.916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0.5143*([.A958])-23.269" office:value-type="float" office:value="469.4304" calcext:value-type="float">
            <text:p>469.430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0.5143*([.A959])-23.269" office:value-type="float" office:value="469.9447" calcext:value-type="float">
            <text:p>469.944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0.5143*([.A960])-23.269" office:value-type="float" office:value="470.459" calcext:value-type="float">
            <text:p>470.4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0.5143*([.A961])-23.269" office:value-type="float" office:value="470.9733" calcext:value-type="float">
            <text:p>470.97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0.5143*([.A962])-23.269" office:value-type="float" office:value="471.4876" calcext:value-type="float">
            <text:p>471.487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0.5143*([.A963])-23.269" office:value-type="float" office:value="472.0019" calcext:value-type="float">
            <text:p>472.001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0.5143*([.A964])-23.269" office:value-type="float" office:value="472.5162" calcext:value-type="float">
            <text:p>472.516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0.5143*([.A965])-23.269" office:value-type="float" office:value="473.0305" calcext:value-type="float">
            <text:p>473.030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0.5143*([.A966])-23.269" office:value-type="float" office:value="473.5448" calcext:value-type="float">
            <text:p>473.544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0.5143*([.A967])-23.269" office:value-type="float" office:value="474.0591" calcext:value-type="float">
            <text:p>474.059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0.5143*([.A968])-23.269" office:value-type="float" office:value="474.5734" calcext:value-type="float">
            <text:p>474.573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0.5143*([.A969])-23.269" office:value-type="float" office:value="475.0877" calcext:value-type="float">
            <text:p>475.087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0.5143*([.A970])-23.269" office:value-type="float" office:value="475.602" calcext:value-type="float">
            <text:p>475.60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0.5143*([.A971])-23.269" office:value-type="float" office:value="476.1163" calcext:value-type="float">
            <text:p>476.116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0.5143*([.A972])-23.269" office:value-type="float" office:value="476.6306" calcext:value-type="float">
            <text:p>476.630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0.5143*([.A973])-23.269" office:value-type="float" office:value="477.1449" calcext:value-type="float">
            <text:p>477.144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0.5143*([.A974])-23.269" office:value-type="float" office:value="477.6592" calcext:value-type="float">
            <text:p>477.659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0.5143*([.A975])-23.269" office:value-type="float" office:value="478.1735" calcext:value-type="float">
            <text:p>478.173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0.5143*([.A976])-23.269" office:value-type="float" office:value="478.6878" calcext:value-type="float">
            <text:p>478.687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0.5143*([.A977])-23.269" office:value-type="float" office:value="479.2021" calcext:value-type="float">
            <text:p>479.20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0.5143*([.A978])-23.269" office:value-type="float" office:value="479.7164" calcext:value-type="float">
            <text:p>479.716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0.5143*([.A979])-23.269" office:value-type="float" office:value="480.2307" calcext:value-type="float">
            <text:p>480.230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0.5143*([.A980])-23.269" office:value-type="float" office:value="480.745" calcext:value-type="float">
            <text:p>480.74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0.5143*([.A981])-23.269" office:value-type="float" office:value="481.2593" calcext:value-type="float">
            <text:p>481.259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0.5143*([.A982])-23.269" office:value-type="float" office:value="481.7736" calcext:value-type="float">
            <text:p>481.773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0.5143*([.A983])-23.269" office:value-type="float" office:value="482.2879" calcext:value-type="float">
            <text:p>482.287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0.5143*([.A984])-23.269" office:value-type="float" office:value="482.8022" calcext:value-type="float">
            <text:p>482.80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0.5143*([.A985])-23.269" office:value-type="float" office:value="483.3165" calcext:value-type="float">
            <text:p>483.316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0.5143*([.A986])-23.269" office:value-type="float" office:value="483.8308" calcext:value-type="float">
            <text:p>483.83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0.5143*([.A987])-23.269" office:value-type="float" office:value="484.3451" calcext:value-type="float">
            <text:p>484.345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0.5143*([.A988])-23.269" office:value-type="float" office:value="484.8594" calcext:value-type="float">
            <text:p>484.859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0.5143*([.A989])-23.269" office:value-type="float" office:value="485.3737" calcext:value-type="float">
            <text:p>485.373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0.5143*([.A990])-23.269" office:value-type="float" office:value="485.888" calcext:value-type="float">
            <text:p>485.88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0.5143*([.A991])-23.269" office:value-type="float" office:value="486.4023" calcext:value-type="float">
            <text:p>486.402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0.5143*([.A992])-23.269" office:value-type="float" office:value="486.9166" calcext:value-type="float">
            <text:p>486.916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0.5143*([.A993])-23.269" office:value-type="float" office:value="487.4309" calcext:value-type="float">
            <text:p>487.430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0.5143*([.A994])-23.269" office:value-type="float" office:value="487.9452" calcext:value-type="float">
            <text:p>487.945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0.5143*([.A995])-23.269" office:value-type="float" office:value="488.4595" calcext:value-type="float">
            <text:p>488.459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0.5143*([.A996])-23.269" office:value-type="float" office:value="488.9738" calcext:value-type="float">
            <text:p>488.973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0.5143*([.A997])-23.269" office:value-type="float" office:value="489.4881" calcext:value-type="float">
            <text:p>489.488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0.5143*([.A998])-23.269" office:value-type="float" office:value="490.0024" calcext:value-type="float">
            <text:p>490.002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0.5143*([.A999])-23.269" office:value-type="float" office:value="490.5167" calcext:value-type="float">
            <text:p>490.51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0.5143*([.A1000])-23.269" office:value-type="float" office:value="491.031" calcext:value-type="float">
            <text:p>491.03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0.5143*([.A1001])-23.269" office:value-type="float" office:value="491.5453" calcext:value-type="float">
            <text:p>491.545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0.5143*([.A1002])-23.269" office:value-type="float" office:value="492.0596" calcext:value-type="float">
            <text:p>492.059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0.5143*([.A1003])-23.269" office:value-type="float" office:value="492.5739" calcext:value-type="float">
            <text:p>492.573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0.5143*([.A1004])-23.269" office:value-type="float" office:value="493.0882" calcext:value-type="float">
            <text:p>493.088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0.5143*([.A1005])-23.269" office:value-type="float" office:value="493.6025" calcext:value-type="float">
            <text:p>493.602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0.5143*([.A1006])-23.269" office:value-type="float" office:value="494.1168" calcext:value-type="float">
            <text:p>494.116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0.5143*([.A1007])-23.269" office:value-type="float" office:value="494.6311" calcext:value-type="float">
            <text:p>494.631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0.5143*([.A1008])-23.269" office:value-type="float" office:value="495.1454" calcext:value-type="float">
            <text:p>495.145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0.5143*([.A1009])-23.269" office:value-type="float" office:value="495.6597" calcext:value-type="float">
            <text:p>495.659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0.5143*([.A1010])-23.269" office:value-type="float" office:value="496.174" calcext:value-type="float">
            <text:p>496.17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0.5143*([.A1011])-23.269" office:value-type="float" office:value="496.6883" calcext:value-type="float">
            <text:p>496.688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0.5143*([.A1012])-23.269" office:value-type="float" office:value="497.2026" calcext:value-type="float">
            <text:p>497.202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0.5143*([.A1013])-23.269" office:value-type="float" office:value="497.7169" calcext:value-type="float">
            <text:p>497.716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0.5143*([.A1014])-23.269" office:value-type="float" office:value="498.2312" calcext:value-type="float">
            <text:p>498.231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0.5143*([.A1015])-23.269" office:value-type="float" office:value="498.7455" calcext:value-type="float">
            <text:p>498.745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0.5143*([.A1016])-23.269" office:value-type="float" office:value="499.2598" calcext:value-type="float">
            <text:p>499.259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0.5143*([.A1017])-23.269" office:value-type="float" office:value="499.7741" calcext:value-type="float">
            <text:p>499.774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0.5143*([.A1018])-23.269" office:value-type="float" office:value="500.2884" calcext:value-type="float">
            <text:p>500.288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0.5143*([.A1019])-23.269" office:value-type="float" office:value="500.8027" calcext:value-type="float">
            <text:p>500.802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0.5143*([.A1020])-23.269" office:value-type="float" office:value="501.317" calcext:value-type="float">
            <text:p>501.31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0.5143*([.A1021])-23.269" office:value-type="float" office:value="501.8313" calcext:value-type="float">
            <text:p>501.83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0.5143*([.A1022])-23.269" office:value-type="float" office:value="502.3456" calcext:value-type="float">
            <text:p>502.345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0.5143*([.A1023])-23.269" office:value-type="float" office:value="502.8599" calcext:value-type="float">
            <text:p>502.85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0.5143*([.A1024])-23.269" office:value-type="float" office:value="503.3742" calcext:value-type="float">
            <text:p>503.374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0.5143*([.A1025])-23.269" office:value-type="float" office:value="503.8885" calcext:value-type="float">
            <text:p>503.888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0.5143*([.A1026])-23.269" office:value-type="float" office:value="504.4028" calcext:value-type="float">
            <text:p>504.402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0.5143*([.A1027])-23.269" office:value-type="float" office:value="504.9171" calcext:value-type="float">
            <text:p>504.917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0.5143*([.A1028])-23.269" office:value-type="float" office:value="505.4314" calcext:value-type="float">
            <text:p>505.431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0.5143*([.A1029])-23.269" office:value-type="float" office:value="505.9457" calcext:value-type="float">
            <text:p>505.945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0.5143*([.A1030])-23.269" office:value-type="float" office:value="506.46" calcext:value-type="float">
            <text:p>506.4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0.5143*([.A1031])-23.269" office:value-type="float" office:value="506.9743" calcext:value-type="float">
            <text:p>506.974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0.5143*([.A1032])-23.269" office:value-type="float" office:value="507.4886" calcext:value-type="float">
            <text:p>507.488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0.5143*([.A1033])-23.269" office:value-type="float" office:value="508.0029" calcext:value-type="float">
            <text:p>508.002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0.5143*([.A1034])-23.269" office:value-type="float" office:value="508.5172" calcext:value-type="float">
            <text:p>508.517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0.5143*([.A1035])-23.269" office:value-type="float" office:value="509.0315" calcext:value-type="float">
            <text:p>509.031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0.5143*([.A1036])-23.269" office:value-type="float" office:value="509.5458" calcext:value-type="float">
            <text:p>509.545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0.5143*([.A1037])-23.269" office:value-type="float" office:value="510.0601" calcext:value-type="float">
            <text:p>510.060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0.5143*([.A1038])-23.269" office:value-type="float" office:value="510.5744" calcext:value-type="float">
            <text:p>510.574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0.5143*([.A1039])-23.269" office:value-type="float" office:value="511.0887" calcext:value-type="float">
            <text:p>511.088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0.5143*([.A1040])-23.269" office:value-type="float" office:value="511.603" calcext:value-type="float">
            <text:p>511.60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0.5143*([.A1041])-23.269" office:value-type="float" office:value="512.1173" calcext:value-type="float">
            <text:p>512.117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0.5143*([.A1042])-23.269" office:value-type="float" office:value="512.6316" calcext:value-type="float">
            <text:p>512.631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0.5143*([.A1043])-23.269" office:value-type="float" office:value="513.1459" calcext:value-type="float">
            <text:p>513.145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0.5143*([.A1044])-23.269" office:value-type="float" office:value="513.6602" calcext:value-type="float">
            <text:p>513.660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0.5143*([.A1045])-23.269" office:value-type="float" office:value="514.1745" calcext:value-type="float">
            <text:p>514.174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0.5143*([.A1046])-23.269" office:value-type="float" office:value="514.6888" calcext:value-type="float">
            <text:p>514.688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0.5143*([.A1047])-23.269" office:value-type="float" office:value="515.2031" calcext:value-type="float">
            <text:p>515.203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0.5143*([.A1048])-23.269" office:value-type="float" office:value="515.7174" calcext:value-type="float">
            <text:p>515.717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0.5143*([.A1049])-23.269" office:value-type="float" office:value="516.2317" calcext:value-type="float">
            <text:p>516.231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0.5143*([.A1050])-23.269" office:value-type="float" office:value="516.746" calcext:value-type="float">
            <text:p>516.74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0.5143*([.A1051])-23.269" office:value-type="float" office:value="517.2603" calcext:value-type="float">
            <text:p>517.260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0.5143*([.A1052])-23.269" office:value-type="float" office:value="517.7746" calcext:value-type="float">
            <text:p>517.774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0.5143*([.A1053])-23.269" office:value-type="float" office:value="518.2889" calcext:value-type="float">
            <text:p>518.288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0.5143*([.A1054])-23.269" office:value-type="float" office:value="518.8032" calcext:value-type="float">
            <text:p>518.803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0.5143*([.A1055])-23.269" office:value-type="float" office:value="519.3175" calcext:value-type="float">
            <text:p>519.317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0.5143*([.A1056])-23.269" office:value-type="float" office:value="519.8318" calcext:value-type="float">
            <text:p>519.831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0.5143*([.A1057])-23.269" office:value-type="float" office:value="520.3461" calcext:value-type="float">
            <text:p>520.346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0.5143*([.A1058])-23.269" office:value-type="float" office:value="520.8604" calcext:value-type="float">
            <text:p>520.860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0.5143*([.A1059])-23.269" office:value-type="float" office:value="521.3747" calcext:value-type="float">
            <text:p>521.374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0.5143*([.A1060])-23.269" office:value-type="float" office:value="521.889" calcext:value-type="float">
            <text:p>521.88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0.5143*([.A1061])-23.269" office:value-type="float" office:value="522.4033" calcext:value-type="float">
            <text:p>522.403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0.5143*([.A1062])-23.269" office:value-type="float" office:value="522.9176" calcext:value-type="float">
            <text:p>522.917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0.5143*([.A1063])-23.269" office:value-type="float" office:value="523.4319" calcext:value-type="float">
            <text:p>523.431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0.5143*([.A1064])-23.269" office:value-type="float" office:value="523.9462" calcext:value-type="float">
            <text:p>523.946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0.5143*([.A1065])-23.269" office:value-type="float" office:value="524.4605" calcext:value-type="float">
            <text:p>524.460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0.5143*([.A1066])-23.269" office:value-type="float" office:value="524.9748" calcext:value-type="float">
            <text:p>524.974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0.5143*([.A1067])-23.269" office:value-type="float" office:value="525.4891" calcext:value-type="float">
            <text:p>525.489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0.5143*([.A1068])-23.269" office:value-type="float" office:value="526.0034" calcext:value-type="float">
            <text:p>526.003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0.5143*([.A1069])-23.269" office:value-type="float" office:value="526.5177" calcext:value-type="float">
            <text:p>526.517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0.5143*([.A1070])-23.269" office:value-type="float" office:value="527.032" calcext:value-type="float">
            <text:p>527.03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0.5143*([.A1071])-23.269" office:value-type="float" office:value="527.5463" calcext:value-type="float">
            <text:p>527.546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0.5143*([.A1072])-23.269" office:value-type="float" office:value="528.0606" calcext:value-type="float">
            <text:p>528.060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0.5143*([.A1073])-23.269" office:value-type="float" office:value="528.5749" calcext:value-type="float">
            <text:p>528.574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0.5143*([.A1074])-23.269" office:value-type="float" office:value="529.0892" calcext:value-type="float">
            <text:p>529.089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0.5143*([.A1075])-23.269" office:value-type="float" office:value="529.6035" calcext:value-type="float">
            <text:p>529.603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0.5143*([.A1076])-23.269" office:value-type="float" office:value="530.1178" calcext:value-type="float">
            <text:p>530.117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0.5143*([.A1077])-23.269" office:value-type="float" office:value="530.6321" calcext:value-type="float">
            <text:p>530.632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0.5143*([.A1078])-23.269" office:value-type="float" office:value="531.1464" calcext:value-type="float">
            <text:p>531.146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0.5143*([.A1079])-23.269" office:value-type="float" office:value="531.6607" calcext:value-type="float">
            <text:p>531.660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0.5143*([.A1080])-23.269" office:value-type="float" office:value="532.175" calcext:value-type="float">
            <text:p>532.17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0.5143*([.A1081])-23.269" office:value-type="float" office:value="532.6893" calcext:value-type="float">
            <text:p>532.689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0.5143*([.A1082])-23.269" office:value-type="float" office:value="533.2036" calcext:value-type="float">
            <text:p>533.203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0.5143*([.A1083])-23.269" office:value-type="float" office:value="533.7179" calcext:value-type="float">
            <text:p>533.717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0.5143*([.A1084])-23.269" office:value-type="float" office:value="534.2322" calcext:value-type="float">
            <text:p>534.232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0.5143*([.A1085])-23.269" office:value-type="float" office:value="534.7465" calcext:value-type="float">
            <text:p>534.746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0.5143*([.A1086])-23.269" office:value-type="float" office:value="535.2608" calcext:value-type="float">
            <text:p>535.260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0.5143*([.A1087])-23.269" office:value-type="float" office:value="535.7751" calcext:value-type="float">
            <text:p>535.775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0.5143*([.A1088])-23.269" office:value-type="float" office:value="536.2894" calcext:value-type="float">
            <text:p>536.289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0.5143*([.A1089])-23.269" office:value-type="float" office:value="536.8037" calcext:value-type="float">
            <text:p>536.803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0.5143*([.A1090])-23.269" office:value-type="float" office:value="537.318" calcext:value-type="float">
            <text:p>537.31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0.5143*([.A1091])-23.269" office:value-type="float" office:value="537.8323" calcext:value-type="float">
            <text:p>537.832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0.5143*([.A1092])-23.269" office:value-type="float" office:value="538.3466" calcext:value-type="float">
            <text:p>538.346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0.5143*([.A1093])-23.269" office:value-type="float" office:value="538.8609" calcext:value-type="float">
            <text:p>538.860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0.5143*([.A1094])-23.269" office:value-type="float" office:value="539.3752" calcext:value-type="float">
            <text:p>539.375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0.5143*([.A1095])-23.269" office:value-type="float" office:value="539.8895" calcext:value-type="float">
            <text:p>539.889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0.5143*([.A1096])-23.269" office:value-type="float" office:value="540.4038" calcext:value-type="float">
            <text:p>540.403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0.5143*([.A1097])-23.269" office:value-type="float" office:value="540.9181" calcext:value-type="float">
            <text:p>540.918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0.5143*([.A1098])-23.269" office:value-type="float" office:value="541.4324" calcext:value-type="float">
            <text:p>541.432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0.5143*([.A1099])-23.269" office:value-type="float" office:value="541.9467" calcext:value-type="float">
            <text:p>541.94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0.5143*([.A1100])-23.269" office:value-type="float" office:value="542.461" calcext:value-type="float">
            <text:p>542.46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0.5143*([.A1101])-23.269" office:value-type="float" office:value="542.9753" calcext:value-type="float">
            <text:p>542.975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0.5143*([.A1102])-23.269" office:value-type="float" office:value="543.4896" calcext:value-type="float">
            <text:p>543.489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0.5143*([.A1103])-23.269" office:value-type="float" office:value="544.0039" calcext:value-type="float">
            <text:p>544.003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0.5143*([.A1104])-23.269" office:value-type="float" office:value="544.5182" calcext:value-type="float">
            <text:p>544.518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0.5143*([.A1105])-23.269" office:value-type="float" office:value="545.0325" calcext:value-type="float">
            <text:p>545.032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0.5143*([.A1106])-23.269" office:value-type="float" office:value="545.5468" calcext:value-type="float">
            <text:p>545.546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0.5143*([.A1107])-23.269" office:value-type="float" office:value="546.0611" calcext:value-type="float">
            <text:p>546.061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0.5143*([.A1108])-23.269" office:value-type="float" office:value="546.5754" calcext:value-type="float">
            <text:p>546.575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0.5143*([.A1109])-23.269" office:value-type="float" office:value="547.0897" calcext:value-type="float">
            <text:p>547.089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0.5143*([.A1110])-23.269" office:value-type="float" office:value="547.604" calcext:value-type="float">
            <text:p>547.6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0.5143*([.A1111])-23.269" office:value-type="float" office:value="548.1183" calcext:value-type="float">
            <text:p>548.118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0.5143*([.A1112])-23.269" office:value-type="float" office:value="548.6326" calcext:value-type="float">
            <text:p>548.632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0.5143*([.A1113])-23.269" office:value-type="float" office:value="549.1469" calcext:value-type="float">
            <text:p>549.146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0.5143*([.A1114])-23.269" office:value-type="float" office:value="549.6612" calcext:value-type="float">
            <text:p>549.661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0.5143*([.A1115])-23.269" office:value-type="float" office:value="550.1755" calcext:value-type="float">
            <text:p>550.175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0.5143*([.A1116])-23.269" office:value-type="float" office:value="550.6898" calcext:value-type="float">
            <text:p>550.689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0.5143*([.A1117])-23.269" office:value-type="float" office:value="551.2041" calcext:value-type="float">
            <text:p>551.204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0.5143*([.A1118])-23.269" office:value-type="float" office:value="551.7184" calcext:value-type="float">
            <text:p>551.718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0.5143*([.A1119])-23.269" office:value-type="float" office:value="552.2327" calcext:value-type="float">
            <text:p>552.232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0.5143*([.A1120])-23.269" office:value-type="float" office:value="552.747" calcext:value-type="float">
            <text:p>552.74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0.5143*([.A1121])-23.269" office:value-type="float" office:value="553.2613" calcext:value-type="float">
            <text:p>553.261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0.5143*([.A1122])-23.269" office:value-type="float" office:value="553.7756" calcext:value-type="float">
            <text:p>553.775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0.5143*([.A1123])-23.269" office:value-type="float" office:value="554.2899" calcext:value-type="float">
            <text:p>554.289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0.5143*([.A1124])-23.269" office:value-type="float" office:value="554.8042" calcext:value-type="float">
            <text:p>554.80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0.5143*([.A1125])-23.269" office:value-type="float" office:value="555.3185" calcext:value-type="float">
            <text:p>555.318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0.5143*([.A1126])-23.269" office:value-type="float" office:value="555.8328" calcext:value-type="float">
            <text:p>555.832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0.5143*([.A1127])-23.269" office:value-type="float" office:value="556.3471" calcext:value-type="float">
            <text:p>556.347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0.5143*([.A1128])-23.269" office:value-type="float" office:value="556.8614" calcext:value-type="float">
            <text:p>556.86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0.5143*([.A1129])-23.269" office:value-type="float" office:value="557.3757" calcext:value-type="float">
            <text:p>557.375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0.5143*([.A1130])-23.269" office:value-type="float" office:value="557.89" calcext:value-type="float">
            <text:p>557.8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0.5143*([.A1131])-23.269" office:value-type="float" office:value="558.4043" calcext:value-type="float">
            <text:p>558.404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0.5143*([.A1132])-23.269" office:value-type="float" office:value="558.9186" calcext:value-type="float">
            <text:p>558.918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0.5143*([.A1133])-23.269" office:value-type="float" office:value="559.4329" calcext:value-type="float">
            <text:p>559.4329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0.5143*([.A1134])-23.269" office:value-type="float" office:value="559.9472" calcext:value-type="float">
            <text:p>559.947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0.5143*([.A1135])-23.269" office:value-type="float" office:value="560.4615" calcext:value-type="float">
            <text:p>560.461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0.5143*([.A1136])-23.269" office:value-type="float" office:value="560.9758" calcext:value-type="float">
            <text:p>560.975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0.5143*([.A1137])-23.269" office:value-type="float" office:value="561.4901" calcext:value-type="float">
            <text:p>561.490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0.5143*([.A1138])-23.269" office:value-type="float" office:value="562.0044" calcext:value-type="float">
            <text:p>562.004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0.5143*([.A1139])-23.269" office:value-type="float" office:value="562.5187" calcext:value-type="float">
            <text:p>562.518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0.5143*([.A1140])-23.269" office:value-type="float" office:value="563.033" calcext:value-type="float">
            <text:p>563.03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0.5143*([.A1141])-23.269" office:value-type="float" office:value="563.5473" calcext:value-type="float">
            <text:p>563.547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0.5143*([.A1142])-23.269" office:value-type="float" office:value="564.0616" calcext:value-type="float">
            <text:p>564.061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0.5143*([.A1143])-23.269" office:value-type="float" office:value="564.5759" calcext:value-type="float">
            <text:p>564.575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0.5143*([.A1144])-23.269" office:value-type="float" office:value="565.0902" calcext:value-type="float">
            <text:p>565.090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0.5143*([.A1145])-23.269" office:value-type="float" office:value="565.6045" calcext:value-type="float">
            <text:p>565.604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0.5143*([.A1146])-23.269" office:value-type="float" office:value="566.1188" calcext:value-type="float">
            <text:p>566.118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0.5143*([.A1147])-23.269" office:value-type="float" office:value="566.6331" calcext:value-type="float">
            <text:p>566.633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0.5143*([.A1148])-23.269" office:value-type="float" office:value="567.1474" calcext:value-type="float">
            <text:p>567.147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0.5143*([.A1149])-23.269" office:value-type="float" office:value="567.6617" calcext:value-type="float">
            <text:p>567.661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0.5143*([.A1150])-23.269" office:value-type="float" office:value="568.176" calcext:value-type="float">
            <text:p>568.17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0.5143*([.A1151])-23.269" office:value-type="float" office:value="568.6903" calcext:value-type="float">
            <text:p>568.690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0.5143*([.A1152])-23.269" office:value-type="float" office:value="569.2046" calcext:value-type="float">
            <text:p>569.204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0.5143*([.A1153])-23.269" office:value-type="float" office:value="569.7189" calcext:value-type="float">
            <text:p>569.718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0.5143*([.A1154])-23.269" office:value-type="float" office:value="570.2332" calcext:value-type="float">
            <text:p>570.233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0.5143*([.A1155])-23.269" office:value-type="float" office:value="570.7475" calcext:value-type="float">
            <text:p>570.747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0.5143*([.A1156])-23.269" office:value-type="float" office:value="571.2618" calcext:value-type="float">
            <text:p>571.261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0.5143*([.A1157])-23.269" office:value-type="float" office:value="571.7761" calcext:value-type="float">
            <text:p>571.776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0.5143*([.A1158])-23.269" office:value-type="float" office:value="572.2904" calcext:value-type="float">
            <text:p>572.290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0.5143*([.A1159])-23.269" office:value-type="float" office:value="572.8047" calcext:value-type="float">
            <text:p>572.804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0.5143*([.A1160])-23.269" office:value-type="float" office:value="573.319" calcext:value-type="float">
            <text:p>573.31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0.5143*([.A1161])-23.269" office:value-type="float" office:value="573.8333" calcext:value-type="float">
            <text:p>573.833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0.5143*([.A1162])-23.269" office:value-type="float" office:value="574.3476" calcext:value-type="float">
            <text:p>574.347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0.5143*([.A1163])-23.269" office:value-type="float" office:value="574.8619" calcext:value-type="float">
            <text:p>574.861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0.5143*([.A1164])-23.269" office:value-type="float" office:value="575.3762" calcext:value-type="float">
            <text:p>575.376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0.5143*([.A1165])-23.269" office:value-type="float" office:value="575.8905" calcext:value-type="float">
            <text:p>575.890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0.5143*([.A1166])-23.269" office:value-type="float" office:value="576.4048" calcext:value-type="float">
            <text:p>576.404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0.5143*([.A1167])-23.269" office:value-type="float" office:value="576.9191" calcext:value-type="float">
            <text:p>576.919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0.5143*([.A1168])-23.269" office:value-type="float" office:value="577.4334" calcext:value-type="float">
            <text:p>577.433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0.5143*([.A1169])-23.269" office:value-type="float" office:value="577.9477" calcext:value-type="float">
            <text:p>577.947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0.5143*([.A1170])-23.269" office:value-type="float" office:value="578.462" calcext:value-type="float">
            <text:p>578.46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0.5143*([.A1171])-23.269" office:value-type="float" office:value="578.9763" calcext:value-type="float">
            <text:p>578.976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0.5143*([.A1172])-23.269" office:value-type="float" office:value="579.4906" calcext:value-type="float">
            <text:p>579.490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0.5143*([.A1173])-23.269" office:value-type="float" office:value="580.0049" calcext:value-type="float">
            <text:p>580.004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0.5143*([.A1174])-23.269" office:value-type="float" office:value="580.5192" calcext:value-type="float">
            <text:p>580.519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0.5143*([.A1175])-23.269" office:value-type="float" office:value="581.0335" calcext:value-type="float">
            <text:p>581.033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0.5143*([.A1176])-23.269" office:value-type="float" office:value="581.5478" calcext:value-type="float">
            <text:p>581.547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0.5143*([.A1177])-23.269" office:value-type="float" office:value="582.0621" calcext:value-type="float">
            <text:p>582.062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0.5143*([.A1178])-23.269" office:value-type="float" office:value="582.5764" calcext:value-type="float">
            <text:p>582.576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0.5143*([.A1179])-23.269" office:value-type="float" office:value="583.0907" calcext:value-type="float">
            <text:p>583.090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0.5143*([.A1180])-23.269" office:value-type="float" office:value="583.605" calcext:value-type="float">
            <text:p>583.60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0.5143*([.A1181])-23.269" office:value-type="float" office:value="584.1193" calcext:value-type="float">
            <text:p>584.119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0.5143*([.A1182])-23.269" office:value-type="float" office:value="584.6336" calcext:value-type="float">
            <text:p>584.633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0.5143*([.A1183])-23.269" office:value-type="float" office:value="585.1479" calcext:value-type="float">
            <text:p>585.147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0.5143*([.A1184])-23.269" office:value-type="float" office:value="585.6622" calcext:value-type="float">
            <text:p>585.662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0.5143*([.A1185])-23.269" office:value-type="float" office:value="586.1765" calcext:value-type="float">
            <text:p>586.176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0.5143*([.A1186])-23.269" office:value-type="float" office:value="586.6908" calcext:value-type="float">
            <text:p>586.690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0.5143*([.A1187])-23.269" office:value-type="float" office:value="587.2051" calcext:value-type="float">
            <text:p>587.205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0.5143*([.A1188])-23.269" office:value-type="float" office:value="587.7194" calcext:value-type="float">
            <text:p>587.719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0.5143*([.A1189])-23.269" office:value-type="float" office:value="588.2337" calcext:value-type="float">
            <text:p>588.233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0.5143*([.A1190])-23.269" office:value-type="float" office:value="588.748" calcext:value-type="float">
            <text:p>588.74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0.5143*([.A1191])-23.269" office:value-type="float" office:value="589.2623" calcext:value-type="float">
            <text:p>589.262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0.5143*([.A1192])-23.269" office:value-type="float" office:value="589.7766" calcext:value-type="float">
            <text:p>589.776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0.5143*([.A1193])-23.269" office:value-type="float" office:value="590.2909" calcext:value-type="float">
            <text:p>590.290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0.5143*([.A1194])-23.269" office:value-type="float" office:value="590.8052" calcext:value-type="float">
            <text:p>590.805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0.5143*([.A1195])-23.269" office:value-type="float" office:value="591.3195" calcext:value-type="float">
            <text:p>591.319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0.5143*([.A1196])-23.269" office:value-type="float" office:value="591.8338" calcext:value-type="float">
            <text:p>591.833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0.5143*([.A1197])-23.269" office:value-type="float" office:value="592.3481" calcext:value-type="float">
            <text:p>592.348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0.5143*([.A1198])-23.269" office:value-type="float" office:value="592.8624" calcext:value-type="float">
            <text:p>592.862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0.5143*([.A1199])-23.269" office:value-type="float" office:value="593.3767" calcext:value-type="float">
            <text:p>593.37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0.5143*([.A1200])-23.269" office:value-type="float" office:value="593.891" calcext:value-type="float">
            <text:p>593.89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0.5143*([.A1201])-23.269" office:value-type="float" office:value="594.4053" calcext:value-type="float">
            <text:p>594.405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0.5143*([.A1202])-23.269" office:value-type="float" office:value="594.9196" calcext:value-type="float">
            <text:p>594.919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0.5143*([.A1203])-23.269" office:value-type="float" office:value="595.4339" calcext:value-type="float">
            <text:p>595.433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0.5143*([.A1204])-23.269" office:value-type="float" office:value="595.9482" calcext:value-type="float">
            <text:p>595.948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0.5143*([.A1205])-23.269" office:value-type="float" office:value="596.4625" calcext:value-type="float">
            <text:p>596.462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0.5143*([.A1206])-23.269" office:value-type="float" office:value="596.9768" calcext:value-type="float">
            <text:p>596.976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0.5143*([.A1207])-23.269" office:value-type="float" office:value="597.4911" calcext:value-type="float">
            <text:p>597.491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0.5143*([.A1208])-23.269" office:value-type="float" office:value="598.0054" calcext:value-type="float">
            <text:p>598.005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0.5143*([.A1209])-23.269" office:value-type="float" office:value="598.5197" calcext:value-type="float">
            <text:p>598.519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0.5143*([.A1210])-23.269" office:value-type="float" office:value="599.034" calcext:value-type="float">
            <text:p>599.03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0.5143*([.A1211])-23.269" office:value-type="float" office:value="599.5483" calcext:value-type="float">
            <text:p>599.548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0.5143*([.A1212])-23.269" office:value-type="float" office:value="600.0626" calcext:value-type="float">
            <text:p>600.062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0.5143*([.A1213])-23.269" office:value-type="float" office:value="600.5769" calcext:value-type="float">
            <text:p>600.576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0.5143*([.A1214])-23.269" office:value-type="float" office:value="601.0912" calcext:value-type="float">
            <text:p>601.091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0.5143*([.A1215])-23.269" office:value-type="float" office:value="601.6055" calcext:value-type="float">
            <text:p>601.605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0.5143*([.A1216])-23.269" office:value-type="float" office:value="602.1198" calcext:value-type="float">
            <text:p>602.119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0.5143*([.A1217])-23.269" office:value-type="float" office:value="602.6341" calcext:value-type="float">
            <text:p>602.634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0.5143*([.A1218])-23.269" office:value-type="float" office:value="603.1484" calcext:value-type="float">
            <text:p>603.148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0.5143*([.A1219])-23.269" office:value-type="float" office:value="603.6627" calcext:value-type="float">
            <text:p>603.662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0.5143*([.A1220])-23.269" office:value-type="float" office:value="604.177" calcext:value-type="float">
            <text:p>604.17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0.5143*([.A1221])-23.269" office:value-type="float" office:value="604.6913" calcext:value-type="float">
            <text:p>604.691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0.5143*([.A1222])-23.269" office:value-type="float" office:value="605.2056" calcext:value-type="float">
            <text:p>605.205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0.5143*([.A1223])-23.269" office:value-type="float" office:value="605.7199" calcext:value-type="float">
            <text:p>605.719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0.5143*([.A1224])-23.269" office:value-type="float" office:value="606.2342" calcext:value-type="float">
            <text:p>606.234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0.5143*([.A1225])-23.269" office:value-type="float" office:value="606.7485" calcext:value-type="float">
            <text:p>606.748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0.5143*([.A1226])-23.269" office:value-type="float" office:value="607.2628" calcext:value-type="float">
            <text:p>607.262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0.5143*([.A1227])-23.269" office:value-type="float" office:value="607.7771" calcext:value-type="float">
            <text:p>607.777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0.5143*([.A1228])-23.269" office:value-type="float" office:value="608.2914" calcext:value-type="float">
            <text:p>608.291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0.5143*([.A1229])-23.269" office:value-type="float" office:value="608.8057" calcext:value-type="float">
            <text:p>608.805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0.5143*([.A1230])-23.269" office:value-type="float" office:value="609.32" calcext:value-type="float">
            <text:p>609.3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0.5143*([.A1231])-23.269" office:value-type="float" office:value="609.8343" calcext:value-type="float">
            <text:p>609.834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0.5143*([.A1232])-23.269" office:value-type="float" office:value="610.3486" calcext:value-type="float">
            <text:p>610.348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0.5143*([.A1233])-23.269" office:value-type="float" office:value="610.8629" calcext:value-type="float">
            <text:p>610.862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0.5143*([.A1234])-23.269" office:value-type="float" office:value="611.3772" calcext:value-type="float">
            <text:p>611.377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0.5143*([.A1235])-23.269" office:value-type="float" office:value="611.8915" calcext:value-type="float">
            <text:p>611.891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0.5143*([.A1236])-23.269" office:value-type="float" office:value="612.4058" calcext:value-type="float">
            <text:p>612.405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0.5143*([.A1237])-23.269" office:value-type="float" office:value="612.9201" calcext:value-type="float">
            <text:p>612.920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0.5143*([.A1238])-23.269" office:value-type="float" office:value="613.4344" calcext:value-type="float">
            <text:p>613.434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0.5143*([.A1239])-23.269" office:value-type="float" office:value="613.9487" calcext:value-type="float">
            <text:p>613.948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0.5143*([.A1240])-23.269" office:value-type="float" office:value="614.463" calcext:value-type="float">
            <text:p>614.46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0.5143*([.A1241])-23.269" office:value-type="float" office:value="614.9773" calcext:value-type="float">
            <text:p>614.977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0.5143*([.A1242])-23.269" office:value-type="float" office:value="615.4916" calcext:value-type="float">
            <text:p>615.491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0.5143*([.A1243])-23.269" office:value-type="float" office:value="616.0059" calcext:value-type="float">
            <text:p>616.005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0.5143*([.A1244])-23.269" office:value-type="float" office:value="616.5202" calcext:value-type="float">
            <text:p>616.520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0.5143*([.A1245])-23.269" office:value-type="float" office:value="617.0345" calcext:value-type="float">
            <text:p>617.034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0.5143*([.A1246])-23.269" office:value-type="float" office:value="617.5488" calcext:value-type="float">
            <text:p>617.548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0.5143*([.A1247])-23.269" office:value-type="float" office:value="618.0631" calcext:value-type="float">
            <text:p>618.063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0.5143*([.A1248])-23.269" office:value-type="float" office:value="618.5774" calcext:value-type="float">
            <text:p>618.577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0.5143*([.A1249])-23.269" office:value-type="float" office:value="619.0917" calcext:value-type="float">
            <text:p>619.09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0.5143*([.A1250])-23.269" office:value-type="float" office:value="619.606" calcext:value-type="float">
            <text:p>619.60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0.5143*([.A1251])-23.269" office:value-type="float" office:value="620.1203" calcext:value-type="float">
            <text:p>620.120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0.5143*([.A1252])-23.269" office:value-type="float" office:value="620.6346" calcext:value-type="float">
            <text:p>620.634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0.5143*([.A1253])-23.269" office:value-type="float" office:value="621.1489" calcext:value-type="float">
            <text:p>621.148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0.5143*([.A1254])-23.269" office:value-type="float" office:value="621.6632" calcext:value-type="float">
            <text:p>621.663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0.5143*([.A1255])-23.269" office:value-type="float" office:value="622.1775" calcext:value-type="float">
            <text:p>622.177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0.5143*([.A1256])-23.269" office:value-type="float" office:value="622.6918" calcext:value-type="float">
            <text:p>622.691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0.5143*([.A1257])-23.269" office:value-type="float" office:value="623.2061" calcext:value-type="float">
            <text:p>623.206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0.5143*([.A1258])-23.269" office:value-type="float" office:value="623.7204" calcext:value-type="float">
            <text:p>623.720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0.5143*([.A1259])-23.269" office:value-type="float" office:value="624.2347" calcext:value-type="float">
            <text:p>624.234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0.5143*([.A1260])-23.269" office:value-type="float" office:value="624.749" calcext:value-type="float">
            <text:p>624.74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0.5143*([.A1261])-23.269" office:value-type="float" office:value="625.2633" calcext:value-type="float">
            <text:p>625.263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0.5143*([.A1262])-23.269" office:value-type="float" office:value="625.7776" calcext:value-type="float">
            <text:p>625.777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0.5143*([.A1263])-23.269" office:value-type="float" office:value="626.2919" calcext:value-type="float">
            <text:p>626.291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0.5143*([.A1264])-23.269" office:value-type="float" office:value="626.8062" calcext:value-type="float">
            <text:p>626.806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0.5143*([.A1265])-23.269" office:value-type="float" office:value="627.3205" calcext:value-type="float">
            <text:p>627.320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0.5143*([.A1266])-23.269" office:value-type="float" office:value="627.8348" calcext:value-type="float">
            <text:p>627.834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0.5143*([.A1267])-23.269" office:value-type="float" office:value="628.3491" calcext:value-type="float">
            <text:p>628.349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0.5143*([.A1268])-23.269" office:value-type="float" office:value="628.8634" calcext:value-type="float">
            <text:p>628.863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0.5143*([.A1269])-23.269" office:value-type="float" office:value="629.3777" calcext:value-type="float">
            <text:p>629.377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0.5143*([.A1270])-23.269" office:value-type="float" office:value="629.892" calcext:value-type="float">
            <text:p>629.89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0.5143*([.A1271])-23.269" office:value-type="float" office:value="630.4063" calcext:value-type="float">
            <text:p>630.406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0.5143*([.A1272])-23.269" office:value-type="float" office:value="630.9206" calcext:value-type="float">
            <text:p>630.920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0.5143*([.A1273])-23.269" office:value-type="float" office:value="631.4349" calcext:value-type="float">
            <text:p>631.434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0.5143*([.A1274])-23.269" office:value-type="float" office:value="631.9492" calcext:value-type="float">
            <text:p>631.949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0.5143*([.A1275])-23.269" office:value-type="float" office:value="632.4635" calcext:value-type="float">
            <text:p>632.463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0.5143*([.A1276])-23.269" office:value-type="float" office:value="632.9778" calcext:value-type="float">
            <text:p>632.977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0.5143*([.A1277])-23.269" office:value-type="float" office:value="633.4921" calcext:value-type="float">
            <text:p>633.4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0.5143*([.A1278])-23.269" office:value-type="float" office:value="634.0064" calcext:value-type="float">
            <text:p>634.006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0.5143*([.A1279])-23.269" office:value-type="float" office:value="634.5207" calcext:value-type="float">
            <text:p>634.520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0.5143*([.A1280])-23.269" office:value-type="float" office:value="635.035" calcext:value-type="float">
            <text:p>635.03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0.5143*([.A1281])-23.269" office:value-type="float" office:value="635.5493" calcext:value-type="float">
            <text:p>635.549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0.5143*([.A1282])-23.269" office:value-type="float" office:value="636.0636" calcext:value-type="float">
            <text:p>636.063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0.5143*([.A1283])-23.269" office:value-type="float" office:value="636.5779" calcext:value-type="float">
            <text:p>636.577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0.5143*([.A1284])-23.269" office:value-type="float" office:value="637.0922" calcext:value-type="float">
            <text:p>637.092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0.5143*([.A1285])-23.269" office:value-type="float" office:value="637.6065" calcext:value-type="float">
            <text:p>637.606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0.5143*([.A1286])-23.269" office:value-type="float" office:value="638.1208" calcext:value-type="float">
            <text:p>638.120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0.5143*([.A1287])-23.269" office:value-type="float" office:value="638.6351" calcext:value-type="float">
            <text:p>638.635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0.5143*([.A1288])-23.269" office:value-type="float" office:value="639.1494" calcext:value-type="float">
            <text:p>639.149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0.5143*([.A1289])-23.269" office:value-type="float" office:value="639.6637" calcext:value-type="float">
            <text:p>639.663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0.5143*([.A1290])-23.269" office:value-type="float" office:value="640.178" calcext:value-type="float">
            <text:p>640.17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0.5143*([.A1291])-23.269" office:value-type="float" office:value="640.6923" calcext:value-type="float">
            <text:p>640.692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0.5143*([.A1292])-23.269" office:value-type="float" office:value="641.2066" calcext:value-type="float">
            <text:p>641.206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0.5143*([.A1293])-23.269" office:value-type="float" office:value="641.7209" calcext:value-type="float">
            <text:p>641.720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0.5143*([.A1294])-23.269" office:value-type="float" office:value="642.2352" calcext:value-type="float">
            <text:p>642.235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0.5143*([.A1295])-23.269" office:value-type="float" office:value="642.7495" calcext:value-type="float">
            <text:p>642.749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0.5143*([.A1296])-23.269" office:value-type="float" office:value="643.2638" calcext:value-type="float">
            <text:p>643.263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0.5143*([.A1297])-23.269" office:value-type="float" office:value="643.7781" calcext:value-type="float">
            <text:p>643.778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0.5143*([.A1298])-23.269" office:value-type="float" office:value="644.2924" calcext:value-type="float">
            <text:p>644.292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0.5143*([.A1299])-23.269" office:value-type="float" office:value="644.8067" calcext:value-type="float">
            <text:p>644.806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0.5143*([.A1300])-23.269" office:value-type="float" office:value="645.321" calcext:value-type="float">
            <text:p>645.32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0.5143*([.A1301])-23.269" office:value-type="float" office:value="645.8353" calcext:value-type="float">
            <text:p>645.835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0.5143*([.A1302])-23.269" office:value-type="float" office:value="646.3496" calcext:value-type="float">
            <text:p>646.349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0.5143*([.A1303])-23.269" office:value-type="float" office:value="646.8639" calcext:value-type="float">
            <text:p>646.863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0.5143*([.A1304])-23.269" office:value-type="float" office:value="647.3782" calcext:value-type="float">
            <text:p>647.378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0.5143*([.A1305])-23.269" office:value-type="float" office:value="647.8925" calcext:value-type="float">
            <text:p>647.892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0.5143*([.A1306])-23.269" office:value-type="float" office:value="648.4068" calcext:value-type="float">
            <text:p>648.406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0.5143*([.A1307])-23.269" office:value-type="float" office:value="648.9211" calcext:value-type="float">
            <text:p>648.921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0.5143*([.A1308])-23.269" office:value-type="float" office:value="649.4354" calcext:value-type="float">
            <text:p>649.435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0.5143*([.A1309])-23.269" office:value-type="float" office:value="649.9497" calcext:value-type="float">
            <text:p>649.949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0.5143*([.A1310])-23.269" office:value-type="float" office:value="650.464" calcext:value-type="float">
            <text:p>650.46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0.5143*([.A1311])-23.269" office:value-type="float" office:value="650.9783" calcext:value-type="float">
            <text:p>650.978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0.5143*([.A1312])-23.269" office:value-type="float" office:value="651.4926" calcext:value-type="float">
            <text:p>651.492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0.5143*([.A1313])-23.269" office:value-type="float" office:value="652.0069" calcext:value-type="float">
            <text:p>652.006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0.5143*([.A1314])-23.269" office:value-type="float" office:value="652.5212" calcext:value-type="float">
            <text:p>652.521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0.5143*([.A1315])-23.269" office:value-type="float" office:value="653.0355" calcext:value-type="float">
            <text:p>653.035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0.5143*([.A1316])-23.269" office:value-type="float" office:value="653.5498" calcext:value-type="float">
            <text:p>653.549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0.5143*([.A1317])-23.269" office:value-type="float" office:value="654.0641" calcext:value-type="float">
            <text:p>654.064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0.5143*([.A1318])-23.269" office:value-type="float" office:value="654.5784" calcext:value-type="float">
            <text:p>654.578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0.5143*([.A1319])-23.269" office:value-type="float" office:value="655.0927" calcext:value-type="float">
            <text:p>655.092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0.5143*([.A1320])-23.269" office:value-type="float" office:value="655.607" calcext:value-type="float">
            <text:p>655.60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0.5143*([.A1321])-23.269" office:value-type="float" office:value="656.1213" calcext:value-type="float">
            <text:p>656.121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0.5143*([.A1322])-23.269" office:value-type="float" office:value="656.6356" calcext:value-type="float">
            <text:p>656.635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0.5143*([.A1323])-23.269" office:value-type="float" office:value="657.1499" calcext:value-type="float">
            <text:p>657.149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0.5143*([.A1324])-23.269" office:value-type="float" office:value="657.6642" calcext:value-type="float">
            <text:p>657.664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0.5143*([.A1325])-23.269" office:value-type="float" office:value="658.1785" calcext:value-type="float">
            <text:p>658.178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0.5143*([.A1326])-23.269" office:value-type="float" office:value="658.6928" calcext:value-type="float">
            <text:p>658.692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0.5143*([.A1327])-23.269" office:value-type="float" office:value="659.2071" calcext:value-type="float">
            <text:p>659.207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0.5143*([.A1328])-23.269" office:value-type="float" office:value="659.7214" calcext:value-type="float">
            <text:p>659.721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0.5143*([.A1329])-23.269" office:value-type="float" office:value="660.2357" calcext:value-type="float">
            <text:p>660.235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0.5143*([.A1330])-23.269" office:value-type="float" office:value="660.75" calcext:value-type="float">
            <text:p>660.7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0.5143*([.A1331])-23.269" office:value-type="float" office:value="661.2643" calcext:value-type="float">
            <text:p>661.264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0.5143*([.A1332])-23.269" office:value-type="float" office:value="661.7786" calcext:value-type="float">
            <text:p>661.778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0.5143*([.A1333])-23.269" office:value-type="float" office:value="662.2929" calcext:value-type="float">
            <text:p>662.292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0.5143*([.A1334])-23.269" office:value-type="float" office:value="662.8072" calcext:value-type="float">
            <text:p>662.807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0.5143*([.A1335])-23.269" office:value-type="float" office:value="663.3215" calcext:value-type="float">
            <text:p>663.321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0.5143*([.A1336])-23.269" office:value-type="float" office:value="663.8358" calcext:value-type="float">
            <text:p>663.835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0.5143*([.A1337])-23.269" office:value-type="float" office:value="664.3501" calcext:value-type="float">
            <text:p>664.350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0.5143*([.A1338])-23.269" office:value-type="float" office:value="664.8644" calcext:value-type="float">
            <text:p>664.864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0.5143*([.A1339])-23.269" office:value-type="float" office:value="665.3787" calcext:value-type="float">
            <text:p>665.378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0.5143*([.A1340])-23.269" office:value-type="float" office:value="665.893" calcext:value-type="float">
            <text:p>665.89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0.5143*([.A1341])-23.269" office:value-type="float" office:value="666.4073" calcext:value-type="float">
            <text:p>666.407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0.5143*([.A1342])-23.269" office:value-type="float" office:value="666.9216" calcext:value-type="float">
            <text:p>666.921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0.5143*([.A1343])-23.269" office:value-type="float" office:value="667.4359" calcext:value-type="float">
            <text:p>667.435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0.5143*([.A1344])-23.269" office:value-type="float" office:value="667.9502" calcext:value-type="float">
            <text:p>667.950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0.5143*([.A1345])-23.269" office:value-type="float" office:value="668.4645" calcext:value-type="float">
            <text:p>668.464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0.5143*([.A1346])-23.269" office:value-type="float" office:value="668.9788" calcext:value-type="float">
            <text:p>668.978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0.5143*([.A1347])-23.269" office:value-type="float" office:value="669.4931" calcext:value-type="float">
            <text:p>669.493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0.5143*([.A1348])-23.269" office:value-type="float" office:value="670.0074" calcext:value-type="float">
            <text:p>670.007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0.5143*([.A1349])-23.269" office:value-type="float" office:value="670.5217" calcext:value-type="float">
            <text:p>670.521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0.5143*([.A1350])-23.269" office:value-type="float" office:value="671.036" calcext:value-type="float">
            <text:p>671.03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0.5143*([.A1351])-23.269" office:value-type="float" office:value="671.5503" calcext:value-type="float">
            <text:p>671.550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0.5143*([.A1352])-23.269" office:value-type="float" office:value="672.0646" calcext:value-type="float">
            <text:p>672.064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0.5143*([.A1353])-23.269" office:value-type="float" office:value="672.5789" calcext:value-type="float">
            <text:p>672.578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0.5143*([.A1354])-23.269" office:value-type="float" office:value="673.0932" calcext:value-type="float">
            <text:p>673.093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0.5143*([.A1355])-23.269" office:value-type="float" office:value="673.6075" calcext:value-type="float">
            <text:p>673.607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0.5143*([.A1356])-23.269" office:value-type="float" office:value="674.1218" calcext:value-type="float">
            <text:p>674.121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0.5143*([.A1357])-23.269" office:value-type="float" office:value="674.6361" calcext:value-type="float">
            <text:p>674.636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0.5143*([.A1358])-23.269" office:value-type="float" office:value="675.1504" calcext:value-type="float">
            <text:p>675.150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0.5143*([.A1359])-23.269" office:value-type="float" office:value="675.6647" calcext:value-type="float">
            <text:p>675.664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0.5143*([.A1360])-23.269" office:value-type="float" office:value="676.179" calcext:value-type="float">
            <text:p>676.17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0.5143*([.A1361])-23.269" office:value-type="float" office:value="676.6933" calcext:value-type="float">
            <text:p>676.693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0.5143*([.A1362])-23.269" office:value-type="float" office:value="677.2076" calcext:value-type="float">
            <text:p>677.207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0.5143*([.A1363])-23.269" office:value-type="float" office:value="677.7219" calcext:value-type="float">
            <text:p>677.721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0.5143*([.A1364])-23.269" office:value-type="float" office:value="678.2362" calcext:value-type="float">
            <text:p>678.236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0.5143*([.A1365])-23.269" office:value-type="float" office:value="678.7505" calcext:value-type="float">
            <text:p>678.750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0.5143*([.A1366])-23.269" office:value-type="float" office:value="679.2648" calcext:value-type="float">
            <text:p>679.264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0.5143*([.A1367])-23.269" office:value-type="float" office:value="679.7791" calcext:value-type="float">
            <text:p>679.779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0.5143*([.A1368])-23.269" office:value-type="float" office:value="680.2934" calcext:value-type="float">
            <text:p>680.293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0.5143*([.A1369])-23.269" office:value-type="float" office:value="680.8077" calcext:value-type="float">
            <text:p>680.807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0.5143*([.A1370])-23.269" office:value-type="float" office:value="681.322" calcext:value-type="float">
            <text:p>681.32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0.5143*([.A1371])-23.269" office:value-type="float" office:value="681.8363" calcext:value-type="float">
            <text:p>681.836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0.5143*([.A1372])-23.269" office:value-type="float" office:value="682.3506" calcext:value-type="float">
            <text:p>682.350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0.5143*([.A1373])-23.269" office:value-type="float" office:value="682.8649" calcext:value-type="float">
            <text:p>682.864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0.5143*([.A1374])-23.269" office:value-type="float" office:value="683.3792" calcext:value-type="float">
            <text:p>683.379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0.5143*([.A1375])-23.269" office:value-type="float" office:value="683.8935" calcext:value-type="float">
            <text:p>683.893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0.5143*([.A1376])-23.269" office:value-type="float" office:value="684.4078" calcext:value-type="float">
            <text:p>684.407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0.5143*([.A1377])-23.269" office:value-type="float" office:value="684.9221" calcext:value-type="float">
            <text:p>684.922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0.5143*([.A1378])-23.269" office:value-type="float" office:value="685.4364" calcext:value-type="float">
            <text:p>685.436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0.5143*([.A1379])-23.269" office:value-type="float" office:value="685.9507" calcext:value-type="float">
            <text:p>685.950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0.5143*([.A1380])-23.269" office:value-type="float" office:value="686.465" calcext:value-type="float">
            <text:p>686.46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0.5143*([.A1381])-23.269" office:value-type="float" office:value="686.9793" calcext:value-type="float">
            <text:p>686.979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0.5143*([.A1382])-23.269" office:value-type="float" office:value="687.4936" calcext:value-type="float">
            <text:p>687.493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0.5143*([.A1383])-23.269" office:value-type="float" office:value="688.0079" calcext:value-type="float">
            <text:p>688.007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0.5143*([.A1384])-23.269" office:value-type="float" office:value="688.5222" calcext:value-type="float">
            <text:p>688.522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0.5143*([.A1385])-23.269" office:value-type="float" office:value="689.0365" calcext:value-type="float">
            <text:p>689.036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0.5143*([.A1386])-23.269" office:value-type="float" office:value="689.5508" calcext:value-type="float">
            <text:p>689.550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0.5143*([.A1387])-23.269" office:value-type="float" office:value="690.0651" calcext:value-type="float">
            <text:p>690.065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0.5143*([.A1388])-23.269" office:value-type="float" office:value="690.5794" calcext:value-type="float">
            <text:p>690.579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0.5143*([.A1389])-23.269" office:value-type="float" office:value="691.0937" calcext:value-type="float">
            <text:p>691.093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0.5143*([.A1390])-23.269" office:value-type="float" office:value="691.608" calcext:value-type="float">
            <text:p>691.60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0.5143*([.A1391])-23.269" office:value-type="float" office:value="692.1223" calcext:value-type="float">
            <text:p>692.122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0.5143*([.A1392])-23.269" office:value-type="float" office:value="692.6366" calcext:value-type="float">
            <text:p>692.636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0.5143*([.A1393])-23.269" office:value-type="float" office:value="693.1509" calcext:value-type="float">
            <text:p>693.150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0.5143*([.A1394])-23.269" office:value-type="float" office:value="693.6652" calcext:value-type="float">
            <text:p>693.665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0.5143*([.A1395])-23.269" office:value-type="float" office:value="694.1795" calcext:value-type="float">
            <text:p>694.179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0.5143*([.A1396])-23.269" office:value-type="float" office:value="694.6938" calcext:value-type="float">
            <text:p>694.693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0.5143*([.A1397])-23.269" office:value-type="float" office:value="695.2081" calcext:value-type="float">
            <text:p>695.208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0.5143*([.A1398])-23.269" office:value-type="float" office:value="695.7224" calcext:value-type="float">
            <text:p>695.722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0.5143*([.A1399])-23.269" office:value-type="float" office:value="696.2367" calcext:value-type="float">
            <text:p>696.23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0.5143*([.A1400])-23.269" office:value-type="float" office:value="696.751" calcext:value-type="float">
            <text:p>696.75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0.5143*([.A1401])-23.269" office:value-type="float" office:value="697.2653" calcext:value-type="float">
            <text:p>697.265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0.5143*([.A1402])-23.269" office:value-type="float" office:value="697.7796" calcext:value-type="float">
            <text:p>697.779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0.5143*([.A1403])-23.269" office:value-type="float" office:value="698.2939" calcext:value-type="float">
            <text:p>698.293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0.5143*([.A1404])-23.269" office:value-type="float" office:value="698.8082" calcext:value-type="float">
            <text:p>698.808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0.5143*([.A1405])-23.269" office:value-type="float" office:value="699.3225" calcext:value-type="float">
            <text:p>699.322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0.5143*([.A1406])-23.269" office:value-type="float" office:value="699.8368" calcext:value-type="float">
            <text:p>699.836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0.5143*([.A1407])-23.269" office:value-type="float" office:value="700.3511" calcext:value-type="float">
            <text:p>700.351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0.5143*([.A1408])-23.269" office:value-type="float" office:value="700.8654" calcext:value-type="float">
            <text:p>700.865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0.5143*([.A1409])-23.269" office:value-type="float" office:value="701.3797" calcext:value-type="float">
            <text:p>701.379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0.5143*([.A1410])-23.269" office:value-type="float" office:value="701.894" calcext:value-type="float">
            <text:p>701.89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0.5143*([.A1411])-23.269" office:value-type="float" office:value="702.4083" calcext:value-type="float">
            <text:p>702.408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0.5143*([.A1412])-23.269" office:value-type="float" office:value="702.9226" calcext:value-type="float">
            <text:p>702.922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0.5143*([.A1413])-23.269" office:value-type="float" office:value="703.4369" calcext:value-type="float">
            <text:p>703.436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0.5143*([.A1414])-23.269" office:value-type="float" office:value="703.9512" calcext:value-type="float">
            <text:p>703.951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0.5143*([.A1415])-23.269" office:value-type="float" office:value="704.4655" calcext:value-type="float">
            <text:p>704.465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0.5143*([.A1416])-23.269" office:value-type="float" office:value="704.9798" calcext:value-type="float">
            <text:p>704.979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0.5143*([.A1417])-23.269" office:value-type="float" office:value="705.4941" calcext:value-type="float">
            <text:p>705.494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0.5143*([.A1418])-23.269" office:value-type="float" office:value="706.0084" calcext:value-type="float">
            <text:p>706.008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0.5143*([.A1419])-23.269" office:value-type="float" office:value="706.5227" calcext:value-type="float">
            <text:p>706.522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0.5143*([.A1420])-23.269" office:value-type="float" office:value="707.037" calcext:value-type="float">
            <text:p>707.03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0.5143*([.A1421])-23.269" office:value-type="float" office:value="707.5513" calcext:value-type="float">
            <text:p>707.551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0.5143*([.A1422])-23.269" office:value-type="float" office:value="708.0656" calcext:value-type="float">
            <text:p>708.065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0.5143*([.A1423])-23.269" office:value-type="float" office:value="708.5799" calcext:value-type="float">
            <text:p>708.579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0.5143*([.A1424])-23.269" office:value-type="float" office:value="709.0942" calcext:value-type="float">
            <text:p>709.094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0.5143*([.A1425])-23.269" office:value-type="float" office:value="709.6085" calcext:value-type="float">
            <text:p>709.608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0.5143*([.A1426])-23.269" office:value-type="float" office:value="710.1228" calcext:value-type="float">
            <text:p>710.122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0.5143*([.A1427])-23.269" office:value-type="float" office:value="710.6371" calcext:value-type="float">
            <text:p>710.637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0.5143*([.A1428])-23.269" office:value-type="float" office:value="711.1514" calcext:value-type="float">
            <text:p>711.151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0.5143*([.A1429])-23.269" office:value-type="float" office:value="711.6657" calcext:value-type="float">
            <text:p>711.665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0.5143*([.A1430])-23.269" office:value-type="float" office:value="712.18" calcext:value-type="float">
            <text:p>712.18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0.5143*([.A1431])-23.269" office:value-type="float" office:value="712.6943" calcext:value-type="float">
            <text:p>712.694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0.5143*([.A1432])-23.269" office:value-type="float" office:value="713.2086" calcext:value-type="float">
            <text:p>713.208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0.5143*([.A1433])-23.269" office:value-type="float" office:value="713.7229" calcext:value-type="float">
            <text:p>713.722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0.5143*([.A1434])-23.269" office:value-type="float" office:value="714.2372" calcext:value-type="float">
            <text:p>714.237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0.5143*([.A1435])-23.269" office:value-type="float" office:value="714.7515" calcext:value-type="float">
            <text:p>714.751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0.5143*([.A1436])-23.269" office:value-type="float" office:value="715.2658" calcext:value-type="float">
            <text:p>715.265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0.5143*([.A1437])-23.269" office:value-type="float" office:value="715.7801" calcext:value-type="float">
            <text:p>715.780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0.5143*([.A1438])-23.269" office:value-type="float" office:value="716.2944" calcext:value-type="float">
            <text:p>716.294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0.5143*([.A1439])-23.269" office:value-type="float" office:value="716.8087" calcext:value-type="float">
            <text:p>716.808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0.5143*([.A1440])-23.269" office:value-type="float" office:value="717.323" calcext:value-type="float">
            <text:p>717.32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0.5143*([.A1441])-23.269" office:value-type="float" office:value="717.8373" calcext:value-type="float">
            <text:p>717.837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0.5143*([.A1442])-23.269" office:value-type="float" office:value="718.3516" calcext:value-type="float">
            <text:p>718.351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0.5143*([.A1443])-23.269" office:value-type="float" office:value="718.8659" calcext:value-type="float">
            <text:p>718.865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0.5143*([.A1444])-23.269" office:value-type="float" office:value="719.3802" calcext:value-type="float">
            <text:p>719.380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0.5143*([.A1445])-23.269" office:value-type="float" office:value="719.8945" calcext:value-type="float">
            <text:p>719.894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0.5143*([.A1446])-23.269" office:value-type="float" office:value="720.4088" calcext:value-type="float">
            <text:p>720.408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0.5143*([.A1447])-23.269" office:value-type="float" office:value="720.9231" calcext:value-type="float">
            <text:p>720.923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0.5143*([.A1448])-23.269" office:value-type="float" office:value="721.4374" calcext:value-type="float">
            <text:p>721.437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0.5143*([.A1449])-23.269" office:value-type="float" office:value="721.9517" calcext:value-type="float">
            <text:p>721.951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0.5143*([.A1450])-23.269" office:value-type="float" office:value="722.466" calcext:value-type="float">
            <text:p>722.46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0.5143*([.A1451])-23.269" office:value-type="float" office:value="722.9803" calcext:value-type="float">
            <text:p>722.980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0.5143*([.A1452])-23.269" office:value-type="float" office:value="723.4946" calcext:value-type="float">
            <text:p>723.494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0.5143*([.A1453])-23.269" office:value-type="float" office:value="724.0089" calcext:value-type="float">
            <text:p>724.008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0.5143*([.A1454])-23.269" office:value-type="float" office:value="724.5232" calcext:value-type="float">
            <text:p>724.523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0.5143*([.A1455])-23.269" office:value-type="float" office:value="725.0375" calcext:value-type="float">
            <text:p>725.037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0.5143*([.A1456])-23.269" office:value-type="float" office:value="725.5518" calcext:value-type="float">
            <text:p>725.551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0.5143*([.A1457])-23.269" office:value-type="float" office:value="726.0661" calcext:value-type="float">
            <text:p>726.066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0.5143*([.A1458])-23.269" office:value-type="float" office:value="726.5804" calcext:value-type="float">
            <text:p>726.580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0.5143*([.A1459])-23.269" office:value-type="float" office:value="727.0947" calcext:value-type="float">
            <text:p>727.094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0.5143*([.A1460])-23.269" office:value-type="float" office:value="727.609" calcext:value-type="float">
            <text:p>727.60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0.5143*([.A1461])-23.269" office:value-type="float" office:value="728.1233" calcext:value-type="float">
            <text:p>728.123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0.5143*([.A1462])-23.269" office:value-type="float" office:value="728.6376" calcext:value-type="float">
            <text:p>728.637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0.5143*([.A1463])-23.269" office:value-type="float" office:value="729.1519" calcext:value-type="float">
            <text:p>729.151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0.5143*([.A1464])-23.269" office:value-type="float" office:value="729.6662" calcext:value-type="float">
            <text:p>729.666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0.5143*([.A1465])-23.269" office:value-type="float" office:value="730.1805" calcext:value-type="float">
            <text:p>730.180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0.5143*([.A1466])-23.269" office:value-type="float" office:value="730.6948" calcext:value-type="float">
            <text:p>730.694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0.5143*([.A1467])-23.269" office:value-type="float" office:value="731.2091" calcext:value-type="float">
            <text:p>731.209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0.5143*([.A1468])-23.269" office:value-type="float" office:value="731.7234" calcext:value-type="float">
            <text:p>731.723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0.5143*([.A1469])-23.269" office:value-type="float" office:value="732.2377" calcext:value-type="float">
            <text:p>732.237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0.5143*([.A1470])-23.269" office:value-type="float" office:value="732.752" calcext:value-type="float">
            <text:p>732.75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0.5143*([.A1471])-23.269" office:value-type="float" office:value="733.2663" calcext:value-type="float">
            <text:p>733.266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0.5143*([.A1472])-23.269" office:value-type="float" office:value="733.7806" calcext:value-type="float">
            <text:p>733.780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0.5143*([.A1473])-23.269" office:value-type="float" office:value="734.2949" calcext:value-type="float">
            <text:p>734.294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0.5143*([.A1474])-23.269" office:value-type="float" office:value="734.8092" calcext:value-type="float">
            <text:p>734.809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0.5143*([.A1475])-23.269" office:value-type="float" office:value="735.3235" calcext:value-type="float">
            <text:p>735.323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0.5143*([.A1476])-23.269" office:value-type="float" office:value="735.8378" calcext:value-type="float">
            <text:p>735.837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0.5143*([.A1477])-23.269" office:value-type="float" office:value="736.3521" calcext:value-type="float">
            <text:p>736.352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0.5143*([.A1478])-23.269" office:value-type="float" office:value="736.8664" calcext:value-type="float">
            <text:p>736.866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0.5143*([.A1479])-23.269" office:value-type="float" office:value="737.3807" calcext:value-type="float">
            <text:p>737.380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0.5143*([.A1480])-23.269" office:value-type="float" office:value="737.895" calcext:value-type="float">
            <text:p>737.89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0.5143*([.A1481])-23.269" office:value-type="float" office:value="738.4093" calcext:value-type="float">
            <text:p>738.409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0.5143*([.A1482])-23.269" office:value-type="float" office:value="738.9236" calcext:value-type="float">
            <text:p>738.923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0.5143*([.A1483])-23.269" office:value-type="float" office:value="739.4379" calcext:value-type="float">
            <text:p>739.437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0.5143*([.A1484])-23.269" office:value-type="float" office:value="739.9522" calcext:value-type="float">
            <text:p>739.952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0.5143*([.A1485])-23.269" office:value-type="float" office:value="740.4665" calcext:value-type="float">
            <text:p>740.466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0.5143*([.A1486])-23.269" office:value-type="float" office:value="740.9808" calcext:value-type="float">
            <text:p>740.980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0.5143*([.A1487])-23.269" office:value-type="float" office:value="741.4951" calcext:value-type="float">
            <text:p>741.495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0.5143*([.A1488])-23.269" office:value-type="float" office:value="742.0094" calcext:value-type="float">
            <text:p>742.009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0.5143*([.A1489])-23.269" office:value-type="float" office:value="742.5237" calcext:value-type="float">
            <text:p>742.523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0.5143*([.A1490])-23.269" office:value-type="float" office:value="743.038" calcext:value-type="float">
            <text:p>743.03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0.5143*([.A1491])-23.269" office:value-type="float" office:value="743.5523" calcext:value-type="float">
            <text:p>743.5523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0.5143*([.A1492])-23.269" office:value-type="float" office:value="744.0666" calcext:value-type="float">
            <text:p>744.066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0.5143*([.A1493])-23.269" office:value-type="float" office:value="744.5809" calcext:value-type="float">
            <text:p>744.580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0.5143*([.A1494])-23.269" office:value-type="float" office:value="745.0952" calcext:value-type="float">
            <text:p>745.095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0.5143*([.A1495])-23.269" office:value-type="float" office:value="745.6095" calcext:value-type="float">
            <text:p>745.609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0.5143*([.A1496])-23.269" office:value-type="float" office:value="746.1238" calcext:value-type="float">
            <text:p>746.123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0.5143*([.A1497])-23.269" office:value-type="float" office:value="746.6381" calcext:value-type="float">
            <text:p>746.638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0.5143*([.A1498])-23.269" office:value-type="float" office:value="747.1524" calcext:value-type="float">
            <text:p>747.152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0.5143*([.A1499])-23.269" office:value-type="float" office:value="747.6667" calcext:value-type="float">
            <text:p>747.666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0.5143*([.A1500])-23.269" office:value-type="float" office:value="748.181" calcext:value-type="float">
            <text:p>748.18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0.5143*([.A1501])-23.269" office:value-type="float" office:value="748.6953" calcext:value-type="float">
            <text:p>748.695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0.5143*([.A1502])-23.269" office:value-type="float" office:value="749.2096" calcext:value-type="float">
            <text:p>749.209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0.5143*([.A1503])-23.269" office:value-type="float" office:value="749.7239" calcext:value-type="float">
            <text:p>749.723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0.5143*([.A1504])-23.269" office:value-type="float" office:value="750.2382" calcext:value-type="float">
            <text:p>750.238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0.5143*([.A1505])-23.269" office:value-type="float" office:value="750.7525" calcext:value-type="float">
            <text:p>750.752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0.5143*([.A1506])-23.269" office:value-type="float" office:value="751.2668" calcext:value-type="float">
            <text:p>751.266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0.5143*([.A1507])-23.269" office:value-type="float" office:value="751.7811" calcext:value-type="float">
            <text:p>751.781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0.5143*([.A1508])-23.269" office:value-type="float" office:value="752.2954" calcext:value-type="float">
            <text:p>752.295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0.5143*([.A1509])-23.269" office:value-type="float" office:value="752.8097" calcext:value-type="float">
            <text:p>752.809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0.5143*([.A1510])-23.269" office:value-type="float" office:value="753.324" calcext:value-type="float">
            <text:p>753.32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0.5143*([.A1511])-23.269" office:value-type="float" office:value="753.8383" calcext:value-type="float">
            <text:p>753.838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0.5143*([.A1512])-23.269" office:value-type="float" office:value="754.3526" calcext:value-type="float">
            <text:p>754.352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0.5143*([.A1513])-23.269" office:value-type="float" office:value="754.8669" calcext:value-type="float">
            <text:p>754.866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0.5143*([.A1514])-23.269" office:value-type="float" office:value="755.3812" calcext:value-type="float">
            <text:p>755.381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0.5143*([.A1515])-23.269" office:value-type="float" office:value="755.8955" calcext:value-type="float">
            <text:p>755.895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0.5143*([.A1516])-23.269" office:value-type="float" office:value="756.4098" calcext:value-type="float">
            <text:p>756.409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0.5143*([.A1517])-23.269" office:value-type="float" office:value="756.9241" calcext:value-type="float">
            <text:p>756.924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0.5143*([.A1518])-23.269" office:value-type="float" office:value="757.4384" calcext:value-type="float">
            <text:p>757.438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0.5143*([.A1519])-23.269" office:value-type="float" office:value="757.9527" calcext:value-type="float">
            <text:p>757.952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0.5143*([.A1520])-23.269" office:value-type="float" office:value="758.467" calcext:value-type="float">
            <text:p>758.46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0.5143*([.A1521])-23.269" office:value-type="float" office:value="758.9813" calcext:value-type="float">
            <text:p>758.981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0.5143*([.A1522])-23.269" office:value-type="float" office:value="759.4956" calcext:value-type="float">
            <text:p>759.495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0.5143*([.A1523])-23.269" office:value-type="float" office:value="760.0099" calcext:value-type="float">
            <text:p>760.009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0.5143*([.A1524])-23.269" office:value-type="float" office:value="760.5242" calcext:value-type="float">
            <text:p>760.524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0.5143*([.A1525])-23.269" office:value-type="float" office:value="761.0385" calcext:value-type="float">
            <text:p>761.038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0.5143*([.A1526])-23.269" office:value-type="float" office:value="761.5528" calcext:value-type="float">
            <text:p>761.552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0.5143*([.A1527])-23.269" office:value-type="float" office:value="762.0671" calcext:value-type="float">
            <text:p>762.067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0.5143*([.A1528])-23.269" office:value-type="float" office:value="762.5814" calcext:value-type="float">
            <text:p>762.5814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0.5143*([.A1529])-23.269" office:value-type="float" office:value="763.0957" calcext:value-type="float">
            <text:p>763.095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0.5143*([.A1530])-23.269" office:value-type="float" office:value="763.61" calcext:value-type="float">
            <text:p>763.6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0.5143*([.A1531])-23.269" office:value-type="float" office:value="764.1243" calcext:value-type="float">
            <text:p>764.124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0.5143*([.A1532])-23.269" office:value-type="float" office:value="764.6386" calcext:value-type="float">
            <text:p>764.638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0.5143*([.A1533])-23.269" office:value-type="float" office:value="765.1529" calcext:value-type="float">
            <text:p>765.152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0.5143*([.A1534])-23.269" office:value-type="float" office:value="765.6672" calcext:value-type="float">
            <text:p>765.667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0.5143*([.A1535])-23.269" office:value-type="float" office:value="766.1815" calcext:value-type="float">
            <text:p>766.181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0.5143*([.A1536])-23.269" office:value-type="float" office:value="766.6958" calcext:value-type="float">
            <text:p>766.695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0.5143*([.A1537])-23.269" office:value-type="float" office:value="767.2101" calcext:value-type="float">
            <text:p>767.210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0.5143*([.A1538])-23.269" office:value-type="float" office:value="767.7244" calcext:value-type="float">
            <text:p>767.724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0.5143*([.A1539])-23.269" office:value-type="float" office:value="768.2387" calcext:value-type="float">
            <text:p>768.238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0.5143*([.A1540])-23.269" office:value-type="float" office:value="768.753" calcext:value-type="float">
            <text:p>768.75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0.5143*([.A1541])-23.269" office:value-type="float" office:value="769.2673" calcext:value-type="float">
            <text:p>769.267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0.5143*([.A1542])-23.269" office:value-type="float" office:value="769.7816" calcext:value-type="float">
            <text:p>769.781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0.5143*([.A1543])-23.269" office:value-type="float" office:value="770.2959" calcext:value-type="float">
            <text:p>770.295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0.5143*([.A1544])-23.269" office:value-type="float" office:value="770.8102" calcext:value-type="float">
            <text:p>770.810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0.5143*([.A1545])-23.269" office:value-type="float" office:value="771.3245" calcext:value-type="float">
            <text:p>771.324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0.5143*([.A1546])-23.269" office:value-type="float" office:value="771.8388" calcext:value-type="float">
            <text:p>771.838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0.5143*([.A1547])-23.269" office:value-type="float" office:value="772.3531" calcext:value-type="float">
            <text:p>772.353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0.5143*([.A1548])-23.269" office:value-type="float" office:value="772.8674" calcext:value-type="float">
            <text:p>772.867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0.5143*([.A1549])-23.269" office:value-type="float" office:value="773.3817" calcext:value-type="float">
            <text:p>773.381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0.5143*([.A1550])-23.269" office:value-type="float" office:value="773.896" calcext:value-type="float">
            <text:p>773.89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0.5143*([.A1551])-23.269" office:value-type="float" office:value="774.4103" calcext:value-type="float">
            <text:p>774.410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0.5143*([.A1552])-23.269" office:value-type="float" office:value="774.9246" calcext:value-type="float">
            <text:p>774.924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0.5143*([.A1553])-23.269" office:value-type="float" office:value="775.4389" calcext:value-type="float">
            <text:p>775.438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0.5143*([.A1554])-23.269" office:value-type="float" office:value="775.9532" calcext:value-type="float">
            <text:p>775.953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0.5143*([.A1555])-23.269" office:value-type="float" office:value="776.4675" calcext:value-type="float">
            <text:p>776.467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0.5143*([.A1556])-23.269" office:value-type="float" office:value="776.9818" calcext:value-type="float">
            <text:p>776.9818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0.5143*([.A1557])-23.269" office:value-type="float" office:value="777.4961" calcext:value-type="float">
            <text:p>777.496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0.5143*([.A1558])-23.269" office:value-type="float" office:value="778.0104" calcext:value-type="float">
            <text:p>778.010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0.5143*([.A1559])-23.269" office:value-type="float" office:value="778.5247" calcext:value-type="float">
            <text:p>778.524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0.5143*([.A1560])-23.269" office:value-type="float" office:value="779.039" calcext:value-type="float">
            <text:p>779.03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0.5143*([.A1561])-23.269" office:value-type="float" office:value="779.5533" calcext:value-type="float">
            <text:p>779.553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0.5143*([.A1562])-23.269" office:value-type="float" office:value="780.0676" calcext:value-type="float">
            <text:p>780.067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0.5143*([.A1563])-23.269" office:value-type="float" office:value="780.5819" calcext:value-type="float">
            <text:p>780.581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0.5143*([.A1564])-23.269" office:value-type="float" office:value="781.0962" calcext:value-type="float">
            <text:p>781.096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0.5143*([.A1565])-23.269" office:value-type="float" office:value="781.6105" calcext:value-type="float">
            <text:p>781.610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0.5143*([.A1566])-23.269" office:value-type="float" office:value="782.1248" calcext:value-type="float">
            <text:p>782.124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0.5143*([.A1567])-23.269" office:value-type="float" office:value="782.6391" calcext:value-type="float">
            <text:p>782.639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0.5143*([.A1568])-23.269" office:value-type="float" office:value="783.1534" calcext:value-type="float">
            <text:p>783.153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0.5143*([.A1569])-23.269" office:value-type="float" office:value="783.6677" calcext:value-type="float">
            <text:p>783.667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0.5143*([.A1570])-23.269" office:value-type="float" office:value="784.182" calcext:value-type="float">
            <text:p>784.18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0.5143*([.A1571])-23.269" office:value-type="float" office:value="784.6963" calcext:value-type="float">
            <text:p>784.696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0.5143*([.A1572])-23.269" office:value-type="float" office:value="785.2106" calcext:value-type="float">
            <text:p>785.210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0.5143*([.A1573])-23.269" office:value-type="float" office:value="785.7249" calcext:value-type="float">
            <text:p>785.7249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0.5143*([.A1574])-23.269" office:value-type="float" office:value="786.2392" calcext:value-type="float">
            <text:p>786.239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0.5143*([.A1575])-23.269" office:value-type="float" office:value="786.7535" calcext:value-type="float">
            <text:p>786.753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0.5143*([.A1576])-23.269" office:value-type="float" office:value="787.2678" calcext:value-type="float">
            <text:p>787.267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0.5143*([.A1577])-23.269" office:value-type="float" office:value="787.7821" calcext:value-type="float">
            <text:p>787.782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0.5143*([.A1578])-23.269" office:value-type="float" office:value="788.2964" calcext:value-type="float">
            <text:p>788.296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0.5143*([.A1579])-23.269" office:value-type="float" office:value="788.8107" calcext:value-type="float">
            <text:p>788.810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0.5143*([.A1580])-23.269" office:value-type="float" office:value="789.325" calcext:value-type="float">
            <text:p>789.32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0.5143*([.A1581])-23.269" office:value-type="float" office:value="789.8393" calcext:value-type="float">
            <text:p>789.839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0.5143*([.A1582])-23.269" office:value-type="float" office:value="790.3536" calcext:value-type="float">
            <text:p>790.353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0.5143*([.A1583])-23.269" office:value-type="float" office:value="790.8679" calcext:value-type="float">
            <text:p>790.867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0.5143*([.A1584])-23.269" office:value-type="float" office:value="791.3822" calcext:value-type="float">
            <text:p>791.382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0.5143*([.A1585])-23.269" office:value-type="float" office:value="791.8965" calcext:value-type="float">
            <text:p>791.896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0.5143*([.A1586])-23.269" office:value-type="float" office:value="792.4108" calcext:value-type="float">
            <text:p>792.410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0.5143*([.A1587])-23.269" office:value-type="float" office:value="792.9251" calcext:value-type="float">
            <text:p>792.925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0.5143*([.A1588])-23.269" office:value-type="float" office:value="793.4394" calcext:value-type="float">
            <text:p>793.439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0.5143*([.A1589])-23.269" office:value-type="float" office:value="793.9537" calcext:value-type="float">
            <text:p>793.953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0.5143*([.A1590])-23.269" office:value-type="float" office:value="794.468" calcext:value-type="float">
            <text:p>794.468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0.5143*([.A1591])-23.269" office:value-type="float" office:value="794.9823" calcext:value-type="float">
            <text:p>794.982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0.5143*([.A1592])-23.269" office:value-type="float" office:value="795.4966" calcext:value-type="float">
            <text:p>795.496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0.5143*([.A1593])-23.269" office:value-type="float" office:value="796.0109" calcext:value-type="float">
            <text:p>796.0109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0.5143*([.A1594])-23.269" office:value-type="float" office:value="796.5252" calcext:value-type="float">
            <text:p>796.525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0.5143*([.A1595])-23.269" office:value-type="float" office:value="797.0395" calcext:value-type="float">
            <text:p>797.039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0.5143*([.A1596])-23.269" office:value-type="float" office:value="797.5538" calcext:value-type="float">
            <text:p>797.553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0.5143*([.A1597])-23.269" office:value-type="float" office:value="798.0681" calcext:value-type="float">
            <text:p>798.068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0.5143*([.A1598])-23.269" office:value-type="float" office:value="798.5824" calcext:value-type="float">
            <text:p>798.582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0.5143*([.A1599])-23.269" office:value-type="float" office:value="799.0967" calcext:value-type="float">
            <text:p>799.09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0.5143*([.A1600])-23.269" office:value-type="float" office:value="799.611" calcext:value-type="float">
            <text:p>799.61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0.5143*([.A1601])-23.269" office:value-type="float" office:value="800.1253" calcext:value-type="float">
            <text:p>800.125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0.5143*([.A1602])-23.269" office:value-type="float" office:value="800.6396" calcext:value-type="float">
            <text:p>800.639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0.5143*([.A1603])-23.269" office:value-type="float" office:value="801.1539" calcext:value-type="float">
            <text:p>801.153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0.5143*([.A1604])-23.269" office:value-type="float" office:value="801.6682" calcext:value-type="float">
            <text:p>801.668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0.5143*([.A1605])-23.269" office:value-type="float" office:value="802.1825" calcext:value-type="float">
            <text:p>802.182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0.5143*([.A1606])-23.269" office:value-type="float" office:value="802.6968" calcext:value-type="float">
            <text:p>802.696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0.5143*([.A1607])-23.269" office:value-type="float" office:value="803.2111" calcext:value-type="float">
            <text:p>803.211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0.5143*([.A1608])-23.269" office:value-type="float" office:value="803.7254" calcext:value-type="float">
            <text:p>803.7254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0.5143*([.A1609])-23.269" office:value-type="float" office:value="804.2397" calcext:value-type="float">
            <text:p>804.239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0.5143*([.A1610])-23.269" office:value-type="float" office:value="804.754" calcext:value-type="float">
            <text:p>804.75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0.5143*([.A1611])-23.269" office:value-type="float" office:value="805.2683" calcext:value-type="float">
            <text:p>805.268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0.5143*([.A1612])-23.269" office:value-type="float" office:value="805.7826" calcext:value-type="float">
            <text:p>805.782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0.5143*([.A1613])-23.269" office:value-type="float" office:value="806.2969" calcext:value-type="float">
            <text:p>806.296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0.5143*([.A1614])-23.269" office:value-type="float" office:value="806.8112" calcext:value-type="float">
            <text:p>806.811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0.5143*([.A1615])-23.269" office:value-type="float" office:value="807.3255" calcext:value-type="float">
            <text:p>807.325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0.5143*([.A1616])-23.269" office:value-type="float" office:value="807.8398" calcext:value-type="float">
            <text:p>807.839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0.5143*([.A1617])-23.269" office:value-type="float" office:value="808.3541" calcext:value-type="float">
            <text:p>808.354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0.5143*([.A1618])-23.269" office:value-type="float" office:value="808.8684" calcext:value-type="float">
            <text:p>808.868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0.5143*([.A1619])-23.269" office:value-type="float" office:value="809.3827" calcext:value-type="float">
            <text:p>809.382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0.5143*([.A1620])-23.269" office:value-type="float" office:value="809.897" calcext:value-type="float">
            <text:p>809.89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0.5143*([.A1621])-23.269" office:value-type="float" office:value="810.4113" calcext:value-type="float">
            <text:p>810.411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0.5143*([.A1622])-23.269" office:value-type="float" office:value="810.9256" calcext:value-type="float">
            <text:p>810.925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0.5143*([.A1623])-23.269" office:value-type="float" office:value="811.4399" calcext:value-type="float">
            <text:p>811.439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0.5143*([.A1624])-23.269" office:value-type="float" office:value="811.9542" calcext:value-type="float">
            <text:p>811.954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0.5143*([.A1625])-23.269" office:value-type="float" office:value="812.4685" calcext:value-type="float">
            <text:p>812.468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0.5143*([.A1626])-23.269" office:value-type="float" office:value="812.9828" calcext:value-type="float">
            <text:p>812.982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0.5143*([.A1627])-23.269" office:value-type="float" office:value="813.4971" calcext:value-type="float">
            <text:p>813.497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0.5143*([.A1628])-23.269" office:value-type="float" office:value="814.0114" calcext:value-type="float">
            <text:p>814.011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0.5143*([.A1629])-23.269" office:value-type="float" office:value="814.5257" calcext:value-type="float">
            <text:p>814.525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0.5143*([.A1630])-23.269" office:value-type="float" office:value="815.04" calcext:value-type="float">
            <text:p>815.0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0.5143*([.A1631])-23.269" office:value-type="float" office:value="815.5543" calcext:value-type="float">
            <text:p>815.554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0.5143*([.A1632])-23.269" office:value-type="float" office:value="816.0686" calcext:value-type="float">
            <text:p>816.0686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0.5143*([.A1633])-23.269" office:value-type="float" office:value="816.5829" calcext:value-type="float">
            <text:p>816.5829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0.5143*([.A1634])-23.269" office:value-type="float" office:value="817.0972" calcext:value-type="float">
            <text:p>817.097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0.5143*([.A1635])-23.269" office:value-type="float" office:value="817.6115" calcext:value-type="float">
            <text:p>817.611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0.5143*([.A1636])-23.269" office:value-type="float" office:value="818.1258" calcext:value-type="float">
            <text:p>818.125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0.5143*([.A1637])-23.269" office:value-type="float" office:value="818.6401" calcext:value-type="float">
            <text:p>818.640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0.5143*([.A1638])-23.269" office:value-type="float" office:value="819.1544" calcext:value-type="float">
            <text:p>819.1544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0.5143*([.A1639])-23.269" office:value-type="float" office:value="819.6687" calcext:value-type="float">
            <text:p>819.668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0.5143*([.A1640])-23.269" office:value-type="float" office:value="820.183" calcext:value-type="float">
            <text:p>820.18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0.5143*([.A1641])-23.269" office:value-type="float" office:value="820.6973" calcext:value-type="float">
            <text:p>820.697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0.5143*([.A1642])-23.269" office:value-type="float" office:value="821.2116" calcext:value-type="float">
            <text:p>821.211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0.5143*([.A1643])-23.269" office:value-type="float" office:value="821.7259" calcext:value-type="float">
            <text:p>821.7259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0.5143*([.A1644])-23.269" office:value-type="float" office:value="822.2402" calcext:value-type="float">
            <text:p>822.240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0.5143*([.A1645])-23.269" office:value-type="float" office:value="822.7545" calcext:value-type="float">
            <text:p>822.754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0.5143*([.A1646])-23.269" office:value-type="float" office:value="823.2688" calcext:value-type="float">
            <text:p>823.268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0.5143*([.A1647])-23.269" office:value-type="float" office:value="823.7831" calcext:value-type="float">
            <text:p>823.783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0.5143*([.A1648])-23.269" office:value-type="float" office:value="824.2974" calcext:value-type="float">
            <text:p>824.297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0.5143*([.A1649])-23.269" office:value-type="float" office:value="824.8117" calcext:value-type="float">
            <text:p>824.811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0.5143*([.A1650])-23.269" office:value-type="float" office:value="825.326" calcext:value-type="float">
            <text:p>825.32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0.5143*([.A1651])-23.269" office:value-type="float" office:value="825.8403" calcext:value-type="float">
            <text:p>825.840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0.5143*([.A1652])-23.269" office:value-type="float" office:value="826.3546" calcext:value-type="float">
            <text:p>826.354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0.5143*([.A1653])-23.269" office:value-type="float" office:value="826.8689" calcext:value-type="float">
            <text:p>826.8689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0.5143*([.A1654])-23.269" office:value-type="float" office:value="827.3832" calcext:value-type="float">
            <text:p>827.383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0.5143*([.A1655])-23.269" office:value-type="float" office:value="827.8975" calcext:value-type="float">
            <text:p>827.897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0.5143*([.A1656])-23.269" office:value-type="float" office:value="828.4118" calcext:value-type="float">
            <text:p>828.4118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0.5143*([.A1657])-23.269" office:value-type="float" office:value="828.9261" calcext:value-type="float">
            <text:p>828.926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0.5143*([.A1658])-23.269" office:value-type="float" office:value="829.4404" calcext:value-type="float">
            <text:p>829.440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0.5143*([.A1659])-23.269" office:value-type="float" office:value="829.9547" calcext:value-type="float">
            <text:p>829.954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0.5143*([.A1660])-23.269" office:value-type="float" office:value="830.469" calcext:value-type="float">
            <text:p>830.469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0.5143*([.A1661])-23.269" office:value-type="float" office:value="830.9833" calcext:value-type="float">
            <text:p>830.983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0.5143*([.A1662])-23.269" office:value-type="float" office:value="831.4976" calcext:value-type="float">
            <text:p>831.497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0.5143*([.A1663])-23.269" office:value-type="float" office:value="832.0119" calcext:value-type="float">
            <text:p>832.011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0.5143*([.A1664])-23.269" office:value-type="float" office:value="832.5262" calcext:value-type="float">
            <text:p>832.526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0.5143*([.A1665])-23.269" office:value-type="float" office:value="833.0405" calcext:value-type="float">
            <text:p>833.040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0.5143*([.A1666])-23.269" office:value-type="float" office:value="833.5548" calcext:value-type="float">
            <text:p>833.5548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0.5143*([.A1667])-23.269" office:value-type="float" office:value="834.0691" calcext:value-type="float">
            <text:p>834.069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0.5143*([.A1668])-23.269" office:value-type="float" office:value="834.5834" calcext:value-type="float">
            <text:p>834.583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0.5143*([.A1669])-23.269" office:value-type="float" office:value="835.0977" calcext:value-type="float">
            <text:p>835.097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0.5143*([.A1670])-23.269" office:value-type="float" office:value="835.612" calcext:value-type="float">
            <text:p>835.61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0.5143*([.A1671])-23.269" office:value-type="float" office:value="836.1263" calcext:value-type="float">
            <text:p>836.126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0.5143*([.A1672])-23.269" office:value-type="float" office:value="836.6406" calcext:value-type="float">
            <text:p>836.640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0.5143*([.A1673])-23.269" office:value-type="float" office:value="837.1549" calcext:value-type="float">
            <text:p>837.1549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0.5143*([.A1674])-23.269" office:value-type="float" office:value="837.6692" calcext:value-type="float">
            <text:p>837.669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0.5143*([.A1675])-23.269" office:value-type="float" office:value="838.1835" calcext:value-type="float">
            <text:p>838.183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0.5143*([.A1676])-23.269" office:value-type="float" office:value="838.6978" calcext:value-type="float">
            <text:p>838.697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0.5143*([.A1677])-23.269" office:value-type="float" office:value="839.2121" calcext:value-type="float">
            <text:p>839.212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0.5143*([.A1678])-23.269" office:value-type="float" office:value="839.7264" calcext:value-type="float">
            <text:p>839.726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0.5143*([.A1679])-23.269" office:value-type="float" office:value="840.2407" calcext:value-type="float">
            <text:p>840.240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0.5143*([.A1680])-23.269" office:value-type="float" office:value="840.755" calcext:value-type="float">
            <text:p>840.75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0.5143*([.A1681])-23.269" office:value-type="float" office:value="841.2693" calcext:value-type="float">
            <text:p>841.269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0.5143*([.A1682])-23.269" office:value-type="float" office:value="841.7836" calcext:value-type="float">
            <text:p>841.783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0.5143*([.A1683])-23.269" office:value-type="float" office:value="842.2979" calcext:value-type="float">
            <text:p>842.297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0.5143*([.A1684])-23.269" office:value-type="float" office:value="842.8122" calcext:value-type="float">
            <text:p>842.812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0.5143*([.A1685])-23.269" office:value-type="float" office:value="843.3265" calcext:value-type="float">
            <text:p>843.326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0.5143*([.A1686])-23.269" office:value-type="float" office:value="843.8408" calcext:value-type="float">
            <text:p>843.8408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0.5143*([.A1687])-23.269" office:value-type="float" office:value="844.3551" calcext:value-type="float">
            <text:p>844.355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0.5143*([.A1688])-23.269" office:value-type="float" office:value="844.8694" calcext:value-type="float">
            <text:p>844.8694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0.5143*([.A1689])-23.269" office:value-type="float" office:value="845.3837" calcext:value-type="float">
            <text:p>845.383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0.5143*([.A1690])-23.269" office:value-type="float" office:value="845.898" calcext:value-type="float">
            <text:p>845.89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0.5143*([.A1691])-23.269" office:value-type="float" office:value="846.4123" calcext:value-type="float">
            <text:p>846.412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0.5143*([.A1692])-23.269" office:value-type="float" office:value="846.9266" calcext:value-type="float">
            <text:p>846.926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0.5143*([.A1693])-23.269" office:value-type="float" office:value="847.4409" calcext:value-type="float">
            <text:p>847.4409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0.5143*([.A1694])-23.269" office:value-type="float" office:value="847.9552" calcext:value-type="float">
            <text:p>847.955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0.5143*([.A1695])-23.269" office:value-type="float" office:value="848.4695" calcext:value-type="float">
            <text:p>848.469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0.5143*([.A1696])-23.269" office:value-type="float" office:value="848.9838" calcext:value-type="float">
            <text:p>848.983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0.5143*([.A1697])-23.269" office:value-type="float" office:value="849.4981" calcext:value-type="float">
            <text:p>849.498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0.5143*([.A1698])-23.269" office:value-type="float" office:value="850.0124" calcext:value-type="float">
            <text:p>850.012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0.5143*([.A1699])-23.269" office:value-type="float" office:value="850.5267" calcext:value-type="float">
            <text:p>850.52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0.5143*([.A1700])-23.269" office:value-type="float" office:value="851.041" calcext:value-type="float">
            <text:p>851.04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0.5143*([.A1701])-23.269" office:value-type="float" office:value="851.5553" calcext:value-type="float">
            <text:p>851.555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0.5143*([.A1702])-23.269" office:value-type="float" office:value="852.0696" calcext:value-type="float">
            <text:p>852.069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0.5143*([.A1703])-23.269" office:value-type="float" office:value="852.5839" calcext:value-type="float">
            <text:p>852.5839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0.5143*([.A1704])-23.269" office:value-type="float" office:value="853.0982" calcext:value-type="float">
            <text:p>853.098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0.5143*([.A1705])-23.269" office:value-type="float" office:value="853.6125" calcext:value-type="float">
            <text:p>853.612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0.5143*([.A1706])-23.269" office:value-type="float" office:value="854.1268" calcext:value-type="float">
            <text:p>854.126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0.5143*([.A1707])-23.269" office:value-type="float" office:value="854.6411" calcext:value-type="float">
            <text:p>854.641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0.5143*([.A1708])-23.269" office:value-type="float" office:value="855.1554" calcext:value-type="float">
            <text:p>855.155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0.5143*([.A1709])-23.269" office:value-type="float" office:value="855.6697" calcext:value-type="float">
            <text:p>855.669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0.5143*([.A1710])-23.269" office:value-type="float" office:value="856.184" calcext:value-type="float">
            <text:p>856.184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0.5143*([.A1711])-23.269" office:value-type="float" office:value="856.6983" calcext:value-type="float">
            <text:p>856.698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0.5143*([.A1712])-23.269" office:value-type="float" office:value="857.2126" calcext:value-type="float">
            <text:p>857.212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0.5143*([.A1713])-23.269" office:value-type="float" office:value="857.7269" calcext:value-type="float">
            <text:p>857.7269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0.5143*([.A1714])-23.269" office:value-type="float" office:value="858.2412" calcext:value-type="float">
            <text:p>858.241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0.5143*([.A1715])-23.269" office:value-type="float" office:value="858.7555" calcext:value-type="float">
            <text:p>858.755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0.5143*([.A1716])-23.269" office:value-type="float" office:value="859.2698" calcext:value-type="float">
            <text:p>859.269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0.5143*([.A1717])-23.269" office:value-type="float" office:value="859.7841" calcext:value-type="float">
            <text:p>859.784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0.5143*([.A1718])-23.269" office:value-type="float" office:value="860.2984" calcext:value-type="float">
            <text:p>860.298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0.5143*([.A1719])-23.269" office:value-type="float" office:value="860.8127" calcext:value-type="float">
            <text:p>860.812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0.5143*([.A1720])-23.269" office:value-type="float" office:value="861.327" calcext:value-type="float">
            <text:p>861.3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0.5143*([.A1721])-23.269" office:value-type="float" office:value="861.8413" calcext:value-type="float">
            <text:p>861.841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0.5143*([.A1722])-23.269" office:value-type="float" office:value="862.3556" calcext:value-type="float">
            <text:p>862.355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0.5143*([.A1723])-23.269" office:value-type="float" office:value="862.8699" calcext:value-type="float">
            <text:p>862.869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0.5143*([.A1724])-23.269" office:value-type="float" office:value="863.3842" calcext:value-type="float">
            <text:p>863.384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0.5143*([.A1725])-23.269" office:value-type="float" office:value="863.8985" calcext:value-type="float">
            <text:p>863.898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0.5143*([.A1726])-23.269" office:value-type="float" office:value="864.4128" calcext:value-type="float">
            <text:p>864.412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0.5143*([.A1727])-23.269" office:value-type="float" office:value="864.9271" calcext:value-type="float">
            <text:p>864.927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0.5143*([.A1728])-23.269" office:value-type="float" office:value="865.4414" calcext:value-type="float">
            <text:p>865.4414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0.5143*([.A1729])-23.269" office:value-type="float" office:value="865.9557" calcext:value-type="float">
            <text:p>865.955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0.5143*([.A1730])-23.269" office:value-type="float" office:value="866.47" calcext:value-type="float">
            <text:p>866.4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0.5143*([.A1731])-23.269" office:value-type="float" office:value="866.9843" calcext:value-type="float">
            <text:p>866.984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0.5143*([.A1732])-23.269" office:value-type="float" office:value="867.4986" calcext:value-type="float">
            <text:p>867.4986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0.5143*([.A1733])-23.269" office:value-type="float" office:value="868.0129" calcext:value-type="float">
            <text:p>868.0129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0.5143*([.A1734])-23.269" office:value-type="float" office:value="868.5272" calcext:value-type="float">
            <text:p>868.527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0.5143*([.A1735])-23.269" office:value-type="float" office:value="869.0415" calcext:value-type="float">
            <text:p>869.0415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0.5143*([.A1736])-23.269" office:value-type="float" office:value="869.5558" calcext:value-type="float">
            <text:p>869.5558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0.5143*([.A1737])-23.269" office:value-type="float" office:value="870.0701" calcext:value-type="float">
            <text:p>870.070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0.5143*([.A1738])-23.269" office:value-type="float" office:value="870.5844" calcext:value-type="float">
            <text:p>870.5844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0.5143*([.A1739])-23.269" office:value-type="float" office:value="871.0987" calcext:value-type="float">
            <text:p>871.098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0.5143*([.A1740])-23.269" office:value-type="float" office:value="871.613" calcext:value-type="float">
            <text:p>871.61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0.5143*([.A1741])-23.269" office:value-type="float" office:value="872.1273" calcext:value-type="float">
            <text:p>872.127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0.5143*([.A1742])-23.269" office:value-type="float" office:value="872.6416" calcext:value-type="float">
            <text:p>872.6416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0.5143*([.A1743])-23.269" office:value-type="float" office:value="873.1559" calcext:value-type="float">
            <text:p>873.155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0.5143*([.A1744])-23.269" office:value-type="float" office:value="873.6702" calcext:value-type="float">
            <text:p>873.670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0.5143*([.A1745])-23.269" office:value-type="float" office:value="874.1845" calcext:value-type="float">
            <text:p>874.184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0.5143*([.A1746])-23.269" office:value-type="float" office:value="874.6988" calcext:value-type="float">
            <text:p>874.698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0.5143*([.A1747])-23.269" office:value-type="float" office:value="875.2131" calcext:value-type="float">
            <text:p>875.213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0.5143*([.A1748])-23.269" office:value-type="float" office:value="875.7274" calcext:value-type="float">
            <text:p>875.727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0.5143*([.A1749])-23.269" office:value-type="float" office:value="876.2417" calcext:value-type="float">
            <text:p>876.241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0.5143*([.A1750])-23.269" office:value-type="float" office:value="876.756" calcext:value-type="float">
            <text:p>876.75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0.5143*([.A1751])-23.269" office:value-type="float" office:value="877.2703" calcext:value-type="float">
            <text:p>877.270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0.5143*([.A1752])-23.269" office:value-type="float" office:value="877.7846" calcext:value-type="float">
            <text:p>877.784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0.5143*([.A1753])-23.269" office:value-type="float" office:value="878.2989" calcext:value-type="float">
            <text:p>878.298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0.5143*([.A1754])-23.269" office:value-type="float" office:value="878.8132" calcext:value-type="float">
            <text:p>878.813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0.5143*([.A1755])-23.269" office:value-type="float" office:value="879.3275" calcext:value-type="float">
            <text:p>879.327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0.5143*([.A1756])-23.269" office:value-type="float" office:value="879.8418" calcext:value-type="float">
            <text:p>879.841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0.5143*([.A1757])-23.269" office:value-type="float" office:value="880.3561" calcext:value-type="float">
            <text:p>880.356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0.5143*([.A1758])-23.269" office:value-type="float" office:value="880.8704" calcext:value-type="float">
            <text:p>880.870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0.5143*([.A1759])-23.269" office:value-type="float" office:value="881.3847" calcext:value-type="float">
            <text:p>881.384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0.5143*([.A1760])-23.269" office:value-type="float" office:value="881.899" calcext:value-type="float">
            <text:p>881.899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0.5143*([.A1761])-23.269" office:value-type="float" office:value="882.4133" calcext:value-type="float">
            <text:p>882.413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0.5143*([.A1762])-23.269" office:value-type="float" office:value="882.9276" calcext:value-type="float">
            <text:p>882.927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0.5143*([.A1763])-23.269" office:value-type="float" office:value="883.4419" calcext:value-type="float">
            <text:p>883.4419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0.5143*([.A1764])-23.269" office:value-type="float" office:value="883.9562" calcext:value-type="float">
            <text:p>883.956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0.5143*([.A1765])-23.269" office:value-type="float" office:value="884.4705" calcext:value-type="float">
            <text:p>884.470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0.5143*([.A1766])-23.269" office:value-type="float" office:value="884.9848" calcext:value-type="float">
            <text:p>884.984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0.5143*([.A1767])-23.269" office:value-type="float" office:value="885.4991" calcext:value-type="float">
            <text:p>885.499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0.5143*([.A1768])-23.269" office:value-type="float" office:value="886.0134" calcext:value-type="float">
            <text:p>886.013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0.5143*([.A1769])-23.269" office:value-type="float" office:value="886.5277" calcext:value-type="float">
            <text:p>886.527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0.5143*([.A1770])-23.269" office:value-type="float" office:value="887.042" calcext:value-type="float">
            <text:p>887.04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0.5143*([.A1771])-23.269" office:value-type="float" office:value="887.5563" calcext:value-type="float">
            <text:p>887.556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0.5143*([.A1772])-23.269" office:value-type="float" office:value="888.0706" calcext:value-type="float">
            <text:p>888.0706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0.5143*([.A1773])-23.269" office:value-type="float" office:value="888.5849" calcext:value-type="float">
            <text:p>888.5849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0.5143*([.A1774])-23.269" office:value-type="float" office:value="889.0992" calcext:value-type="float">
            <text:p>889.0992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0.5143*([.A1775])-23.269" office:value-type="float" office:value="889.6135" calcext:value-type="float">
            <text:p>889.613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0.5143*([.A1776])-23.269" office:value-type="float" office:value="890.1278" calcext:value-type="float">
            <text:p>890.127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0.5143*([.A1777])-23.269" office:value-type="float" office:value="890.6421" calcext:value-type="float">
            <text:p>890.642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0.5143*([.A1778])-23.269" office:value-type="float" office:value="891.1564" calcext:value-type="float">
            <text:p>891.156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0.5143*([.A1779])-23.269" office:value-type="float" office:value="891.6707" calcext:value-type="float">
            <text:p>891.670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0.5143*([.A1780])-23.269" office:value-type="float" office:value="892.185" calcext:value-type="float">
            <text:p>892.18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0.5143*([.A1781])-23.269" office:value-type="float" office:value="892.6993" calcext:value-type="float">
            <text:p>892.699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0.5143*([.A1782])-23.269" office:value-type="float" office:value="893.2136" calcext:value-type="float">
            <text:p>893.213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0.5143*([.A1783])-23.269" office:value-type="float" office:value="893.7279" calcext:value-type="float">
            <text:p>893.727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0.5143*([.A1784])-23.269" office:value-type="float" office:value="894.2422" calcext:value-type="float">
            <text:p>894.242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0.5143*([.A1785])-23.269" office:value-type="float" office:value="894.7565" calcext:value-type="float">
            <text:p>894.7565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0.5143*([.A1786])-23.269" office:value-type="float" office:value="895.2708" calcext:value-type="float">
            <text:p>895.270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0.5143*([.A1787])-23.269" office:value-type="float" office:value="895.7851" calcext:value-type="float">
            <text:p>895.785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0.5143*([.A1788])-23.269" office:value-type="float" office:value="896.2994" calcext:value-type="float">
            <text:p>896.2994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0.5143*([.A1789])-23.269" office:value-type="float" office:value="896.8137" calcext:value-type="float">
            <text:p>896.813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0.5143*([.A1790])-23.269" office:value-type="float" office:value="897.328" calcext:value-type="float">
            <text:p>897.32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0.5143*([.A1791])-23.269" office:value-type="float" office:value="897.8423" calcext:value-type="float">
            <text:p>897.842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0.5143*([.A1792])-23.269" office:value-type="float" office:value="898.3566" calcext:value-type="float">
            <text:p>898.356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0.5143*([.A1793])-23.269" office:value-type="float" office:value="898.8709" calcext:value-type="float">
            <text:p>898.870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0.5143*([.A1794])-23.269" office:value-type="float" office:value="899.3852" calcext:value-type="float">
            <text:p>899.385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0.5143*([.A1795])-23.269" office:value-type="float" office:value="899.8995" calcext:value-type="float">
            <text:p>899.899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0.5143*([.A1796])-23.269" office:value-type="float" office:value="900.4138" calcext:value-type="float">
            <text:p>900.413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0.5143*([.A1797])-23.269" office:value-type="float" office:value="900.9281" calcext:value-type="float">
            <text:p>900.928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0.5143*([.A1798])-23.269" office:value-type="float" office:value="901.4424" calcext:value-type="float">
            <text:p>901.4424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0.5143*([.A1799])-23.269" office:value-type="float" office:value="901.9567" calcext:value-type="float">
            <text:p>901.956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0.5143*([.A1800])-23.269" office:value-type="float" office:value="902.471" calcext:value-type="float">
            <text:p>902.47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0.5143*([.A1801])-23.269" office:value-type="float" office:value="902.9853" calcext:value-type="float">
            <text:p>902.985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0.5143*([.A1802])-23.269" office:value-type="float" office:value="903.4996" calcext:value-type="float">
            <text:p>903.499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0.5143*([.A1803])-23.269" office:value-type="float" office:value="904.0139" calcext:value-type="float">
            <text:p>904.013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0.5143*([.A1804])-23.269" office:value-type="float" office:value="904.5282" calcext:value-type="float">
            <text:p>904.528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0.5143*([.A1805])-23.269" office:value-type="float" office:value="905.0425" calcext:value-type="float">
            <text:p>905.042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0.5143*([.A1806])-23.269" office:value-type="float" office:value="905.5568" calcext:value-type="float">
            <text:p>905.556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0.5143*([.A1807])-23.269" office:value-type="float" office:value="906.0711" calcext:value-type="float">
            <text:p>906.071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0.5143*([.A1808])-23.269" office:value-type="float" office:value="906.5854" calcext:value-type="float">
            <text:p>906.5854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0.5143*([.A1809])-23.269" office:value-type="float" office:value="907.0997" calcext:value-type="float">
            <text:p>907.099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0.5143*([.A1810])-23.269" office:value-type="float" office:value="907.614" calcext:value-type="float">
            <text:p>907.61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0.5143*([.A1811])-23.269" office:value-type="float" office:value="908.1283" calcext:value-type="float">
            <text:p>908.128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0.5143*([.A1812])-23.269" office:value-type="float" office:value="908.6426" calcext:value-type="float">
            <text:p>908.642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0.5143*([.A1813])-23.269" office:value-type="float" office:value="909.1569" calcext:value-type="float">
            <text:p>909.156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0.5143*([.A1814])-23.269" office:value-type="float" office:value="909.6712" calcext:value-type="float">
            <text:p>909.671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0.5143*([.A1815])-23.269" office:value-type="float" office:value="910.1855" calcext:value-type="float">
            <text:p>910.185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0.5143*([.A1816])-23.269" office:value-type="float" office:value="910.6998" calcext:value-type="float">
            <text:p>910.699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0.5143*([.A1817])-23.269" office:value-type="float" office:value="911.2141" calcext:value-type="float">
            <text:p>911.214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0.5143*([.A1818])-23.269" office:value-type="float" office:value="911.7284" calcext:value-type="float">
            <text:p>911.728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0.5143*([.A1819])-23.269" office:value-type="float" office:value="912.2427" calcext:value-type="float">
            <text:p>912.242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0.5143*([.A1820])-23.269" office:value-type="float" office:value="912.757" calcext:value-type="float">
            <text:p>912.75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0.5143*([.A1821])-23.269" office:value-type="float" office:value="913.2713" calcext:value-type="float">
            <text:p>913.271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0.5143*([.A1822])-23.269" office:value-type="float" office:value="913.7856" calcext:value-type="float">
            <text:p>913.785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0.5143*([.A1823])-23.269" office:value-type="float" office:value="914.2999" calcext:value-type="float">
            <text:p>914.299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0.5143*([.A1824])-23.269" office:value-type="float" office:value="914.8142" calcext:value-type="float">
            <text:p>914.814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0.5143*([.A1825])-23.269" office:value-type="float" office:value="915.3285" calcext:value-type="float">
            <text:p>915.328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0.5143*([.A1826])-23.269" office:value-type="float" office:value="915.8428" calcext:value-type="float">
            <text:p>915.842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0.5143*([.A1827])-23.269" office:value-type="float" office:value="916.3571" calcext:value-type="float">
            <text:p>916.357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0.5143*([.A1828])-23.269" office:value-type="float" office:value="916.8714" calcext:value-type="float">
            <text:p>916.871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0.5143*([.A1829])-23.269" office:value-type="float" office:value="917.3857" calcext:value-type="float">
            <text:p>917.385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0.5143*([.A1830])-23.269" office:value-type="float" office:value="917.9" calcext:value-type="float">
            <text:p>917.9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0.5143*([.A1831])-23.269" office:value-type="float" office:value="918.4143" calcext:value-type="float">
            <text:p>918.414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0.5143*([.A1832])-23.269" office:value-type="float" office:value="918.9286" calcext:value-type="float">
            <text:p>918.928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0.5143*([.A1833])-23.269" office:value-type="float" office:value="919.4429" calcext:value-type="float">
            <text:p>919.4429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0.5143*([.A1834])-23.269" office:value-type="float" office:value="919.9572" calcext:value-type="float">
            <text:p>919.957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0.5143*([.A1835])-23.269" office:value-type="float" office:value="920.4715" calcext:value-type="float">
            <text:p>920.471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0.5143*([.A1836])-23.269" office:value-type="float" office:value="920.9858" calcext:value-type="float">
            <text:p>920.985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0.5143*([.A1837])-23.269" office:value-type="float" office:value="921.5001" calcext:value-type="float">
            <text:p>921.5001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0.5143*([.A1838])-23.269" office:value-type="float" office:value="922.0144" calcext:value-type="float">
            <text:p>922.014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0.5143*([.A1839])-23.269" office:value-type="float" office:value="922.5287" calcext:value-type="float">
            <text:p>922.528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0.5143*([.A1840])-23.269" office:value-type="float" office:value="923.043" calcext:value-type="float">
            <text:p>923.04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0.5143*([.A1841])-23.269" office:value-type="float" office:value="923.5573" calcext:value-type="float">
            <text:p>923.557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0.5143*([.A1842])-23.269" office:value-type="float" office:value="924.0716" calcext:value-type="float">
            <text:p>924.0716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0.5143*([.A1843])-23.269" office:value-type="float" office:value="924.5859" calcext:value-type="float">
            <text:p>924.5859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0.5143*([.A1844])-23.269" office:value-type="float" office:value="925.1002" calcext:value-type="float">
            <text:p>925.100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0.5143*([.A1845])-23.269" office:value-type="float" office:value="925.6145" calcext:value-type="float">
            <text:p>925.614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0.5143*([.A1846])-23.269" office:value-type="float" office:value="926.1288" calcext:value-type="float">
            <text:p>926.128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0.5143*([.A1847])-23.269" office:value-type="float" office:value="926.6431" calcext:value-type="float">
            <text:p>926.643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0.5143*([.A1848])-23.269" office:value-type="float" office:value="927.1574" calcext:value-type="float">
            <text:p>927.157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0.5143*([.A1849])-23.269" office:value-type="float" office:value="927.6717" calcext:value-type="float">
            <text:p>927.671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0.5143*([.A1850])-23.269" office:value-type="float" office:value="928.186" calcext:value-type="float">
            <text:p>928.18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0.5143*([.A1851])-23.269" office:value-type="float" office:value="928.7003" calcext:value-type="float">
            <text:p>928.700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0.5143*([.A1852])-23.269" office:value-type="float" office:value="929.2146" calcext:value-type="float">
            <text:p>929.2146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0.5143*([.A1853])-23.269" office:value-type="float" office:value="929.7289" calcext:value-type="float">
            <text:p>929.7289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0.5143*([.A1854])-23.269" office:value-type="float" office:value="930.2432" calcext:value-type="float">
            <text:p>930.243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0.5143*([.A1855])-23.269" office:value-type="float" office:value="930.7575" calcext:value-type="float">
            <text:p>930.7575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0.5143*([.A1856])-23.269" office:value-type="float" office:value="931.2718" calcext:value-type="float">
            <text:p>931.271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0.5143*([.A1857])-23.269" office:value-type="float" office:value="931.7861" calcext:value-type="float">
            <text:p>931.7861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0.5143*([.A1858])-23.269" office:value-type="float" office:value="932.3004" calcext:value-type="float">
            <text:p>932.3004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0.5143*([.A1859])-23.269" office:value-type="float" office:value="932.8147" calcext:value-type="float">
            <text:p>932.814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0.5143*([.A1860])-23.269" office:value-type="float" office:value="933.329" calcext:value-type="float">
            <text:p>933.32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0.5143*([.A1861])-23.269" office:value-type="float" office:value="933.8433" calcext:value-type="float">
            <text:p>933.843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0.5143*([.A1862])-23.269" office:value-type="float" office:value="934.3576" calcext:value-type="float">
            <text:p>934.357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0.5143*([.A1863])-23.269" office:value-type="float" office:value="934.8719" calcext:value-type="float">
            <text:p>934.871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0.5143*([.A1864])-23.269" office:value-type="float" office:value="935.3862" calcext:value-type="float">
            <text:p>935.386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0.5143*([.A1865])-23.269" office:value-type="float" office:value="935.9005" calcext:value-type="float">
            <text:p>935.900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0.5143*([.A1866])-23.269" office:value-type="float" office:value="936.4148" calcext:value-type="float">
            <text:p>936.414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0.5143*([.A1867])-23.269" office:value-type="float" office:value="936.9291" calcext:value-type="float">
            <text:p>936.929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0.5143*([.A1868])-23.269" office:value-type="float" office:value="937.4434" calcext:value-type="float">
            <text:p>937.4434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0.5143*([.A1869])-23.269" office:value-type="float" office:value="937.9577" calcext:value-type="float">
            <text:p>937.957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0.5143*([.A1870])-23.269" office:value-type="float" office:value="938.472" calcext:value-type="float">
            <text:p>938.47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0.5143*([.A1871])-23.269" office:value-type="float" office:value="938.9863" calcext:value-type="float">
            <text:p>938.986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0.5143*([.A1872])-23.269" office:value-type="float" office:value="939.5006" calcext:value-type="float">
            <text:p>939.500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0.5143*([.A1873])-23.269" office:value-type="float" office:value="940.0149" calcext:value-type="float">
            <text:p>940.0149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0.5143*([.A1874])-23.269" office:value-type="float" office:value="940.5292" calcext:value-type="float">
            <text:p>940.529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0.5143*([.A1875])-23.269" office:value-type="float" office:value="941.0435" calcext:value-type="float">
            <text:p>941.043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0.5143*([.A1876])-23.269" office:value-type="float" office:value="941.5578" calcext:value-type="float">
            <text:p>941.557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0.5143*([.A1877])-23.269" office:value-type="float" office:value="942.0721" calcext:value-type="float">
            <text:p>942.072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0.5143*([.A1878])-23.269" office:value-type="float" office:value="942.5864" calcext:value-type="float">
            <text:p>942.586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0.5143*([.A1879])-23.269" office:value-type="float" office:value="943.1007" calcext:value-type="float">
            <text:p>943.100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0.5143*([.A1880])-23.269" office:value-type="float" office:value="943.615" calcext:value-type="float">
            <text:p>943.61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0.5143*([.A1881])-23.269" office:value-type="float" office:value="944.1293" calcext:value-type="float">
            <text:p>944.129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0.5143*([.A1882])-23.269" office:value-type="float" office:value="944.6436" calcext:value-type="float">
            <text:p>944.643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0.5143*([.A1883])-23.269" office:value-type="float" office:value="945.1579" calcext:value-type="float">
            <text:p>945.157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0.5143*([.A1884])-23.269" office:value-type="float" office:value="945.6722" calcext:value-type="float">
            <text:p>945.672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0.5143*([.A1885])-23.269" office:value-type="float" office:value="946.1865" calcext:value-type="float">
            <text:p>946.186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0.5143*([.A1886])-23.269" office:value-type="float" office:value="946.7008" calcext:value-type="float">
            <text:p>946.700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0.5143*([.A1887])-23.269" office:value-type="float" office:value="947.2151" calcext:value-type="float">
            <text:p>947.215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0.5143*([.A1888])-23.269" office:value-type="float" office:value="947.7294" calcext:value-type="float">
            <text:p>947.729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0.5143*([.A1889])-23.269" office:value-type="float" office:value="948.2437" calcext:value-type="float">
            <text:p>948.243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0.5143*([.A1890])-23.269" office:value-type="float" office:value="948.758" calcext:value-type="float">
            <text:p>948.758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0.5143*([.A1891])-23.269" office:value-type="float" office:value="949.2723" calcext:value-type="float">
            <text:p>949.272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0.5143*([.A1892])-23.269" office:value-type="float" office:value="949.7866" calcext:value-type="float">
            <text:p>949.786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0.5143*([.A1893])-23.269" office:value-type="float" office:value="950.3009" calcext:value-type="float">
            <text:p>950.300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0.5143*([.A1894])-23.269" office:value-type="float" office:value="950.8152" calcext:value-type="float">
            <text:p>950.8152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0.5143*([.A1895])-23.269" office:value-type="float" office:value="951.3295" calcext:value-type="float">
            <text:p>951.329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0.5143*([.A1896])-23.269" office:value-type="float" office:value="951.8438" calcext:value-type="float">
            <text:p>951.843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0.5143*([.A1897])-23.269" office:value-type="float" office:value="952.3581" calcext:value-type="float">
            <text:p>952.358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0.5143*([.A1898])-23.269" office:value-type="float" office:value="952.8724" calcext:value-type="float">
            <text:p>952.872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0.5143*([.A1899])-23.269" office:value-type="float" office:value="953.3867" calcext:value-type="float">
            <text:p>953.386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0.5143*([.A1900])-23.269" office:value-type="float" office:value="953.901" calcext:value-type="float">
            <text:p>953.90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0.5143*([.A1901])-23.269" office:value-type="float" office:value="954.4153" calcext:value-type="float">
            <text:p>954.415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0.5143*([.A1902])-23.269" office:value-type="float" office:value="954.9296" calcext:value-type="float">
            <text:p>954.929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0.5143*([.A1903])-23.269" office:value-type="float" office:value="955.4439" calcext:value-type="float">
            <text:p>955.4439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0.5143*([.A1904])-23.269" office:value-type="float" office:value="955.9582" calcext:value-type="float">
            <text:p>955.958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0.5143*([.A1905])-23.269" office:value-type="float" office:value="956.4725" calcext:value-type="float">
            <text:p>956.472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0.5143*([.A1906])-23.269" office:value-type="float" office:value="956.9868" calcext:value-type="float">
            <text:p>956.986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0.5143*([.A1907])-23.269" office:value-type="float" office:value="957.5011" calcext:value-type="float">
            <text:p>957.501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0.5143*([.A1908])-23.269" office:value-type="float" office:value="958.0154" calcext:value-type="float">
            <text:p>958.015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0.5143*([.A1909])-23.269" office:value-type="float" office:value="958.5297" calcext:value-type="float">
            <text:p>958.529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0.5143*([.A1910])-23.269" office:value-type="float" office:value="959.044" calcext:value-type="float">
            <text:p>959.04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0.5143*([.A1911])-23.269" office:value-type="float" office:value="959.5583" calcext:value-type="float">
            <text:p>959.558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0.5143*([.A1912])-23.269" office:value-type="float" office:value="960.0726" calcext:value-type="float">
            <text:p>960.072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0.5143*([.A1913])-23.269" office:value-type="float" office:value="960.5869" calcext:value-type="float">
            <text:p>960.586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0.5143*([.A1914])-23.269" office:value-type="float" office:value="961.1012" calcext:value-type="float">
            <text:p>961.101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0.5143*([.A1915])-23.269" office:value-type="float" office:value="961.6155" calcext:value-type="float">
            <text:p>961.615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0.5143*([.A1916])-23.269" office:value-type="float" office:value="962.1298" calcext:value-type="float">
            <text:p>962.1298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0.5143*([.A1917])-23.269" office:value-type="float" office:value="962.6441" calcext:value-type="float">
            <text:p>962.644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0.5143*([.A1918])-23.269" office:value-type="float" office:value="963.1584" calcext:value-type="float">
            <text:p>963.158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0.5143*([.A1919])-23.269" office:value-type="float" office:value="963.6727" calcext:value-type="float">
            <text:p>963.672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0.5143*([.A1920])-23.269" office:value-type="float" office:value="964.187" calcext:value-type="float">
            <text:p>964.18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0.5143*([.A1921])-23.269" office:value-type="float" office:value="964.7013" calcext:value-type="float">
            <text:p>964.701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0.5143*([.A1922])-23.269" office:value-type="float" office:value="965.2156" calcext:value-type="float">
            <text:p>965.215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0.5143*([.A1923])-23.269" office:value-type="float" office:value="965.7299" calcext:value-type="float">
            <text:p>965.729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0.5143*([.A1924])-23.269" office:value-type="float" office:value="966.2442" calcext:value-type="float">
            <text:p>966.244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0.5143*([.A1925])-23.269" office:value-type="float" office:value="966.7585" calcext:value-type="float">
            <text:p>966.758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0.5143*([.A1926])-23.269" office:value-type="float" office:value="967.2728" calcext:value-type="float">
            <text:p>967.272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0.5143*([.A1927])-23.269" office:value-type="float" office:value="967.7871" calcext:value-type="float">
            <text:p>967.787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0.5143*([.A1928])-23.269" office:value-type="float" office:value="968.3014" calcext:value-type="float">
            <text:p>968.301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0.5143*([.A1929])-23.269" office:value-type="float" office:value="968.8157" calcext:value-type="float">
            <text:p>968.815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0.5143*([.A1930])-23.269" office:value-type="float" office:value="969.33" calcext:value-type="float">
            <text:p>969.3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0.5143*([.A1931])-23.269" office:value-type="float" office:value="969.8443" calcext:value-type="float">
            <text:p>969.844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0.5143*([.A1932])-23.269" office:value-type="float" office:value="970.3586" calcext:value-type="float">
            <text:p>970.358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0.5143*([.A1933])-23.269" office:value-type="float" office:value="970.8729" calcext:value-type="float">
            <text:p>970.872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0.5143*([.A1934])-23.269" office:value-type="float" office:value="971.3872" calcext:value-type="float">
            <text:p>971.387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0.5143*([.A1935])-23.269" office:value-type="float" office:value="971.9015" calcext:value-type="float">
            <text:p>971.901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0.5143*([.A1936])-23.269" office:value-type="float" office:value="972.4158" calcext:value-type="float">
            <text:p>972.415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0.5143*([.A1937])-23.269" office:value-type="float" office:value="972.9301" calcext:value-type="float">
            <text:p>972.930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0.5143*([.A1938])-23.269" office:value-type="float" office:value="973.4444" calcext:value-type="float">
            <text:p>973.444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0.5143*([.A1939])-23.269" office:value-type="float" office:value="973.9587" calcext:value-type="float">
            <text:p>973.958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0.5143*([.A1940])-23.269" office:value-type="float" office:value="974.473" calcext:value-type="float">
            <text:p>974.47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0.5143*([.A1941])-23.269" office:value-type="float" office:value="974.9873" calcext:value-type="float">
            <text:p>974.987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0.5143*([.A1942])-23.269" office:value-type="float" office:value="975.5016" calcext:value-type="float">
            <text:p>975.501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0.5143*([.A1943])-23.269" office:value-type="float" office:value="976.0159" calcext:value-type="float">
            <text:p>976.0159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0.5143*([.A1944])-23.269" office:value-type="float" office:value="976.5302" calcext:value-type="float">
            <text:p>976.530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0.5143*([.A1945])-23.269" office:value-type="float" office:value="977.0445" calcext:value-type="float">
            <text:p>977.044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0.5143*([.A1946])-23.269" office:value-type="float" office:value="977.5588" calcext:value-type="float">
            <text:p>977.558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0.5143*([.A1947])-23.269" office:value-type="float" office:value="978.0731" calcext:value-type="float">
            <text:p>978.073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0.5143*([.A1948])-23.269" office:value-type="float" office:value="978.5874" calcext:value-type="float">
            <text:p>978.587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0.5143*([.A1949])-23.269" office:value-type="float" office:value="979.1017" calcext:value-type="float">
            <text:p>979.101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0.5143*([.A1950])-23.269" office:value-type="float" office:value="979.616" calcext:value-type="float">
            <text:p>979.61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0.5143*([.A1951])-23.269" office:value-type="float" office:value="980.1303" calcext:value-type="float">
            <text:p>980.130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0.5143*([.A1952])-23.269" office:value-type="float" office:value="980.6446" calcext:value-type="float">
            <text:p>980.644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0.5143*([.A1953])-23.269" office:value-type="float" office:value="981.1589" calcext:value-type="float">
            <text:p>981.158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0.5143*([.A1954])-23.269" office:value-type="float" office:value="981.6732" calcext:value-type="float">
            <text:p>981.673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0.5143*([.A1955])-23.269" office:value-type="float" office:value="982.1875" calcext:value-type="float">
            <text:p>982.187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0.5143*([.A1956])-23.269" office:value-type="float" office:value="982.7018" calcext:value-type="float">
            <text:p>982.701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0.5143*([.A1957])-23.269" office:value-type="float" office:value="983.2161" calcext:value-type="float">
            <text:p>983.216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0.5143*([.A1958])-23.269" office:value-type="float" office:value="983.7304" calcext:value-type="float">
            <text:p>983.730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0.5143*([.A1959])-23.269" office:value-type="float" office:value="984.2447" calcext:value-type="float">
            <text:p>984.244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0.5143*([.A1960])-23.269" office:value-type="float" office:value="984.759" calcext:value-type="float">
            <text:p>984.75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0.5143*([.A1961])-23.269" office:value-type="float" office:value="985.2733" calcext:value-type="float">
            <text:p>985.273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0.5143*([.A1962])-23.269" office:value-type="float" office:value="985.7876" calcext:value-type="float">
            <text:p>985.787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0.5143*([.A1963])-23.269" office:value-type="float" office:value="986.3019" calcext:value-type="float">
            <text:p>986.301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0.5143*([.A1964])-23.269" office:value-type="float" office:value="986.8162" calcext:value-type="float">
            <text:p>986.816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0.5143*([.A1965])-23.269" office:value-type="float" office:value="987.3305" calcext:value-type="float">
            <text:p>987.330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0.5143*([.A1966])-23.269" office:value-type="float" office:value="987.8448" calcext:value-type="float">
            <text:p>987.844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0.5143*([.A1967])-23.269" office:value-type="float" office:value="988.3591" calcext:value-type="float">
            <text:p>988.359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0.5143*([.A1968])-23.269" office:value-type="float" office:value="988.8734" calcext:value-type="float">
            <text:p>988.873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0.5143*([.A1969])-23.269" office:value-type="float" office:value="989.3877" calcext:value-type="float">
            <text:p>989.387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0.5143*([.A1970])-23.269" office:value-type="float" office:value="989.902" calcext:value-type="float">
            <text:p>989.90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0.5143*([.A1971])-23.269" office:value-type="float" office:value="990.4163" calcext:value-type="float">
            <text:p>990.416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0.5143*([.A1972])-23.269" office:value-type="float" office:value="990.9306" calcext:value-type="float">
            <text:p>990.93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0.5143*([.A1973])-23.269" office:value-type="float" office:value="991.4449" calcext:value-type="float">
            <text:p>991.444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0.5143*([.A1974])-23.269" office:value-type="float" office:value="991.9592" calcext:value-type="float">
            <text:p>991.95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0.5143*([.A1975])-23.269" office:value-type="float" office:value="992.4735" calcext:value-type="float">
            <text:p>992.473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0.5143*([.A1976])-23.269" office:value-type="float" office:value="992.9878" calcext:value-type="float">
            <text:p>992.987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0.5143*([.A1977])-23.269" office:value-type="float" office:value="993.5021" calcext:value-type="float">
            <text:p>993.502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0.5143*([.A1978])-23.269" office:value-type="float" office:value="994.0164" calcext:value-type="float">
            <text:p>994.016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0.5143*([.A1979])-23.269" office:value-type="float" office:value="994.5307" calcext:value-type="float">
            <text:p>994.530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0.5143*([.A1980])-23.269" office:value-type="float" office:value="995.045" calcext:value-type="float">
            <text:p>995.04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0.5143*([.A1981])-23.269" office:value-type="float" office:value="995.5593" calcext:value-type="float">
            <text:p>995.559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0.5143*([.A1982])-23.269" office:value-type="float" office:value="996.0736" calcext:value-type="float">
            <text:p>996.073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0.5143*([.A1983])-23.269" office:value-type="float" office:value="996.5879" calcext:value-type="float">
            <text:p>996.587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0.5143*([.A1984])-23.269" office:value-type="float" office:value="997.1022" calcext:value-type="float">
            <text:p>997.102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0.5143*([.A1985])-23.269" office:value-type="float" office:value="997.6165" calcext:value-type="float">
            <text:p>997.616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0.5143*([.A1986])-23.269" office:value-type="float" office:value="998.1308" calcext:value-type="float">
            <text:p>998.130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0.5143*([.A1987])-23.269" office:value-type="float" office:value="998.6451" calcext:value-type="float">
            <text:p>998.645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0.5143*([.A1988])-23.269" office:value-type="float" office:value="999.1594" calcext:value-type="float">
            <text:p>999.159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0.5143*([.A1989])-23.269" office:value-type="float" office:value="999.6737" calcext:value-type="float">
            <text:p>999.67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0.5143*([.A1990])-23.269" office:value-type="float" office:value="1000.188" calcext:value-type="float">
            <text:p>1000.18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0.5143*([.A1991])-23.269" office:value-type="float" office:value="1000.7023" calcext:value-type="float">
            <text:p>1000.702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0.5143*([.A1992])-23.269" office:value-type="float" office:value="1001.2166" calcext:value-type="float">
            <text:p>1001.216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0.5143*([.A1993])-23.269" office:value-type="float" office:value="1001.7309" calcext:value-type="float">
            <text:p>1001.730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0.5143*([.A1994])-23.269" office:value-type="float" office:value="1002.2452" calcext:value-type="float">
            <text:p>1002.245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0.5143*([.A1995])-23.269" office:value-type="float" office:value="1002.7595" calcext:value-type="float">
            <text:p>1002.759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0.5143*([.A1996])-23.269" office:value-type="float" office:value="1003.2738" calcext:value-type="float">
            <text:p>1003.273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0.5143*([.A1997])-23.269" office:value-type="float" office:value="1003.7881" calcext:value-type="float">
            <text:p>1003.788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0.5143*([.A1998])-23.269" office:value-type="float" office:value="1004.3024" calcext:value-type="float">
            <text:p>1004.302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0.5143*([.A1999])-23.269" office:value-type="float" office:value="1004.8167" calcext:value-type="float">
            <text:p>1004.81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0.5143*([.A2000])-23.269" office:value-type="float" office:value="1005.331" calcext:value-type="float">
            <text:p>1005.3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0.5143*([.A2001])-23.269" office:value-type="float" office:value="1005.8453" calcext:value-type="float">
            <text:p>1005.84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0.5143*([.A2002])-23.269" office:value-type="float" office:value="1006.3596" calcext:value-type="float">
            <text:p>1006.359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0.5143*([.A2003])-23.269" office:value-type="float" office:value="1006.8739" calcext:value-type="float">
            <text:p>1006.873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0.5143*([.A2004])-23.269" office:value-type="float" office:value="1007.3882" calcext:value-type="float">
            <text:p>1007.388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0.5143*([.A2005])-23.269" office:value-type="float" office:value="1007.9025" calcext:value-type="float">
            <text:p>1007.90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0.5143*([.A2006])-23.269" office:value-type="float" office:value="1008.4168" calcext:value-type="float">
            <text:p>1008.416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0.5143*([.A2007])-23.269" office:value-type="float" office:value="1008.9311" calcext:value-type="float">
            <text:p>1008.931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0.5143*([.A2008])-23.269" office:value-type="float" office:value="1009.4454" calcext:value-type="float">
            <text:p>1009.445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0.5143*([.A2009])-23.269" office:value-type="float" office:value="1009.9597" calcext:value-type="float">
            <text:p>1009.95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0.5143*([.A2010])-23.269" office:value-type="float" office:value="1010.474" calcext:value-type="float">
            <text:p>1010.47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0.5143*([.A2011])-23.269" office:value-type="float" office:value="1010.9883" calcext:value-type="float">
            <text:p>1010.988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0.5143*([.A2012])-23.269" office:value-type="float" office:value="1011.5026" calcext:value-type="float">
            <text:p>1011.502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0.5143*([.A2013])-23.269" office:value-type="float" office:value="1012.0169" calcext:value-type="float">
            <text:p>1012.016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0.5143*([.A2014])-23.269" office:value-type="float" office:value="1012.5312" calcext:value-type="float">
            <text:p>1012.53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0.5143*([.A2015])-23.269" office:value-type="float" office:value="1013.0455" calcext:value-type="float">
            <text:p>1013.04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0.5143*([.A2016])-23.269" office:value-type="float" office:value="1013.5598" calcext:value-type="float">
            <text:p>1013.55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0.5143*([.A2017])-23.269" office:value-type="float" office:value="1014.0741" calcext:value-type="float">
            <text:p>1014.07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0.5143*([.A2018])-23.269" office:value-type="float" office:value="1014.5884" calcext:value-type="float">
            <text:p>1014.588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0.5143*([.A2019])-23.269" office:value-type="float" office:value="1015.1027" calcext:value-type="float">
            <text:p>1015.102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0.5143*([.A2020])-23.269" office:value-type="float" office:value="1015.617" calcext:value-type="float">
            <text:p>1015.61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0.5143*([.A2021])-23.269" office:value-type="float" office:value="1016.1313" calcext:value-type="float">
            <text:p>1016.131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0.5143*([.A2022])-23.269" office:value-type="float" office:value="1016.6456" calcext:value-type="float">
            <text:p>1016.645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0.5143*([.A2023])-23.269" office:value-type="float" office:value="1017.1599" calcext:value-type="float">
            <text:p>1017.159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0.5143*([.A2024])-23.269" office:value-type="float" office:value="1017.6742" calcext:value-type="float">
            <text:p>1017.674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0.5143*([.A2025])-23.269" office:value-type="float" office:value="1018.1885" calcext:value-type="float">
            <text:p>1018.188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0.5143*([.A2026])-23.269" office:value-type="float" office:value="1018.7028" calcext:value-type="float">
            <text:p>1018.702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0.5143*([.A2027])-23.269" office:value-type="float" office:value="1019.2171" calcext:value-type="float">
            <text:p>1019.217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0.5143*([.A2028])-23.269" office:value-type="float" office:value="1019.7314" calcext:value-type="float">
            <text:p>1019.731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0.5143*([.A2029])-23.269" office:value-type="float" office:value="1020.2457" calcext:value-type="float">
            <text:p>1020.245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0.5143*([.A2030])-23.269" office:value-type="float" office:value="1020.76" calcext:value-type="float">
            <text:p>1020.7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0.5143*([.A2031])-23.269" office:value-type="float" office:value="1021.2743" calcext:value-type="float">
            <text:p>1021.274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0.5143*([.A2032])-23.269" office:value-type="float" office:value="1021.7886" calcext:value-type="float">
            <text:p>1021.7886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0.5143*([.A2033])-23.269" office:value-type="float" office:value="1022.3029" calcext:value-type="float">
            <text:p>1022.3029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0.5143*([.A2034])-23.269" office:value-type="float" office:value="1022.8172" calcext:value-type="float">
            <text:p>1022.817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0.5143*([.A2035])-23.269" office:value-type="float" office:value="1023.3315" calcext:value-type="float">
            <text:p>1023.331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0.5143*([.A2036])-23.269" office:value-type="float" office:value="1023.8458" calcext:value-type="float">
            <text:p>1023.845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0.5143*([.A2037])-23.269" office:value-type="float" office:value="1024.3601" calcext:value-type="float">
            <text:p>1024.360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0.5143*([.A2038])-23.269" office:value-type="float" office:value="1024.8744" calcext:value-type="float">
            <text:p>1024.8744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0.5143*([.A2039])-23.269" office:value-type="float" office:value="1025.3887" calcext:value-type="float">
            <text:p>1025.388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0.5143*([.A2040])-23.269" office:value-type="float" office:value="1025.903" calcext:value-type="float">
            <text:p>1025.90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0.5143*([.A2041])-23.269" office:value-type="float" office:value="1026.4173" calcext:value-type="float">
            <text:p>1026.417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0.5143*([.A2042])-23.269" office:value-type="float" office:value="1026.9316" calcext:value-type="float">
            <text:p>1026.931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0.5143*([.A2043])-23.269" office:value-type="float" office:value="1027.4459" calcext:value-type="float">
            <text:p>1027.4459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0.5143*([.A2044])-23.269" office:value-type="float" office:value="1027.9602" calcext:value-type="float">
            <text:p>1027.960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0.5143*([.A2045])-23.269" office:value-type="float" office:value="1028.4745" calcext:value-type="float">
            <text:p>1028.474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0.5143*([.A2046])-23.269" office:value-type="float" office:value="1028.9888" calcext:value-type="float">
            <text:p>1028.988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0.5143*([.A2047])-23.269" office:value-type="float" office:value="1029.5031" calcext:value-type="float">
            <text:p>1029.50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0.5143*([.A2048])-23.269" office:value-type="float" office:value="1030.0174" calcext:value-type="float">
            <text:p>1030.0174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0.5143*([.A2049])-23.269" office:value-type="float" office:value="1030.5317" calcext:value-type="float">
            <text:p>1030.531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0.5143*([.A2050])-23.269" office:value-type="float" office:value="1031.046" calcext:value-type="float">
            <text:p>1031.046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0.5143*([.A2051])-23.269" office:value-type="float" office:value="1031.5603" calcext:value-type="float">
            <text:p>1031.560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0.5143*([.A2052])-23.269" office:value-type="float" office:value="1032.0746" calcext:value-type="float">
            <text:p>1032.074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0.5143*([.A2053])-23.269" office:value-type="float" office:value="1032.5889" calcext:value-type="float">
            <text:p>1032.5889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0.5143*([.A2054])-23.269" office:value-type="float" office:value="1033.1032" calcext:value-type="float">
            <text:p>1033.103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0.5143*([.A2055])-23.269" office:value-type="float" office:value="1033.6175" calcext:value-type="float">
            <text:p>1033.6175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0.5143*([.A2056])-23.269" office:value-type="float" office:value="1034.1318" calcext:value-type="float">
            <text:p>1034.1318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0.5143*([.A2057])-23.269" office:value-type="float" office:value="1034.6461" calcext:value-type="float">
            <text:p>1034.6461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0.5143*([.A2058])-23.269" office:value-type="float" office:value="1035.1604" calcext:value-type="float">
            <text:p>1035.1604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0.5143*([.A2059])-23.269" office:value-type="float" office:value="1035.6747" calcext:value-type="float">
            <text:p>1035.674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0.5143*([.A2060])-23.269" office:value-type="float" office:value="1036.189" calcext:value-type="float">
            <text:p>1036.189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0.5143*([.A2061])-23.269" office:value-type="float" office:value="1036.7033" calcext:value-type="float">
            <text:p>1036.7033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0.5143*([.A2062])-23.269" office:value-type="float" office:value="1037.2176" calcext:value-type="float">
            <text:p>1037.2176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0.5143*([.A2063])-23.269" office:value-type="float" office:value="1037.7319" calcext:value-type="float">
            <text:p>1037.731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0.5143*([.A2064])-23.269" office:value-type="float" office:value="1038.2462" calcext:value-type="float">
            <text:p>1038.246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0.5143*([.A2065])-23.269" office:value-type="float" office:value="1038.7605" calcext:value-type="float">
            <text:p>1038.760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0.5143*([.A2066])-23.269" office:value-type="float" office:value="1039.2748" calcext:value-type="float">
            <text:p>1039.2748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0.5143*([.A2067])-23.269" office:value-type="float" office:value="1039.7891" calcext:value-type="float">
            <text:p>1039.7891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0.5143*([.A2068])-23.269" office:value-type="float" office:value="1040.3034" calcext:value-type="float">
            <text:p>1040.303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0.5143*([.A2069])-23.269" office:value-type="float" office:value="1040.8177" calcext:value-type="float">
            <text:p>1040.817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0.5143*([.A2070])-23.269" office:value-type="float" office:value="1041.332" calcext:value-type="float">
            <text:p>1041.33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0.5143*([.A2071])-23.269" office:value-type="float" office:value="1041.8463" calcext:value-type="float">
            <text:p>1041.8463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0.5143*([.A2072])-23.269" office:value-type="float" office:value="1042.3606" calcext:value-type="float">
            <text:p>1042.3606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0.5143*([.A2073])-23.269" office:value-type="float" office:value="1042.8749" calcext:value-type="float">
            <text:p>1042.8749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0.5143*([.A2074])-23.269" office:value-type="float" office:value="1043.3892" calcext:value-type="float">
            <text:p>1043.3892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0.5143*([.A2075])-23.269" office:value-type="float" office:value="1043.9035" calcext:value-type="float">
            <text:p>1043.903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0.5143*([.A2076])-23.269" office:value-type="float" office:value="1044.4178" calcext:value-type="float">
            <text:p>1044.4178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0.5143*([.A2077])-23.269" office:value-type="float" office:value="1044.9321" calcext:value-type="float">
            <text:p>1044.932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0.5143*([.A2078])-23.269" office:value-type="float" office:value="1045.4464" calcext:value-type="float">
            <text:p>1045.4464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0.5143*([.A2079])-23.269" office:value-type="float" office:value="1045.9607" calcext:value-type="float">
            <text:p>1045.960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0.5143*([.A2080])-23.269" office:value-type="float" office:value="1046.475" calcext:value-type="float">
            <text:p>1046.475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0.5143*([.A2081])-23.269" office:value-type="float" office:value="1046.9893" calcext:value-type="float">
            <text:p>1046.9893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0.5143*([.A2082])-23.269" office:value-type="float" office:value="1047.5036" calcext:value-type="float">
            <text:p>1047.5036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0.5143*([.A2083])-23.269" office:value-type="float" office:value="1048.0179" calcext:value-type="float">
            <text:p>1048.0179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0.5143*([.A2084])-23.269" office:value-type="float" office:value="1048.5322" calcext:value-type="float">
            <text:p>1048.532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0.5143*([.A2085])-23.269" office:value-type="float" office:value="1049.0465" calcext:value-type="float">
            <text:p>1049.046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0.5143*([.A2086])-23.269" office:value-type="float" office:value="1049.5608" calcext:value-type="float">
            <text:p>1049.5608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0.5143*([.A2087])-23.269" office:value-type="float" office:value="1050.0751" calcext:value-type="float">
            <text:p>1050.075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0.5143*([.A2088])-23.269" office:value-type="float" office:value="1050.5894" calcext:value-type="float">
            <text:p>1050.5894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0.5143*([.A2089])-23.269" office:value-type="float" office:value="1051.1037" calcext:value-type="float">
            <text:p>1051.103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0.5143*([.A2090])-23.269" office:value-type="float" office:value="1051.618" calcext:value-type="float">
            <text:p>1051.618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0.5143*([.A2091])-23.269" office:value-type="float" office:value="1052.1323" calcext:value-type="float">
            <text:p>1052.132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0.5143*([.A2092])-23.269" office:value-type="float" office:value="1052.6466" calcext:value-type="float">
            <text:p>1052.6466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0.5143*([.A2093])-23.269" office:value-type="float" office:value="1053.1609" calcext:value-type="float">
            <text:p>1053.1609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0.5143*([.A2094])-23.269" office:value-type="float" office:value="1053.6752" calcext:value-type="float">
            <text:p>1053.6752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0.5143*([.A2095])-23.269" office:value-type="float" office:value="1054.1895" calcext:value-type="float">
            <text:p>1054.1895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0.5143*([.A2096])-23.269" office:value-type="float" office:value="1054.7038" calcext:value-type="float">
            <text:p>1054.7038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0.5143*([.A2097])-23.269" office:value-type="float" office:value="1055.2181" calcext:value-type="float">
            <text:p>1055.218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0.5143*([.A2098])-23.269" office:value-type="float" office:value="1055.7324" calcext:value-type="float">
            <text:p>1055.7324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0.5143*([.A2099])-23.269" office:value-type="float" office:value="1056.2467" calcext:value-type="float">
            <text:p>1056.246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0.5143*([.A2100])-23.269" office:value-type="float" office:value="1056.761" calcext:value-type="float">
            <text:p>1056.76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0.5143*([.A2101])-23.269" office:value-type="float" office:value="1057.2753" calcext:value-type="float">
            <text:p>1057.275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0.5143*([.A2102])-23.269" office:value-type="float" office:value="1057.7896" calcext:value-type="float">
            <text:p>1057.7896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0.5143*([.A2103])-23.269" office:value-type="float" office:value="1058.3039" calcext:value-type="float">
            <text:p>1058.3039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0.5143*([.A2104])-23.269" office:value-type="float" office:value="1058.8182" calcext:value-type="float">
            <text:p>1058.8182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0.5143*([.A2105])-23.269" office:value-type="float" office:value="1059.3325" calcext:value-type="float">
            <text:p>1059.332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0.5143*([.A2106])-23.269" office:value-type="float" office:value="1059.8468" calcext:value-type="float">
            <text:p>1059.846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0.5143*([.A2107])-23.269" office:value-type="float" office:value="1060.3611" calcext:value-type="float">
            <text:p>1060.361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0.5143*([.A2108])-23.269" office:value-type="float" office:value="1060.8754" calcext:value-type="float">
            <text:p>1060.8754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0.5143*([.A2109])-23.269" office:value-type="float" office:value="1061.3897" calcext:value-type="float">
            <text:p>1061.389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0.5143*([.A2110])-23.269" office:value-type="float" office:value="1061.904" calcext:value-type="float">
            <text:p>1061.904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0.5143*([.A2111])-23.269" office:value-type="float" office:value="1062.4183" calcext:value-type="float">
            <text:p>1062.4183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0.5143*([.A2112])-23.269" office:value-type="float" office:value="1062.9326" calcext:value-type="float">
            <text:p>1062.9326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0.5143*([.A2113])-23.269" office:value-type="float" office:value="1063.4469" calcext:value-type="float">
            <text:p>1063.4469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0.5143*([.A2114])-23.269" office:value-type="float" office:value="1063.9612" calcext:value-type="float">
            <text:p>1063.9612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0.5143*([.A2115])-23.269" office:value-type="float" office:value="1064.4755" calcext:value-type="float">
            <text:p>1064.4755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0.5143*([.A2116])-23.269" office:value-type="float" office:value="1064.9898" calcext:value-type="float">
            <text:p>1064.989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0.5143*([.A2117])-23.269" office:value-type="float" office:value="1065.5041" calcext:value-type="float">
            <text:p>1065.504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0.5143*([.A2118])-23.269" office:value-type="float" office:value="1066.0184" calcext:value-type="float">
            <text:p>1066.0184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0.5143*([.A2119])-23.269" office:value-type="float" office:value="1066.5327" calcext:value-type="float">
            <text:p>1066.532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0.5143*([.A2120])-23.269" office:value-type="float" office:value="1067.047" calcext:value-type="float">
            <text:p>1067.047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0.5143*([.A2121])-23.269" office:value-type="float" office:value="1067.5613" calcext:value-type="float">
            <text:p>1067.5613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0.5143*([.A2122])-23.269" office:value-type="float" office:value="1068.0756" calcext:value-type="float">
            <text:p>1068.0756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0.5143*([.A2123])-23.269" office:value-type="float" office:value="1068.5899" calcext:value-type="float">
            <text:p>1068.5899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0.5143*([.A2124])-23.269" office:value-type="float" office:value="1069.1042" calcext:value-type="float">
            <text:p>1069.1042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0.5143*([.A2125])-23.269" office:value-type="float" office:value="1069.6185" calcext:value-type="float">
            <text:p>1069.618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0.5143*([.A2126])-23.269" office:value-type="float" office:value="1070.1328" calcext:value-type="float">
            <text:p>1070.132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0.5143*([.A2127])-23.269" office:value-type="float" office:value="1070.6471" calcext:value-type="float">
            <text:p>1070.647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0.5143*([.A2128])-23.269" office:value-type="float" office:value="1071.1614" calcext:value-type="float">
            <text:p>1071.1614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0.5143*([.A2129])-23.269" office:value-type="float" office:value="1071.6757" calcext:value-type="float">
            <text:p>1071.675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0.5143*([.A2130])-23.269" office:value-type="float" office:value="1072.19" calcext:value-type="float">
            <text:p>1072.19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0.5143*([.A2131])-23.269" office:value-type="float" office:value="1072.7043" calcext:value-type="float">
            <text:p>1072.7043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0.5143*([.A2132])-23.269" office:value-type="float" office:value="1073.2186" calcext:value-type="float">
            <text:p>1073.2186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0.5143*([.A2133])-23.269" office:value-type="float" office:value="1073.7329" calcext:value-type="float">
            <text:p>1073.7329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0.5143*([.A2134])-23.269" office:value-type="float" office:value="1074.2472" calcext:value-type="float">
            <text:p>1074.2472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0.5143*([.A2135])-23.269" office:value-type="float" office:value="1074.7615" calcext:value-type="float">
            <text:p>1074.7615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0.5143*([.A2136])-23.269" office:value-type="float" office:value="1075.2758" calcext:value-type="float">
            <text:p>1075.2758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0.5143*([.A2137])-23.269" office:value-type="float" office:value="1075.7901" calcext:value-type="float">
            <text:p>1075.7901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0.5143*([.A2138])-23.269" office:value-type="float" office:value="1076.3044" calcext:value-type="float">
            <text:p>1076.304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0.5143*([.A2139])-23.269" office:value-type="float" office:value="1076.8187" calcext:value-type="float">
            <text:p>1076.818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0.5143*([.A2140])-23.269" office:value-type="float" office:value="1077.333" calcext:value-type="float">
            <text:p>1077.33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0.5143*([.A2141])-23.269" office:value-type="float" office:value="1077.8473" calcext:value-type="float">
            <text:p>1077.8473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0.5143*([.A2142])-23.269" office:value-type="float" office:value="1078.3616" calcext:value-type="float">
            <text:p>1078.3616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0.5143*([.A2143])-23.269" office:value-type="float" office:value="1078.8759" calcext:value-type="float">
            <text:p>1078.875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0.5143*([.A2144])-23.269" office:value-type="float" office:value="1079.3902" calcext:value-type="float">
            <text:p>1079.3902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0.5143*([.A2145])-23.269" office:value-type="float" office:value="1079.9045" calcext:value-type="float">
            <text:p>1079.9045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0.5143*([.A2146])-23.269" office:value-type="float" office:value="1080.4188" calcext:value-type="float">
            <text:p>1080.418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0.5143*([.A2147])-23.269" office:value-type="float" office:value="1080.9331" calcext:value-type="float">
            <text:p>1080.9331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0.5143*([.A2148])-23.269" office:value-type="float" office:value="1081.4474" calcext:value-type="float">
            <text:p>1081.447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0.5143*([.A2149])-23.269" office:value-type="float" office:value="1081.9617" calcext:value-type="float">
            <text:p>1081.961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0.5143*([.A2150])-23.269" office:value-type="float" office:value="1082.476" calcext:value-type="float">
            <text:p>1082.476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0.5143*([.A2151])-23.269" office:value-type="float" office:value="1082.9903" calcext:value-type="float">
            <text:p>1082.990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0.5143*([.A2152])-23.269" office:value-type="float" office:value="1083.5046" calcext:value-type="float">
            <text:p>1083.5046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0.5143*([.A2153])-23.269" office:value-type="float" office:value="1084.0189" calcext:value-type="float">
            <text:p>1084.0189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0.5143*([.A2154])-23.269" office:value-type="float" office:value="1084.5332" calcext:value-type="float">
            <text:p>1084.5332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0.5143*([.A2155])-23.269" office:value-type="float" office:value="1085.0475" calcext:value-type="float">
            <text:p>1085.0475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0.5143*([.A2156])-23.269" office:value-type="float" office:value="1085.5618" calcext:value-type="float">
            <text:p>1085.5618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0.5143*([.A2157])-23.269" office:value-type="float" office:value="1086.0761" calcext:value-type="float">
            <text:p>1086.0761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0.5143*([.A2158])-23.269" office:value-type="float" office:value="1086.5904" calcext:value-type="float">
            <text:p>1086.590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0.5143*([.A2159])-23.269" office:value-type="float" office:value="1087.1047" calcext:value-type="float">
            <text:p>1087.104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0.5143*([.A2160])-23.269" office:value-type="float" office:value="1087.619" calcext:value-type="float">
            <text:p>1087.619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0.5143*([.A2161])-23.269" office:value-type="float" office:value="1088.1333" calcext:value-type="float">
            <text:p>1088.1333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0.5143*([.A2162])-23.269" office:value-type="float" office:value="1088.6476" calcext:value-type="float">
            <text:p>1088.647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0.5143*([.A2163])-23.269" office:value-type="float" office:value="1089.1619" calcext:value-type="float">
            <text:p>1089.1619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0.5143*([.A2164])-23.269" office:value-type="float" office:value="1089.6762" calcext:value-type="float">
            <text:p>1089.6762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0.5143*([.A2165])-23.269" office:value-type="float" office:value="1090.1905" calcext:value-type="float">
            <text:p>1090.190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0.5143*([.A2166])-23.269" office:value-type="float" office:value="1090.7048" calcext:value-type="float">
            <text:p>1090.7048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0.5143*([.A2167])-23.269" office:value-type="float" office:value="1091.2191" calcext:value-type="float">
            <text:p>1091.2191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0.5143*([.A2168])-23.269" office:value-type="float" office:value="1091.7334" calcext:value-type="float">
            <text:p>1091.733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0.5143*([.A2169])-23.269" office:value-type="float" office:value="1092.2477" calcext:value-type="float">
            <text:p>1092.247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0.5143*([.A2170])-23.269" office:value-type="float" office:value="1092.762" calcext:value-type="float">
            <text:p>1092.762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0.5143*([.A2171])-23.269" office:value-type="float" office:value="1093.2763" calcext:value-type="float">
            <text:p>1093.276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0.5143*([.A2172])-23.269" office:value-type="float" office:value="1093.7906" calcext:value-type="float">
            <text:p>1093.7906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0.5143*([.A2173])-23.269" office:value-type="float" office:value="1094.3049" calcext:value-type="float">
            <text:p>1094.3049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0.5143*([.A2174])-23.269" office:value-type="float" office:value="1094.8192" calcext:value-type="float">
            <text:p>1094.8192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0.5143*([.A2175])-23.269" office:value-type="float" office:value="1095.3335" calcext:value-type="float">
            <text:p>1095.333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0.5143*([.A2176])-23.269" office:value-type="float" office:value="1095.8478" calcext:value-type="float">
            <text:p>1095.8478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0.5143*([.A2177])-23.269" office:value-type="float" office:value="1096.3621" calcext:value-type="float">
            <text:p>1096.362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0.5143*([.A2178])-23.269" office:value-type="float" office:value="1096.8764" calcext:value-type="float">
            <text:p>1096.8764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0.5143*([.A2179])-23.269" office:value-type="float" office:value="1097.3907" calcext:value-type="float">
            <text:p>1097.3907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0.5143*([.A2180])-23.269" office:value-type="float" office:value="1097.905" calcext:value-type="float">
            <text:p>1097.90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0.5143*([.A2181])-23.269" office:value-type="float" office:value="1098.4193" calcext:value-type="float">
            <text:p>1098.4193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0.5143*([.A2182])-23.269" office:value-type="float" office:value="1098.9336" calcext:value-type="float">
            <text:p>1098.9336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0.5143*([.A2183])-23.269" office:value-type="float" office:value="1099.4479" calcext:value-type="float">
            <text:p>1099.4479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0.5143*([.A2184])-23.269" office:value-type="float" office:value="1099.9622" calcext:value-type="float">
            <text:p>1099.9622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0.5143*([.A2185])-23.269" office:value-type="float" office:value="1100.4765" calcext:value-type="float">
            <text:p>1100.4765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0.5143*([.A2186])-23.269" office:value-type="float" office:value="1100.9908" calcext:value-type="float">
            <text:p>1100.9908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0.5143*([.A2187])-23.269" office:value-type="float" office:value="1101.5051" calcext:value-type="float">
            <text:p>1101.505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0.5143*([.A2188])-23.269" office:value-type="float" office:value="1102.0194" calcext:value-type="float">
            <text:p>1102.0194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0.5143*([.A2189])-23.269" office:value-type="float" office:value="1102.5337" calcext:value-type="float">
            <text:p>1102.533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0.5143*([.A2190])-23.269" office:value-type="float" office:value="1103.048" calcext:value-type="float">
            <text:p>1103.048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0.5143*([.A2191])-23.269" office:value-type="float" office:value="1103.5623" calcext:value-type="float">
            <text:p>1103.562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0.5143*([.A2192])-23.269" office:value-type="float" office:value="1104.0766" calcext:value-type="float">
            <text:p>1104.0766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0.5143*([.A2193])-23.269" office:value-type="float" office:value="1104.5909" calcext:value-type="float">
            <text:p>1104.5909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0.5143*([.A2194])-23.269" office:value-type="float" office:value="1105.1052" calcext:value-type="float">
            <text:p>1105.1052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0.5143*([.A2195])-23.269" office:value-type="float" office:value="1105.6195" calcext:value-type="float">
            <text:p>1105.6195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0.5143*([.A2196])-23.269" office:value-type="float" office:value="1106.1338" calcext:value-type="float">
            <text:p>1106.133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0.5143*([.A2197])-23.269" office:value-type="float" office:value="1106.6481" calcext:value-type="float">
            <text:p>1106.6481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0.5143*([.A2198])-23.269" office:value-type="float" office:value="1107.1624" calcext:value-type="float">
            <text:p>1107.1624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0.5143*([.A2199])-23.269" office:value-type="float" office:value="1107.6767" calcext:value-type="float">
            <text:p>1107.67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0.5143*([.A2200])-23.269" office:value-type="float" office:value="1108.191" calcext:value-type="float">
            <text:p>1108.191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0.5143*([.A2201])-23.269" office:value-type="float" office:value="1108.7053" calcext:value-type="float">
            <text:p>1108.705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0.5143*([.A2202])-23.269" office:value-type="float" office:value="1109.2196" calcext:value-type="float">
            <text:p>1109.2196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0.5143*([.A2203])-23.269" office:value-type="float" office:value="1109.7339" calcext:value-type="float">
            <text:p>1109.733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0.5143*([.A2204])-23.269" office:value-type="float" office:value="1110.2482" calcext:value-type="float">
            <text:p>1110.2482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0.5143*([.A2205])-23.269" office:value-type="float" office:value="1110.7625" calcext:value-type="float">
            <text:p>1110.7625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0.5143*([.A2206])-23.269" office:value-type="float" office:value="1111.2768" calcext:value-type="float">
            <text:p>1111.2768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0.5143*([.A2207])-23.269" office:value-type="float" office:value="1111.7911" calcext:value-type="float">
            <text:p>1111.7911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0.5143*([.A2208])-23.269" office:value-type="float" office:value="1112.3054" calcext:value-type="float">
            <text:p>1112.3054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0.5143*([.A2209])-23.269" office:value-type="float" office:value="1112.8197" calcext:value-type="float">
            <text:p>1112.819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0.5143*([.A2210])-23.269" office:value-type="float" office:value="1113.334" calcext:value-type="float">
            <text:p>1113.334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0.5143*([.A2211])-23.269" office:value-type="float" office:value="1113.8483" calcext:value-type="float">
            <text:p>1113.848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0.5143*([.A2212])-23.269" office:value-type="float" office:value="1114.3626" calcext:value-type="float">
            <text:p>1114.3626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0.5143*([.A2213])-23.269" office:value-type="float" office:value="1114.8769" calcext:value-type="float">
            <text:p>1114.8769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0.5143*([.A2214])-23.269" office:value-type="float" office:value="1115.3912" calcext:value-type="float">
            <text:p>1115.3912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0.5143*([.A2215])-23.269" office:value-type="float" office:value="1115.9055" calcext:value-type="float">
            <text:p>1115.9055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0.5143*([.A2216])-23.269" office:value-type="float" office:value="1116.4198" calcext:value-type="float">
            <text:p>1116.4198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0.5143*([.A2217])-23.269" office:value-type="float" office:value="1116.9341" calcext:value-type="float">
            <text:p>1116.9341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0.5143*([.A2218])-23.269" office:value-type="float" office:value="1117.4484" calcext:value-type="float">
            <text:p>1117.4484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0.5143*([.A2219])-23.269" office:value-type="float" office:value="1117.9627" calcext:value-type="float">
            <text:p>1117.9627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0.5143*([.A2220])-23.269" office:value-type="float" office:value="1118.477" calcext:value-type="float">
            <text:p>1118.477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0.5143*([.A2221])-23.269" office:value-type="float" office:value="1118.9913" calcext:value-type="float">
            <text:p>1118.991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0.5143*([.A2222])-23.269" office:value-type="float" office:value="1119.5056" calcext:value-type="float">
            <text:p>1119.5056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0.5143*([.A2223])-23.269" office:value-type="float" office:value="1120.0199" calcext:value-type="float">
            <text:p>1120.0199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0.5143*([.A2224])-23.269" office:value-type="float" office:value="1120.5342" calcext:value-type="float">
            <text:p>1120.5342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0.5143*([.A2225])-23.269" office:value-type="float" office:value="1121.0485" calcext:value-type="float">
            <text:p>1121.048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0.5143*([.A2226])-23.269" office:value-type="float" office:value="1121.5628" calcext:value-type="float">
            <text:p>1121.562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0.5143*([.A2227])-23.269" office:value-type="float" office:value="1122.0771" calcext:value-type="float">
            <text:p>1122.0771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0.5143*([.A2228])-23.269" office:value-type="float" office:value="1122.5914" calcext:value-type="float">
            <text:p>1122.591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0.5143*([.A2229])-23.269" office:value-type="float" office:value="1123.1057" calcext:value-type="float">
            <text:p>1123.1057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0.5143*([.A2230])-23.269" office:value-type="float" office:value="1123.62" calcext:value-type="float">
            <text:p>1123.62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0.5143*([.A2231])-23.269" office:value-type="float" office:value="1124.1343" calcext:value-type="float">
            <text:p>1124.1343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0.5143*([.A2232])-23.269" office:value-type="float" office:value="1124.6486" calcext:value-type="float">
            <text:p>1124.6486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0.5143*([.A2233])-23.269" office:value-type="float" office:value="1125.1629" calcext:value-type="float">
            <text:p>1125.1629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0.5143*([.A2234])-23.269" office:value-type="float" office:value="1125.6772" calcext:value-type="float">
            <text:p>1125.6772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0.5143*([.A2235])-23.269" office:value-type="float" office:value="1126.1915" calcext:value-type="float">
            <text:p>1126.191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0.5143*([.A2236])-23.269" office:value-type="float" office:value="1126.7058" calcext:value-type="float">
            <text:p>1126.7058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0.5143*([.A2237])-23.269" office:value-type="float" office:value="1127.2201" calcext:value-type="float">
            <text:p>1127.2201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0.5143*([.A2238])-23.269" office:value-type="float" office:value="1127.7344" calcext:value-type="float">
            <text:p>1127.7344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0.5143*([.A2239])-23.269" office:value-type="float" office:value="1128.2487" calcext:value-type="float">
            <text:p>1128.248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0.5143*([.A2240])-23.269" office:value-type="float" office:value="1128.763" calcext:value-type="float">
            <text:p>1128.763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0.5143*([.A2241])-23.269" office:value-type="float" office:value="1129.2773" calcext:value-type="float">
            <text:p>1129.2773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0.5143*([.A2242])-23.269" office:value-type="float" office:value="1129.7916" calcext:value-type="float">
            <text:p>1129.7916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0.5143*([.A2243])-23.269" office:value-type="float" office:value="1130.3059" calcext:value-type="float">
            <text:p>1130.3059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0.5143*([.A2244])-23.269" office:value-type="float" office:value="1130.8202" calcext:value-type="float">
            <text:p>1130.820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0.5143*([.A2245])-23.269" office:value-type="float" office:value="1131.3345" calcext:value-type="float">
            <text:p>1131.334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0.5143*([.A2246])-23.269" office:value-type="float" office:value="1131.8488" calcext:value-type="float">
            <text:p>1131.8488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0.5143*([.A2247])-23.269" office:value-type="float" office:value="1132.3631" calcext:value-type="float">
            <text:p>1132.3631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0.5143*([.A2248])-23.269" office:value-type="float" office:value="1132.8774" calcext:value-type="float">
            <text:p>1132.877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0.5143*([.A2249])-23.269" office:value-type="float" office:value="1133.3917" calcext:value-type="float">
            <text:p>1133.391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0.5143*([.A2250])-23.269" office:value-type="float" office:value="1133.906" calcext:value-type="float">
            <text:p>1133.906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0.5143*([.A2251])-23.269" office:value-type="float" office:value="1134.4203" calcext:value-type="float">
            <text:p>1134.420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0.5143*([.A2252])-23.269" office:value-type="float" office:value="1134.9346" calcext:value-type="float">
            <text:p>1134.9346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0.5143*([.A2253])-23.269" office:value-type="float" office:value="1135.4489" calcext:value-type="float">
            <text:p>1135.4489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0.5143*([.A2254])-23.269" office:value-type="float" office:value="1135.9632" calcext:value-type="float">
            <text:p>1135.9632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0.5143*([.A2255])-23.269" office:value-type="float" office:value="1136.4775" calcext:value-type="float">
            <text:p>1136.477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0.5143*([.A2256])-23.269" office:value-type="float" office:value="1136.9918" calcext:value-type="float">
            <text:p>1136.9918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0.5143*([.A2257])-23.269" office:value-type="float" office:value="1137.5061" calcext:value-type="float">
            <text:p>1137.506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0.5143*([.A2258])-23.269" office:value-type="float" office:value="1138.0204" calcext:value-type="float">
            <text:p>1138.0204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0.5143*([.A2259])-23.269" office:value-type="float" office:value="1138.5347" calcext:value-type="float">
            <text:p>1138.534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0.5143*([.A2260])-23.269" office:value-type="float" office:value="1139.049" calcext:value-type="float">
            <text:p>1139.049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0.5143*([.A2261])-23.269" office:value-type="float" office:value="1139.5633" calcext:value-type="float">
            <text:p>1139.563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0.5143*([.A2262])-23.269" office:value-type="float" office:value="1140.0776" calcext:value-type="float">
            <text:p>1140.0776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0.5143*([.A2263])-23.269" office:value-type="float" office:value="1140.5919" calcext:value-type="float">
            <text:p>1140.5919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0.5143*([.A2264])-23.269" office:value-type="float" office:value="1141.1062" calcext:value-type="float">
            <text:p>1141.106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0.5143*([.A2265])-23.269" office:value-type="float" office:value="1141.6205" calcext:value-type="float">
            <text:p>1141.6205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0.5143*([.A2266])-23.269" office:value-type="float" office:value="1142.1348" calcext:value-type="float">
            <text:p>1142.134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0.5143*([.A2267])-23.269" office:value-type="float" office:value="1142.6491" calcext:value-type="float">
            <text:p>1142.6491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0.5143*([.A2268])-23.269" office:value-type="float" office:value="1143.1634" calcext:value-type="float">
            <text:p>1143.1634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0.5143*([.A2269])-23.269" office:value-type="float" office:value="1143.6777" calcext:value-type="float">
            <text:p>1143.6777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0.5143*([.A2270])-23.269" office:value-type="float" office:value="1144.192" calcext:value-type="float">
            <text:p>1144.19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0.5143*([.A2271])-23.269" office:value-type="float" office:value="1144.7063" calcext:value-type="float">
            <text:p>1144.706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0.5143*([.A2272])-23.269" office:value-type="float" office:value="1145.2206" calcext:value-type="float">
            <text:p>1145.2206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0.5143*([.A2273])-23.269" office:value-type="float" office:value="1145.7349" calcext:value-type="float">
            <text:p>1145.7349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0.5143*([.A2274])-23.269" office:value-type="float" office:value="1146.2492" calcext:value-type="float">
            <text:p>1146.2492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0.5143*([.A2275])-23.269" office:value-type="float" office:value="1146.7635" calcext:value-type="float">
            <text:p>1146.7635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0.5143*([.A2276])-23.269" office:value-type="float" office:value="1147.2778" calcext:value-type="float">
            <text:p>1147.2778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0.5143*([.A2277])-23.269" office:value-type="float" office:value="1147.7921" calcext:value-type="float">
            <text:p>1147.7921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0.5143*([.A2278])-23.269" office:value-type="float" office:value="1148.3064" calcext:value-type="float">
            <text:p>1148.3064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0.5143*([.A2279])-23.269" office:value-type="float" office:value="1148.8207" calcext:value-type="float">
            <text:p>1148.820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0.5143*([.A2280])-23.269" office:value-type="float" office:value="1149.335" calcext:value-type="float">
            <text:p>1149.33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0.5143*([.A2281])-23.269" office:value-type="float" office:value="1149.8493" calcext:value-type="float">
            <text:p>1149.849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0.5143*([.A2282])-23.269" office:value-type="float" office:value="1150.3636" calcext:value-type="float">
            <text:p>1150.363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0.5143*([.A2283])-23.269" office:value-type="float" office:value="1150.8779" calcext:value-type="float">
            <text:p>1150.8779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0.5143*([.A2284])-23.269" office:value-type="float" office:value="1151.3922" calcext:value-type="float">
            <text:p>1151.3922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0.5143*([.A2285])-23.269" office:value-type="float" office:value="1151.9065" calcext:value-type="float">
            <text:p>1151.906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0.5143*([.A2286])-23.269" office:value-type="float" office:value="1152.4208" calcext:value-type="float">
            <text:p>1152.420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0.5143*([.A2287])-23.269" office:value-type="float" office:value="1152.9351" calcext:value-type="float">
            <text:p>1152.9351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0.5143*([.A2288])-23.269" office:value-type="float" office:value="1153.4494" calcext:value-type="float">
            <text:p>1153.4494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0.5143*([.A2289])-23.269" office:value-type="float" office:value="1153.9637" calcext:value-type="float">
            <text:p>1153.963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0.5143*([.A2290])-23.269" office:value-type="float" office:value="1154.478" calcext:value-type="float">
            <text:p>1154.478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0.5143*([.A2291])-23.269" office:value-type="float" office:value="1154.9923" calcext:value-type="float">
            <text:p>1154.992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0.5143*([.A2292])-23.269" office:value-type="float" office:value="1155.5066" calcext:value-type="float">
            <text:p>1155.5066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0.5143*([.A2293])-23.269" office:value-type="float" office:value="1156.0209" calcext:value-type="float">
            <text:p>1156.0209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0.5143*([.A2294])-23.269" office:value-type="float" office:value="1156.5352" calcext:value-type="float">
            <text:p>1156.535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0.5143*([.A2295])-23.269" office:value-type="float" office:value="1157.0495" calcext:value-type="float">
            <text:p>1157.049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0.5143*([.A2296])-23.269" office:value-type="float" office:value="1157.5638" calcext:value-type="float">
            <text:p>1157.5638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0.5143*([.A2297])-23.269" office:value-type="float" office:value="1158.0781" calcext:value-type="float">
            <text:p>1158.0781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0.5143*([.A2298])-23.269" office:value-type="float" office:value="1158.5924" calcext:value-type="float">
            <text:p>1158.5924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0.5143*([.A2299])-23.269" office:value-type="float" office:value="1159.1067" calcext:value-type="float">
            <text:p>1159.106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0.5143*([.A2300])-23.269" office:value-type="float" office:value="1159.621" calcext:value-type="float">
            <text:p>1159.62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0.5143*([.A2301])-23.269" office:value-type="float" office:value="1160.1353" calcext:value-type="float">
            <text:p>1160.1353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0.5143*([.A2302])-23.269" office:value-type="float" office:value="1160.6496" calcext:value-type="float">
            <text:p>1160.6496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0.5143*([.A2303])-23.269" office:value-type="float" office:value="1161.1639" calcext:value-type="float">
            <text:p>1161.163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0.5143*([.A2304])-23.269" office:value-type="float" office:value="1161.6782" calcext:value-type="float">
            <text:p>1161.6782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0.5143*([.A2305])-23.269" office:value-type="float" office:value="1162.1925" calcext:value-type="float">
            <text:p>1162.1925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0.5143*([.A2306])-23.269" office:value-type="float" office:value="1162.7068" calcext:value-type="float">
            <text:p>1162.706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0.5143*([.A2307])-23.269" office:value-type="float" office:value="1163.2211" calcext:value-type="float">
            <text:p>1163.2211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0.5143*([.A2308])-23.269" office:value-type="float" office:value="1163.7354" calcext:value-type="float">
            <text:p>1163.7354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0.5143*([.A2309])-23.269" office:value-type="float" office:value="1164.2497" calcext:value-type="float">
            <text:p>1164.249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0.5143*([.A2310])-23.269" office:value-type="float" office:value="1164.764" calcext:value-type="float">
            <text:p>1164.764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0.5143*([.A2311])-23.269" office:value-type="float" office:value="1165.2783" calcext:value-type="float">
            <text:p>1165.278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0.5143*([.A2312])-23.269" office:value-type="float" office:value="1165.7926" calcext:value-type="float">
            <text:p>1165.7926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0.5143*([.A2313])-23.269" office:value-type="float" office:value="1166.3069" calcext:value-type="float">
            <text:p>1166.3069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0.5143*([.A2314])-23.269" office:value-type="float" office:value="1166.8212" calcext:value-type="float">
            <text:p>1166.821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0.5143*([.A2315])-23.269" office:value-type="float" office:value="1167.3355" calcext:value-type="float">
            <text:p>1167.335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0.5143*([.A2316])-23.269" office:value-type="float" office:value="1167.8498" calcext:value-type="float">
            <text:p>1167.8498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0.5143*([.A2317])-23.269" office:value-type="float" office:value="1168.3641" calcext:value-type="float">
            <text:p>1168.3641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0.5143*([.A2318])-23.269" office:value-type="float" office:value="1168.8784" calcext:value-type="float">
            <text:p>1168.878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0.5143*([.A2319])-23.269" office:value-type="float" office:value="1169.3927" calcext:value-type="float">
            <text:p>1169.392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0.5143*([.A2320])-23.269" office:value-type="float" office:value="1169.907" calcext:value-type="float">
            <text:p>1169.907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0.5143*([.A2321])-23.269" office:value-type="float" office:value="1170.4213" calcext:value-type="float">
            <text:p>1170.4213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0.5143*([.A2322])-23.269" office:value-type="float" office:value="1170.9356" calcext:value-type="float">
            <text:p>1170.935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0.5143*([.A2323])-23.269" office:value-type="float" office:value="1171.4499" calcext:value-type="float">
            <text:p>1171.4499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0.5143*([.A2324])-23.269" office:value-type="float" office:value="1171.9642" calcext:value-type="float">
            <text:p>1171.9642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0.5143*([.A2325])-23.269" office:value-type="float" office:value="1172.4785" calcext:value-type="float">
            <text:p>1172.478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0.5143*([.A2326])-23.269" office:value-type="float" office:value="1172.9928" calcext:value-type="float">
            <text:p>1172.9928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0.5143*([.A2327])-23.269" office:value-type="float" office:value="1173.5071" calcext:value-type="float">
            <text:p>1173.5071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formula="of:=0.5143*([.A2328])-23.269" office:value-type="float" office:value="1174.0214" calcext:value-type="float">
            <text:p>1174.021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0.5143*([.A2329])-23.269" office:value-type="float" office:value="1174.5357" calcext:value-type="float">
            <text:p>1174.535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0.5143*([.A2330])-23.269" office:value-type="float" office:value="1175.05" calcext:value-type="float">
            <text:p>1175.05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0.5143*([.A2331])-23.269" office:value-type="float" office:value="1175.5643" calcext:value-type="float">
            <text:p>1175.5643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0.5143*([.A2332])-23.269" office:value-type="float" office:value="1176.0786" calcext:value-type="float">
            <text:p>1176.078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0.5143*([.A2333])-23.269" office:value-type="float" office:value="1176.5929" calcext:value-type="float">
            <text:p>1176.5929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0.5143*([.A2334])-23.269" office:value-type="float" office:value="1177.1072" calcext:value-type="float">
            <text:p>1177.1072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0.5143*([.A2335])-23.269" office:value-type="float" office:value="1177.6215" calcext:value-type="float">
            <text:p>1177.621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0.5143*([.A2336])-23.269" office:value-type="float" office:value="1178.1358" calcext:value-type="float">
            <text:p>1178.135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0.5143*([.A2337])-23.269" office:value-type="float" office:value="1178.6501" calcext:value-type="float">
            <text:p>1178.650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0.5143*([.A2338])-23.269" office:value-type="float" office:value="1179.1644" calcext:value-type="float">
            <text:p>1179.1644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0.5143*([.A2339])-23.269" office:value-type="float" office:value="1179.6787" calcext:value-type="float">
            <text:p>1179.6787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0.5143*([.A2340])-23.269" office:value-type="float" office:value="1180.193" calcext:value-type="float">
            <text:p>1180.19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0.5143*([.A2341])-23.269" office:value-type="float" office:value="1180.7073" calcext:value-type="float">
            <text:p>1180.7073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0.5143*([.A2342])-23.269" office:value-type="float" office:value="1181.2216" calcext:value-type="float">
            <text:p>1181.221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0.5143*([.A2343])-23.269" office:value-type="float" office:value="1181.7359" calcext:value-type="float">
            <text:p>1181.7359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0.5143*([.A2344])-23.269" office:value-type="float" office:value="1182.2502" calcext:value-type="float">
            <text:p>1182.2502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0.5143*([.A2345])-23.269" office:value-type="float" office:value="1182.7645" calcext:value-type="float">
            <text:p>1182.7645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0.5143*([.A2346])-23.269" office:value-type="float" office:value="1183.2788" calcext:value-type="float">
            <text:p>1183.278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0.5143*([.A2347])-23.269" office:value-type="float" office:value="1183.7931" calcext:value-type="float">
            <text:p>1183.7931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0.5143*([.A2348])-23.269" office:value-type="float" office:value="1184.3074" calcext:value-type="float">
            <text:p>1184.307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0.5143*([.A2349])-23.269" office:value-type="float" office:value="1184.8217" calcext:value-type="float">
            <text:p>1184.821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0.5143*([.A2350])-23.269" office:value-type="float" office:value="1185.336" calcext:value-type="float">
            <text:p>1185.33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0.5143*([.A2351])-23.269" office:value-type="float" office:value="1185.8503" calcext:value-type="float">
            <text:p>1185.8503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0.5143*([.A2352])-23.269" office:value-type="float" office:value="1186.3646" calcext:value-type="float">
            <text:p>1186.3646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0.5143*([.A2353])-23.269" office:value-type="float" office:value="1186.8789" calcext:value-type="float">
            <text:p>1186.8789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0.5143*([.A2354])-23.269" office:value-type="float" office:value="1187.3932" calcext:value-type="float">
            <text:p>1187.393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0.5143*([.A2355])-23.269" office:value-type="float" office:value="1187.9075" calcext:value-type="float">
            <text:p>1187.907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0.5143*([.A2356])-23.269" office:value-type="float" office:value="1188.4218" calcext:value-type="float">
            <text:p>1188.4218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0.5143*([.A2357])-23.269" office:value-type="float" office:value="1188.9361" calcext:value-type="float">
            <text:p>1188.9361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0.5143*([.A2358])-23.269" office:value-type="float" office:value="1189.4504" calcext:value-type="float">
            <text:p>1189.4504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0.5143*([.A2359])-23.269" office:value-type="float" office:value="1189.9647" calcext:value-type="float">
            <text:p>1189.9647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0.5143*([.A2360])-23.269" office:value-type="float" office:value="1190.479" calcext:value-type="float">
            <text:p>1190.479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0.5143*([.A2361])-23.269" office:value-type="float" office:value="1190.9933" calcext:value-type="float">
            <text:p>1190.9933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0.5143*([.A2362])-23.269" office:value-type="float" office:value="1191.5076" calcext:value-type="float">
            <text:p>1191.5076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0.5143*([.A2363])-23.269" office:value-type="float" office:value="1192.0219" calcext:value-type="float">
            <text:p>1192.0219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0.5143*([.A2364])-23.269" office:value-type="float" office:value="1192.5362" calcext:value-type="float">
            <text:p>1192.5362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0.5143*([.A2365])-23.269" office:value-type="float" office:value="1193.0505" calcext:value-type="float">
            <text:p>1193.050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0.5143*([.A2366])-23.269" office:value-type="float" office:value="1193.5648" calcext:value-type="float">
            <text:p>1193.5648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0.5143*([.A2367])-23.269" office:value-type="float" office:value="1194.0791" calcext:value-type="float">
            <text:p>1194.0791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0.5143*([.A2368])-23.269" office:value-type="float" office:value="1194.5934" calcext:value-type="float">
            <text:p>1194.5934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0.5143*([.A2369])-23.269" office:value-type="float" office:value="1195.1077" calcext:value-type="float">
            <text:p>1195.107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0.5143*([.A2370])-23.269" office:value-type="float" office:value="1195.622" calcext:value-type="float">
            <text:p>1195.622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0.5143*([.A2371])-23.269" office:value-type="float" office:value="1196.1363" calcext:value-type="float">
            <text:p>1196.1363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0.5143*([.A2372])-23.269" office:value-type="float" office:value="1196.6506" calcext:value-type="float">
            <text:p>1196.6506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0.5143*([.A2373])-23.269" office:value-type="float" office:value="1197.1649" calcext:value-type="float">
            <text:p>1197.1649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0.5143*([.A2374])-23.269" office:value-type="float" office:value="1197.6792" calcext:value-type="float">
            <text:p>1197.679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0.5143*([.A2375])-23.269" office:value-type="float" office:value="1198.1935" calcext:value-type="float">
            <text:p>1198.1935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0.5143*([.A2376])-23.269" office:value-type="float" office:value="1198.7078" calcext:value-type="float">
            <text:p>1198.7078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0.5143*([.A2377])-23.269" office:value-type="float" office:value="1199.2221" calcext:value-type="float">
            <text:p>1199.2221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0.5143*([.A2378])-23.269" office:value-type="float" office:value="1199.7364" calcext:value-type="float">
            <text:p>1199.736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0.5143*([.A2379])-23.269" office:value-type="float" office:value="1200.2507" calcext:value-type="float">
            <text:p>1200.250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0.5143*([.A2380])-23.269" office:value-type="float" office:value="1200.765" calcext:value-type="float">
            <text:p>1200.76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0.5143*([.A2381])-23.269" office:value-type="float" office:value="1201.2793" calcext:value-type="float">
            <text:p>1201.279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0.5143*([.A2382])-23.269" office:value-type="float" office:value="1201.7936" calcext:value-type="float">
            <text:p>1201.7936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0.5143*([.A2383])-23.269" office:value-type="float" office:value="1202.3079" calcext:value-type="float">
            <text:p>1202.3079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0.5143*([.A2384])-23.269" office:value-type="float" office:value="1202.8222" calcext:value-type="float">
            <text:p>1202.8222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0.5143*([.A2385])-23.269" office:value-type="float" office:value="1203.3365" calcext:value-type="float">
            <text:p>1203.3365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0.5143*([.A2386])-23.269" office:value-type="float" office:value="1203.8508" calcext:value-type="float">
            <text:p>1203.8508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0.5143*([.A2387])-23.269" office:value-type="float" office:value="1204.3651" calcext:value-type="float">
            <text:p>1204.3651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0.5143*([.A2388])-23.269" office:value-type="float" office:value="1204.8794" calcext:value-type="float">
            <text:p>1204.879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0.5143*([.A2389])-23.269" office:value-type="float" office:value="1205.3937" calcext:value-type="float">
            <text:p>1205.393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0.5143*([.A2390])-23.269" office:value-type="float" office:value="1205.908" calcext:value-type="float">
            <text:p>1205.908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0.5143*([.A2391])-23.269" office:value-type="float" office:value="1206.4223" calcext:value-type="float">
            <text:p>1206.422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0.5143*([.A2392])-23.269" office:value-type="float" office:value="1206.9366" calcext:value-type="float">
            <text:p>1206.9366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0.5143*([.A2393])-23.269" office:value-type="float" office:value="1207.4509" calcext:value-type="float">
            <text:p>1207.4509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0.5143*([.A2394])-23.269" office:value-type="float" office:value="1207.9652" calcext:value-type="float">
            <text:p>1207.9652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0.5143*([.A2395])-23.269" office:value-type="float" office:value="1208.4795" calcext:value-type="float">
            <text:p>1208.4795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0.5143*([.A2396])-23.269" office:value-type="float" office:value="1208.9938" calcext:value-type="float">
            <text:p>1208.9938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0.5143*([.A2397])-23.269" office:value-type="float" office:value="1209.5081" calcext:value-type="float">
            <text:p>1209.5081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0.5143*([.A2398])-23.269" office:value-type="float" office:value="1210.0224" calcext:value-type="float">
            <text:p>1210.0224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0.5143*([.A2399])-23.269" office:value-type="float" office:value="1210.5367" calcext:value-type="float">
            <text:p>1210.53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0.5143*([.A2400])-23.269" office:value-type="float" office:value="1211.051" calcext:value-type="float">
            <text:p>1211.051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0.5143*([.A2401])-23.269" office:value-type="float" office:value="1211.5653" calcext:value-type="float">
            <text:p>1211.5653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0.5143*([.A2402])-23.269" office:value-type="float" office:value="1212.0796" calcext:value-type="float">
            <text:p>1212.0796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0.5143*([.A2403])-23.269" office:value-type="float" office:value="1212.5939" calcext:value-type="float">
            <text:p>1212.5939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0.5143*([.A2404])-23.269" office:value-type="float" office:value="1213.1082" calcext:value-type="float">
            <text:p>1213.1082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0.5143*([.A2405])-23.269" office:value-type="float" office:value="1213.6225" calcext:value-type="float">
            <text:p>1213.622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0.5143*([.A2406])-23.269" office:value-type="float" office:value="1214.1368" calcext:value-type="float">
            <text:p>1214.136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0.5143*([.A2407])-23.269" office:value-type="float" office:value="1214.6511" calcext:value-type="float">
            <text:p>1214.6511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0.5143*([.A2408])-23.269" office:value-type="float" office:value="1215.1654" calcext:value-type="float">
            <text:p>1215.1654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0.5143*([.A2409])-23.269" office:value-type="float" office:value="1215.6797" calcext:value-type="float">
            <text:p>1215.679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0.5143*([.A2410])-23.269" office:value-type="float" office:value="1216.194" calcext:value-type="float">
            <text:p>1216.194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0.5143*([.A2411])-23.269" office:value-type="float" office:value="1216.7083" calcext:value-type="float">
            <text:p>1216.7083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0.5143*([.A2412])-23.269" office:value-type="float" office:value="1217.2226" calcext:value-type="float">
            <text:p>1217.2226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0.5143*([.A2413])-23.269" office:value-type="float" office:value="1217.7369" calcext:value-type="float">
            <text:p>1217.7369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0.5143*([.A2414])-23.269" office:value-type="float" office:value="1218.2512" calcext:value-type="float">
            <text:p>1218.2512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0.5143*([.A2415])-23.269" office:value-type="float" office:value="1218.7655" calcext:value-type="float">
            <text:p>1218.765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0.5143*([.A2416])-23.269" office:value-type="float" office:value="1219.2798" calcext:value-type="float">
            <text:p>1219.2798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0.5143*([.A2417])-23.269" office:value-type="float" office:value="1219.7941" calcext:value-type="float">
            <text:p>1219.794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0.5143*([.A2418])-23.269" office:value-type="float" office:value="1220.3084" calcext:value-type="float">
            <text:p>1220.3084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0.5143*([.A2419])-23.269" office:value-type="float" office:value="1220.8227" calcext:value-type="float">
            <text:p>1220.822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0.5143*([.A2420])-23.269" office:value-type="float" office:value="1221.337" calcext:value-type="float">
            <text:p>1221.337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0.5143*([.A2421])-23.269" office:value-type="float" office:value="1221.8513" calcext:value-type="float">
            <text:p>1221.8513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0.5143*([.A2422])-23.269" office:value-type="float" office:value="1222.3656" calcext:value-type="float">
            <text:p>1222.3656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0.5143*([.A2423])-23.269" office:value-type="float" office:value="1222.8799" calcext:value-type="float">
            <text:p>1222.8799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0.5143*([.A2424])-23.269" office:value-type="float" office:value="1223.3942" calcext:value-type="float">
            <text:p>1223.3942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0.5143*([.A2425])-23.269" office:value-type="float" office:value="1223.9085" calcext:value-type="float">
            <text:p>1223.9085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0.5143*([.A2426])-23.269" office:value-type="float" office:value="1224.4228" calcext:value-type="float">
            <text:p>1224.4228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0.5143*([.A2427])-23.269" office:value-type="float" office:value="1224.9371" calcext:value-type="float">
            <text:p>1224.9371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0.5143*([.A2428])-23.269" office:value-type="float" office:value="1225.4514" calcext:value-type="float">
            <text:p>1225.451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0.5143*([.A2429])-23.269" office:value-type="float" office:value="1225.9657" calcext:value-type="float">
            <text:p>1225.9657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0.5143*([.A2430])-23.269" office:value-type="float" office:value="1226.48" calcext:value-type="float">
            <text:p>1226.48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0.5143*([.A2431])-23.269" office:value-type="float" office:value="1226.9943" calcext:value-type="float">
            <text:p>1226.994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0.5143*([.A2432])-23.269" office:value-type="float" office:value="1227.5086" calcext:value-type="float">
            <text:p>1227.5086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0.5143*([.A2433])-23.269" office:value-type="float" office:value="1228.0229" calcext:value-type="float">
            <text:p>1228.0229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0.5143*([.A2434])-23.269" office:value-type="float" office:value="1228.5372" calcext:value-type="float">
            <text:p>1228.5372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0.5143*([.A2435])-23.269" office:value-type="float" office:value="1229.0515" calcext:value-type="float">
            <text:p>1229.0515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0.5143*([.A2436])-23.269" office:value-type="float" office:value="1229.5658" calcext:value-type="float">
            <text:p>1229.5658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0.5143*([.A2437])-23.269" office:value-type="float" office:value="1230.0801" calcext:value-type="float">
            <text:p>1230.0801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0.5143*([.A2438])-23.269" office:value-type="float" office:value="1230.5944" calcext:value-type="float">
            <text:p>1230.594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0.5143*([.A2439])-23.269" office:value-type="float" office:value="1231.1087" calcext:value-type="float">
            <text:p>1231.108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0.5143*([.A2440])-23.269" office:value-type="float" office:value="1231.623" calcext:value-type="float">
            <text:p>1231.623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0.5143*([.A2441])-23.269" office:value-type="float" office:value="1232.1373" calcext:value-type="float">
            <text:p>1232.1373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0.5143*([.A2442])-23.269" office:value-type="float" office:value="1232.6516" calcext:value-type="float">
            <text:p>1232.6516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0.5143*([.A2443])-23.269" office:value-type="float" office:value="1233.1659" calcext:value-type="float">
            <text:p>1233.1659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0.5143*([.A2444])-23.269" office:value-type="float" office:value="1233.6802" calcext:value-type="float">
            <text:p>1233.6802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0.5143*([.A2445])-23.269" office:value-type="float" office:value="1234.1945" calcext:value-type="float">
            <text:p>1234.1945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0.5143*([.A2446])-23.269" office:value-type="float" office:value="1234.7088" calcext:value-type="float">
            <text:p>1234.708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0.5143*([.A2447])-23.269" office:value-type="float" office:value="1235.2231" calcext:value-type="float">
            <text:p>1235.223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0.5143*([.A2448])-23.269" office:value-type="float" office:value="1235.7374" calcext:value-type="float">
            <text:p>1235.7374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0.5143*([.A2449])-23.269" office:value-type="float" office:value="1236.2517" calcext:value-type="float">
            <text:p>1236.251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0.5143*([.A2450])-23.269" office:value-type="float" office:value="1236.766" calcext:value-type="float">
            <text:p>1236.766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0.5143*([.A2451])-23.269" office:value-type="float" office:value="1237.2803" calcext:value-type="float">
            <text:p>1237.280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0.5143*([.A2452])-23.269" office:value-type="float" office:value="1237.7946" calcext:value-type="float">
            <text:p>1237.794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0.5143*([.A2453])-23.269" office:value-type="float" office:value="1238.3089" calcext:value-type="float">
            <text:p>1238.3089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0.5143*([.A2454])-23.269" office:value-type="float" office:value="1238.8232" calcext:value-type="float">
            <text:p>1238.8232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0.5143*([.A2455])-23.269" office:value-type="float" office:value="1239.3375" calcext:value-type="float">
            <text:p>1239.3375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0.5143*([.A2456])-23.269" office:value-type="float" office:value="1239.8518" calcext:value-type="float">
            <text:p>1239.8518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0.5143*([.A2457])-23.269" office:value-type="float" office:value="1240.3661" calcext:value-type="float">
            <text:p>1240.3661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0.5143*([.A2458])-23.269" office:value-type="float" office:value="1240.8804" calcext:value-type="float">
            <text:p>1240.8804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0.5143*([.A2459])-23.269" office:value-type="float" office:value="1241.3947" calcext:value-type="float">
            <text:p>1241.394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0.5143*([.A2460])-23.269" office:value-type="float" office:value="1241.909" calcext:value-type="float">
            <text:p>1241.909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0.5143*([.A2461])-23.269" office:value-type="float" office:value="1242.4233" calcext:value-type="float">
            <text:p>1242.423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0.5143*([.A2462])-23.269" office:value-type="float" office:value="1242.9376" calcext:value-type="float">
            <text:p>1242.9376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0.5143*([.A2463])-23.269" office:value-type="float" office:value="1243.4519" calcext:value-type="float">
            <text:p>1243.451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0.5143*([.A2464])-23.269" office:value-type="float" office:value="1243.9662" calcext:value-type="float">
            <text:p>1243.9662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0.5143*([.A2465])-23.269" office:value-type="float" office:value="1244.4805" calcext:value-type="float">
            <text:p>1244.480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0.5143*([.A2466])-23.269" office:value-type="float" office:value="1244.9948" calcext:value-type="float">
            <text:p>1244.9948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0.5143*([.A2467])-23.269" office:value-type="float" office:value="1245.5091" calcext:value-type="float">
            <text:p>1245.5091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0.5143*([.A2468])-23.269" office:value-type="float" office:value="1246.0234" calcext:value-type="float">
            <text:p>1246.0234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0.5143*([.A2469])-23.269" office:value-type="float" office:value="1246.5377" calcext:value-type="float">
            <text:p>1246.537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0.5143*([.A2470])-23.269" office:value-type="float" office:value="1247.052" calcext:value-type="float">
            <text:p>1247.052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0.5143*([.A2471])-23.269" office:value-type="float" office:value="1247.5663" calcext:value-type="float">
            <text:p>1247.566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0.5143*([.A2472])-23.269" office:value-type="float" office:value="1248.0806" calcext:value-type="float">
            <text:p>1248.0806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0.5143*([.A2473])-23.269" office:value-type="float" office:value="1248.5949" calcext:value-type="float">
            <text:p>1248.5949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0.5143*([.A2474])-23.269" office:value-type="float" office:value="1249.1092" calcext:value-type="float">
            <text:p>1249.109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0.5143*([.A2475])-23.269" office:value-type="float" office:value="1249.6235" calcext:value-type="float">
            <text:p>1249.623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0.5143*([.A2476])-23.269" office:value-type="float" office:value="1250.1378" calcext:value-type="float">
            <text:p>1250.1378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0.5143*([.A2477])-23.269" office:value-type="float" office:value="1250.6521" calcext:value-type="float">
            <text:p>1250.6521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0.5143*([.A2478])-23.269" office:value-type="float" office:value="1251.1664" calcext:value-type="float">
            <text:p>1251.1664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0.5143*([.A2479])-23.269" office:value-type="float" office:value="1251.6807" calcext:value-type="float">
            <text:p>1251.680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0.5143*([.A2480])-23.269" office:value-type="float" office:value="1252.195" calcext:value-type="float">
            <text:p>1252.195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0.5143*([.A2481])-23.269" office:value-type="float" office:value="1252.7093" calcext:value-type="float">
            <text:p>1252.709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0.5143*([.A2482])-23.269" office:value-type="float" office:value="1253.2236" calcext:value-type="float">
            <text:p>1253.2236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0.5143*([.A2483])-23.269" office:value-type="float" office:value="1253.7379" calcext:value-type="float">
            <text:p>1253.737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0.5143*([.A2484])-23.269" office:value-type="float" office:value="1254.2522" calcext:value-type="float">
            <text:p>1254.2522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0.5143*([.A2485])-23.269" office:value-type="float" office:value="1254.7665" calcext:value-type="float">
            <text:p>1254.766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0.5143*([.A2486])-23.269" office:value-type="float" office:value="1255.2808" calcext:value-type="float">
            <text:p>1255.2808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0.5143*([.A2487])-23.269" office:value-type="float" office:value="1255.7951" calcext:value-type="float">
            <text:p>1255.7951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0.5143*([.A2488])-23.269" office:value-type="float" office:value="1256.3094" calcext:value-type="float">
            <text:p>1256.309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0.5143*([.A2489])-23.269" office:value-type="float" office:value="1256.8237" calcext:value-type="float">
            <text:p>1256.823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0.5143*([.A2490])-23.269" office:value-type="float" office:value="1257.338" calcext:value-type="float">
            <text:p>1257.338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0.5143*([.A2491])-23.269" office:value-type="float" office:value="1257.8523" calcext:value-type="float">
            <text:p>1257.852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0.5143*([.A2492])-23.269" office:value-type="float" office:value="1258.3666" calcext:value-type="float">
            <text:p>1258.3666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0.5143*([.A2493])-23.269" office:value-type="float" office:value="1258.8809" calcext:value-type="float">
            <text:p>1258.8809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0.5143*([.A2494])-23.269" office:value-type="float" office:value="1259.3952" calcext:value-type="float">
            <text:p>1259.3952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0.5143*([.A2495])-23.269" office:value-type="float" office:value="1259.9095" calcext:value-type="float">
            <text:p>1259.9095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0.5143*([.A2496])-23.269" office:value-type="float" office:value="1260.4238" calcext:value-type="float">
            <text:p>1260.4238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0.5143*([.A2497])-23.269" office:value-type="float" office:value="1260.9381" calcext:value-type="float">
            <text:p>1260.9381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0.5143*([.A2498])-23.269" office:value-type="float" office:value="1261.4524" calcext:value-type="float">
            <text:p>1261.4524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0.5143*([.A2499])-23.269" office:value-type="float" office:value="1261.9667" calcext:value-type="float">
            <text:p>1261.96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0.5143*([.A2500])-23.269" office:value-type="float" office:value="1262.481" calcext:value-type="float">
            <text:p>1262.48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0.5143*([.A2501])-23.269" office:value-type="float" office:value="1262.9953" calcext:value-type="float">
            <text:p>1262.995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0.5143*([.A2502])-23.269" office:value-type="float" office:value="1263.5096" calcext:value-type="float">
            <text:p>1263.5096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0.5143*([.A2503])-23.269" office:value-type="float" office:value="1264.0239" calcext:value-type="float">
            <text:p>1264.0239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0.5143*([.A2504])-23.269" office:value-type="float" office:value="1264.5382" calcext:value-type="float">
            <text:p>1264.5382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0.5143*([.A2505])-23.269" office:value-type="float" office:value="1265.0525" calcext:value-type="float">
            <text:p>1265.0525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table:formula="of:=0.5143*([.A2506])-23.269" office:value-type="float" office:value="1265.5668" calcext:value-type="float">
            <text:p>1265.566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0.5143*([.A2507])-23.269" office:value-type="float" office:value="1266.0811" calcext:value-type="float">
            <text:p>1266.0811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0.5143*([.A2508])-23.269" office:value-type="float" office:value="1266.5954" calcext:value-type="float">
            <text:p>1266.5954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0.5143*([.A2509])-23.269" office:value-type="float" office:value="1267.1097" calcext:value-type="float">
            <text:p>1267.109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0.5143*([.A2510])-23.269" office:value-type="float" office:value="1267.624" calcext:value-type="float">
            <text:p>1267.624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0.5143*([.A2511])-23.269" office:value-type="float" office:value="1268.1383" calcext:value-type="float">
            <text:p>1268.138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0.5143*([.A2512])-23.269" office:value-type="float" office:value="1268.6526" calcext:value-type="float">
            <text:p>1268.6526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table:formula="of:=0.5143*([.A2513])-23.269" office:value-type="float" office:value="1269.1669" calcext:value-type="float">
            <text:p>1269.1669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0.5143*([.A2514])-23.269" office:value-type="float" office:value="1269.6812" calcext:value-type="float">
            <text:p>1269.681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0.5143*([.A2515])-23.269" office:value-type="float" office:value="1270.1955" calcext:value-type="float">
            <text:p>1270.1955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0.5143*([.A2516])-23.269" office:value-type="float" office:value="1270.7098" calcext:value-type="float">
            <text:p>1270.7098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0.5143*([.A2517])-23.269" office:value-type="float" office:value="1271.2241" calcext:value-type="float">
            <text:p>1271.2241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0.5143*([.A2518])-23.269" office:value-type="float" office:value="1271.7384" calcext:value-type="float">
            <text:p>1271.7384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0.5143*([.A2519])-23.269" office:value-type="float" office:value="1272.2527" calcext:value-type="float">
            <text:p>1272.252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0.5143*([.A2520])-23.269" office:value-type="float" office:value="1272.767" calcext:value-type="float">
            <text:p>1272.767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0.5143*([.A2521])-23.269" office:value-type="float" office:value="1273.2813" calcext:value-type="float">
            <text:p>1273.2813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0.5143*([.A2522])-23.269" office:value-type="float" office:value="1273.7956" calcext:value-type="float">
            <text:p>1273.7956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0.5143*([.A2523])-23.269" office:value-type="float" office:value="1274.3099" calcext:value-type="float">
            <text:p>1274.3099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0.5143*([.A2524])-23.269" office:value-type="float" office:value="1274.8242" calcext:value-type="float">
            <text:p>1274.824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0.5143*([.A2525])-23.269" office:value-type="float" office:value="1275.3385" calcext:value-type="float">
            <text:p>1275.338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0.5143*([.A2526])-23.269" office:value-type="float" office:value="1275.8528" calcext:value-type="float">
            <text:p>1275.8528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0.5143*([.A2527])-23.269" office:value-type="float" office:value="1276.3671" calcext:value-type="float">
            <text:p>1276.3671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0.5143*([.A2528])-23.269" office:value-type="float" office:value="1276.8814" calcext:value-type="float">
            <text:p>1276.881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0.5143*([.A2529])-23.269" office:value-type="float" office:value="1277.3957" calcext:value-type="float">
            <text:p>1277.395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0.5143*([.A2530])-23.269" office:value-type="float" office:value="1277.91" calcext:value-type="float">
            <text:p>1277.9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0.5143*([.A2531])-23.269" office:value-type="float" office:value="1278.4243" calcext:value-type="float">
            <text:p>1278.4243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0.5143*([.A2532])-23.269" office:value-type="float" office:value="1278.9386" calcext:value-type="float">
            <text:p>1278.9386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0.5143*([.A2533])-23.269" office:value-type="float" office:value="1279.4529" calcext:value-type="float">
            <text:p>1279.4529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0.5143*([.A2534])-23.269" office:value-type="float" office:value="1279.9672" calcext:value-type="float">
            <text:p>1279.967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0.5143*([.A2535])-23.269" office:value-type="float" office:value="1280.4815" calcext:value-type="float">
            <text:p>1280.481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0.5143*([.A2536])-23.269" office:value-type="float" office:value="1280.9958" calcext:value-type="float">
            <text:p>1280.9958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0.5143*([.A2537])-23.269" office:value-type="float" office:value="1281.5101" calcext:value-type="float">
            <text:p>1281.5101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0.5143*([.A2538])-23.269" office:value-type="float" office:value="1282.0244" calcext:value-type="float">
            <text:p>1282.0244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0.5143*([.A2539])-23.269" office:value-type="float" office:value="1282.5387" calcext:value-type="float">
            <text:p>1282.5387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0.5143*([.A2540])-23.269" office:value-type="float" office:value="1283.053" calcext:value-type="float">
            <text:p>1283.053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0.5143*([.A2541])-23.269" office:value-type="float" office:value="1283.5673" calcext:value-type="float">
            <text:p>1283.5673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0.5143*([.A2542])-23.269" office:value-type="float" office:value="1284.0816" calcext:value-type="float">
            <text:p>1284.0816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0.5143*([.A2543])-23.269" office:value-type="float" office:value="1284.5959" calcext:value-type="float">
            <text:p>1284.5959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0.5143*([.A2544])-23.269" office:value-type="float" office:value="1285.1102" calcext:value-type="float">
            <text:p>1285.1102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0.5143*([.A2545])-23.269" office:value-type="float" office:value="1285.6245" calcext:value-type="float">
            <text:p>1285.6245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0.5143*([.A2546])-23.269" office:value-type="float" office:value="1286.1388" calcext:value-type="float">
            <text:p>1286.1388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0.5143*([.A2547])-23.269" office:value-type="float" office:value="1286.6531" calcext:value-type="float">
            <text:p>1286.653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0.5143*([.A2548])-23.269" office:value-type="float" office:value="1287.1674" calcext:value-type="float">
            <text:p>1287.1674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0.5143*([.A2549])-23.269" office:value-type="float" office:value="1287.6817" calcext:value-type="float">
            <text:p>1287.681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0.5143*([.A2550])-23.269" office:value-type="float" office:value="1288.196" calcext:value-type="float">
            <text:p>1288.196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0.5143*([.A2551])-23.269" office:value-type="float" office:value="1288.7103" calcext:value-type="float">
            <text:p>1288.7103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table:formula="of:=0.5143*([.A2552])-23.269" office:value-type="float" office:value="1289.2246" calcext:value-type="float">
            <text:p>1289.2246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0.5143*([.A2553])-23.269" office:value-type="float" office:value="1289.7389" calcext:value-type="float">
            <text:p>1289.7389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0.5143*([.A2554])-23.269" office:value-type="float" office:value="1290.2532" calcext:value-type="float">
            <text:p>1290.253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0.5143*([.A2555])-23.269" office:value-type="float" office:value="1290.7675" calcext:value-type="float">
            <text:p>1290.7675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0.5143*([.A2556])-23.269" office:value-type="float" office:value="1291.2818" calcext:value-type="float">
            <text:p>1291.2818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0.5143*([.A2557])-23.269" office:value-type="float" office:value="1291.7961" calcext:value-type="float">
            <text:p>1291.7961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0.5143*([.A2558])-23.269" office:value-type="float" office:value="1292.3104" calcext:value-type="float">
            <text:p>1292.3104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0.5143*([.A2559])-23.269" office:value-type="float" office:value="1292.8247" calcext:value-type="float">
            <text:p>1292.8247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0.5143*([.A2560])-23.269" office:value-type="float" office:value="1293.339" calcext:value-type="float">
            <text:p>1293.339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0.5143*([.A2561])-23.269" office:value-type="float" office:value="1293.8533" calcext:value-type="float">
            <text:p>1293.8533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0.5143*([.A2562])-23.269" office:value-type="float" office:value="1294.3676" calcext:value-type="float">
            <text:p>1294.3676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0.5143*([.A2563])-23.269" office:value-type="float" office:value="1294.8819" calcext:value-type="float">
            <text:p>1294.8819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0.5143*([.A2564])-23.269" office:value-type="float" office:value="1295.3962" calcext:value-type="float">
            <text:p>1295.3962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0.5143*([.A2565])-23.269" office:value-type="float" office:value="1295.9105" calcext:value-type="float">
            <text:p>1295.9105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0.5143*([.A2566])-23.269" office:value-type="float" office:value="1296.4248" calcext:value-type="float">
            <text:p>1296.4248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0.5143*([.A2567])-23.269" office:value-type="float" office:value="1296.9391" calcext:value-type="float">
            <text:p>1296.9391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0.5143*([.A2568])-23.269" office:value-type="float" office:value="1297.4534" calcext:value-type="float">
            <text:p>1297.4534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0.5143*([.A2569])-23.269" office:value-type="float" office:value="1297.9677" calcext:value-type="float">
            <text:p>1297.9677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0.5143*([.A2570])-23.269" office:value-type="float" office:value="1298.482" calcext:value-type="float">
            <text:p>1298.482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0.5143*([.A2571])-23.269" office:value-type="float" office:value="1298.9963" calcext:value-type="float">
            <text:p>1298.9963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0.5143*([.A2572])-23.269" office:value-type="float" office:value="1299.5106" calcext:value-type="float">
            <text:p>1299.5106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0.5143*([.A2573])-23.269" office:value-type="float" office:value="1300.0249" calcext:value-type="float">
            <text:p>1300.0249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0.5143*([.A2574])-23.269" office:value-type="float" office:value="1300.5392" calcext:value-type="float">
            <text:p>1300.5392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0.5143*([.A2575])-23.269" office:value-type="float" office:value="1301.0535" calcext:value-type="float">
            <text:p>1301.053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0.5143*([.A2576])-23.269" office:value-type="float" office:value="1301.5678" calcext:value-type="float">
            <text:p>1301.5678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0.5143*([.A2577])-23.269" office:value-type="float" office:value="1302.0821" calcext:value-type="float">
            <text:p>1302.0821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0.5143*([.A2578])-23.269" office:value-type="float" office:value="1302.5964" calcext:value-type="float">
            <text:p>1302.5964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0.5143*([.A2579])-23.269" office:value-type="float" office:value="1303.1107" calcext:value-type="float">
            <text:p>1303.110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0.5143*([.A2580])-23.269" office:value-type="float" office:value="1303.625" calcext:value-type="float">
            <text:p>1303.625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0.5143*([.A2581])-23.269" office:value-type="float" office:value="1304.1393" calcext:value-type="float">
            <text:p>1304.139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0.5143*([.A2582])-23.269" office:value-type="float" office:value="1304.6536" calcext:value-type="float">
            <text:p>1304.6536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0.5143*([.A2583])-23.269" office:value-type="float" office:value="1305.1679" calcext:value-type="float">
            <text:p>1305.1679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0.5143*([.A2584])-23.269" office:value-type="float" office:value="1305.6822" calcext:value-type="float">
            <text:p>1305.6822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0.5143*([.A2585])-23.269" office:value-type="float" office:value="1306.1965" calcext:value-type="float">
            <text:p>1306.1965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0.5143*([.A2586])-23.269" office:value-type="float" office:value="1306.7108" calcext:value-type="float">
            <text:p>1306.710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0.5143*([.A2587])-23.269" office:value-type="float" office:value="1307.2251" calcext:value-type="float">
            <text:p>1307.2251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0.5143*([.A2588])-23.269" office:value-type="float" office:value="1307.7394" calcext:value-type="float">
            <text:p>1307.7394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0.5143*([.A2589])-23.269" office:value-type="float" office:value="1308.2537" calcext:value-type="float">
            <text:p>1308.2537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0.5143*([.A2590])-23.269" office:value-type="float" office:value="1308.768" calcext:value-type="float">
            <text:p>1308.768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0.5143*([.A2591])-23.269" office:value-type="float" office:value="1309.2823" calcext:value-type="float">
            <text:p>1309.282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0.5143*([.A2592])-23.269" office:value-type="float" office:value="1309.7966" calcext:value-type="float">
            <text:p>1309.7966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0.5143*([.A2593])-23.269" office:value-type="float" office:value="1310.3109" calcext:value-type="float">
            <text:p>1310.3109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0.5143*([.A2594])-23.269" office:value-type="float" office:value="1310.8252" calcext:value-type="float">
            <text:p>1310.825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table:formula="of:=0.5143*([.A2595])-23.269" office:value-type="float" office:value="1311.3395" calcext:value-type="float">
            <text:p>1311.3395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0.5143*([.A2596])-23.269" office:value-type="float" office:value="1311.8538" calcext:value-type="float">
            <text:p>1311.8538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table:formula="of:=0.5143*([.A2597])-23.269" office:value-type="float" office:value="1312.3681" calcext:value-type="float">
            <text:p>1312.3681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0.5143*([.A2598])-23.269" office:value-type="float" office:value="1312.8824" calcext:value-type="float">
            <text:p>1312.8824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0.5143*([.A2599])-23.269" office:value-type="float" office:value="1313.3967" calcext:value-type="float">
            <text:p>1313.396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0.5143*([.A2600])-23.269" office:value-type="float" office:value="1313.911" calcext:value-type="float">
            <text:p>1313.911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0.5143*([.A2601])-23.269" office:value-type="float" office:value="1314.4253" calcext:value-type="float">
            <text:p>1314.4253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0.5143*([.A2602])-23.269" office:value-type="float" office:value="1314.9396" calcext:value-type="float">
            <text:p>1314.9396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0.5143*([.A2603])-23.269" office:value-type="float" office:value="1315.4539" calcext:value-type="float">
            <text:p>1315.4539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0.5143*([.A2604])-23.269" office:value-type="float" office:value="1315.9682" calcext:value-type="float">
            <text:p>1315.9682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0.5143*([.A2605])-23.269" office:value-type="float" office:value="1316.4825" calcext:value-type="float">
            <text:p>1316.4825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0.5143*([.A2606])-23.269" office:value-type="float" office:value="1316.9968" calcext:value-type="float">
            <text:p>1316.9968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0.5143*([.A2607])-23.269" office:value-type="float" office:value="1317.5111" calcext:value-type="float">
            <text:p>1317.5111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0.5143*([.A2608])-23.269" office:value-type="float" office:value="1318.0254" calcext:value-type="float">
            <text:p>1318.0254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0.5143*([.A2609])-23.269" office:value-type="float" office:value="1318.5397" calcext:value-type="float">
            <text:p>1318.539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0.5143*([.A2610])-23.269" office:value-type="float" office:value="1319.054" calcext:value-type="float">
            <text:p>1319.054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table:formula="of:=0.5143*([.A2611])-23.269" office:value-type="float" office:value="1319.5683" calcext:value-type="float">
            <text:p>1319.568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0.5143*([.A2612])-23.269" office:value-type="float" office:value="1320.0826" calcext:value-type="float">
            <text:p>1320.0826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0.5143*([.A2613])-23.269" office:value-type="float" office:value="1320.5969" calcext:value-type="float">
            <text:p>1320.5969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0.5143*([.A2614])-23.269" office:value-type="float" office:value="1321.1112" calcext:value-type="float">
            <text:p>1321.1112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0.5143*([.A2615])-23.269" office:value-type="float" office:value="1321.6255" calcext:value-type="float">
            <text:p>1321.625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0.5143*([.A2616])-23.269" office:value-type="float" office:value="1322.1398" calcext:value-type="float">
            <text:p>1322.1398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0.5143*([.A2617])-23.269" office:value-type="float" office:value="1322.6541" calcext:value-type="float">
            <text:p>1322.6541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0.5143*([.A2618])-23.269" office:value-type="float" office:value="1323.1684" calcext:value-type="float">
            <text:p>1323.1684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0.5143*([.A2619])-23.269" office:value-type="float" office:value="1323.6827" calcext:value-type="float">
            <text:p>1323.682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0.5143*([.A2620])-23.269" office:value-type="float" office:value="1324.197" calcext:value-type="float">
            <text:p>1324.197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0.5143*([.A2621])-23.269" office:value-type="float" office:value="1324.7113" calcext:value-type="float">
            <text:p>1324.7113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0.5143*([.A2622])-23.269" office:value-type="float" office:value="1325.2256" calcext:value-type="float">
            <text:p>1325.2256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0.5143*([.A2623])-23.269" office:value-type="float" office:value="1325.7399" calcext:value-type="float">
            <text:p>1325.7399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0.5143*([.A2624])-23.269" office:value-type="float" office:value="1326.2542" calcext:value-type="float">
            <text:p>1326.254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0.5143*([.A2625])-23.269" office:value-type="float" office:value="1326.7685" calcext:value-type="float">
            <text:p>1326.7685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0.5143*([.A2626])-23.269" office:value-type="float" office:value="1327.2828" calcext:value-type="float">
            <text:p>1327.2828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0.5143*([.A2627])-23.269" office:value-type="float" office:value="1327.7971" calcext:value-type="float">
            <text:p>1327.797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0.5143*([.A2628])-23.269" office:value-type="float" office:value="1328.3114" calcext:value-type="float">
            <text:p>1328.3114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0.5143*([.A2629])-23.269" office:value-type="float" office:value="1328.8257" calcext:value-type="float">
            <text:p>1328.825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0.5143*([.A2630])-23.269" office:value-type="float" office:value="1329.34" calcext:value-type="float">
            <text:p>1329.34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0.5143*([.A2631])-23.269" office:value-type="float" office:value="1329.8543" calcext:value-type="float">
            <text:p>1329.854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table:formula="of:=0.5143*([.A2632])-23.269" office:value-type="float" office:value="1330.3686" calcext:value-type="float">
            <text:p>1330.3686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table:formula="of:=0.5143*([.A2633])-23.269" office:value-type="float" office:value="1330.8829" calcext:value-type="float">
            <text:p>1330.8829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0.5143*([.A2634])-23.269" office:value-type="float" office:value="1331.3972" calcext:value-type="float">
            <text:p>1331.3972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0.5143*([.A2635])-23.269" office:value-type="float" office:value="1331.9115" calcext:value-type="float">
            <text:p>1331.9115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0.5143*([.A2636])-23.269" office:value-type="float" office:value="1332.4258" calcext:value-type="float">
            <text:p>1332.4258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0.5143*([.A2637])-23.269" office:value-type="float" office:value="1332.9401" calcext:value-type="float">
            <text:p>1332.9401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0.5143*([.A2638])-23.269" office:value-type="float" office:value="1333.4544" calcext:value-type="float">
            <text:p>1333.4544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0.5143*([.A2639])-23.269" office:value-type="float" office:value="1333.9687" calcext:value-type="float">
            <text:p>1333.968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0.5143*([.A2640])-23.269" office:value-type="float" office:value="1334.483" calcext:value-type="float">
            <text:p>1334.48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0.5143*([.A2641])-23.269" office:value-type="float" office:value="1334.9973" calcext:value-type="float">
            <text:p>1334.997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0.5143*([.A2642])-23.269" office:value-type="float" office:value="1335.5116" calcext:value-type="float">
            <text:p>1335.5116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0.5143*([.A2643])-23.269" office:value-type="float" office:value="1336.0259" calcext:value-type="float">
            <text:p>1336.0259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table:formula="of:=0.5143*([.A2644])-23.269" office:value-type="float" office:value="1336.5402" calcext:value-type="float">
            <text:p>1336.5402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0.5143*([.A2645])-23.269" office:value-type="float" office:value="1337.0545" calcext:value-type="float">
            <text:p>1337.0545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0.5143*([.A2646])-23.269" office:value-type="float" office:value="1337.5688" calcext:value-type="float">
            <text:p>1337.5688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0.5143*([.A2647])-23.269" office:value-type="float" office:value="1338.0831" calcext:value-type="float">
            <text:p>1338.083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0.5143*([.A2648])-23.269" office:value-type="float" office:value="1338.5974" calcext:value-type="float">
            <text:p>1338.5974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0.5143*([.A2649])-23.269" office:value-type="float" office:value="1339.1117" calcext:value-type="float">
            <text:p>1339.111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0.5143*([.A2650])-23.269" office:value-type="float" office:value="1339.626" calcext:value-type="float">
            <text:p>1339.626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0.5143*([.A2651])-23.269" office:value-type="float" office:value="1340.1403" calcext:value-type="float">
            <text:p>1340.1403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0.5143*([.A2652])-23.269" office:value-type="float" office:value="1340.6546" calcext:value-type="float">
            <text:p>1340.6546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0.5143*([.A2653])-23.269" office:value-type="float" office:value="1341.1689" calcext:value-type="float">
            <text:p>1341.1689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0.5143*([.A2654])-23.269" office:value-type="float" office:value="1341.6832" calcext:value-type="float">
            <text:p>1341.683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0.5143*([.A2655])-23.269" office:value-type="float" office:value="1342.1975" calcext:value-type="float">
            <text:p>1342.1975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0.5143*([.A2656])-23.269" office:value-type="float" office:value="1342.7118" calcext:value-type="float">
            <text:p>1342.7118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0.5143*([.A2657])-23.269" office:value-type="float" office:value="1343.2261" calcext:value-type="float">
            <text:p>1343.2261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0.5143*([.A2658])-23.269" office:value-type="float" office:value="1343.7404" calcext:value-type="float">
            <text:p>1343.7404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0.5143*([.A2659])-23.269" office:value-type="float" office:value="1344.2547" calcext:value-type="float">
            <text:p>1344.2547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0.5143*([.A2660])-23.269" office:value-type="float" office:value="1344.769" calcext:value-type="float">
            <text:p>1344.769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0.5143*([.A2661])-23.269" office:value-type="float" office:value="1345.2833" calcext:value-type="float">
            <text:p>1345.2833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0.5143*([.A2662])-23.269" office:value-type="float" office:value="1345.7976" calcext:value-type="float">
            <text:p>1345.7976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0.5143*([.A2663])-23.269" office:value-type="float" office:value="1346.3119" calcext:value-type="float">
            <text:p>1346.3119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0.5143*([.A2664])-23.269" office:value-type="float" office:value="1346.8262" calcext:value-type="float">
            <text:p>1346.8262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0.5143*([.A2665])-23.269" office:value-type="float" office:value="1347.3405" calcext:value-type="float">
            <text:p>1347.3405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0.5143*([.A2666])-23.269" office:value-type="float" office:value="1347.8548" calcext:value-type="float">
            <text:p>1347.8548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table:formula="of:=0.5143*([.A2667])-23.269" office:value-type="float" office:value="1348.3691" calcext:value-type="float">
            <text:p>1348.369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0.5143*([.A2668])-23.269" office:value-type="float" office:value="1348.8834" calcext:value-type="float">
            <text:p>1348.8834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0.5143*([.A2669])-23.269" office:value-type="float" office:value="1349.3977" calcext:value-type="float">
            <text:p>1349.397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0.5143*([.A2670])-23.269" office:value-type="float" office:value="1349.912" calcext:value-type="float">
            <text:p>1349.912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0.5143*([.A2671])-23.269" office:value-type="float" office:value="1350.4263" calcext:value-type="float">
            <text:p>1350.4263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0.5143*([.A2672])-23.269" office:value-type="float" office:value="1350.9406" calcext:value-type="float">
            <text:p>1350.9406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0.5143*([.A2673])-23.269" office:value-type="float" office:value="1351.4549" calcext:value-type="float">
            <text:p>1351.4549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0.5143*([.A2674])-23.269" office:value-type="float" office:value="1351.9692" calcext:value-type="float">
            <text:p>1351.969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0.5143*([.A2675])-23.269" office:value-type="float" office:value="1352.4835" calcext:value-type="float">
            <text:p>1352.4835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0.5143*([.A2676])-23.269" office:value-type="float" office:value="1352.9978" calcext:value-type="float">
            <text:p>1352.9978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0.5143*([.A2677])-23.269" office:value-type="float" office:value="1353.5121" calcext:value-type="float">
            <text:p>1353.5121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0.5143*([.A2678])-23.269" office:value-type="float" office:value="1354.0264" calcext:value-type="float">
            <text:p>1354.0264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0.5143*([.A2679])-23.269" office:value-type="float" office:value="1354.5407" calcext:value-type="float">
            <text:p>1354.5407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0.5143*([.A2680])-23.269" office:value-type="float" office:value="1355.055" calcext:value-type="float">
            <text:p>1355.055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0.5143*([.A2681])-23.269" office:value-type="float" office:value="1355.5693" calcext:value-type="float">
            <text:p>1355.5693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0.5143*([.A2682])-23.269" office:value-type="float" office:value="1356.0836" calcext:value-type="float">
            <text:p>1356.0836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0.5143*([.A2683])-23.269" office:value-type="float" office:value="1356.5979" calcext:value-type="float">
            <text:p>1356.5979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0.5143*([.A2684])-23.269" office:value-type="float" office:value="1357.1122" calcext:value-type="float">
            <text:p>1357.1122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0.5143*([.A2685])-23.269" office:value-type="float" office:value="1357.6265" calcext:value-type="float">
            <text:p>1357.626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0.5143*([.A2686])-23.269" office:value-type="float" office:value="1358.1408" calcext:value-type="float">
            <text:p>1358.1408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0.5143*([.A2687])-23.269" office:value-type="float" office:value="1358.6551" calcext:value-type="float">
            <text:p>1358.655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0.5143*([.A2688])-23.269" office:value-type="float" office:value="1359.1694" calcext:value-type="float">
            <text:p>1359.1694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0.5143*([.A2689])-23.269" office:value-type="float" office:value="1359.6837" calcext:value-type="float">
            <text:p>1359.683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0.5143*([.A2690])-23.269" office:value-type="float" office:value="1360.198" calcext:value-type="float">
            <text:p>1360.198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0.5143*([.A2691])-23.269" office:value-type="float" office:value="1360.7123" calcext:value-type="float">
            <text:p>1360.7123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0.5143*([.A2692])-23.269" office:value-type="float" office:value="1361.2266" calcext:value-type="float">
            <text:p>1361.2266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0.5143*([.A2693])-23.269" office:value-type="float" office:value="1361.7409" calcext:value-type="float">
            <text:p>1361.7409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0.5143*([.A2694])-23.269" office:value-type="float" office:value="1362.2552" calcext:value-type="float">
            <text:p>1362.2552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0.5143*([.A2695])-23.269" office:value-type="float" office:value="1362.7695" calcext:value-type="float">
            <text:p>1362.7695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0.5143*([.A2696])-23.269" office:value-type="float" office:value="1363.2838" calcext:value-type="float">
            <text:p>1363.2838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0.5143*([.A2697])-23.269" office:value-type="float" office:value="1363.7981" calcext:value-type="float">
            <text:p>1363.7981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0.5143*([.A2698])-23.269" office:value-type="float" office:value="1364.3124" calcext:value-type="float">
            <text:p>1364.3124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0.5143*([.A2699])-23.269" office:value-type="float" office:value="1364.8267" calcext:value-type="float">
            <text:p>1364.82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0.5143*([.A2700])-23.269" office:value-type="float" office:value="1365.341" calcext:value-type="float">
            <text:p>1365.34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0.5143*([.A2701])-23.269" office:value-type="float" office:value="1365.8553" calcext:value-type="float">
            <text:p>1365.8553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0.5143*([.A2702])-23.269" office:value-type="float" office:value="1366.3696" calcext:value-type="float">
            <text:p>1366.3696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0.5143*([.A2703])-23.269" office:value-type="float" office:value="1366.8839" calcext:value-type="float">
            <text:p>1366.8839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0.5143*([.A2704])-23.269" office:value-type="float" office:value="1367.3982" calcext:value-type="float">
            <text:p>1367.3982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0.5143*([.A2705])-23.269" office:value-type="float" office:value="1367.9125" calcext:value-type="float">
            <text:p>1367.9125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0.5143*([.A2706])-23.269" office:value-type="float" office:value="1368.4268" calcext:value-type="float">
            <text:p>1368.4268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0.5143*([.A2707])-23.269" office:value-type="float" office:value="1368.9411" calcext:value-type="float">
            <text:p>1368.941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0.5143*([.A2708])-23.269" office:value-type="float" office:value="1369.4554" calcext:value-type="float">
            <text:p>1369.4554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0.5143*([.A2709])-23.269" office:value-type="float" office:value="1369.9697" calcext:value-type="float">
            <text:p>1369.9697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0.5143*([.A2710])-23.269" office:value-type="float" office:value="1370.484" calcext:value-type="float">
            <text:p>1370.484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0.5143*([.A2711])-23.269" office:value-type="float" office:value="1370.9983" calcext:value-type="float">
            <text:p>1370.9983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0.5143*([.A2712])-23.269" office:value-type="float" office:value="1371.5126" calcext:value-type="float">
            <text:p>1371.5126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0.5143*([.A2713])-23.269" office:value-type="float" office:value="1372.0269" calcext:value-type="float">
            <text:p>1372.0269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0.5143*([.A2714])-23.269" office:value-type="float" office:value="1372.5412" calcext:value-type="float">
            <text:p>1372.5412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0.5143*([.A2715])-23.269" office:value-type="float" office:value="1373.0555" calcext:value-type="float">
            <text:p>1373.0555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0.5143*([.A2716])-23.269" office:value-type="float" office:value="1373.5698" calcext:value-type="float">
            <text:p>1373.569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table:formula="of:=0.5143*([.A2717])-23.269" office:value-type="float" office:value="1374.0841" calcext:value-type="float">
            <text:p>1374.0841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0.5143*([.A2718])-23.269" office:value-type="float" office:value="1374.5984" calcext:value-type="float">
            <text:p>1374.5984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0.5143*([.A2719])-23.269" office:value-type="float" office:value="1375.1127" calcext:value-type="float">
            <text:p>1375.112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0.5143*([.A2720])-23.269" office:value-type="float" office:value="1375.627" calcext:value-type="float">
            <text:p>1375.627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0.5143*([.A2721])-23.269" office:value-type="float" office:value="1376.1413" calcext:value-type="float">
            <text:p>1376.1413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table:formula="of:=0.5143*([.A2722])-23.269" office:value-type="float" office:value="1376.6556" calcext:value-type="float">
            <text:p>1376.6556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0.5143*([.A2723])-23.269" office:value-type="float" office:value="1377.1699" calcext:value-type="float">
            <text:p>1377.1699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table:formula="of:=0.5143*([.A2724])-23.269" office:value-type="float" office:value="1377.6842" calcext:value-type="float">
            <text:p>1377.6842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0.5143*([.A2725])-23.269" office:value-type="float" office:value="1378.1985" calcext:value-type="float">
            <text:p>1378.1985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0.5143*([.A2726])-23.269" office:value-type="float" office:value="1378.7128" calcext:value-type="float">
            <text:p>1378.7128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0.5143*([.A2727])-23.269" office:value-type="float" office:value="1379.2271" calcext:value-type="float">
            <text:p>1379.2271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0.5143*([.A2728])-23.269" office:value-type="float" office:value="1379.7414" calcext:value-type="float">
            <text:p>1379.7414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0.5143*([.A2729])-23.269" office:value-type="float" office:value="1380.2557" calcext:value-type="float">
            <text:p>1380.255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0.5143*([.A2730])-23.269" office:value-type="float" office:value="1380.77" calcext:value-type="float">
            <text:p>1380.77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0.5143*([.A2731])-23.269" office:value-type="float" office:value="1381.2843" calcext:value-type="float">
            <text:p>1381.284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0.5143*([.A2732])-23.269" office:value-type="float" office:value="1381.7986" calcext:value-type="float">
            <text:p>1381.7986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0.5143*([.A2733])-23.269" office:value-type="float" office:value="1382.3129" calcext:value-type="float">
            <text:p>1382.3129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0.5143*([.A2734])-23.269" office:value-type="float" office:value="1382.8272" calcext:value-type="float">
            <text:p>1382.8272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0.5143*([.A2735])-23.269" office:value-type="float" office:value="1383.3415" calcext:value-type="float">
            <text:p>1383.3415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0.5143*([.A2736])-23.269" office:value-type="float" office:value="1383.8558" calcext:value-type="float">
            <text:p>1383.8558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0.5143*([.A2737])-23.269" office:value-type="float" office:value="1384.3701" calcext:value-type="float">
            <text:p>1384.3701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0.5143*([.A2738])-23.269" office:value-type="float" office:value="1384.8844" calcext:value-type="float">
            <text:p>1384.8844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0.5143*([.A2739])-23.269" office:value-type="float" office:value="1385.3987" calcext:value-type="float">
            <text:p>1385.398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0.5143*([.A2740])-23.269" office:value-type="float" office:value="1385.913" calcext:value-type="float">
            <text:p>1385.913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0.5143*([.A2741])-23.269" office:value-type="float" office:value="1386.4273" calcext:value-type="float">
            <text:p>1386.4273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0.5143*([.A2742])-23.269" office:value-type="float" office:value="1386.9416" calcext:value-type="float">
            <text:p>1386.9416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0.5143*([.A2743])-23.269" office:value-type="float" office:value="1387.4559" calcext:value-type="float">
            <text:p>1387.4559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0.5143*([.A2744])-23.269" office:value-type="float" office:value="1387.9702" calcext:value-type="float">
            <text:p>1387.9702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0.5143*([.A2745])-23.269" office:value-type="float" office:value="1388.4845" calcext:value-type="float">
            <text:p>1388.4845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0.5143*([.A2746])-23.269" office:value-type="float" office:value="1388.9988" calcext:value-type="float">
            <text:p>1388.9988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0.5143*([.A2747])-23.269" office:value-type="float" office:value="1389.5131" calcext:value-type="float">
            <text:p>1389.5131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0.5143*([.A2748])-23.269" office:value-type="float" office:value="1390.0274" calcext:value-type="float">
            <text:p>1390.0274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0.5143*([.A2749])-23.269" office:value-type="float" office:value="1390.5417" calcext:value-type="float">
            <text:p>1390.541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0.5143*([.A2750])-23.269" office:value-type="float" office:value="1391.056" calcext:value-type="float">
            <text:p>1391.056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0.5143*([.A2751])-23.269" office:value-type="float" office:value="1391.5703" calcext:value-type="float">
            <text:p>1391.5703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0.5143*([.A2752])-23.269" office:value-type="float" office:value="1392.0846" calcext:value-type="float">
            <text:p>1392.0846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0.5143*([.A2753])-23.269" office:value-type="float" office:value="1392.5989" calcext:value-type="float">
            <text:p>1392.5989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table:formula="of:=0.5143*([.A2754])-23.269" office:value-type="float" office:value="1393.1132" calcext:value-type="float">
            <text:p>1393.113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0.5143*([.A2755])-23.269" office:value-type="float" office:value="1393.6275" calcext:value-type="float">
            <text:p>1393.627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0.5143*([.A2756])-23.269" office:value-type="float" office:value="1394.1418" calcext:value-type="float">
            <text:p>1394.1418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0.5143*([.A2757])-23.269" office:value-type="float" office:value="1394.6561" calcext:value-type="float">
            <text:p>1394.6561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0.5143*([.A2758])-23.269" office:value-type="float" office:value="1395.1704" calcext:value-type="float">
            <text:p>1395.1704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0.5143*([.A2759])-23.269" office:value-type="float" office:value="1395.6847" calcext:value-type="float">
            <text:p>1395.684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0.5143*([.A2760])-23.269" office:value-type="float" office:value="1396.199" calcext:value-type="float">
            <text:p>1396.199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0.5143*([.A2761])-23.269" office:value-type="float" office:value="1396.7133" calcext:value-type="float">
            <text:p>1396.7133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0.5143*([.A2762])-23.269" office:value-type="float" office:value="1397.2276" calcext:value-type="float">
            <text:p>1397.2276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0.5143*([.A2763])-23.269" office:value-type="float" office:value="1397.7419" calcext:value-type="float">
            <text:p>1397.7419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0.5143*([.A2764])-23.269" office:value-type="float" office:value="1398.2562" calcext:value-type="float">
            <text:p>1398.2562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0.5143*([.A2765])-23.269" office:value-type="float" office:value="1398.7705" calcext:value-type="float">
            <text:p>1398.770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0.5143*([.A2766])-23.269" office:value-type="float" office:value="1399.2848" calcext:value-type="float">
            <text:p>1399.284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0.5143*([.A2767])-23.269" office:value-type="float" office:value="1399.7991" calcext:value-type="float">
            <text:p>1399.7991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0.5143*([.A2768])-23.269" office:value-type="float" office:value="1400.3134" calcext:value-type="float">
            <text:p>1400.3134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0.5143*([.A2769])-23.269" office:value-type="float" office:value="1400.8277" calcext:value-type="float">
            <text:p>1400.8277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0.5143*([.A2770])-23.269" office:value-type="float" office:value="1401.342" calcext:value-type="float">
            <text:p>1401.34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0.5143*([.A2771])-23.269" office:value-type="float" office:value="1401.8563" calcext:value-type="float">
            <text:p>1401.8563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0.5143*([.A2772])-23.269" office:value-type="float" office:value="1402.3706" calcext:value-type="float">
            <text:p>1402.3706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0.5143*([.A2773])-23.269" office:value-type="float" office:value="1402.8849" calcext:value-type="float">
            <text:p>1402.8849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0.5143*([.A2774])-23.269" office:value-type="float" office:value="1403.3992" calcext:value-type="float">
            <text:p>1403.3992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0.5143*([.A2775])-23.269" office:value-type="float" office:value="1403.9135" calcext:value-type="float">
            <text:p>1403.913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0.5143*([.A2776])-23.269" office:value-type="float" office:value="1404.4278" calcext:value-type="float">
            <text:p>1404.4278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0.5143*([.A2777])-23.269" office:value-type="float" office:value="1404.9421" calcext:value-type="float">
            <text:p>1404.9421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0.5143*([.A2778])-23.269" office:value-type="float" office:value="1405.4564" calcext:value-type="float">
            <text:p>1405.4564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0.5143*([.A2779])-23.269" office:value-type="float" office:value="1405.9707" calcext:value-type="float">
            <text:p>1405.970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0.5143*([.A2780])-23.269" office:value-type="float" office:value="1406.485" calcext:value-type="float">
            <text:p>1406.485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0.5143*([.A2781])-23.269" office:value-type="float" office:value="1406.9993" calcext:value-type="float">
            <text:p>1406.9993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0.5143*([.A2782])-23.269" office:value-type="float" office:value="1407.5136" calcext:value-type="float">
            <text:p>1407.5136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0.5143*([.A2783])-23.269" office:value-type="float" office:value="1408.0279" calcext:value-type="float">
            <text:p>1408.0279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0.5143*([.A2784])-23.269" office:value-type="float" office:value="1408.5422" calcext:value-type="float">
            <text:p>1408.5422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0.5143*([.A2785])-23.269" office:value-type="float" office:value="1409.0565" calcext:value-type="float">
            <text:p>1409.0565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table:formula="of:=0.5143*([.A2786])-23.269" office:value-type="float" office:value="1409.5708" calcext:value-type="float">
            <text:p>1409.5708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0.5143*([.A2787])-23.269" office:value-type="float" office:value="1410.0851" calcext:value-type="float">
            <text:p>1410.0851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0.5143*([.A2788])-23.269" office:value-type="float" office:value="1410.5994" calcext:value-type="float">
            <text:p>1410.5994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0.5143*([.A2789])-23.269" office:value-type="float" office:value="1411.1137" calcext:value-type="float">
            <text:p>1411.113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0.5143*([.A2790])-23.269" office:value-type="float" office:value="1411.628" calcext:value-type="float">
            <text:p>1411.628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0.5143*([.A2791])-23.269" office:value-type="float" office:value="1412.1423" calcext:value-type="float">
            <text:p>1412.1423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0.5143*([.A2792])-23.269" office:value-type="float" office:value="1412.6566" calcext:value-type="float">
            <text:p>1412.6566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0.5143*([.A2793])-23.269" office:value-type="float" office:value="1413.1709" calcext:value-type="float">
            <text:p>1413.1709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0.5143*([.A2794])-23.269" office:value-type="float" office:value="1413.6852" calcext:value-type="float">
            <text:p>1413.6852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0.5143*([.A2795])-23.269" office:value-type="float" office:value="1414.1995" calcext:value-type="float">
            <text:p>1414.1995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0.5143*([.A2796])-23.269" office:value-type="float" office:value="1414.7138" calcext:value-type="float">
            <text:p>1414.7138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0.5143*([.A2797])-23.269" office:value-type="float" office:value="1415.2281" calcext:value-type="float">
            <text:p>1415.2281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0.5143*([.A2798])-23.269" office:value-type="float" office:value="1415.7424" calcext:value-type="float">
            <text:p>1415.7424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0.5143*([.A2799])-23.269" office:value-type="float" office:value="1416.2567" calcext:value-type="float">
            <text:p>1416.256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0.5143*([.A2800])-23.269" office:value-type="float" office:value="1416.771" calcext:value-type="float">
            <text:p>1416.771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0.5143*([.A2801])-23.269" office:value-type="float" office:value="1417.2853" calcext:value-type="float">
            <text:p>1417.285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0.5143*([.A2802])-23.269" office:value-type="float" office:value="1417.7996" calcext:value-type="float">
            <text:p>1417.7996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0.5143*([.A2803])-23.269" office:value-type="float" office:value="1418.3139" calcext:value-type="float">
            <text:p>1418.3139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0.5143*([.A2804])-23.269" office:value-type="float" office:value="1418.8282" calcext:value-type="float">
            <text:p>1418.8282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0.5143*([.A2805])-23.269" office:value-type="float" office:value="1419.3425" calcext:value-type="float">
            <text:p>1419.3425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0.5143*([.A2806])-23.269" office:value-type="float" office:value="1419.8568" calcext:value-type="float">
            <text:p>1419.8568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0.5143*([.A2807])-23.269" office:value-type="float" office:value="1420.3711" calcext:value-type="float">
            <text:p>1420.3711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0.5143*([.A2808])-23.269" office:value-type="float" office:value="1420.8854" calcext:value-type="float">
            <text:p>1420.8854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0.5143*([.A2809])-23.269" office:value-type="float" office:value="1421.3997" calcext:value-type="float">
            <text:p>1421.399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0.5143*([.A2810])-23.269" office:value-type="float" office:value="1421.914" calcext:value-type="float">
            <text:p>1421.91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0.5143*([.A2811])-23.269" office:value-type="float" office:value="1422.4283" calcext:value-type="float">
            <text:p>1422.4283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0.5143*([.A2812])-23.269" office:value-type="float" office:value="1422.9426" calcext:value-type="float">
            <text:p>1422.9426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table:formula="of:=0.5143*([.A2813])-23.269" office:value-type="float" office:value="1423.4569" calcext:value-type="float">
            <text:p>1423.4569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0.5143*([.A2814])-23.269" office:value-type="float" office:value="1423.9712" calcext:value-type="float">
            <text:p>1423.9712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0.5143*([.A2815])-23.269" office:value-type="float" office:value="1424.4855" calcext:value-type="float">
            <text:p>1424.485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0.5143*([.A2816])-23.269" office:value-type="float" office:value="1424.9998" calcext:value-type="float">
            <text:p>1424.9998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0.5143*([.A2817])-23.269" office:value-type="float" office:value="1425.5141" calcext:value-type="float">
            <text:p>1425.5141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0.5143*([.A2818])-23.269" office:value-type="float" office:value="1426.0284" calcext:value-type="float">
            <text:p>1426.0284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0.5143*([.A2819])-23.269" office:value-type="float" office:value="1426.5427" calcext:value-type="float">
            <text:p>1426.542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0.5143*([.A2820])-23.269" office:value-type="float" office:value="1427.057" calcext:value-type="float">
            <text:p>1427.057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0.5143*([.A2821])-23.269" office:value-type="float" office:value="1427.5713" calcext:value-type="float">
            <text:p>1427.5713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0.5143*([.A2822])-23.269" office:value-type="float" office:value="1428.0856" calcext:value-type="float">
            <text:p>1428.0856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0.5143*([.A2823])-23.269" office:value-type="float" office:value="1428.5999" calcext:value-type="float">
            <text:p>1428.5999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0.5143*([.A2824])-23.269" office:value-type="float" office:value="1429.1142" calcext:value-type="float">
            <text:p>1429.1142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0.5143*([.A2825])-23.269" office:value-type="float" office:value="1429.6285" calcext:value-type="float">
            <text:p>1429.6285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0.5143*([.A2826])-23.269" office:value-type="float" office:value="1430.1428" calcext:value-type="float">
            <text:p>1430.1428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0.5143*([.A2827])-23.269" office:value-type="float" office:value="1430.6571" calcext:value-type="float">
            <text:p>1430.6571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0.5143*([.A2828])-23.269" office:value-type="float" office:value="1431.1714" calcext:value-type="float">
            <text:p>1431.1714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0.5143*([.A2829])-23.269" office:value-type="float" office:value="1431.6857" calcext:value-type="float">
            <text:p>1431.6857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0.5143*([.A2830])-23.269" office:value-type="float" office:value="1432.2" calcext:value-type="float">
            <text:p>1432.2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0.5143*([.A2831])-23.269" office:value-type="float" office:value="1432.7143" calcext:value-type="float">
            <text:p>1432.7143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0.5143*([.A2832])-23.269" office:value-type="float" office:value="1433.2286" calcext:value-type="float">
            <text:p>1433.2286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table:formula="of:=0.5143*([.A2833])-23.269" office:value-type="float" office:value="1433.7429" calcext:value-type="float">
            <text:p>1433.7429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0.5143*([.A2834])-23.269" office:value-type="float" office:value="1434.2572" calcext:value-type="float">
            <text:p>1434.2572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0.5143*([.A2835])-23.269" office:value-type="float" office:value="1434.7715" calcext:value-type="float">
            <text:p>1434.7715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0.5143*([.A2836])-23.269" office:value-type="float" office:value="1435.2858" calcext:value-type="float">
            <text:p>1435.2858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0.5143*([.A2837])-23.269" office:value-type="float" office:value="1435.8001" calcext:value-type="float">
            <text:p>1435.8001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0.5143*([.A2838])-23.269" office:value-type="float" office:value="1436.3144" calcext:value-type="float">
            <text:p>1436.3144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table:formula="of:=0.5143*([.A2839])-23.269" office:value-type="float" office:value="1436.8287" calcext:value-type="float">
            <text:p>1436.8287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0.5143*([.A2840])-23.269" office:value-type="float" office:value="1437.343" calcext:value-type="float">
            <text:p>1437.343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0.5143*([.A2841])-23.269" office:value-type="float" office:value="1437.8573" calcext:value-type="float">
            <text:p>1437.857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0.5143*([.A2842])-23.269" office:value-type="float" office:value="1438.3716" calcext:value-type="float">
            <text:p>1438.3716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0.5143*([.A2843])-23.269" office:value-type="float" office:value="1438.8859" calcext:value-type="float">
            <text:p>1438.8859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0.5143*([.A2844])-23.269" office:value-type="float" office:value="1439.4002" calcext:value-type="float">
            <text:p>1439.4002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0.5143*([.A2845])-23.269" office:value-type="float" office:value="1439.9145" calcext:value-type="float">
            <text:p>1439.9145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0.5143*([.A2846])-23.269" office:value-type="float" office:value="1440.4288" calcext:value-type="float">
            <text:p>1440.4288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0.5143*([.A2847])-23.269" office:value-type="float" office:value="1440.9431" calcext:value-type="float">
            <text:p>1440.9431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0.5143*([.A2848])-23.269" office:value-type="float" office:value="1441.4574" calcext:value-type="float">
            <text:p>1441.4574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0.5143*([.A2849])-23.269" office:value-type="float" office:value="1441.9717" calcext:value-type="float">
            <text:p>1441.9717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0.5143*([.A2850])-23.269" office:value-type="float" office:value="1442.486" calcext:value-type="float">
            <text:p>1442.486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0.5143*([.A2851])-23.269" office:value-type="float" office:value="1443.0003" calcext:value-type="float">
            <text:p>1443.000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0.5143*([.A2852])-23.269" office:value-type="float" office:value="1443.5146" calcext:value-type="float">
            <text:p>1443.5146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0.5143*([.A2853])-23.269" office:value-type="float" office:value="1444.0289" calcext:value-type="float">
            <text:p>1444.0289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0.5143*([.A2854])-23.269" office:value-type="float" office:value="1444.5432" calcext:value-type="float">
            <text:p>1444.5432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0.5143*([.A2855])-23.269" office:value-type="float" office:value="1445.0575" calcext:value-type="float">
            <text:p>1445.0575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table:formula="of:=0.5143*([.A2856])-23.269" office:value-type="float" office:value="1445.5718" calcext:value-type="float">
            <text:p>1445.5718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0.5143*([.A2857])-23.269" office:value-type="float" office:value="1446.0861" calcext:value-type="float">
            <text:p>1446.0861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0.5143*([.A2858])-23.269" office:value-type="float" office:value="1446.6004" calcext:value-type="float">
            <text:p>1446.6004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0.5143*([.A2859])-23.269" office:value-type="float" office:value="1447.1147" calcext:value-type="float">
            <text:p>1447.1147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0.5143*([.A2860])-23.269" office:value-type="float" office:value="1447.629" calcext:value-type="float">
            <text:p>1447.629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0.5143*([.A2861])-23.269" office:value-type="float" office:value="1448.1433" calcext:value-type="float">
            <text:p>1448.143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0.5143*([.A2862])-23.269" office:value-type="float" office:value="1448.6576" calcext:value-type="float">
            <text:p>1448.6576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0.5143*([.A2863])-23.269" office:value-type="float" office:value="1449.1719" calcext:value-type="float">
            <text:p>1449.1719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0.5143*([.A2864])-23.269" office:value-type="float" office:value="1449.6862" calcext:value-type="float">
            <text:p>1449.6862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0.5143*([.A2865])-23.269" office:value-type="float" office:value="1450.2005" calcext:value-type="float">
            <text:p>1450.2005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0.5143*([.A2866])-23.269" office:value-type="float" office:value="1450.7148" calcext:value-type="float">
            <text:p>1450.7148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0.5143*([.A2867])-23.269" office:value-type="float" office:value="1451.2291" calcext:value-type="float">
            <text:p>1451.2291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0.5143*([.A2868])-23.269" office:value-type="float" office:value="1451.7434" calcext:value-type="float">
            <text:p>1451.7434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0.5143*([.A2869])-23.269" office:value-type="float" office:value="1452.2577" calcext:value-type="float">
            <text:p>1452.2577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0.5143*([.A2870])-23.269" office:value-type="float" office:value="1452.772" calcext:value-type="float">
            <text:p>1452.77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0.5143*([.A2871])-23.269" office:value-type="float" office:value="1453.2863" calcext:value-type="float">
            <text:p>1453.2863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0.5143*([.A2872])-23.269" office:value-type="float" office:value="1453.8006" calcext:value-type="float">
            <text:p>1453.8006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0.5143*([.A2873])-23.269" office:value-type="float" office:value="1454.3149" calcext:value-type="float">
            <text:p>1454.3149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0.5143*([.A2874])-23.269" office:value-type="float" office:value="1454.8292" calcext:value-type="float">
            <text:p>1454.8292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0.5143*([.A2875])-23.269" office:value-type="float" office:value="1455.3435" calcext:value-type="float">
            <text:p>1455.3435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0.5143*([.A2876])-23.269" office:value-type="float" office:value="1455.8578" calcext:value-type="float">
            <text:p>1455.8578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0.5143*([.A2877])-23.269" office:value-type="float" office:value="1456.3721" calcext:value-type="float">
            <text:p>1456.3721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0.5143*([.A2878])-23.269" office:value-type="float" office:value="1456.8864" calcext:value-type="float">
            <text:p>1456.8864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0.5143*([.A2879])-23.269" office:value-type="float" office:value="1457.4007" calcext:value-type="float">
            <text:p>1457.400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0.5143*([.A2880])-23.269" office:value-type="float" office:value="1457.915" calcext:value-type="float">
            <text:p>1457.915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0.5143*([.A2881])-23.269" office:value-type="float" office:value="1458.4293" calcext:value-type="float">
            <text:p>1458.4293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0.5143*([.A2882])-23.269" office:value-type="float" office:value="1458.9436" calcext:value-type="float">
            <text:p>1458.9436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0.5143*([.A2883])-23.269" office:value-type="float" office:value="1459.4579" calcext:value-type="float">
            <text:p>1459.4579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0.5143*([.A2884])-23.269" office:value-type="float" office:value="1459.9722" calcext:value-type="float">
            <text:p>1459.9722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0.5143*([.A2885])-23.269" office:value-type="float" office:value="1460.4865" calcext:value-type="float">
            <text:p>1460.486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0.5143*([.A2886])-23.269" office:value-type="float" office:value="1461.0008" calcext:value-type="float">
            <text:p>1461.0008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0.5143*([.A2887])-23.269" office:value-type="float" office:value="1461.5151" calcext:value-type="float">
            <text:p>1461.5151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0.5143*([.A2888])-23.269" office:value-type="float" office:value="1462.0294" calcext:value-type="float">
            <text:p>1462.0294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0.5143*([.A2889])-23.269" office:value-type="float" office:value="1462.5437" calcext:value-type="float">
            <text:p>1462.5437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0.5143*([.A2890])-23.269" office:value-type="float" office:value="1463.058" calcext:value-type="float">
            <text:p>1463.058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0.5143*([.A2891])-23.269" office:value-type="float" office:value="1463.5723" calcext:value-type="float">
            <text:p>1463.5723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0.5143*([.A2892])-23.269" office:value-type="float" office:value="1464.0866" calcext:value-type="float">
            <text:p>1464.0866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0.5143*([.A2893])-23.269" office:value-type="float" office:value="1464.6009" calcext:value-type="float">
            <text:p>1464.6009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0.5143*([.A2894])-23.269" office:value-type="float" office:value="1465.1152" calcext:value-type="float">
            <text:p>1465.1152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0.5143*([.A2895])-23.269" office:value-type="float" office:value="1465.6295" calcext:value-type="float">
            <text:p>1465.6295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0.5143*([.A2896])-23.269" office:value-type="float" office:value="1466.1438" calcext:value-type="float">
            <text:p>1466.143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0.5143*([.A2897])-23.269" office:value-type="float" office:value="1466.6581" calcext:value-type="float">
            <text:p>1466.658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0.5143*([.A2898])-23.269" office:value-type="float" office:value="1467.1724" calcext:value-type="float">
            <text:p>1467.1724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0.5143*([.A2899])-23.269" office:value-type="float" office:value="1467.6867" calcext:value-type="float">
            <text:p>1467.68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0.5143*([.A2900])-23.269" office:value-type="float" office:value="1468.201" calcext:value-type="float">
            <text:p>1468.201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table:formula="of:=0.5143*([.A2901])-23.269" office:value-type="float" office:value="1468.7153" calcext:value-type="float">
            <text:p>1468.7153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0.5143*([.A2902])-23.269" office:value-type="float" office:value="1469.2296" calcext:value-type="float">
            <text:p>1469.2296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table:formula="of:=0.5143*([.A2903])-23.269" office:value-type="float" office:value="1469.7439" calcext:value-type="float">
            <text:p>1469.7439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0.5143*([.A2904])-23.269" office:value-type="float" office:value="1470.2582" calcext:value-type="float">
            <text:p>1470.2582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0.5143*([.A2905])-23.269" office:value-type="float" office:value="1470.7725" calcext:value-type="float">
            <text:p>1470.7725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0.5143*([.A2906])-23.269" office:value-type="float" office:value="1471.2868" calcext:value-type="float">
            <text:p>1471.286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0.5143*([.A2907])-23.269" office:value-type="float" office:value="1471.8011" calcext:value-type="float">
            <text:p>1471.8011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0.5143*([.A2908])-23.269" office:value-type="float" office:value="1472.3154" calcext:value-type="float">
            <text:p>1472.3154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0.5143*([.A2909])-23.269" office:value-type="float" office:value="1472.8297" calcext:value-type="float">
            <text:p>1472.829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0.5143*([.A2910])-23.269" office:value-type="float" office:value="1473.344" calcext:value-type="float">
            <text:p>1473.344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0.5143*([.A2911])-23.269" office:value-type="float" office:value="1473.8583" calcext:value-type="float">
            <text:p>1473.8583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0.5143*([.A2912])-23.269" office:value-type="float" office:value="1474.3726" calcext:value-type="float">
            <text:p>1474.3726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0.5143*([.A2913])-23.269" office:value-type="float" office:value="1474.8869" calcext:value-type="float">
            <text:p>1474.8869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0.5143*([.A2914])-23.269" office:value-type="float" office:value="1475.4012" calcext:value-type="float">
            <text:p>1475.4012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0.5143*([.A2915])-23.269" office:value-type="float" office:value="1475.9155" calcext:value-type="float">
            <text:p>1475.9155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0.5143*([.A2916])-23.269" office:value-type="float" office:value="1476.4298" calcext:value-type="float">
            <text:p>1476.4298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0.5143*([.A2917])-23.269" office:value-type="float" office:value="1476.9441" calcext:value-type="float">
            <text:p>1476.944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table:formula="of:=0.5143*([.A2918])-23.269" office:value-type="float" office:value="1477.4584" calcext:value-type="float">
            <text:p>1477.4584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0.5143*([.A2919])-23.269" office:value-type="float" office:value="1477.9727" calcext:value-type="float">
            <text:p>1477.9727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0.5143*([.A2920])-23.269" office:value-type="float" office:value="1478.487" calcext:value-type="float">
            <text:p>1478.487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0.5143*([.A2921])-23.269" office:value-type="float" office:value="1479.0013" calcext:value-type="float">
            <text:p>1479.0013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0.5143*([.A2922])-23.269" office:value-type="float" office:value="1479.5156" calcext:value-type="float">
            <text:p>1479.5156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0.5143*([.A2923])-23.269" office:value-type="float" office:value="1480.0299" calcext:value-type="float">
            <text:p>1480.0299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table:formula="of:=0.5143*([.A2924])-23.269" office:value-type="float" office:value="1480.5442" calcext:value-type="float">
            <text:p>1480.5442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0.5143*([.A2925])-23.269" office:value-type="float" office:value="1481.0585" calcext:value-type="float">
            <text:p>1481.058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0.5143*([.A2926])-23.269" office:value-type="float" office:value="1481.5728" calcext:value-type="float">
            <text:p>1481.5728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0.5143*([.A2927])-23.269" office:value-type="float" office:value="1482.0871" calcext:value-type="float">
            <text:p>1482.0871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0.5143*([.A2928])-23.269" office:value-type="float" office:value="1482.6014" calcext:value-type="float">
            <text:p>1482.6014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0.5143*([.A2929])-23.269" office:value-type="float" office:value="1483.1157" calcext:value-type="float">
            <text:p>1483.1157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0.5143*([.A2930])-23.269" office:value-type="float" office:value="1483.63" calcext:value-type="float">
            <text:p>1483.63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0.5143*([.A2931])-23.269" office:value-type="float" office:value="1484.1443" calcext:value-type="float">
            <text:p>1484.144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0.5143*([.A2932])-23.269" office:value-type="float" office:value="1484.6586" calcext:value-type="float">
            <text:p>1484.6586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0.5143*([.A2933])-23.269" office:value-type="float" office:value="1485.1729" calcext:value-type="float">
            <text:p>1485.1729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0.5143*([.A2934])-23.269" office:value-type="float" office:value="1485.6872" calcext:value-type="float">
            <text:p>1485.6872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0.5143*([.A2935])-23.269" office:value-type="float" office:value="1486.2015" calcext:value-type="float">
            <text:p>1486.2015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0.5143*([.A2936])-23.269" office:value-type="float" office:value="1486.7158" calcext:value-type="float">
            <text:p>1486.7158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table:formula="of:=0.5143*([.A2937])-23.269" office:value-type="float" office:value="1487.2301" calcext:value-type="float">
            <text:p>1487.2301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0.5143*([.A2938])-23.269" office:value-type="float" office:value="1487.7444" calcext:value-type="float">
            <text:p>1487.7444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0.5143*([.A2939])-23.269" office:value-type="float" office:value="1488.2587" calcext:value-type="float">
            <text:p>1488.2587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0.5143*([.A2940])-23.269" office:value-type="float" office:value="1488.773" calcext:value-type="float">
            <text:p>1488.773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0.5143*([.A2941])-23.269" office:value-type="float" office:value="1489.2873" calcext:value-type="float">
            <text:p>1489.2873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0.5143*([.A2942])-23.269" office:value-type="float" office:value="1489.8016" calcext:value-type="float">
            <text:p>1489.8016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0.5143*([.A2943])-23.269" office:value-type="float" office:value="1490.3159" calcext:value-type="float">
            <text:p>1490.3159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0.5143*([.A2944])-23.269" office:value-type="float" office:value="1490.8302" calcext:value-type="float">
            <text:p>1490.8302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0.5143*([.A2945])-23.269" office:value-type="float" office:value="1491.3445" calcext:value-type="float">
            <text:p>1491.344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0.5143*([.A2946])-23.269" office:value-type="float" office:value="1491.8588" calcext:value-type="float">
            <text:p>1491.8588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0.5143*([.A2947])-23.269" office:value-type="float" office:value="1492.3731" calcext:value-type="float">
            <text:p>1492.3731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0.5143*([.A2948])-23.269" office:value-type="float" office:value="1492.8874" calcext:value-type="float">
            <text:p>1492.8874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0.5143*([.A2949])-23.269" office:value-type="float" office:value="1493.4017" calcext:value-type="float">
            <text:p>1493.401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0.5143*([.A2950])-23.269" office:value-type="float" office:value="1493.916" calcext:value-type="float">
            <text:p>1493.916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0.5143*([.A2951])-23.269" office:value-type="float" office:value="1494.4303" calcext:value-type="float">
            <text:p>1494.4303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0.5143*([.A2952])-23.269" office:value-type="float" office:value="1494.9446" calcext:value-type="float">
            <text:p>1494.9446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table:formula="of:=0.5143*([.A2953])-23.269" office:value-type="float" office:value="1495.4589" calcext:value-type="float">
            <text:p>1495.4589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0.5143*([.A2954])-23.269" office:value-type="float" office:value="1495.9732" calcext:value-type="float">
            <text:p>1495.973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0.5143*([.A2955])-23.269" office:value-type="float" office:value="1496.4875" calcext:value-type="float">
            <text:p>1496.4875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0.5143*([.A2956])-23.269" office:value-type="float" office:value="1497.0018" calcext:value-type="float">
            <text:p>1497.0018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table:formula="of:=0.5143*([.A2957])-23.269" office:value-type="float" office:value="1497.5161" calcext:value-type="float">
            <text:p>1497.5161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table:formula="of:=0.5143*([.A2958])-23.269" office:value-type="float" office:value="1498.0304" calcext:value-type="float">
            <text:p>1498.0304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0.5143*([.A2959])-23.269" office:value-type="float" office:value="1498.5447" calcext:value-type="float">
            <text:p>1498.544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0.5143*([.A2960])-23.269" office:value-type="float" office:value="1499.059" calcext:value-type="float">
            <text:p>1499.059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0.5143*([.A2961])-23.269" office:value-type="float" office:value="1499.5733" calcext:value-type="float">
            <text:p>1499.5733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0.5143*([.A2962])-23.269" office:value-type="float" office:value="1500.0876" calcext:value-type="float">
            <text:p>1500.0876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0.5143*([.A2963])-23.269" office:value-type="float" office:value="1500.6019" calcext:value-type="float">
            <text:p>1500.6019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table:formula="of:=0.5143*([.A2964])-23.269" office:value-type="float" office:value="1501.1162" calcext:value-type="float">
            <text:p>1501.116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0.5143*([.A2965])-23.269" office:value-type="float" office:value="1501.6305" calcext:value-type="float">
            <text:p>1501.6305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0.5143*([.A2966])-23.269" office:value-type="float" office:value="1502.1448" calcext:value-type="float">
            <text:p>1502.1448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0.5143*([.A2967])-23.269" office:value-type="float" office:value="1502.6591" calcext:value-type="float">
            <text:p>1502.6591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0.5143*([.A2968])-23.269" office:value-type="float" office:value="1503.1734" calcext:value-type="float">
            <text:p>1503.1734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0.5143*([.A2969])-23.269" office:value-type="float" office:value="1503.6877" calcext:value-type="float">
            <text:p>1503.6877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0.5143*([.A2970])-23.269" office:value-type="float" office:value="1504.202" calcext:value-type="float">
            <text:p>1504.202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0.5143*([.A2971])-23.269" office:value-type="float" office:value="1504.7163" calcext:value-type="float">
            <text:p>1504.716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0.5143*([.A2972])-23.269" office:value-type="float" office:value="1505.2306" calcext:value-type="float">
            <text:p>1505.2306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0.5143*([.A2973])-23.269" office:value-type="float" office:value="1505.7449" calcext:value-type="float">
            <text:p>1505.7449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0.5143*([.A2974])-23.269" office:value-type="float" office:value="1506.2592" calcext:value-type="float">
            <text:p>1506.2592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0.5143*([.A2975])-23.269" office:value-type="float" office:value="1506.7735" calcext:value-type="float">
            <text:p>1506.7735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0.5143*([.A2976])-23.269" office:value-type="float" office:value="1507.2878" calcext:value-type="float">
            <text:p>1507.2878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0.5143*([.A2977])-23.269" office:value-type="float" office:value="1507.8021" calcext:value-type="float">
            <text:p>1507.8021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0.5143*([.A2978])-23.269" office:value-type="float" office:value="1508.3164" calcext:value-type="float">
            <text:p>1508.3164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0.5143*([.A2979])-23.269" office:value-type="float" office:value="1508.8307" calcext:value-type="float">
            <text:p>1508.830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0.5143*([.A2980])-23.269" office:value-type="float" office:value="1509.345" calcext:value-type="float">
            <text:p>1509.345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table:formula="of:=0.5143*([.A2981])-23.269" office:value-type="float" office:value="1509.8593" calcext:value-type="float">
            <text:p>1509.8593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0.5143*([.A2982])-23.269" office:value-type="float" office:value="1510.3736" calcext:value-type="float">
            <text:p>1510.3736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0.5143*([.A2983])-23.269" office:value-type="float" office:value="1510.8879" calcext:value-type="float">
            <text:p>1510.8879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0.5143*([.A2984])-23.269" office:value-type="float" office:value="1511.4022" calcext:value-type="float">
            <text:p>1511.402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0.5143*([.A2985])-23.269" office:value-type="float" office:value="1511.9165" calcext:value-type="float">
            <text:p>1511.9165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0.5143*([.A2986])-23.269" office:value-type="float" office:value="1512.4308" calcext:value-type="float">
            <text:p>1512.4308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0.5143*([.A2987])-23.269" office:value-type="float" office:value="1512.9451" calcext:value-type="float">
            <text:p>1512.9451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table:formula="of:=0.5143*([.A2988])-23.269" office:value-type="float" office:value="1513.4594" calcext:value-type="float">
            <text:p>1513.4594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0.5143*([.A2989])-23.269" office:value-type="float" office:value="1513.9737" calcext:value-type="float">
            <text:p>1513.973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0.5143*([.A2990])-23.269" office:value-type="float" office:value="1514.488" calcext:value-type="float">
            <text:p>1514.488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0.5143*([.A2991])-23.269" office:value-type="float" office:value="1515.0023" calcext:value-type="float">
            <text:p>1515.0023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0.5143*([.A2992])-23.269" office:value-type="float" office:value="1515.5166" calcext:value-type="float">
            <text:p>1515.5166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table:formula="of:=0.5143*([.A2993])-23.269" office:value-type="float" office:value="1516.0309" calcext:value-type="float">
            <text:p>1516.0309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0.5143*([.A2994])-23.269" office:value-type="float" office:value="1516.5452" calcext:value-type="float">
            <text:p>1516.5452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table:formula="of:=0.5143*([.A2995])-23.269" office:value-type="float" office:value="1517.0595" calcext:value-type="float">
            <text:p>1517.0595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table:formula="of:=0.5143*([.A2996])-23.269" office:value-type="float" office:value="1517.5738" calcext:value-type="float">
            <text:p>1517.5738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0.5143*([.A2997])-23.269" office:value-type="float" office:value="1518.0881" calcext:value-type="float">
            <text:p>1518.0881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0.5143*([.A2998])-23.269" office:value-type="float" office:value="1518.6024" calcext:value-type="float">
            <text:p>1518.6024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0.5143*([.A2999])-23.269" office:value-type="float" office:value="1519.1167" calcext:value-type="float">
            <text:p>1519.11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0.5143*([.A3000])-23.269" office:value-type="float" office:value="1519.631" calcext:value-type="float">
            <text:p>1519.631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0.5143*([.A3001])-23.269" office:value-type="float" office:value="1520.1453" calcext:value-type="float">
            <text:p>1520.1453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0.5143*([.A3002])-23.269" office:value-type="float" office:value="1520.6596" calcext:value-type="float">
            <text:p>1520.6596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0.5143*([.A3003])-23.269" office:value-type="float" office:value="1521.1739" calcext:value-type="float">
            <text:p>1521.1739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formula="of:=0.5143*([.A3004])-23.269" office:value-type="float" office:value="1521.6882" calcext:value-type="float">
            <text:p>1521.6882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0.5143*([.A3005])-23.269" office:value-type="float" office:value="1522.2025" calcext:value-type="float">
            <text:p>1522.202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0.5143*([.A3006])-23.269" office:value-type="float" office:value="1522.7168" calcext:value-type="float">
            <text:p>1522.7168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0.5143*([.A3007])-23.269" office:value-type="float" office:value="1523.2311" calcext:value-type="float">
            <text:p>1523.2311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0.5143*([.A3008])-23.269" office:value-type="float" office:value="1523.7454" calcext:value-type="float">
            <text:p>1523.7454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0.5143*([.A3009])-23.269" office:value-type="float" office:value="1524.2597" calcext:value-type="float">
            <text:p>1524.259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0.5143*([.A3010])-23.269" office:value-type="float" office:value="1524.774" calcext:value-type="float">
            <text:p>1524.774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0.5143*([.A3011])-23.269" office:value-type="float" office:value="1525.2883" calcext:value-type="float">
            <text:p>1525.2883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0.5143*([.A3012])-23.269" office:value-type="float" office:value="1525.8026" calcext:value-type="float">
            <text:p>1525.8026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0.5143*([.A3013])-23.269" office:value-type="float" office:value="1526.3169" calcext:value-type="float">
            <text:p>1526.3169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formula="of:=0.5143*([.A3014])-23.269" office:value-type="float" office:value="1526.8312" calcext:value-type="float">
            <text:p>1526.8312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formula="of:=0.5143*([.A3015])-23.269" office:value-type="float" office:value="1527.3455" calcext:value-type="float">
            <text:p>1527.3455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0.5143*([.A3016])-23.269" office:value-type="float" office:value="1527.8598" calcext:value-type="float">
            <text:p>1527.8598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0.5143*([.A3017])-23.269" office:value-type="float" office:value="1528.3741" calcext:value-type="float">
            <text:p>1528.374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0.5143*([.A3018])-23.269" office:value-type="float" office:value="1528.8884" calcext:value-type="float">
            <text:p>1528.8884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0.5143*([.A3019])-23.269" office:value-type="float" office:value="1529.4027" calcext:value-type="float">
            <text:p>1529.402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0.5143*([.A3020])-23.269" office:value-type="float" office:value="1529.917" calcext:value-type="float">
            <text:p>1529.917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0.5143*([.A3021])-23.269" office:value-type="float" office:value="1530.4313" calcext:value-type="float">
            <text:p>1530.431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0.5143*([.A3022])-23.269" office:value-type="float" office:value="1530.9456" calcext:value-type="float">
            <text:p>1530.9456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0.5143*([.A3023])-23.269" office:value-type="float" office:value="1531.4599" calcext:value-type="float">
            <text:p>1531.4599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0.5143*([.A3024])-23.269" office:value-type="float" office:value="1531.9742" calcext:value-type="float">
            <text:p>1531.9742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0.5143*([.A3025])-23.269" office:value-type="float" office:value="1532.4885" calcext:value-type="float">
            <text:p>1532.4885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0.5143*([.A3026])-23.269" office:value-type="float" office:value="1533.0028" calcext:value-type="float">
            <text:p>1533.0028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0.5143*([.A3027])-23.269" office:value-type="float" office:value="1533.5171" calcext:value-type="float">
            <text:p>1533.5171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0.5143*([.A3028])-23.269" office:value-type="float" office:value="1534.0314" calcext:value-type="float">
            <text:p>1534.0314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0.5143*([.A3029])-23.269" office:value-type="float" office:value="1534.5457" calcext:value-type="float">
            <text:p>1534.5457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0.5143*([.A3030])-23.269" office:value-type="float" office:value="1535.06" calcext:value-type="float">
            <text:p>1535.06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0.5143*([.A3031])-23.269" office:value-type="float" office:value="1535.5743" calcext:value-type="float">
            <text:p>1535.574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0.5143*([.A3032])-23.269" office:value-type="float" office:value="1536.0886" calcext:value-type="float">
            <text:p>1536.0886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0.5143*([.A3033])-23.269" office:value-type="float" office:value="1536.6029" calcext:value-type="float">
            <text:p>1536.6029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0.5143*([.A3034])-23.269" office:value-type="float" office:value="1537.1172" calcext:value-type="float">
            <text:p>1537.1172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0.5143*([.A3035])-23.269" office:value-type="float" office:value="1537.6315" calcext:value-type="float">
            <text:p>1537.6315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0.5143*([.A3036])-23.269" office:value-type="float" office:value="1538.1458" calcext:value-type="float">
            <text:p>1538.1458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0.5143*([.A3037])-23.269" office:value-type="float" office:value="1538.6601" calcext:value-type="float">
            <text:p>1538.6601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0.5143*([.A3038])-23.269" office:value-type="float" office:value="1539.1744" calcext:value-type="float">
            <text:p>1539.1744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0.5143*([.A3039])-23.269" office:value-type="float" office:value="1539.6887" calcext:value-type="float">
            <text:p>1539.6887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0.5143*([.A3040])-23.269" office:value-type="float" office:value="1540.203" calcext:value-type="float">
            <text:p>1540.203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0.5143*([.A3041])-23.269" office:value-type="float" office:value="1540.7173" calcext:value-type="float">
            <text:p>1540.717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0.5143*([.A3042])-23.269" office:value-type="float" office:value="1541.2316" calcext:value-type="float">
            <text:p>1541.2316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0.5143*([.A3043])-23.269" office:value-type="float" office:value="1541.7459" calcext:value-type="float">
            <text:p>1541.7459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0.5143*([.A3044])-23.269" office:value-type="float" office:value="1542.2602" calcext:value-type="float">
            <text:p>1542.2602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0.5143*([.A3045])-23.269" office:value-type="float" office:value="1542.7745" calcext:value-type="float">
            <text:p>1542.7745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0.5143*([.A3046])-23.269" office:value-type="float" office:value="1543.2888" calcext:value-type="float">
            <text:p>1543.2888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0.5143*([.A3047])-23.269" office:value-type="float" office:value="1543.8031" calcext:value-type="float">
            <text:p>1543.8031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0.5143*([.A3048])-23.269" office:value-type="float" office:value="1544.3174" calcext:value-type="float">
            <text:p>1544.3174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0.5143*([.A3049])-23.269" office:value-type="float" office:value="1544.8317" calcext:value-type="float">
            <text:p>1544.831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0.5143*([.A3050])-23.269" office:value-type="float" office:value="1545.346" calcext:value-type="float">
            <text:p>1545.346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0.5143*([.A3051])-23.269" office:value-type="float" office:value="1545.8603" calcext:value-type="float">
            <text:p>1545.8603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0.5143*([.A3052])-23.269" office:value-type="float" office:value="1546.3746" calcext:value-type="float">
            <text:p>1546.3746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0.5143*([.A3053])-23.269" office:value-type="float" office:value="1546.8889" calcext:value-type="float">
            <text:p>1546.8889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0.5143*([.A3054])-23.269" office:value-type="float" office:value="1547.4032" calcext:value-type="float">
            <text:p>1547.4032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0.5143*([.A3055])-23.269" office:value-type="float" office:value="1547.9175" calcext:value-type="float">
            <text:p>1547.9175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0.5143*([.A3056])-23.269" office:value-type="float" office:value="1548.4318" calcext:value-type="float">
            <text:p>1548.4318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0.5143*([.A3057])-23.269" office:value-type="float" office:value="1548.9461" calcext:value-type="float">
            <text:p>1548.9461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0.5143*([.A3058])-23.269" office:value-type="float" office:value="1549.4604" calcext:value-type="float">
            <text:p>1549.4604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0.5143*([.A3059])-23.269" office:value-type="float" office:value="1549.9747" calcext:value-type="float">
            <text:p>1549.974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0.5143*([.A3060])-23.269" office:value-type="float" office:value="1550.489" calcext:value-type="float">
            <text:p>1550.489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0.5143*([.A3061])-23.269" office:value-type="float" office:value="1551.0033" calcext:value-type="float">
            <text:p>1551.003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0.5143*([.A3062])-23.269" office:value-type="float" office:value="1551.5176" calcext:value-type="float">
            <text:p>1551.517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0.5143*([.A3063])-23.269" office:value-type="float" office:value="1552.0319" calcext:value-type="float">
            <text:p>1552.0319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0.5143*([.A3064])-23.269" office:value-type="float" office:value="1552.5462" calcext:value-type="float">
            <text:p>1552.5462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0.5143*([.A3065])-23.269" office:value-type="float" office:value="1553.0605" calcext:value-type="float">
            <text:p>1553.060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0.5143*([.A3066])-23.269" office:value-type="float" office:value="1553.5748" calcext:value-type="float">
            <text:p>1553.5748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0.5143*([.A3067])-23.269" office:value-type="float" office:value="1554.0891" calcext:value-type="float">
            <text:p>1554.0891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0.5143*([.A3068])-23.269" office:value-type="float" office:value="1554.6034" calcext:value-type="float">
            <text:p>1554.6034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0.5143*([.A3069])-23.269" office:value-type="float" office:value="1555.1177" calcext:value-type="float">
            <text:p>1555.117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0.5143*([.A3070])-23.269" office:value-type="float" office:value="1555.632" calcext:value-type="float">
            <text:p>1555.632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0.5143*([.A3071])-23.269" office:value-type="float" office:value="1556.1463" calcext:value-type="float">
            <text:p>1556.146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0.5143*([.A3072])-23.269" office:value-type="float" office:value="1556.6606" calcext:value-type="float">
            <text:p>1556.6606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0.5143*([.A3073])-23.269" office:value-type="float" office:value="1557.1749" calcext:value-type="float">
            <text:p>1557.1749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0.5143*([.A3074])-23.269" office:value-type="float" office:value="1557.6892" calcext:value-type="float">
            <text:p>1557.6892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0.5143*([.A3075])-23.269" office:value-type="float" office:value="1558.2035" calcext:value-type="float">
            <text:p>1558.2035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0.5143*([.A3076])-23.269" office:value-type="float" office:value="1558.7178" calcext:value-type="float">
            <text:p>1558.7178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0.5143*([.A3077])-23.269" office:value-type="float" office:value="1559.2321" calcext:value-type="float">
            <text:p>1559.2321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0.5143*([.A3078])-23.269" office:value-type="float" office:value="1559.7464" calcext:value-type="float">
            <text:p>1559.7464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formula="of:=0.5143*([.A3079])-23.269" office:value-type="float" office:value="1560.2607" calcext:value-type="float">
            <text:p>1560.2607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0.5143*([.A3080])-23.269" office:value-type="float" office:value="1560.775" calcext:value-type="float">
            <text:p>1560.775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0.5143*([.A3081])-23.269" office:value-type="float" office:value="1561.2893" calcext:value-type="float">
            <text:p>1561.289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0.5143*([.A3082])-23.269" office:value-type="float" office:value="1561.8036" calcext:value-type="float">
            <text:p>1561.8036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0.5143*([.A3083])-23.269" office:value-type="float" office:value="1562.3179" calcext:value-type="float">
            <text:p>1562.3179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0.5143*([.A3084])-23.269" office:value-type="float" office:value="1562.8322" calcext:value-type="float">
            <text:p>1562.832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0.5143*([.A3085])-23.269" office:value-type="float" office:value="1563.3465" calcext:value-type="float">
            <text:p>1563.346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0.5143*([.A3086])-23.269" office:value-type="float" office:value="1563.8608" calcext:value-type="float">
            <text:p>1563.8608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0.5143*([.A3087])-23.269" office:value-type="float" office:value="1564.3751" calcext:value-type="float">
            <text:p>1564.3751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0.5143*([.A3088])-23.269" office:value-type="float" office:value="1564.8894" calcext:value-type="float">
            <text:p>1564.8894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0.5143*([.A3089])-23.269" office:value-type="float" office:value="1565.4037" calcext:value-type="float">
            <text:p>1565.4037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0.5143*([.A3090])-23.269" office:value-type="float" office:value="1565.918" calcext:value-type="float">
            <text:p>1565.918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0.5143*([.A3091])-23.269" office:value-type="float" office:value="1566.4323" calcext:value-type="float">
            <text:p>1566.4323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0.5143*([.A3092])-23.269" office:value-type="float" office:value="1566.9466" calcext:value-type="float">
            <text:p>1566.9466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0.5143*([.A3093])-23.269" office:value-type="float" office:value="1567.4609" calcext:value-type="float">
            <text:p>1567.4609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0.5143*([.A3094])-23.269" office:value-type="float" office:value="1567.9752" calcext:value-type="float">
            <text:p>1567.9752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0.5143*([.A3095])-23.269" office:value-type="float" office:value="1568.4895" calcext:value-type="float">
            <text:p>1568.4895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0.5143*([.A3096])-23.269" office:value-type="float" office:value="1569.0038" calcext:value-type="float">
            <text:p>1569.0038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0.5143*([.A3097])-23.269" office:value-type="float" office:value="1569.5181" calcext:value-type="float">
            <text:p>1569.5181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0.5143*([.A3098])-23.269" office:value-type="float" office:value="1570.0324" calcext:value-type="float">
            <text:p>1570.0324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0.5143*([.A3099])-23.269" office:value-type="float" office:value="1570.5467" calcext:value-type="float">
            <text:p>1570.546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0.5143*([.A3100])-23.269" office:value-type="float" office:value="1571.061" calcext:value-type="float">
            <text:p>1571.061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0.5143*([.A3101])-23.269" office:value-type="float" office:value="1571.5753" calcext:value-type="float">
            <text:p>1571.5753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0.5143*([.A3102])-23.269" office:value-type="float" office:value="1572.0896" calcext:value-type="float">
            <text:p>1572.0896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0.5143*([.A3103])-23.269" office:value-type="float" office:value="1572.6039" calcext:value-type="float">
            <text:p>1572.6039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0.5143*([.A3104])-23.269" office:value-type="float" office:value="1573.1182" calcext:value-type="float">
            <text:p>1573.118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formula="of:=0.5143*([.A3105])-23.269" office:value-type="float" office:value="1573.6325" calcext:value-type="float">
            <text:p>1573.632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0.5143*([.A3106])-23.269" office:value-type="float" office:value="1574.1468" calcext:value-type="float">
            <text:p>1574.1468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0.5143*([.A3107])-23.269" office:value-type="float" office:value="1574.6611" calcext:value-type="float">
            <text:p>1574.661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0.5143*([.A3108])-23.269" office:value-type="float" office:value="1575.1754" calcext:value-type="float">
            <text:p>1575.1754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0.5143*([.A3109])-23.269" office:value-type="float" office:value="1575.6897" calcext:value-type="float">
            <text:p>1575.6897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0.5143*([.A3110])-23.269" office:value-type="float" office:value="1576.204" calcext:value-type="float">
            <text:p>1576.204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0.5143*([.A3111])-23.269" office:value-type="float" office:value="1576.7183" calcext:value-type="float">
            <text:p>1576.718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0.5143*([.A3112])-23.269" office:value-type="float" office:value="1577.2326" calcext:value-type="float">
            <text:p>1577.2326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0.5143*([.A3113])-23.269" office:value-type="float" office:value="1577.7469" calcext:value-type="float">
            <text:p>1577.7469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0.5143*([.A3114])-23.269" office:value-type="float" office:value="1578.2612" calcext:value-type="float">
            <text:p>1578.2612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0.5143*([.A3115])-23.269" office:value-type="float" office:value="1578.7755" calcext:value-type="float">
            <text:p>1578.775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0.5143*([.A3116])-23.269" office:value-type="float" office:value="1579.2898" calcext:value-type="float">
            <text:p>1579.2898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0.5143*([.A3117])-23.269" office:value-type="float" office:value="1579.8041" calcext:value-type="float">
            <text:p>1579.8041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0.5143*([.A3118])-23.269" office:value-type="float" office:value="1580.3184" calcext:value-type="float">
            <text:p>1580.3184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0.5143*([.A3119])-23.269" office:value-type="float" office:value="1580.8327" calcext:value-type="float">
            <text:p>1580.83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0.5143*([.A3120])-23.269" office:value-type="float" office:value="1581.347" calcext:value-type="float">
            <text:p>1581.347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0.5143*([.A3121])-23.269" office:value-type="float" office:value="1581.8613" calcext:value-type="float">
            <text:p>1581.8613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0.5143*([.A3122])-23.269" office:value-type="float" office:value="1582.3756" calcext:value-type="float">
            <text:p>1582.3756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0.5143*([.A3123])-23.269" office:value-type="float" office:value="1582.8899" calcext:value-type="float">
            <text:p>1582.8899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0.5143*([.A3124])-23.269" office:value-type="float" office:value="1583.4042" calcext:value-type="float">
            <text:p>1583.4042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0.5143*([.A3125])-23.269" office:value-type="float" office:value="1583.9185" calcext:value-type="float">
            <text:p>1583.9185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0.5143*([.A3126])-23.269" office:value-type="float" office:value="1584.4328" calcext:value-type="float">
            <text:p>1584.4328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0.5143*([.A3127])-23.269" office:value-type="float" office:value="1584.9471" calcext:value-type="float">
            <text:p>1584.9471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0.5143*([.A3128])-23.269" office:value-type="float" office:value="1585.4614" calcext:value-type="float">
            <text:p>1585.4614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0.5143*([.A3129])-23.269" office:value-type="float" office:value="1585.9757" calcext:value-type="float">
            <text:p>1585.975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0.5143*([.A3130])-23.269" office:value-type="float" office:value="1586.49" calcext:value-type="float">
            <text:p>1586.49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0.5143*([.A3131])-23.269" office:value-type="float" office:value="1587.0043" calcext:value-type="float">
            <text:p>1587.0043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0.5143*([.A3132])-23.269" office:value-type="float" office:value="1587.5186" calcext:value-type="float">
            <text:p>1587.5186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0.5143*([.A3133])-23.269" office:value-type="float" office:value="1588.0329" calcext:value-type="float">
            <text:p>1588.0329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formula="of:=0.5143*([.A3134])-23.269" office:value-type="float" office:value="1588.5472" calcext:value-type="float">
            <text:p>1588.5472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0.5143*([.A3135])-23.269" office:value-type="float" office:value="1589.0615" calcext:value-type="float">
            <text:p>1589.0615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0.5143*([.A3136])-23.269" office:value-type="float" office:value="1589.5758" calcext:value-type="float">
            <text:p>1589.5758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0.5143*([.A3137])-23.269" office:value-type="float" office:value="1590.0901" calcext:value-type="float">
            <text:p>1590.090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0.5143*([.A3138])-23.269" office:value-type="float" office:value="1590.6044" calcext:value-type="float">
            <text:p>1590.6044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0.5143*([.A3139])-23.269" office:value-type="float" office:value="1591.1187" calcext:value-type="float">
            <text:p>1591.118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0.5143*([.A3140])-23.269" office:value-type="float" office:value="1591.633" calcext:value-type="float">
            <text:p>1591.633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0.5143*([.A3141])-23.269" office:value-type="float" office:value="1592.1473" calcext:value-type="float">
            <text:p>1592.1473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0.5143*([.A3142])-23.269" office:value-type="float" office:value="1592.6616" calcext:value-type="float">
            <text:p>1592.6616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0.5143*([.A3143])-23.269" office:value-type="float" office:value="1593.1759" calcext:value-type="float">
            <text:p>1593.1759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0.5143*([.A3144])-23.269" office:value-type="float" office:value="1593.6902" calcext:value-type="float">
            <text:p>1593.6902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0.5143*([.A3145])-23.269" office:value-type="float" office:value="1594.2045" calcext:value-type="float">
            <text:p>1594.20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0.5143*([.A3146])-23.269" office:value-type="float" office:value="1594.7188" calcext:value-type="float">
            <text:p>1594.7188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0.5143*([.A3147])-23.269" office:value-type="float" office:value="1595.2331" calcext:value-type="float">
            <text:p>1595.233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formula="of:=0.5143*([.A3148])-23.269" office:value-type="float" office:value="1595.7474" calcext:value-type="float">
            <text:p>1595.7474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0.5143*([.A3149])-23.269" office:value-type="float" office:value="1596.2617" calcext:value-type="float">
            <text:p>1596.261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0.5143*([.A3150])-23.269" office:value-type="float" office:value="1596.776" calcext:value-type="float">
            <text:p>1596.776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0.5143*([.A3151])-23.269" office:value-type="float" office:value="1597.2903" calcext:value-type="float">
            <text:p>1597.290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0.5143*([.A3152])-23.269" office:value-type="float" office:value="1597.8046" calcext:value-type="float">
            <text:p>1597.8046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0.5143*([.A3153])-23.269" office:value-type="float" office:value="1598.3189" calcext:value-type="float">
            <text:p>1598.3189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0.5143*([.A3154])-23.269" office:value-type="float" office:value="1598.8332" calcext:value-type="float">
            <text:p>1598.8332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0.5143*([.A3155])-23.269" office:value-type="float" office:value="1599.3475" calcext:value-type="float">
            <text:p>1599.3475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0.5143*([.A3156])-23.269" office:value-type="float" office:value="1599.8618" calcext:value-type="float">
            <text:p>1599.8618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formula="of:=0.5143*([.A3157])-23.269" office:value-type="float" office:value="1600.3761" calcext:value-type="float">
            <text:p>1600.3761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0.5143*([.A3158])-23.269" office:value-type="float" office:value="1600.8904" calcext:value-type="float">
            <text:p>1600.8904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0.5143*([.A3159])-23.269" office:value-type="float" office:value="1601.4047" calcext:value-type="float">
            <text:p>1601.4047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0.5143*([.A3160])-23.269" office:value-type="float" office:value="1601.919" calcext:value-type="float">
            <text:p>1601.919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0.5143*([.A3161])-23.269" office:value-type="float" office:value="1602.4333" calcext:value-type="float">
            <text:p>1602.4333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formula="of:=0.5143*([.A3162])-23.269" office:value-type="float" office:value="1602.9476" calcext:value-type="float">
            <text:p>1602.9476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0.5143*([.A3163])-23.269" office:value-type="float" office:value="1603.4619" calcext:value-type="float">
            <text:p>1603.4619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0.5143*([.A3164])-23.269" office:value-type="float" office:value="1603.9762" calcext:value-type="float">
            <text:p>1603.9762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formula="of:=0.5143*([.A3165])-23.269" office:value-type="float" office:value="1604.4905" calcext:value-type="float">
            <text:p>1604.490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formula="of:=0.5143*([.A3166])-23.269" office:value-type="float" office:value="1605.0048" calcext:value-type="float">
            <text:p>1605.0048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formula="of:=0.5143*([.A3167])-23.269" office:value-type="float" office:value="1605.5191" calcext:value-type="float">
            <text:p>1605.5191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0.5143*([.A3168])-23.269" office:value-type="float" office:value="1606.0334" calcext:value-type="float">
            <text:p>1606.0334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0.5143*([.A3169])-23.269" office:value-type="float" office:value="1606.5477" calcext:value-type="float">
            <text:p>1606.547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0.5143*([.A3170])-23.269" office:value-type="float" office:value="1607.062" calcext:value-type="float">
            <text:p>1607.062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0.5143*([.A3171])-23.269" office:value-type="float" office:value="1607.5763" calcext:value-type="float">
            <text:p>1607.5763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0.5143*([.A3172])-23.269" office:value-type="float" office:value="1608.0906" calcext:value-type="float">
            <text:p>1608.0906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0.5143*([.A3173])-23.269" office:value-type="float" office:value="1608.6049" calcext:value-type="float">
            <text:p>1608.6049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formula="of:=0.5143*([.A3174])-23.269" office:value-type="float" office:value="1609.1192" calcext:value-type="float">
            <text:p>1609.1192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0.5143*([.A3175])-23.269" office:value-type="float" office:value="1609.6335" calcext:value-type="float">
            <text:p>1609.6335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0.5143*([.A3176])-23.269" office:value-type="float" office:value="1610.1478" calcext:value-type="float">
            <text:p>1610.1478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0.5143*([.A3177])-23.269" office:value-type="float" office:value="1610.6621" calcext:value-type="float">
            <text:p>1610.6621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0.5143*([.A3178])-23.269" office:value-type="float" office:value="1611.1764" calcext:value-type="float">
            <text:p>1611.1764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0.5143*([.A3179])-23.269" office:value-type="float" office:value="1611.6907" calcext:value-type="float">
            <text:p>1611.690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0.5143*([.A3180])-23.269" office:value-type="float" office:value="1612.205" calcext:value-type="float">
            <text:p>1612.20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0.5143*([.A3181])-23.269" office:value-type="float" office:value="1612.7193" calcext:value-type="float">
            <text:p>1612.7193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0.5143*([.A3182])-23.269" office:value-type="float" office:value="1613.2336" calcext:value-type="float">
            <text:p>1613.2336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formula="of:=0.5143*([.A3183])-23.269" office:value-type="float" office:value="1613.7479" calcext:value-type="float">
            <text:p>1613.7479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0.5143*([.A3184])-23.269" office:value-type="float" office:value="1614.2622" calcext:value-type="float">
            <text:p>1614.2622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0.5143*([.A3185])-23.269" office:value-type="float" office:value="1614.7765" calcext:value-type="float">
            <text:p>1614.776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0.5143*([.A3186])-23.269" office:value-type="float" office:value="1615.2908" calcext:value-type="float">
            <text:p>1615.2908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0.5143*([.A3187])-23.269" office:value-type="float" office:value="1615.8051" calcext:value-type="float">
            <text:p>1615.8051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0.5143*([.A3188])-23.269" office:value-type="float" office:value="1616.3194" calcext:value-type="float">
            <text:p>1616.3194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0.5143*([.A3189])-23.269" office:value-type="float" office:value="1616.8337" calcext:value-type="float">
            <text:p>1616.833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0.5143*([.A3190])-23.269" office:value-type="float" office:value="1617.348" calcext:value-type="float">
            <text:p>1617.348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0.5143*([.A3191])-23.269" office:value-type="float" office:value="1617.8623" calcext:value-type="float">
            <text:p>1617.8623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0.5143*([.A3192])-23.269" office:value-type="float" office:value="1618.3766" calcext:value-type="float">
            <text:p>1618.3766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formula="of:=0.5143*([.A3193])-23.269" office:value-type="float" office:value="1618.8909" calcext:value-type="float">
            <text:p>1618.8909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0.5143*([.A3194])-23.269" office:value-type="float" office:value="1619.4052" calcext:value-type="float">
            <text:p>1619.4052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0.5143*([.A3195])-23.269" office:value-type="float" office:value="1619.9195" calcext:value-type="float">
            <text:p>1619.9195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0.5143*([.A3196])-23.269" office:value-type="float" office:value="1620.4338" calcext:value-type="float">
            <text:p>1620.433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0.5143*([.A3197])-23.269" office:value-type="float" office:value="1620.9481" calcext:value-type="float">
            <text:p>1620.9481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0.5143*([.A3198])-23.269" office:value-type="float" office:value="1621.4624" calcext:value-type="float">
            <text:p>1621.4624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0.5143*([.A3199])-23.269" office:value-type="float" office:value="1621.9767" calcext:value-type="float">
            <text:p>1621.976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0.5143*([.A3200])-23.269" office:value-type="float" office:value="1622.491" calcext:value-type="float">
            <text:p>1622.491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0.5143*([.A3201])-23.269" office:value-type="float" office:value="1623.0053" calcext:value-type="float">
            <text:p>1623.0053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formula="of:=0.5143*([.A3202])-23.269" office:value-type="float" office:value="1623.5196" calcext:value-type="float">
            <text:p>1623.5196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0.5143*([.A3203])-23.269" office:value-type="float" office:value="1624.0339" calcext:value-type="float">
            <text:p>1624.0339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0.5143*([.A3204])-23.269" office:value-type="float" office:value="1624.5482" calcext:value-type="float">
            <text:p>1624.5482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0.5143*([.A3205])-23.269" office:value-type="float" office:value="1625.0625" calcext:value-type="float">
            <text:p>1625.062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0.5143*([.A3206])-23.269" office:value-type="float" office:value="1625.5768" calcext:value-type="float">
            <text:p>1625.5768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0.5143*([.A3207])-23.269" office:value-type="float" office:value="1626.0911" calcext:value-type="float">
            <text:p>1626.0911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0.5143*([.A3208])-23.269" office:value-type="float" office:value="1626.6054" calcext:value-type="float">
            <text:p>1626.6054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0.5143*([.A3209])-23.269" office:value-type="float" office:value="1627.1197" calcext:value-type="float">
            <text:p>1627.119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0.5143*([.A3210])-23.269" office:value-type="float" office:value="1627.634" calcext:value-type="float">
            <text:p>1627.634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formula="of:=0.5143*([.A3211])-23.269" office:value-type="float" office:value="1628.1483" calcext:value-type="float">
            <text:p>1628.1483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0.5143*([.A3212])-23.269" office:value-type="float" office:value="1628.6626" calcext:value-type="float">
            <text:p>1628.6626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0.5143*([.A3213])-23.269" office:value-type="float" office:value="1629.1769" calcext:value-type="float">
            <text:p>1629.1769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formula="of:=0.5143*([.A3214])-23.269" office:value-type="float" office:value="1629.6912" calcext:value-type="float">
            <text:p>1629.6912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0.5143*([.A3215])-23.269" office:value-type="float" office:value="1630.2055" calcext:value-type="float">
            <text:p>1630.205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0.5143*([.A3216])-23.269" office:value-type="float" office:value="1630.7198" calcext:value-type="float">
            <text:p>1630.7198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0.5143*([.A3217])-23.269" office:value-type="float" office:value="1631.2341" calcext:value-type="float">
            <text:p>1631.2341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0.5143*([.A3218])-23.269" office:value-type="float" office:value="1631.7484" calcext:value-type="float">
            <text:p>1631.7484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0.5143*([.A3219])-23.269" office:value-type="float" office:value="1632.2627" calcext:value-type="float">
            <text:p>1632.262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0.5143*([.A3220])-23.269" office:value-type="float" office:value="1632.777" calcext:value-type="float">
            <text:p>1632.777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0.5143*([.A3221])-23.269" office:value-type="float" office:value="1633.2913" calcext:value-type="float">
            <text:p>1633.2913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0.5143*([.A3222])-23.269" office:value-type="float" office:value="1633.8056" calcext:value-type="float">
            <text:p>1633.8056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0.5143*([.A3223])-23.269" office:value-type="float" office:value="1634.3199" calcext:value-type="float">
            <text:p>1634.3199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0.5143*([.A3224])-23.269" office:value-type="float" office:value="1634.8342" calcext:value-type="float">
            <text:p>1634.8342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0.5143*([.A3225])-23.269" office:value-type="float" office:value="1635.3485" calcext:value-type="float">
            <text:p>1635.348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0.5143*([.A3226])-23.269" office:value-type="float" office:value="1635.8628" calcext:value-type="float">
            <text:p>1635.8628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formula="of:=0.5143*([.A3227])-23.269" office:value-type="float" office:value="1636.3771" calcext:value-type="float">
            <text:p>1636.3771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0.5143*([.A3228])-23.269" office:value-type="float" office:value="1636.8914" calcext:value-type="float">
            <text:p>1636.8914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0.5143*([.A3229])-23.269" office:value-type="float" office:value="1637.4057" calcext:value-type="float">
            <text:p>1637.405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0.5143*([.A3230])-23.269" office:value-type="float" office:value="1637.92" calcext:value-type="float">
            <text:p>1637.92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0.5143*([.A3231])-23.269" office:value-type="float" office:value="1638.4343" calcext:value-type="float">
            <text:p>1638.434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0.5143*([.A3232])-23.269" office:value-type="float" office:value="1638.9486" calcext:value-type="float">
            <text:p>1638.9486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0.5143*([.A3233])-23.269" office:value-type="float" office:value="1639.4629" calcext:value-type="float">
            <text:p>1639.4629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0.5143*([.A3234])-23.269" office:value-type="float" office:value="1639.9772" calcext:value-type="float">
            <text:p>1639.9772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0.5143*([.A3235])-23.269" office:value-type="float" office:value="1640.4915" calcext:value-type="float">
            <text:p>1640.4915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0.5143*([.A3236])-23.269" office:value-type="float" office:value="1641.0058" calcext:value-type="float">
            <text:p>1641.005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0.5143*([.A3237])-23.269" office:value-type="float" office:value="1641.5201" calcext:value-type="float">
            <text:p>1641.5201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0.5143*([.A3238])-23.269" office:value-type="float" office:value="1642.0344" calcext:value-type="float">
            <text:p>1642.0344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0.5143*([.A3239])-23.269" office:value-type="float" office:value="1642.5487" calcext:value-type="float">
            <text:p>1642.548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0.5143*([.A3240])-23.269" office:value-type="float" office:value="1643.063" calcext:value-type="float">
            <text:p>1643.063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0.5143*([.A3241])-23.269" office:value-type="float" office:value="1643.5773" calcext:value-type="float">
            <text:p>1643.5773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0.5143*([.A3242])-23.269" office:value-type="float" office:value="1644.0916" calcext:value-type="float">
            <text:p>1644.0916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0.5143*([.A3243])-23.269" office:value-type="float" office:value="1644.6059" calcext:value-type="float">
            <text:p>1644.6059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0.5143*([.A3244])-23.269" office:value-type="float" office:value="1645.1202" calcext:value-type="float">
            <text:p>1645.1202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0.5143*([.A3245])-23.269" office:value-type="float" office:value="1645.6345" calcext:value-type="float">
            <text:p>1645.634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0.5143*([.A3246])-23.269" office:value-type="float" office:value="1646.1488" calcext:value-type="float">
            <text:p>1646.1488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0.5143*([.A3247])-23.269" office:value-type="float" office:value="1646.6631" calcext:value-type="float">
            <text:p>1646.6631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0.5143*([.A3248])-23.269" office:value-type="float" office:value="1647.1774" calcext:value-type="float">
            <text:p>1647.1774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0.5143*([.A3249])-23.269" office:value-type="float" office:value="1647.6917" calcext:value-type="float">
            <text:p>1647.691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0.5143*([.A3250])-23.269" office:value-type="float" office:value="1648.206" calcext:value-type="float">
            <text:p>1648.206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formula="of:=0.5143*([.A3251])-23.269" office:value-type="float" office:value="1648.7203" calcext:value-type="float">
            <text:p>1648.7203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0.5143*([.A3252])-23.269" office:value-type="float" office:value="1649.2346" calcext:value-type="float">
            <text:p>1649.2346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formula="of:=0.5143*([.A3253])-23.269" office:value-type="float" office:value="1649.7489" calcext:value-type="float">
            <text:p>1649.7489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formula="of:=0.5143*([.A3254])-23.269" office:value-type="float" office:value="1650.2632" calcext:value-type="float">
            <text:p>1650.2632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0.5143*([.A3255])-23.269" office:value-type="float" office:value="1650.7775" calcext:value-type="float">
            <text:p>1650.7775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0.5143*([.A3256])-23.269" office:value-type="float" office:value="1651.2918" calcext:value-type="float">
            <text:p>1651.2918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0.5143*([.A3257])-23.269" office:value-type="float" office:value="1651.8061" calcext:value-type="float">
            <text:p>1651.806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0.5143*([.A3258])-23.269" office:value-type="float" office:value="1652.3204" calcext:value-type="float">
            <text:p>1652.3204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0.5143*([.A3259])-23.269" office:value-type="float" office:value="1652.8347" calcext:value-type="float">
            <text:p>1652.834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0.5143*([.A3260])-23.269" office:value-type="float" office:value="1653.349" calcext:value-type="float">
            <text:p>1653.349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0.5143*([.A3261])-23.269" office:value-type="float" office:value="1653.8633" calcext:value-type="float">
            <text:p>1653.8633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formula="of:=0.5143*([.A3262])-23.269" office:value-type="float" office:value="1654.3776" calcext:value-type="float">
            <text:p>1654.3776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formula="of:=0.5143*([.A3263])-23.269" office:value-type="float" office:value="1654.8919" calcext:value-type="float">
            <text:p>1654.8919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0.5143*([.A3264])-23.269" office:value-type="float" office:value="1655.4062" calcext:value-type="float">
            <text:p>1655.4062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0.5143*([.A3265])-23.269" office:value-type="float" office:value="1655.9205" calcext:value-type="float">
            <text:p>1655.9205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formula="of:=0.5143*([.A3266])-23.269" office:value-type="float" office:value="1656.4348" calcext:value-type="float">
            <text:p>1656.4348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0.5143*([.A3267])-23.269" office:value-type="float" office:value="1656.9491" calcext:value-type="float">
            <text:p>1656.9491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0.5143*([.A3268])-23.269" office:value-type="float" office:value="1657.4634" calcext:value-type="float">
            <text:p>1657.4634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formula="of:=0.5143*([.A3269])-23.269" office:value-type="float" office:value="1657.9777" calcext:value-type="float">
            <text:p>1657.9777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0.5143*([.A3270])-23.269" office:value-type="float" office:value="1658.492" calcext:value-type="float">
            <text:p>1658.492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0.5143*([.A3271])-23.269" office:value-type="float" office:value="1659.0063" calcext:value-type="float">
            <text:p>1659.006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0.5143*([.A3272])-23.269" office:value-type="float" office:value="1659.5206" calcext:value-type="float">
            <text:p>1659.5206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0.5143*([.A3273])-23.269" office:value-type="float" office:value="1660.0349" calcext:value-type="float">
            <text:p>1660.0349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formula="of:=0.5143*([.A3274])-23.269" office:value-type="float" office:value="1660.5492" calcext:value-type="float">
            <text:p>1660.5492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0.5143*([.A3275])-23.269" office:value-type="float" office:value="1661.0635" calcext:value-type="float">
            <text:p>1661.0635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0.5143*([.A3276])-23.269" office:value-type="float" office:value="1661.5778" calcext:value-type="float">
            <text:p>1661.5778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0.5143*([.A3277])-23.269" office:value-type="float" office:value="1662.0921" calcext:value-type="float">
            <text:p>1662.0921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0.5143*([.A3278])-23.269" office:value-type="float" office:value="1662.6064" calcext:value-type="float">
            <text:p>1662.6064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0.5143*([.A3279])-23.269" office:value-type="float" office:value="1663.1207" calcext:value-type="float">
            <text:p>1663.120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0.5143*([.A3280])-23.269" office:value-type="float" office:value="1663.635" calcext:value-type="float">
            <text:p>1663.63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0.5143*([.A3281])-23.269" office:value-type="float" office:value="1664.1493" calcext:value-type="float">
            <text:p>1664.1493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formula="of:=0.5143*([.A3282])-23.269" office:value-type="float" office:value="1664.6636" calcext:value-type="float">
            <text:p>1664.6636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formula="of:=0.5143*([.A3283])-23.269" office:value-type="float" office:value="1665.1779" calcext:value-type="float">
            <text:p>1665.1779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0.5143*([.A3284])-23.269" office:value-type="float" office:value="1665.6922" calcext:value-type="float">
            <text:p>1665.6922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formula="of:=0.5143*([.A3285])-23.269" office:value-type="float" office:value="1666.2065" calcext:value-type="float">
            <text:p>1666.2065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0.5143*([.A3286])-23.269" office:value-type="float" office:value="1666.7208" calcext:value-type="float">
            <text:p>1666.7208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formula="of:=0.5143*([.A3287])-23.269" office:value-type="float" office:value="1667.2351" calcext:value-type="float">
            <text:p>1667.2351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0.5143*([.A3288])-23.269" office:value-type="float" office:value="1667.7494" calcext:value-type="float">
            <text:p>1667.7494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formula="of:=0.5143*([.A3289])-23.269" office:value-type="float" office:value="1668.2637" calcext:value-type="float">
            <text:p>1668.2637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0.5143*([.A3290])-23.269" office:value-type="float" office:value="1668.778" calcext:value-type="float">
            <text:p>1668.778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0.5143*([.A3291])-23.269" office:value-type="float" office:value="1669.2923" calcext:value-type="float">
            <text:p>1669.2923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0.5143*([.A3292])-23.269" office:value-type="float" office:value="1669.8066" calcext:value-type="float">
            <text:p>1669.8066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0.5143*([.A3293])-23.269" office:value-type="float" office:value="1670.3209" calcext:value-type="float">
            <text:p>1670.3209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0.5143*([.A3294])-23.269" office:value-type="float" office:value="1670.8352" calcext:value-type="float">
            <text:p>1670.835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0.5143*([.A3295])-23.269" office:value-type="float" office:value="1671.3495" calcext:value-type="float">
            <text:p>1671.3495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0.5143*([.A3296])-23.269" office:value-type="float" office:value="1671.8638" calcext:value-type="float">
            <text:p>1671.8638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0.5143*([.A3297])-23.269" office:value-type="float" office:value="1672.3781" calcext:value-type="float">
            <text:p>1672.3781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0.5143*([.A3298])-23.269" office:value-type="float" office:value="1672.8924" calcext:value-type="float">
            <text:p>1672.8924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0.5143*([.A3299])-23.269" office:value-type="float" office:value="1673.4067" calcext:value-type="float">
            <text:p>1673.406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0.5143*([.A3300])-23.269" office:value-type="float" office:value="1673.921" calcext:value-type="float">
            <text:p>1673.921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0.5143*([.A3301])-23.269" office:value-type="float" office:value="1674.4353" calcext:value-type="float">
            <text:p>1674.4353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0.5143*([.A3302])-23.269" office:value-type="float" office:value="1674.9496" calcext:value-type="float">
            <text:p>1674.9496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0.5143*([.A3303])-23.269" office:value-type="float" office:value="1675.4639" calcext:value-type="float">
            <text:p>1675.4639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0.5143*([.A3304])-23.269" office:value-type="float" office:value="1675.9782" calcext:value-type="float">
            <text:p>1675.9782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0.5143*([.A3305])-23.269" office:value-type="float" office:value="1676.4925" calcext:value-type="float">
            <text:p>1676.492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0.5143*([.A3306])-23.269" office:value-type="float" office:value="1677.0068" calcext:value-type="float">
            <text:p>1677.0068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0.5143*([.A3307])-23.269" office:value-type="float" office:value="1677.5211" calcext:value-type="float">
            <text:p>1677.5211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0.5143*([.A3308])-23.269" office:value-type="float" office:value="1678.0354" calcext:value-type="float">
            <text:p>1678.0354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0.5143*([.A3309])-23.269" office:value-type="float" office:value="1678.5497" calcext:value-type="float">
            <text:p>1678.5497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0.5143*([.A3310])-23.269" office:value-type="float" office:value="1679.064" calcext:value-type="float">
            <text:p>1679.064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0.5143*([.A3311])-23.269" office:value-type="float" office:value="1679.5783" calcext:value-type="float">
            <text:p>1679.5783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0.5143*([.A3312])-23.269" office:value-type="float" office:value="1680.0926" calcext:value-type="float">
            <text:p>1680.0926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0.5143*([.A3313])-23.269" office:value-type="float" office:value="1680.6069" calcext:value-type="float">
            <text:p>1680.6069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0.5143*([.A3314])-23.269" office:value-type="float" office:value="1681.1212" calcext:value-type="float">
            <text:p>1681.1212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table:formula="of:=0.5143*([.A3315])-23.269" office:value-type="float" office:value="1681.6355" calcext:value-type="float">
            <text:p>1681.635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0.5143*([.A3316])-23.269" office:value-type="float" office:value="1682.1498" calcext:value-type="float">
            <text:p>1682.1498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0.5143*([.A3317])-23.269" office:value-type="float" office:value="1682.6641" calcext:value-type="float">
            <text:p>1682.6641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0.5143*([.A3318])-23.269" office:value-type="float" office:value="1683.1784" calcext:value-type="float">
            <text:p>1683.1784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0.5143*([.A3319])-23.269" office:value-type="float" office:value="1683.6927" calcext:value-type="float">
            <text:p>1683.692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0.5143*([.A3320])-23.269" office:value-type="float" office:value="1684.207" calcext:value-type="float">
            <text:p>1684.207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0.5143*([.A3321])-23.269" office:value-type="float" office:value="1684.7213" calcext:value-type="float">
            <text:p>1684.7213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0.5143*([.A3322])-23.269" office:value-type="float" office:value="1685.2356" calcext:value-type="float">
            <text:p>1685.2356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0.5143*([.A3323])-23.269" office:value-type="float" office:value="1685.7499" calcext:value-type="float">
            <text:p>1685.7499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0.5143*([.A3324])-23.269" office:value-type="float" office:value="1686.2642" calcext:value-type="float">
            <text:p>1686.2642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0.5143*([.A3325])-23.269" office:value-type="float" office:value="1686.7785" calcext:value-type="float">
            <text:p>1686.778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0.5143*([.A3326])-23.269" office:value-type="float" office:value="1687.2928" calcext:value-type="float">
            <text:p>1687.2928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0.5143*([.A3327])-23.269" office:value-type="float" office:value="1687.8071" calcext:value-type="float">
            <text:p>1687.8071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0.5143*([.A3328])-23.269" office:value-type="float" office:value="1688.3214" calcext:value-type="float">
            <text:p>1688.3214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table:formula="of:=0.5143*([.A3329])-23.269" office:value-type="float" office:value="1688.8357" calcext:value-type="float">
            <text:p>1688.8357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0.5143*([.A3330])-23.269" office:value-type="float" office:value="1689.35" calcext:value-type="float">
            <text:p>1689.35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0.5143*([.A3331])-23.269" office:value-type="float" office:value="1689.8643" calcext:value-type="float">
            <text:p>1689.8643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0.5143*([.A3332])-23.269" office:value-type="float" office:value="1690.3786" calcext:value-type="float">
            <text:p>1690.3786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0.5143*([.A3333])-23.269" office:value-type="float" office:value="1690.8929" calcext:value-type="float">
            <text:p>1690.8929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0.5143*([.A3334])-23.269" office:value-type="float" office:value="1691.4072" calcext:value-type="float">
            <text:p>1691.4072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table:formula="of:=0.5143*([.A3335])-23.269" office:value-type="float" office:value="1691.9215" calcext:value-type="float">
            <text:p>1691.9215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table:formula="of:=0.5143*([.A3336])-23.269" office:value-type="float" office:value="1692.4358" calcext:value-type="float">
            <text:p>1692.4358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table:formula="of:=0.5143*([.A3337])-23.269" office:value-type="float" office:value="1692.9501" calcext:value-type="float">
            <text:p>1692.9501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table:formula="of:=0.5143*([.A3338])-23.269" office:value-type="float" office:value="1693.4644" calcext:value-type="float">
            <text:p>1693.4644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0.5143*([.A3339])-23.269" office:value-type="float" office:value="1693.9787" calcext:value-type="float">
            <text:p>1693.9787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0.5143*([.A3340])-23.269" office:value-type="float" office:value="1694.493" calcext:value-type="float">
            <text:p>1694.493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0.5143*([.A3341])-23.269" office:value-type="float" office:value="1695.0073" calcext:value-type="float">
            <text:p>1695.0073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0.5143*([.A3342])-23.269" office:value-type="float" office:value="1695.5216" calcext:value-type="float">
            <text:p>1695.5216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table:formula="of:=0.5143*([.A3343])-23.269" office:value-type="float" office:value="1696.0359" calcext:value-type="float">
            <text:p>1696.0359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table:formula="of:=0.5143*([.A3344])-23.269" office:value-type="float" office:value="1696.5502" calcext:value-type="float">
            <text:p>1696.5502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0.5143*([.A3345])-23.269" office:value-type="float" office:value="1697.0645" calcext:value-type="float">
            <text:p>1697.0645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table:formula="of:=0.5143*([.A3346])-23.269" office:value-type="float" office:value="1697.5788" calcext:value-type="float">
            <text:p>1697.5788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0.5143*([.A3347])-23.269" office:value-type="float" office:value="1698.0931" calcext:value-type="float">
            <text:p>1698.0931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0.5143*([.A3348])-23.269" office:value-type="float" office:value="1698.6074" calcext:value-type="float">
            <text:p>1698.6074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table:formula="of:=0.5143*([.A3349])-23.269" office:value-type="float" office:value="1699.1217" calcext:value-type="float">
            <text:p>1699.1217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0.5143*([.A3350])-23.269" office:value-type="float" office:value="1699.636" calcext:value-type="float">
            <text:p>1699.636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0.5143*([.A3351])-23.269" office:value-type="float" office:value="1700.1503" calcext:value-type="float">
            <text:p>1700.1503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0.5143*([.A3352])-23.269" office:value-type="float" office:value="1700.6646" calcext:value-type="float">
            <text:p>1700.6646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0.5143*([.A3353])-23.269" office:value-type="float" office:value="1701.1789" calcext:value-type="float">
            <text:p>1701.1789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formula="of:=0.5143*([.A3354])-23.269" office:value-type="float" office:value="1701.6932" calcext:value-type="float">
            <text:p>1701.6932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0.5143*([.A3355])-23.269" office:value-type="float" office:value="1702.2075" calcext:value-type="float">
            <text:p>1702.2075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formula="of:=0.5143*([.A3356])-23.269" office:value-type="float" office:value="1702.7218" calcext:value-type="float">
            <text:p>1702.7218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0.5143*([.A3357])-23.269" office:value-type="float" office:value="1703.2361" calcext:value-type="float">
            <text:p>1703.2361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formula="of:=0.5143*([.A3358])-23.269" office:value-type="float" office:value="1703.7504" calcext:value-type="float">
            <text:p>1703.7504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0.5143*([.A3359])-23.269" office:value-type="float" office:value="1704.2647" calcext:value-type="float">
            <text:p>1704.264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0.5143*([.A3360])-23.269" office:value-type="float" office:value="1704.779" calcext:value-type="float">
            <text:p>1704.779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0.5143*([.A3361])-23.269" office:value-type="float" office:value="1705.2933" calcext:value-type="float">
            <text:p>1705.2933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formula="of:=0.5143*([.A3362])-23.269" office:value-type="float" office:value="1705.8076" calcext:value-type="float">
            <text:p>1705.8076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0.5143*([.A3363])-23.269" office:value-type="float" office:value="1706.3219" calcext:value-type="float">
            <text:p>1706.3219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0.5143*([.A3364])-23.269" office:value-type="float" office:value="1706.8362" calcext:value-type="float">
            <text:p>1706.8362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0.5143*([.A3365])-23.269" office:value-type="float" office:value="1707.3505" calcext:value-type="float">
            <text:p>1707.3505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0.5143*([.A3366])-23.269" office:value-type="float" office:value="1707.8648" calcext:value-type="float">
            <text:p>1707.8648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formula="of:=0.5143*([.A3367])-23.269" office:value-type="float" office:value="1708.3791" calcext:value-type="float">
            <text:p>1708.3791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0.5143*([.A3368])-23.269" office:value-type="float" office:value="1708.8934" calcext:value-type="float">
            <text:p>1708.8934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0.5143*([.A3369])-23.269" office:value-type="float" office:value="1709.4077" calcext:value-type="float">
            <text:p>1709.4077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0.5143*([.A3370])-23.269" office:value-type="float" office:value="1709.922" calcext:value-type="float">
            <text:p>1709.922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0.5143*([.A3371])-23.269" office:value-type="float" office:value="1710.4363" calcext:value-type="float">
            <text:p>1710.4363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0.5143*([.A3372])-23.269" office:value-type="float" office:value="1710.9506" calcext:value-type="float">
            <text:p>1710.9506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0.5143*([.A3373])-23.269" office:value-type="float" office:value="1711.4649" calcext:value-type="float">
            <text:p>1711.4649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formula="of:=0.5143*([.A3374])-23.269" office:value-type="float" office:value="1711.9792" calcext:value-type="float">
            <text:p>1711.9792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0.5143*([.A3375])-23.269" office:value-type="float" office:value="1712.4935" calcext:value-type="float">
            <text:p>1712.4935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0.5143*([.A3376])-23.269" office:value-type="float" office:value="1713.0078" calcext:value-type="float">
            <text:p>1713.0078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formula="of:=0.5143*([.A3377])-23.269" office:value-type="float" office:value="1713.5221" calcext:value-type="float">
            <text:p>1713.5221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0.5143*([.A3378])-23.269" office:value-type="float" office:value="1714.0364" calcext:value-type="float">
            <text:p>1714.0364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0.5143*([.A3379])-23.269" office:value-type="float" office:value="1714.5507" calcext:value-type="float">
            <text:p>1714.550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0.5143*([.A3380])-23.269" office:value-type="float" office:value="1715.065" calcext:value-type="float">
            <text:p>1715.065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0.5143*([.A3381])-23.269" office:value-type="float" office:value="1715.5793" calcext:value-type="float">
            <text:p>1715.5793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formula="of:=0.5143*([.A3382])-23.269" office:value-type="float" office:value="1716.0936" calcext:value-type="float">
            <text:p>1716.0936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0.5143*([.A3383])-23.269" office:value-type="float" office:value="1716.6079" calcext:value-type="float">
            <text:p>1716.6079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0.5143*([.A3384])-23.269" office:value-type="float" office:value="1717.1222" calcext:value-type="float">
            <text:p>1717.1222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formula="of:=0.5143*([.A3385])-23.269" office:value-type="float" office:value="1717.6365" calcext:value-type="float">
            <text:p>1717.6365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0.5143*([.A3386])-23.269" office:value-type="float" office:value="1718.1508" calcext:value-type="float">
            <text:p>1718.150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formula="of:=0.5143*([.A3387])-23.269" office:value-type="float" office:value="1718.6651" calcext:value-type="float">
            <text:p>1718.6651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formula="of:=0.5143*([.A3388])-23.269" office:value-type="float" office:value="1719.1794" calcext:value-type="float">
            <text:p>1719.1794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0.5143*([.A3389])-23.269" office:value-type="float" office:value="1719.6937" calcext:value-type="float">
            <text:p>1719.6937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0.5143*([.A3390])-23.269" office:value-type="float" office:value="1720.208" calcext:value-type="float">
            <text:p>1720.208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formula="of:=0.5143*([.A3391])-23.269" office:value-type="float" office:value="1720.7223" calcext:value-type="float">
            <text:p>1720.7223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0.5143*([.A3392])-23.269" office:value-type="float" office:value="1721.2366" calcext:value-type="float">
            <text:p>1721.2366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0.5143*([.A3393])-23.269" office:value-type="float" office:value="1721.7509" calcext:value-type="float">
            <text:p>1721.7509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0.5143*([.A3394])-23.269" office:value-type="float" office:value="1722.2652" calcext:value-type="float">
            <text:p>1722.2652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0.5143*([.A3395])-23.269" office:value-type="float" office:value="1722.7795" calcext:value-type="float">
            <text:p>1722.779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0.5143*([.A3396])-23.269" office:value-type="float" office:value="1723.2938" calcext:value-type="float">
            <text:p>1723.2938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0.5143*([.A3397])-23.269" office:value-type="float" office:value="1723.8081" calcext:value-type="float">
            <text:p>1723.8081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0.5143*([.A3398])-23.269" office:value-type="float" office:value="1724.3224" calcext:value-type="float">
            <text:p>1724.322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0.5143*([.A3399])-23.269" office:value-type="float" office:value="1724.8367" calcext:value-type="float">
            <text:p>1724.836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0.5143*([.A3400])-23.269" office:value-type="float" office:value="1725.351" calcext:value-type="float">
            <text:p>1725.351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formula="of:=0.5143*([.A3401])-23.269" office:value-type="float" office:value="1725.8653" calcext:value-type="float">
            <text:p>1725.8653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0.5143*([.A3402])-23.269" office:value-type="float" office:value="1726.3796" calcext:value-type="float">
            <text:p>1726.3796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formula="of:=0.5143*([.A3403])-23.269" office:value-type="float" office:value="1726.8939" calcext:value-type="float">
            <text:p>1726.8939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0.5143*([.A3404])-23.269" office:value-type="float" office:value="1727.4082" calcext:value-type="float">
            <text:p>1727.4082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formula="of:=0.5143*([.A3405])-23.269" office:value-type="float" office:value="1727.9225" calcext:value-type="float">
            <text:p>1727.922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0.5143*([.A3406])-23.269" office:value-type="float" office:value="1728.4368" calcext:value-type="float">
            <text:p>1728.4368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0.5143*([.A3407])-23.269" office:value-type="float" office:value="1728.9511" calcext:value-type="float">
            <text:p>1728.951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0.5143*([.A3408])-23.269" office:value-type="float" office:value="1729.4654" calcext:value-type="float">
            <text:p>1729.4654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0.5143*([.A3409])-23.269" office:value-type="float" office:value="1729.9797" calcext:value-type="float">
            <text:p>1729.9797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0.5143*([.A3410])-23.269" office:value-type="float" office:value="1730.494" calcext:value-type="float">
            <text:p>1730.494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0.5143*([.A3411])-23.269" office:value-type="float" office:value="1731.0083" calcext:value-type="float">
            <text:p>1731.008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0.5143*([.A3412])-23.269" office:value-type="float" office:value="1731.5226" calcext:value-type="float">
            <text:p>1731.5226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0.5143*([.A3413])-23.269" office:value-type="float" office:value="1732.0369" calcext:value-type="float">
            <text:p>1732.0369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0.5143*([.A3414])-23.269" office:value-type="float" office:value="1732.5512" calcext:value-type="float">
            <text:p>1732.5512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0.5143*([.A3415])-23.269" office:value-type="float" office:value="1733.0655" calcext:value-type="float">
            <text:p>1733.065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0.5143*([.A3416])-23.269" office:value-type="float" office:value="1733.5798" calcext:value-type="float">
            <text:p>1733.5798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0.5143*([.A3417])-23.269" office:value-type="float" office:value="1734.0941" calcext:value-type="float">
            <text:p>1734.0941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0.5143*([.A3418])-23.269" office:value-type="float" office:value="1734.6084" calcext:value-type="float">
            <text:p>1734.6084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formula="of:=0.5143*([.A3419])-23.269" office:value-type="float" office:value="1735.1227" calcext:value-type="float">
            <text:p>1735.1227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0.5143*([.A3420])-23.269" office:value-type="float" office:value="1735.637" calcext:value-type="float">
            <text:p>1735.637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0.5143*([.A3421])-23.269" office:value-type="float" office:value="1736.1513" calcext:value-type="float">
            <text:p>1736.1513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0.5143*([.A3422])-23.269" office:value-type="float" office:value="1736.6656" calcext:value-type="float">
            <text:p>1736.6656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formula="of:=0.5143*([.A3423])-23.269" office:value-type="float" office:value="1737.1799" calcext:value-type="float">
            <text:p>1737.1799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0.5143*([.A3424])-23.269" office:value-type="float" office:value="1737.6942" calcext:value-type="float">
            <text:p>1737.6942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0.5143*([.A3425])-23.269" office:value-type="float" office:value="1738.2085" calcext:value-type="float">
            <text:p>1738.2085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0.5143*([.A3426])-23.269" office:value-type="float" office:value="1738.7228" calcext:value-type="float">
            <text:p>1738.7228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0.5143*([.A3427])-23.269" office:value-type="float" office:value="1739.2371" calcext:value-type="float">
            <text:p>1739.2371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0.5143*([.A3428])-23.269" office:value-type="float" office:value="1739.7514" calcext:value-type="float">
            <text:p>1739.7514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formula="of:=0.5143*([.A3429])-23.269" office:value-type="float" office:value="1740.2657" calcext:value-type="float">
            <text:p>1740.265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0.5143*([.A3430])-23.269" office:value-type="float" office:value="1740.78" calcext:value-type="float">
            <text:p>1740.78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formula="of:=0.5143*([.A3431])-23.269" office:value-type="float" office:value="1741.2943" calcext:value-type="float">
            <text:p>1741.2943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0.5143*([.A3432])-23.269" office:value-type="float" office:value="1741.8086" calcext:value-type="float">
            <text:p>1741.8086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0.5143*([.A3433])-23.269" office:value-type="float" office:value="1742.3229" calcext:value-type="float">
            <text:p>1742.3229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0.5143*([.A3434])-23.269" office:value-type="float" office:value="1742.8372" calcext:value-type="float">
            <text:p>1742.8372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0.5143*([.A3435])-23.269" office:value-type="float" office:value="1743.3515" calcext:value-type="float">
            <text:p>1743.3515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0.5143*([.A3436])-23.269" office:value-type="float" office:value="1743.8658" calcext:value-type="float">
            <text:p>1743.8658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0.5143*([.A3437])-23.269" office:value-type="float" office:value="1744.3801" calcext:value-type="float">
            <text:p>1744.3801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formula="of:=0.5143*([.A3438])-23.269" office:value-type="float" office:value="1744.8944" calcext:value-type="float">
            <text:p>1744.8944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0.5143*([.A3439])-23.269" office:value-type="float" office:value="1745.4087" calcext:value-type="float">
            <text:p>1745.408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0.5143*([.A3440])-23.269" office:value-type="float" office:value="1745.923" calcext:value-type="float">
            <text:p>1745.923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formula="of:=0.5143*([.A3441])-23.269" office:value-type="float" office:value="1746.4373" calcext:value-type="float">
            <text:p>1746.4373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0.5143*([.A3442])-23.269" office:value-type="float" office:value="1746.9516" calcext:value-type="float">
            <text:p>1746.9516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0.5143*([.A3443])-23.269" office:value-type="float" office:value="1747.4659" calcext:value-type="float">
            <text:p>1747.4659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0.5143*([.A3444])-23.269" office:value-type="float" office:value="1747.9802" calcext:value-type="float">
            <text:p>1747.9802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table:formula="of:=0.5143*([.A3445])-23.269" office:value-type="float" office:value="1748.4945" calcext:value-type="float">
            <text:p>1748.4945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table:formula="of:=0.5143*([.A3446])-23.269" office:value-type="float" office:value="1749.0088" calcext:value-type="float">
            <text:p>1749.0088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0.5143*([.A3447])-23.269" office:value-type="float" office:value="1749.5231" calcext:value-type="float">
            <text:p>1749.5231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table:formula="of:=0.5143*([.A3448])-23.269" office:value-type="float" office:value="1750.0374" calcext:value-type="float">
            <text:p>1750.0374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table:formula="of:=0.5143*([.A3449])-23.269" office:value-type="float" office:value="1750.5517" calcext:value-type="float">
            <text:p>1750.5517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0.5143*([.A3450])-23.269" office:value-type="float" office:value="1751.066" calcext:value-type="float">
            <text:p>1751.066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0.5143*([.A3451])-23.269" office:value-type="float" office:value="1751.5803" calcext:value-type="float">
            <text:p>1751.5803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0.5143*([.A3452])-23.269" office:value-type="float" office:value="1752.0946" calcext:value-type="float">
            <text:p>1752.0946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0.5143*([.A3453])-23.269" office:value-type="float" office:value="1752.6089" calcext:value-type="float">
            <text:p>1752.6089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0.5143*([.A3454])-23.269" office:value-type="float" office:value="1753.1232" calcext:value-type="float">
            <text:p>1753.1232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0.5143*([.A3455])-23.269" office:value-type="float" office:value="1753.6375" calcext:value-type="float">
            <text:p>1753.6375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0.5143*([.A3456])-23.269" office:value-type="float" office:value="1754.1518" calcext:value-type="float">
            <text:p>1754.1518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0.5143*([.A3457])-23.269" office:value-type="float" office:value="1754.6661" calcext:value-type="float">
            <text:p>1754.6661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0.5143*([.A3458])-23.269" office:value-type="float" office:value="1755.1804" calcext:value-type="float">
            <text:p>1755.1804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0.5143*([.A3459])-23.269" office:value-type="float" office:value="1755.6947" calcext:value-type="float">
            <text:p>1755.694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0.5143*([.A3460])-23.269" office:value-type="float" office:value="1756.209" calcext:value-type="float">
            <text:p>1756.209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0.5143*([.A3461])-23.269" office:value-type="float" office:value="1756.7233" calcext:value-type="float">
            <text:p>1756.7233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0.5143*([.A3462])-23.269" office:value-type="float" office:value="1757.2376" calcext:value-type="float">
            <text:p>1757.2376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table:formula="of:=0.5143*([.A3463])-23.269" office:value-type="float" office:value="1757.7519" calcext:value-type="float">
            <text:p>1757.7519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0.5143*([.A3464])-23.269" office:value-type="float" office:value="1758.2662" calcext:value-type="float">
            <text:p>1758.2662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0.5143*([.A3465])-23.269" office:value-type="float" office:value="1758.7805" calcext:value-type="float">
            <text:p>1758.7805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table:formula="of:=0.5143*([.A3466])-23.269" office:value-type="float" office:value="1759.2948" calcext:value-type="float">
            <text:p>1759.2948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0.5143*([.A3467])-23.269" office:value-type="float" office:value="1759.8091" calcext:value-type="float">
            <text:p>1759.8091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0.5143*([.A3468])-23.269" office:value-type="float" office:value="1760.3234" calcext:value-type="float">
            <text:p>1760.3234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0.5143*([.A3469])-23.269" office:value-type="float" office:value="1760.8377" calcext:value-type="float">
            <text:p>1760.8377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0.5143*([.A3470])-23.269" office:value-type="float" office:value="1761.352" calcext:value-type="float">
            <text:p>1761.352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0.5143*([.A3471])-23.269" office:value-type="float" office:value="1761.8663" calcext:value-type="float">
            <text:p>1761.8663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0.5143*([.A3472])-23.269" office:value-type="float" office:value="1762.3806" calcext:value-type="float">
            <text:p>1762.3806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0.5143*([.A3473])-23.269" office:value-type="float" office:value="1762.8949" calcext:value-type="float">
            <text:p>1762.8949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0.5143*([.A3474])-23.269" office:value-type="float" office:value="1763.4092" calcext:value-type="float">
            <text:p>1763.4092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0.5143*([.A3475])-23.269" office:value-type="float" office:value="1763.9235" calcext:value-type="float">
            <text:p>1763.9235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0.5143*([.A3476])-23.269" office:value-type="float" office:value="1764.4378" calcext:value-type="float">
            <text:p>1764.4378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0.5143*([.A3477])-23.269" office:value-type="float" office:value="1764.9521" calcext:value-type="float">
            <text:p>1764.9521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0.5143*([.A3478])-23.269" office:value-type="float" office:value="1765.4664" calcext:value-type="float">
            <text:p>1765.4664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0.5143*([.A3479])-23.269" office:value-type="float" office:value="1765.9807" calcext:value-type="float">
            <text:p>1765.980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0.5143*([.A3480])-23.269" office:value-type="float" office:value="1766.495" calcext:value-type="float">
            <text:p>1766.495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0.5143*([.A3481])-23.269" office:value-type="float" office:value="1767.0093" calcext:value-type="float">
            <text:p>1767.0093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table:formula="of:=0.5143*([.A3482])-23.269" office:value-type="float" office:value="1767.5236" calcext:value-type="float">
            <text:p>1767.523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table:formula="of:=0.5143*([.A3483])-23.269" office:value-type="float" office:value="1768.0379" calcext:value-type="float">
            <text:p>1768.0379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0.5143*([.A3484])-23.269" office:value-type="float" office:value="1768.5522" calcext:value-type="float">
            <text:p>1768.5522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0.5143*([.A3485])-23.269" office:value-type="float" office:value="1769.0665" calcext:value-type="float">
            <text:p>1769.0665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0.5143*([.A3486])-23.269" office:value-type="float" office:value="1769.5808" calcext:value-type="float">
            <text:p>1769.5808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0.5143*([.A3487])-23.269" office:value-type="float" office:value="1770.0951" calcext:value-type="float">
            <text:p>1770.0951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0.5143*([.A3488])-23.269" office:value-type="float" office:value="1770.6094" calcext:value-type="float">
            <text:p>1770.6094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table:formula="of:=0.5143*([.A3489])-23.269" office:value-type="float" office:value="1771.1237" calcext:value-type="float">
            <text:p>1771.123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table:formula="of:=0.5143*([.A3490])-23.269" office:value-type="float" office:value="1771.638" calcext:value-type="float">
            <text:p>1771.638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0.5143*([.A3491])-23.269" office:value-type="float" office:value="1772.1523" calcext:value-type="float">
            <text:p>1772.1523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0.5143*([.A3492])-23.269" office:value-type="float" office:value="1772.6666" calcext:value-type="float">
            <text:p>1772.6666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0.5143*([.A3493])-23.269" office:value-type="float" office:value="1773.1809" calcext:value-type="float">
            <text:p>1773.1809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0.5143*([.A3494])-23.269" office:value-type="float" office:value="1773.6952" calcext:value-type="float">
            <text:p>1773.6952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0.5143*([.A3495])-23.269" office:value-type="float" office:value="1774.2095" calcext:value-type="float">
            <text:p>1774.2095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0.5143*([.A3496])-23.269" office:value-type="float" office:value="1774.7238" calcext:value-type="float">
            <text:p>1774.7238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0.5143*([.A3497])-23.269" office:value-type="float" office:value="1775.2381" calcext:value-type="float">
            <text:p>1775.2381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0.5143*([.A3498])-23.269" office:value-type="float" office:value="1775.7524" calcext:value-type="float">
            <text:p>1775.7524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0.5143*([.A3499])-23.269" office:value-type="float" office:value="1776.2667" calcext:value-type="float">
            <text:p>1776.266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0.5143*([.A3500])-23.269" office:value-type="float" office:value="1776.781" calcext:value-type="float">
            <text:p>1776.781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0.5143*([.A3501])-23.269" office:value-type="float" office:value="1777.2953" calcext:value-type="float">
            <text:p>1777.2953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0.5143*([.A3502])-23.269" office:value-type="float" office:value="1777.8096" calcext:value-type="float">
            <text:p>1777.8096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table:formula="of:=0.5143*([.A3503])-23.269" office:value-type="float" office:value="1778.3239" calcext:value-type="float">
            <text:p>1778.3239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0.5143*([.A3504])-23.269" office:value-type="float" office:value="1778.8382" calcext:value-type="float">
            <text:p>1778.8382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0.5143*([.A3505])-23.269" office:value-type="float" office:value="1779.3525" calcext:value-type="float">
            <text:p>1779.3525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0.5143*([.A3506])-23.269" office:value-type="float" office:value="1779.8668" calcext:value-type="float">
            <text:p>1779.866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formula="of:=0.5143*([.A3507])-23.269" office:value-type="float" office:value="1780.3811" calcext:value-type="float">
            <text:p>1780.3811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0.5143*([.A3508])-23.269" office:value-type="float" office:value="1780.8954" calcext:value-type="float">
            <text:p>1780.8954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0.5143*([.A3509])-23.269" office:value-type="float" office:value="1781.4097" calcext:value-type="float">
            <text:p>1781.409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0.5143*([.A3510])-23.269" office:value-type="float" office:value="1781.924" calcext:value-type="float">
            <text:p>1781.924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0.5143*([.A3511])-23.269" office:value-type="float" office:value="1782.4383" calcext:value-type="float">
            <text:p>1782.4383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0.5143*([.A3512])-23.269" office:value-type="float" office:value="1782.9526" calcext:value-type="float">
            <text:p>1782.9526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0.5143*([.A3513])-23.269" office:value-type="float" office:value="1783.4669" calcext:value-type="float">
            <text:p>1783.4669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0.5143*([.A3514])-23.269" office:value-type="float" office:value="1783.9812" calcext:value-type="float">
            <text:p>1783.9812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0.5143*([.A3515])-23.269" office:value-type="float" office:value="1784.4955" calcext:value-type="float">
            <text:p>1784.4955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0.5143*([.A3516])-23.269" office:value-type="float" office:value="1785.0098" calcext:value-type="float">
            <text:p>1785.009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formula="of:=0.5143*([.A3517])-23.269" office:value-type="float" office:value="1785.5241" calcext:value-type="float">
            <text:p>1785.5241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0.5143*([.A3518])-23.269" office:value-type="float" office:value="1786.0384" calcext:value-type="float">
            <text:p>1786.0384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0.5143*([.A3519])-23.269" office:value-type="float" office:value="1786.5527" calcext:value-type="float">
            <text:p>1786.5527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0.5143*([.A3520])-23.269" office:value-type="float" office:value="1787.067" calcext:value-type="float">
            <text:p>1787.067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0.5143*([.A3521])-23.269" office:value-type="float" office:value="1787.5813" calcext:value-type="float">
            <text:p>1787.5813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formula="of:=0.5143*([.A3522])-23.269" office:value-type="float" office:value="1788.0956" calcext:value-type="float">
            <text:p>1788.0956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0.5143*([.A3523])-23.269" office:value-type="float" office:value="1788.6099" calcext:value-type="float">
            <text:p>1788.6099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0.5143*([.A3524])-23.269" office:value-type="float" office:value="1789.1242" calcext:value-type="float">
            <text:p>1789.1242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0.5143*([.A3525])-23.269" office:value-type="float" office:value="1789.6385" calcext:value-type="float">
            <text:p>1789.6385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0.5143*([.A3526])-23.269" office:value-type="float" office:value="1790.1528" calcext:value-type="float">
            <text:p>1790.1528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0.5143*([.A3527])-23.269" office:value-type="float" office:value="1790.6671" calcext:value-type="float">
            <text:p>1790.6671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0.5143*([.A3528])-23.269" office:value-type="float" office:value="1791.1814" calcext:value-type="float">
            <text:p>1791.1814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0.5143*([.A3529])-23.269" office:value-type="float" office:value="1791.6957" calcext:value-type="float">
            <text:p>1791.695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0.5143*([.A3530])-23.269" office:value-type="float" office:value="1792.21" calcext:value-type="float">
            <text:p>1792.21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0.5143*([.A3531])-23.269" office:value-type="float" office:value="1792.7243" calcext:value-type="float">
            <text:p>1792.7243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0.5143*([.A3532])-23.269" office:value-type="float" office:value="1793.2386" calcext:value-type="float">
            <text:p>1793.2386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0.5143*([.A3533])-23.269" office:value-type="float" office:value="1793.7529" calcext:value-type="float">
            <text:p>1793.7529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0.5143*([.A3534])-23.269" office:value-type="float" office:value="1794.2672" calcext:value-type="float">
            <text:p>1794.2672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0.5143*([.A3535])-23.269" office:value-type="float" office:value="1794.7815" calcext:value-type="float">
            <text:p>1794.7815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formula="of:=0.5143*([.A3536])-23.269" office:value-type="float" office:value="1795.2958" calcext:value-type="float">
            <text:p>1795.2958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0.5143*([.A3537])-23.269" office:value-type="float" office:value="1795.8101" calcext:value-type="float">
            <text:p>1795.8101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0.5143*([.A3538])-23.269" office:value-type="float" office:value="1796.3244" calcext:value-type="float">
            <text:p>1796.324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0.5143*([.A3539])-23.269" office:value-type="float" office:value="1796.8387" calcext:value-type="float">
            <text:p>1796.838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0.5143*([.A3540])-23.269" office:value-type="float" office:value="1797.353" calcext:value-type="float">
            <text:p>1797.353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0.5143*([.A3541])-23.269" office:value-type="float" office:value="1797.8673" calcext:value-type="float">
            <text:p>1797.8673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0.5143*([.A3542])-23.269" office:value-type="float" office:value="1798.3816" calcext:value-type="float">
            <text:p>1798.3816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0.5143*([.A3543])-23.269" office:value-type="float" office:value="1798.8959" calcext:value-type="float">
            <text:p>1798.8959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0.5143*([.A3544])-23.269" office:value-type="float" office:value="1799.4102" calcext:value-type="float">
            <text:p>1799.4102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formula="of:=0.5143*([.A3545])-23.269" office:value-type="float" office:value="1799.9245" calcext:value-type="float">
            <text:p>1799.924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0.5143*([.A3546])-23.269" office:value-type="float" office:value="1800.4388" calcext:value-type="float">
            <text:p>1800.4388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0.5143*([.A3547])-23.269" office:value-type="float" office:value="1800.9531" calcext:value-type="float">
            <text:p>1800.9531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0.5143*([.A3548])-23.269" office:value-type="float" office:value="1801.4674" calcext:value-type="float">
            <text:p>1801.4674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formula="of:=0.5143*([.A3549])-23.269" office:value-type="float" office:value="1801.9817" calcext:value-type="float">
            <text:p>1801.9817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0.5143*([.A3550])-23.269" office:value-type="float" office:value="1802.496" calcext:value-type="float">
            <text:p>1802.496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0.5143*([.A3551])-23.269" office:value-type="float" office:value="1803.0103" calcext:value-type="float">
            <text:p>1803.0103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0.5143*([.A3552])-23.269" office:value-type="float" office:value="1803.5246" calcext:value-type="float">
            <text:p>1803.5246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0.5143*([.A3553])-23.269" office:value-type="float" office:value="1804.0389" calcext:value-type="float">
            <text:p>1804.0389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0.5143*([.A3554])-23.269" office:value-type="float" office:value="1804.5532" calcext:value-type="float">
            <text:p>1804.5532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formula="of:=0.5143*([.A3555])-23.269" office:value-type="float" office:value="1805.0675" calcext:value-type="float">
            <text:p>1805.0675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0.5143*([.A3556])-23.269" office:value-type="float" office:value="1805.5818" calcext:value-type="float">
            <text:p>1805.5818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0.5143*([.A3557])-23.269" office:value-type="float" office:value="1806.0961" calcext:value-type="float">
            <text:p>1806.0961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0.5143*([.A3558])-23.269" office:value-type="float" office:value="1806.6104" calcext:value-type="float">
            <text:p>1806.6104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0.5143*([.A3559])-23.269" office:value-type="float" office:value="1807.1247" calcext:value-type="float">
            <text:p>1807.1247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table:formula="of:=0.5143*([.A3560])-23.269" office:value-type="float" office:value="1807.639" calcext:value-type="float">
            <text:p>1807.639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0.5143*([.A3561])-23.269" office:value-type="float" office:value="1808.1533" calcext:value-type="float">
            <text:p>1808.1533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0.5143*([.A3562])-23.269" office:value-type="float" office:value="1808.6676" calcext:value-type="float">
            <text:p>1808.6676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0.5143*([.A3563])-23.269" office:value-type="float" office:value="1809.1819" calcext:value-type="float">
            <text:p>1809.1819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0.5143*([.A3564])-23.269" office:value-type="float" office:value="1809.6962" calcext:value-type="float">
            <text:p>1809.6962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formula="of:=0.5143*([.A3565])-23.269" office:value-type="float" office:value="1810.2105" calcext:value-type="float">
            <text:p>1810.210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formula="of:=0.5143*([.A3566])-23.269" office:value-type="float" office:value="1810.7248" calcext:value-type="float">
            <text:p>1810.7248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0.5143*([.A3567])-23.269" office:value-type="float" office:value="1811.2391" calcext:value-type="float">
            <text:p>1811.2391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formula="of:=0.5143*([.A3568])-23.269" office:value-type="float" office:value="1811.7534" calcext:value-type="float">
            <text:p>1811.7534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table:formula="of:=0.5143*([.A3569])-23.269" office:value-type="float" office:value="1812.2677" calcext:value-type="float">
            <text:p>1812.2677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0.5143*([.A3570])-23.269" office:value-type="float" office:value="1812.782" calcext:value-type="float">
            <text:p>1812.782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0.5143*([.A3571])-23.269" office:value-type="float" office:value="1813.2963" calcext:value-type="float">
            <text:p>1813.2963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0.5143*([.A3572])-23.269" office:value-type="float" office:value="1813.8106" calcext:value-type="float">
            <text:p>1813.8106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table:formula="of:=0.5143*([.A3573])-23.269" office:value-type="float" office:value="1814.3249" calcext:value-type="float">
            <text:p>1814.3249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table:formula="of:=0.5143*([.A3574])-23.269" office:value-type="float" office:value="1814.8392" calcext:value-type="float">
            <text:p>1814.8392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0.5143*([.A3575])-23.269" office:value-type="float" office:value="1815.3535" calcext:value-type="float">
            <text:p>1815.3535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table:formula="of:=0.5143*([.A3576])-23.269" office:value-type="float" office:value="1815.8678" calcext:value-type="float">
            <text:p>1815.8678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0.5143*([.A3577])-23.269" office:value-type="float" office:value="1816.3821" calcext:value-type="float">
            <text:p>1816.3821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0.5143*([.A3578])-23.269" office:value-type="float" office:value="1816.8964" calcext:value-type="float">
            <text:p>1816.8964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0.5143*([.A3579])-23.269" office:value-type="float" office:value="1817.4107" calcext:value-type="float">
            <text:p>1817.410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formula="of:=0.5143*([.A3580])-23.269" office:value-type="float" office:value="1817.925" calcext:value-type="float">
            <text:p>1817.925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table:formula="of:=0.5143*([.A3581])-23.269" office:value-type="float" office:value="1818.4393" calcext:value-type="float">
            <text:p>1818.4393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0.5143*([.A3582])-23.269" office:value-type="float" office:value="1818.9536" calcext:value-type="float">
            <text:p>1818.9536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0.5143*([.A3583])-23.269" office:value-type="float" office:value="1819.4679" calcext:value-type="float">
            <text:p>1819.4679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0.5143*([.A3584])-23.269" office:value-type="float" office:value="1819.9822" calcext:value-type="float">
            <text:p>1819.9822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table:formula="of:=0.5143*([.A3585])-23.269" office:value-type="float" office:value="1820.4965" calcext:value-type="float">
            <text:p>1820.4965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formula="of:=0.5143*([.A3586])-23.269" office:value-type="float" office:value="1821.0108" calcext:value-type="float">
            <text:p>1821.0108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0.5143*([.A3587])-23.269" office:value-type="float" office:value="1821.5251" calcext:value-type="float">
            <text:p>1821.5251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0.5143*([.A3588])-23.269" office:value-type="float" office:value="1822.0394" calcext:value-type="float">
            <text:p>1822.0394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0.5143*([.A3589])-23.269" office:value-type="float" office:value="1822.5537" calcext:value-type="float">
            <text:p>1822.553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0.5143*([.A3590])-23.269" office:value-type="float" office:value="1823.068" calcext:value-type="float">
            <text:p>1823.068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formula="of:=0.5143*([.A3591])-23.269" office:value-type="float" office:value="1823.5823" calcext:value-type="float">
            <text:p>1823.5823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0.5143*([.A3592])-23.269" office:value-type="float" office:value="1824.0966" calcext:value-type="float">
            <text:p>1824.0966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0.5143*([.A3593])-23.269" office:value-type="float" office:value="1824.6109" calcext:value-type="float">
            <text:p>1824.6109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0.5143*([.A3594])-23.269" office:value-type="float" office:value="1825.1252" calcext:value-type="float">
            <text:p>1825.1252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table:formula="of:=0.5143*([.A3595])-23.269" office:value-type="float" office:value="1825.6395" calcext:value-type="float">
            <text:p>1825.6395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0.5143*([.A3596])-23.269" office:value-type="float" office:value="1826.1538" calcext:value-type="float">
            <text:p>1826.1538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0.5143*([.A3597])-23.269" office:value-type="float" office:value="1826.6681" calcext:value-type="float">
            <text:p>1826.6681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0.5143*([.A3598])-23.269" office:value-type="float" office:value="1827.1824" calcext:value-type="float">
            <text:p>1827.1824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0.5143*([.A3599])-23.269" office:value-type="float" office:value="1827.6967" calcext:value-type="float">
            <text:p>1827.696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0.5143*([.A3600])-23.269" office:value-type="float" office:value="1828.211" calcext:value-type="float">
            <text:p>1828.211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0.5143*([.A3601])-23.269" office:value-type="float" office:value="1828.7253" calcext:value-type="float">
            <text:p>1828.7253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0.5143*([.A3602])-23.269" office:value-type="float" office:value="1829.2396" calcext:value-type="float">
            <text:p>1829.2396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0.5143*([.A3603])-23.269" office:value-type="float" office:value="1829.7539" calcext:value-type="float">
            <text:p>1829.7539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0.5143*([.A3604])-23.269" office:value-type="float" office:value="1830.2682" calcext:value-type="float">
            <text:p>1830.2682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formula="of:=0.5143*([.A3605])-23.269" office:value-type="float" office:value="1830.7825" calcext:value-type="float">
            <text:p>1830.7825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0.5143*([.A3606])-23.269" office:value-type="float" office:value="1831.2968" calcext:value-type="float">
            <text:p>1831.2968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0.5143*([.A3607])-23.269" office:value-type="float" office:value="1831.8111" calcext:value-type="float">
            <text:p>1831.8111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0.5143*([.A3608])-23.269" office:value-type="float" office:value="1832.3254" calcext:value-type="float">
            <text:p>1832.3254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0.5143*([.A3609])-23.269" office:value-type="float" office:value="1832.8397" calcext:value-type="float">
            <text:p>1832.839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0.5143*([.A3610])-23.269" office:value-type="float" office:value="1833.354" calcext:value-type="float">
            <text:p>1833.354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0.5143*([.A3611])-23.269" office:value-type="float" office:value="1833.8683" calcext:value-type="float">
            <text:p>1833.8683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0.5143*([.A3612])-23.269" office:value-type="float" office:value="1834.3826" calcext:value-type="float">
            <text:p>1834.3826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0.5143*([.A3613])-23.269" office:value-type="float" office:value="1834.8969" calcext:value-type="float">
            <text:p>1834.8969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0.5143*([.A3614])-23.269" office:value-type="float" office:value="1835.4112" calcext:value-type="float">
            <text:p>1835.4112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0.5143*([.A3615])-23.269" office:value-type="float" office:value="1835.9255" calcext:value-type="float">
            <text:p>1835.9255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0.5143*([.A3616])-23.269" office:value-type="float" office:value="1836.4398" calcext:value-type="float">
            <text:p>1836.4398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0.5143*([.A3617])-23.269" office:value-type="float" office:value="1836.9541" calcext:value-type="float">
            <text:p>1836.9541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0.5143*([.A3618])-23.269" office:value-type="float" office:value="1837.4684" calcext:value-type="float">
            <text:p>1837.4684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formula="of:=0.5143*([.A3619])-23.269" office:value-type="float" office:value="1837.9827" calcext:value-type="float">
            <text:p>1837.982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0.5143*([.A3620])-23.269" office:value-type="float" office:value="1838.497" calcext:value-type="float">
            <text:p>1838.497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0.5143*([.A3621])-23.269" office:value-type="float" office:value="1839.0113" calcext:value-type="float">
            <text:p>1839.0113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formula="of:=0.5143*([.A3622])-23.269" office:value-type="float" office:value="1839.5256" calcext:value-type="float">
            <text:p>1839.5256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0.5143*([.A3623])-23.269" office:value-type="float" office:value="1840.0399" calcext:value-type="float">
            <text:p>1840.0399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0.5143*([.A3624])-23.269" office:value-type="float" office:value="1840.5542" calcext:value-type="float">
            <text:p>1840.5542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0.5143*([.A3625])-23.269" office:value-type="float" office:value="1841.0685" calcext:value-type="float">
            <text:p>1841.0685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0.5143*([.A3626])-23.269" office:value-type="float" office:value="1841.5828" calcext:value-type="float">
            <text:p>1841.5828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0.5143*([.A3627])-23.269" office:value-type="float" office:value="1842.0971" calcext:value-type="float">
            <text:p>1842.0971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formula="of:=0.5143*([.A3628])-23.269" office:value-type="float" office:value="1842.6114" calcext:value-type="float">
            <text:p>1842.6114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0.5143*([.A3629])-23.269" office:value-type="float" office:value="1843.1257" calcext:value-type="float">
            <text:p>1843.125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0.5143*([.A3630])-23.269" office:value-type="float" office:value="1843.64" calcext:value-type="float">
            <text:p>1843.64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0.5143*([.A3631])-23.269" office:value-type="float" office:value="1844.1543" calcext:value-type="float">
            <text:p>1844.1543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0.5143*([.A3632])-23.269" office:value-type="float" office:value="1844.6686" calcext:value-type="float">
            <text:p>1844.6686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0.5143*([.A3633])-23.269" office:value-type="float" office:value="1845.1829" calcext:value-type="float">
            <text:p>1845.182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0.5143*([.A3634])-23.269" office:value-type="float" office:value="1845.6972" calcext:value-type="float">
            <text:p>1845.6972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0.5143*([.A3635])-23.269" office:value-type="float" office:value="1846.2115" calcext:value-type="float">
            <text:p>1846.2115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0.5143*([.A3636])-23.269" office:value-type="float" office:value="1846.7258" calcext:value-type="float">
            <text:p>1846.7258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formula="of:=0.5143*([.A3637])-23.269" office:value-type="float" office:value="1847.2401" calcext:value-type="float">
            <text:p>1847.2401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0.5143*([.A3638])-23.269" office:value-type="float" office:value="1847.7544" calcext:value-type="float">
            <text:p>1847.7544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0.5143*([.A3639])-23.269" office:value-type="float" office:value="1848.2687" calcext:value-type="float">
            <text:p>1848.268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0.5143*([.A3640])-23.269" office:value-type="float" office:value="1848.783" calcext:value-type="float">
            <text:p>1848.783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formula="of:=0.5143*([.A3641])-23.269" office:value-type="float" office:value="1849.2973" calcext:value-type="float">
            <text:p>1849.2973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0.5143*([.A3642])-23.269" office:value-type="float" office:value="1849.8116" calcext:value-type="float">
            <text:p>1849.811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0.5143*([.A3643])-23.269" office:value-type="float" office:value="1850.3259" calcext:value-type="float">
            <text:p>1850.3259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formula="of:=0.5143*([.A3644])-23.269" office:value-type="float" office:value="1850.8402" calcext:value-type="float">
            <text:p>1850.8402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0.5143*([.A3645])-23.269" office:value-type="float" office:value="1851.3545" calcext:value-type="float">
            <text:p>1851.3545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formula="of:=0.5143*([.A3646])-23.269" office:value-type="float" office:value="1851.8688" calcext:value-type="float">
            <text:p>1851.8688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formula="of:=0.5143*([.A3647])-23.269" office:value-type="float" office:value="1852.3831" calcext:value-type="float">
            <text:p>1852.3831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0.5143*([.A3648])-23.269" office:value-type="float" office:value="1852.8974" calcext:value-type="float">
            <text:p>1852.8974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formula="of:=0.5143*([.A3649])-23.269" office:value-type="float" office:value="1853.4117" calcext:value-type="float">
            <text:p>1853.411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0.5143*([.A3650])-23.269" office:value-type="float" office:value="1853.926" calcext:value-type="float">
            <text:p>1853.926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0.5143*([.A3651])-23.269" office:value-type="float" office:value="1854.4403" calcext:value-type="float">
            <text:p>1854.4403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0.5143*([.A3652])-23.269" office:value-type="float" office:value="1854.9546" calcext:value-type="float">
            <text:p>1854.9546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0.5143*([.A3653])-23.269" office:value-type="float" office:value="1855.4689" calcext:value-type="float">
            <text:p>1855.4689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0.5143*([.A3654])-23.269" office:value-type="float" office:value="1855.9832" calcext:value-type="float">
            <text:p>1855.9832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0.5143*([.A3655])-23.269" office:value-type="float" office:value="1856.4975" calcext:value-type="float">
            <text:p>1856.4975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0.5143*([.A3656])-23.269" office:value-type="float" office:value="1857.0118" calcext:value-type="float">
            <text:p>1857.0118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0.5143*([.A3657])-23.269" office:value-type="float" office:value="1857.5261" calcext:value-type="float">
            <text:p>1857.5261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0.5143*([.A3658])-23.269" office:value-type="float" office:value="1858.0404" calcext:value-type="float">
            <text:p>1858.0404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0.5143*([.A3659])-23.269" office:value-type="float" office:value="1858.5547" calcext:value-type="float">
            <text:p>1858.554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0.5143*([.A3660])-23.269" office:value-type="float" office:value="1859.069" calcext:value-type="float">
            <text:p>1859.069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formula="of:=0.5143*([.A3661])-23.269" office:value-type="float" office:value="1859.5833" calcext:value-type="float">
            <text:p>1859.5833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0.5143*([.A3662])-23.269" office:value-type="float" office:value="1860.0976" calcext:value-type="float">
            <text:p>1860.0976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0.5143*([.A3663])-23.269" office:value-type="float" office:value="1860.6119" calcext:value-type="float">
            <text:p>1860.6119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0.5143*([.A3664])-23.269" office:value-type="float" office:value="1861.1262" calcext:value-type="float">
            <text:p>1861.1262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0.5143*([.A3665])-23.269" office:value-type="float" office:value="1861.6405" calcext:value-type="float">
            <text:p>1861.6405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0.5143*([.A3666])-23.269" office:value-type="float" office:value="1862.1548" calcext:value-type="float">
            <text:p>1862.1548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0.5143*([.A3667])-23.269" office:value-type="float" office:value="1862.6691" calcext:value-type="float">
            <text:p>1862.6691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0.5143*([.A3668])-23.269" office:value-type="float" office:value="1863.1834" calcext:value-type="float">
            <text:p>1863.1834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0.5143*([.A3669])-23.269" office:value-type="float" office:value="1863.6977" calcext:value-type="float">
            <text:p>1863.697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0.5143*([.A3670])-23.269" office:value-type="float" office:value="1864.212" calcext:value-type="float">
            <text:p>1864.212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0.5143*([.A3671])-23.269" office:value-type="float" office:value="1864.7263" calcext:value-type="float">
            <text:p>1864.7263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0.5143*([.A3672])-23.269" office:value-type="float" office:value="1865.2406" calcext:value-type="float">
            <text:p>1865.2406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0.5143*([.A3673])-23.269" office:value-type="float" office:value="1865.7549" calcext:value-type="float">
            <text:p>1865.7549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0.5143*([.A3674])-23.269" office:value-type="float" office:value="1866.2692" calcext:value-type="float">
            <text:p>1866.2692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0.5143*([.A3675])-23.269" office:value-type="float" office:value="1866.7835" calcext:value-type="float">
            <text:p>1866.7835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0.5143*([.A3676])-23.269" office:value-type="float" office:value="1867.2978" calcext:value-type="float">
            <text:p>1867.2978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0.5143*([.A3677])-23.269" office:value-type="float" office:value="1867.8121" calcext:value-type="float">
            <text:p>1867.8121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formula="of:=0.5143*([.A3678])-23.269" office:value-type="float" office:value="1868.3264" calcext:value-type="float">
            <text:p>1868.3264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0.5143*([.A3679])-23.269" office:value-type="float" office:value="1868.8407" calcext:value-type="float">
            <text:p>1868.8407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formula="of:=0.5143*([.A3680])-23.269" office:value-type="float" office:value="1869.355" calcext:value-type="float">
            <text:p>1869.355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0.5143*([.A3681])-23.269" office:value-type="float" office:value="1869.8693" calcext:value-type="float">
            <text:p>1869.8693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formula="of:=0.5143*([.A3682])-23.269" office:value-type="float" office:value="1870.3836" calcext:value-type="float">
            <text:p>1870.3836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0.5143*([.A3683])-23.269" office:value-type="float" office:value="1870.8979" calcext:value-type="float">
            <text:p>1870.8979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0.5143*([.A3684])-23.269" office:value-type="float" office:value="1871.4122" calcext:value-type="float">
            <text:p>1871.4122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0.5143*([.A3685])-23.269" office:value-type="float" office:value="1871.9265" calcext:value-type="float">
            <text:p>1871.9265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0.5143*([.A3686])-23.269" office:value-type="float" office:value="1872.4408" calcext:value-type="float">
            <text:p>1872.4408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0.5143*([.A3687])-23.269" office:value-type="float" office:value="1872.9551" calcext:value-type="float">
            <text:p>1872.9551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table:formula="of:=0.5143*([.A3688])-23.269" office:value-type="float" office:value="1873.4694" calcext:value-type="float">
            <text:p>1873.4694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0.5143*([.A3689])-23.269" office:value-type="float" office:value="1873.9837" calcext:value-type="float">
            <text:p>1873.983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0.5143*([.A3690])-23.269" office:value-type="float" office:value="1874.498" calcext:value-type="float">
            <text:p>1874.498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0.5143*([.A3691])-23.269" office:value-type="float" office:value="1875.0123" calcext:value-type="float">
            <text:p>1875.0123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0.5143*([.A3692])-23.269" office:value-type="float" office:value="1875.5266" calcext:value-type="float">
            <text:p>1875.5266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0.5143*([.A3693])-23.269" office:value-type="float" office:value="1876.0409" calcext:value-type="float">
            <text:p>1876.0409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0.5143*([.A3694])-23.269" office:value-type="float" office:value="1876.5552" calcext:value-type="float">
            <text:p>1876.555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0.5143*([.A3695])-23.269" office:value-type="float" office:value="1877.0695" calcext:value-type="float">
            <text:p>1877.0695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0.5143*([.A3696])-23.269" office:value-type="float" office:value="1877.5838" calcext:value-type="float">
            <text:p>1877.5838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0.5143*([.A3697])-23.269" office:value-type="float" office:value="1878.0981" calcext:value-type="float">
            <text:p>1878.0981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0.5143*([.A3698])-23.269" office:value-type="float" office:value="1878.6124" calcext:value-type="float">
            <text:p>1878.6124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0.5143*([.A3699])-23.269" office:value-type="float" office:value="1879.1267" calcext:value-type="float">
            <text:p>1879.126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formula="of:=0.5143*([.A3700])-23.269" office:value-type="float" office:value="1879.641" calcext:value-type="float">
            <text:p>1879.641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0.5143*([.A3701])-23.269" office:value-type="float" office:value="1880.1553" calcext:value-type="float">
            <text:p>1880.1553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0.5143*([.A3702])-23.269" office:value-type="float" office:value="1880.6696" calcext:value-type="float">
            <text:p>1880.6696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0.5143*([.A3703])-23.269" office:value-type="float" office:value="1881.1839" calcext:value-type="float">
            <text:p>1881.1839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0.5143*([.A3704])-23.269" office:value-type="float" office:value="1881.6982" calcext:value-type="float">
            <text:p>1881.6982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0.5143*([.A3705])-23.269" office:value-type="float" office:value="1882.2125" calcext:value-type="float">
            <text:p>1882.212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0.5143*([.A3706])-23.269" office:value-type="float" office:value="1882.7268" calcext:value-type="float">
            <text:p>1882.7268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0.5143*([.A3707])-23.269" office:value-type="float" office:value="1883.2411" calcext:value-type="float">
            <text:p>1883.2411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0.5143*([.A3708])-23.269" office:value-type="float" office:value="1883.7554" calcext:value-type="float">
            <text:p>1883.7554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0.5143*([.A3709])-23.269" office:value-type="float" office:value="1884.2697" calcext:value-type="float">
            <text:p>1884.269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0.5143*([.A3710])-23.269" office:value-type="float" office:value="1884.784" calcext:value-type="float">
            <text:p>1884.784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0.5143*([.A3711])-23.269" office:value-type="float" office:value="1885.2983" calcext:value-type="float">
            <text:p>1885.2983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0.5143*([.A3712])-23.269" office:value-type="float" office:value="1885.8126" calcext:value-type="float">
            <text:p>1885.8126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0.5143*([.A3713])-23.269" office:value-type="float" office:value="1886.3269" calcext:value-type="float">
            <text:p>1886.3269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0.5143*([.A3714])-23.269" office:value-type="float" office:value="1886.8412" calcext:value-type="float">
            <text:p>1886.8412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0.5143*([.A3715])-23.269" office:value-type="float" office:value="1887.3555" calcext:value-type="float">
            <text:p>1887.3555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0.5143*([.A3716])-23.269" office:value-type="float" office:value="1887.8698" calcext:value-type="float">
            <text:p>1887.8698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0.5143*([.A3717])-23.269" office:value-type="float" office:value="1888.3841" calcext:value-type="float">
            <text:p>1888.3841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0.5143*([.A3718])-23.269" office:value-type="float" office:value="1888.8984" calcext:value-type="float">
            <text:p>1888.8984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0.5143*([.A3719])-23.269" office:value-type="float" office:value="1889.4127" calcext:value-type="float">
            <text:p>1889.412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0.5143*([.A3720])-23.269" office:value-type="float" office:value="1889.927" calcext:value-type="float">
            <text:p>1889.927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0.5143*([.A3721])-23.269" office:value-type="float" office:value="1890.4413" calcext:value-type="float">
            <text:p>1890.4413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formula="of:=0.5143*([.A3722])-23.269" office:value-type="float" office:value="1890.9556" calcext:value-type="float">
            <text:p>1890.9556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0.5143*([.A3723])-23.269" office:value-type="float" office:value="1891.4699" calcext:value-type="float">
            <text:p>1891.4699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0.5143*([.A3724])-23.269" office:value-type="float" office:value="1891.9842" calcext:value-type="float">
            <text:p>1891.9842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0.5143*([.A3725])-23.269" office:value-type="float" office:value="1892.4985" calcext:value-type="float">
            <text:p>1892.498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0.5143*([.A3726])-23.269" office:value-type="float" office:value="1893.0128" calcext:value-type="float">
            <text:p>1893.0128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table:formula="of:=0.5143*([.A3727])-23.269" office:value-type="float" office:value="1893.5271" calcext:value-type="float">
            <text:p>1893.5271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formula="of:=0.5143*([.A3728])-23.269" office:value-type="float" office:value="1894.0414" calcext:value-type="float">
            <text:p>1894.0414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0.5143*([.A3729])-23.269" office:value-type="float" office:value="1894.5557" calcext:value-type="float">
            <text:p>1894.5557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0.5143*([.A3730])-23.269" office:value-type="float" office:value="1895.07" calcext:value-type="float">
            <text:p>1895.07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0.5143*([.A3731])-23.269" office:value-type="float" office:value="1895.5843" calcext:value-type="float">
            <text:p>1895.5843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0.5143*([.A3732])-23.269" office:value-type="float" office:value="1896.0986" calcext:value-type="float">
            <text:p>1896.0986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0.5143*([.A3733])-23.269" office:value-type="float" office:value="1896.6129" calcext:value-type="float">
            <text:p>1896.6129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0.5143*([.A3734])-23.269" office:value-type="float" office:value="1897.1272" calcext:value-type="float">
            <text:p>1897.1272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0.5143*([.A3735])-23.269" office:value-type="float" office:value="1897.6415" calcext:value-type="float">
            <text:p>1897.6415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0.5143*([.A3736])-23.269" office:value-type="float" office:value="1898.1558" calcext:value-type="float">
            <text:p>1898.1558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0.5143*([.A3737])-23.269" office:value-type="float" office:value="1898.6701" calcext:value-type="float">
            <text:p>1898.6701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0.5143*([.A3738])-23.269" office:value-type="float" office:value="1899.1844" calcext:value-type="float">
            <text:p>1899.1844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0.5143*([.A3739])-23.269" office:value-type="float" office:value="1899.6987" calcext:value-type="float">
            <text:p>1899.698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0.5143*([.A3740])-23.269" office:value-type="float" office:value="1900.213" calcext:value-type="float">
            <text:p>1900.213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0.5143*([.A3741])-23.269" office:value-type="float" office:value="1900.7273" calcext:value-type="float">
            <text:p>1900.7273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0.5143*([.A3742])-23.269" office:value-type="float" office:value="1901.2416" calcext:value-type="float">
            <text:p>1901.2416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0.5143*([.A3743])-23.269" office:value-type="float" office:value="1901.7559" calcext:value-type="float">
            <text:p>1901.7559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formula="of:=0.5143*([.A3744])-23.269" office:value-type="float" office:value="1902.2702" calcext:value-type="float">
            <text:p>1902.2702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0.5143*([.A3745])-23.269" office:value-type="float" office:value="1902.7845" calcext:value-type="float">
            <text:p>1902.7845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0.5143*([.A3746])-23.269" office:value-type="float" office:value="1903.2988" calcext:value-type="float">
            <text:p>1903.2988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table:formula="of:=0.5143*([.A3747])-23.269" office:value-type="float" office:value="1903.8131" calcext:value-type="float">
            <text:p>1903.8131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0.5143*([.A3748])-23.269" office:value-type="float" office:value="1904.3274" calcext:value-type="float">
            <text:p>1904.3274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0.5143*([.A3749])-23.269" office:value-type="float" office:value="1904.8417" calcext:value-type="float">
            <text:p>1904.841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0.5143*([.A3750])-23.269" office:value-type="float" office:value="1905.356" calcext:value-type="float">
            <text:p>1905.356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0.5143*([.A3751])-23.269" office:value-type="float" office:value="1905.8703" calcext:value-type="float">
            <text:p>1905.8703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formula="of:=0.5143*([.A3752])-23.269" office:value-type="float" office:value="1906.3846" calcext:value-type="float">
            <text:p>1906.3846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0.5143*([.A3753])-23.269" office:value-type="float" office:value="1906.8989" calcext:value-type="float">
            <text:p>1906.8989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formula="of:=0.5143*([.A3754])-23.269" office:value-type="float" office:value="1907.4132" calcext:value-type="float">
            <text:p>1907.4132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0.5143*([.A3755])-23.269" office:value-type="float" office:value="1907.9275" calcext:value-type="float">
            <text:p>1907.9275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0.5143*([.A3756])-23.269" office:value-type="float" office:value="1908.4418" calcext:value-type="float">
            <text:p>1908.4418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0.5143*([.A3757])-23.269" office:value-type="float" office:value="1908.9561" calcext:value-type="float">
            <text:p>1908.9561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formula="of:=0.5143*([.A3758])-23.269" office:value-type="float" office:value="1909.4704" calcext:value-type="float">
            <text:p>1909.4704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0.5143*([.A3759])-23.269" office:value-type="float" office:value="1909.9847" calcext:value-type="float">
            <text:p>1909.9847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0.5143*([.A3760])-23.269" office:value-type="float" office:value="1910.499" calcext:value-type="float">
            <text:p>1910.499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0.5143*([.A3761])-23.269" office:value-type="float" office:value="1911.0133" calcext:value-type="float">
            <text:p>1911.0133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0.5143*([.A3762])-23.269" office:value-type="float" office:value="1911.5276" calcext:value-type="float">
            <text:p>1911.5276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0.5143*([.A3763])-23.269" office:value-type="float" office:value="1912.0419" calcext:value-type="float">
            <text:p>1912.0419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0.5143*([.A3764])-23.269" office:value-type="float" office:value="1912.5562" calcext:value-type="float">
            <text:p>1912.5562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0.5143*([.A3765])-23.269" office:value-type="float" office:value="1913.0705" calcext:value-type="float">
            <text:p>1913.0705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formula="of:=0.5143*([.A3766])-23.269" office:value-type="float" office:value="1913.5848" calcext:value-type="float">
            <text:p>1913.5848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0.5143*([.A3767])-23.269" office:value-type="float" office:value="1914.0991" calcext:value-type="float">
            <text:p>1914.0991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formula="of:=0.5143*([.A3768])-23.269" office:value-type="float" office:value="1914.6134" calcext:value-type="float">
            <text:p>1914.6134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0.5143*([.A3769])-23.269" office:value-type="float" office:value="1915.1277" calcext:value-type="float">
            <text:p>1915.1277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0.5143*([.A3770])-23.269" office:value-type="float" office:value="1915.642" calcext:value-type="float">
            <text:p>1915.642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0.5143*([.A3771])-23.269" office:value-type="float" office:value="1916.1563" calcext:value-type="float">
            <text:p>1916.1563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0.5143*([.A3772])-23.269" office:value-type="float" office:value="1916.6706" calcext:value-type="float">
            <text:p>1916.6706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0.5143*([.A3773])-23.269" office:value-type="float" office:value="1917.1849" calcext:value-type="float">
            <text:p>1917.1849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0.5143*([.A3774])-23.269" office:value-type="float" office:value="1917.6992" calcext:value-type="float">
            <text:p>1917.6992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0.5143*([.A3775])-23.269" office:value-type="float" office:value="1918.2135" calcext:value-type="float">
            <text:p>1918.2135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0.5143*([.A3776])-23.269" office:value-type="float" office:value="1918.7278" calcext:value-type="float">
            <text:p>1918.7278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0.5143*([.A3777])-23.269" office:value-type="float" office:value="1919.2421" calcext:value-type="float">
            <text:p>1919.2421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0.5143*([.A3778])-23.269" office:value-type="float" office:value="1919.7564" calcext:value-type="float">
            <text:p>1919.7564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0.5143*([.A3779])-23.269" office:value-type="float" office:value="1920.2707" calcext:value-type="float">
            <text:p>1920.270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0.5143*([.A3780])-23.269" office:value-type="float" office:value="1920.785" calcext:value-type="float">
            <text:p>1920.78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0.5143*([.A3781])-23.269" office:value-type="float" office:value="1921.2993" calcext:value-type="float">
            <text:p>1921.2993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0.5143*([.A3782])-23.269" office:value-type="float" office:value="1921.8136" calcext:value-type="float">
            <text:p>1921.8136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0.5143*([.A3783])-23.269" office:value-type="float" office:value="1922.3279" calcext:value-type="float">
            <text:p>1922.3279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0.5143*([.A3784])-23.269" office:value-type="float" office:value="1922.8422" calcext:value-type="float">
            <text:p>1922.8422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0.5143*([.A3785])-23.269" office:value-type="float" office:value="1923.3565" calcext:value-type="float">
            <text:p>1923.356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0.5143*([.A3786])-23.269" office:value-type="float" office:value="1923.8708" calcext:value-type="float">
            <text:p>1923.8708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formula="of:=0.5143*([.A3787])-23.269" office:value-type="float" office:value="1924.3851" calcext:value-type="float">
            <text:p>1924.3851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0.5143*([.A3788])-23.269" office:value-type="float" office:value="1924.8994" calcext:value-type="float">
            <text:p>1924.8994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0.5143*([.A3789])-23.269" office:value-type="float" office:value="1925.4137" calcext:value-type="float">
            <text:p>1925.4137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0.5143*([.A3790])-23.269" office:value-type="float" office:value="1925.928" calcext:value-type="float">
            <text:p>1925.928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0.5143*([.A3791])-23.269" office:value-type="float" office:value="1926.4423" calcext:value-type="float">
            <text:p>1926.4423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0.5143*([.A3792])-23.269" office:value-type="float" office:value="1926.9566" calcext:value-type="float">
            <text:p>1926.9566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0.5143*([.A3793])-23.269" office:value-type="float" office:value="1927.4709" calcext:value-type="float">
            <text:p>1927.4709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0.5143*([.A3794])-23.269" office:value-type="float" office:value="1927.9852" calcext:value-type="float">
            <text:p>1927.9852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0.5143*([.A3795])-23.269" office:value-type="float" office:value="1928.4995" calcext:value-type="float">
            <text:p>1928.4995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0.5143*([.A3796])-23.269" office:value-type="float" office:value="1929.0138" calcext:value-type="float">
            <text:p>1929.013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table:formula="of:=0.5143*([.A3797])-23.269" office:value-type="float" office:value="1929.5281" calcext:value-type="float">
            <text:p>1929.5281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0.5143*([.A3798])-23.269" office:value-type="float" office:value="1930.0424" calcext:value-type="float">
            <text:p>1930.0424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0.5143*([.A3799])-23.269" office:value-type="float" office:value="1930.5567" calcext:value-type="float">
            <text:p>1930.556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0.5143*([.A3800])-23.269" office:value-type="float" office:value="1931.071" calcext:value-type="float">
            <text:p>1931.071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0.5143*([.A3801])-23.269" office:value-type="float" office:value="1931.5853" calcext:value-type="float">
            <text:p>1931.5853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0.5143*([.A3802])-23.269" office:value-type="float" office:value="1932.0996" calcext:value-type="float">
            <text:p>1932.0996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table:formula="of:=0.5143*([.A3803])-23.269" office:value-type="float" office:value="1932.6139" calcext:value-type="float">
            <text:p>1932.6139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0.5143*([.A3804])-23.269" office:value-type="float" office:value="1933.1282" calcext:value-type="float">
            <text:p>1933.1282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0.5143*([.A3805])-23.269" office:value-type="float" office:value="1933.6425" calcext:value-type="float">
            <text:p>1933.6425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table:formula="of:=0.5143*([.A3806])-23.269" office:value-type="float" office:value="1934.1568" calcext:value-type="float">
            <text:p>1934.1568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table:formula="of:=0.5143*([.A3807])-23.269" office:value-type="float" office:value="1934.6711" calcext:value-type="float">
            <text:p>1934.6711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table:formula="of:=0.5143*([.A3808])-23.269" office:value-type="float" office:value="1935.1854" calcext:value-type="float">
            <text:p>1935.1854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table:formula="of:=0.5143*([.A3809])-23.269" office:value-type="float" office:value="1935.6997" calcext:value-type="float">
            <text:p>1935.6997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0.5143*([.A3810])-23.269" office:value-type="float" office:value="1936.214" calcext:value-type="float">
            <text:p>1936.214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0.5143*([.A3811])-23.269" office:value-type="float" office:value="1936.7283" calcext:value-type="float">
            <text:p>1936.7283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0.5143*([.A3812])-23.269" office:value-type="float" office:value="1937.2426" calcext:value-type="float">
            <text:p>1937.2426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0.5143*([.A3813])-23.269" office:value-type="float" office:value="1937.7569" calcext:value-type="float">
            <text:p>1937.7569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0.5143*([.A3814])-23.269" office:value-type="float" office:value="1938.2712" calcext:value-type="float">
            <text:p>1938.2712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0.5143*([.A3815])-23.269" office:value-type="float" office:value="1938.7855" calcext:value-type="float">
            <text:p>1938.785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0.5143*([.A3816])-23.269" office:value-type="float" office:value="1939.2998" calcext:value-type="float">
            <text:p>1939.2998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0.5143*([.A3817])-23.269" office:value-type="float" office:value="1939.8141" calcext:value-type="float">
            <text:p>1939.8141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0.5143*([.A3818])-23.269" office:value-type="float" office:value="1940.3284" calcext:value-type="float">
            <text:p>1940.3284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0.5143*([.A3819])-23.269" office:value-type="float" office:value="1940.8427" calcext:value-type="float">
            <text:p>1940.842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table:formula="of:=0.5143*([.A3820])-23.269" office:value-type="float" office:value="1941.357" calcext:value-type="float">
            <text:p>1941.357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0.5143*([.A3821])-23.269" office:value-type="float" office:value="1941.8713" calcext:value-type="float">
            <text:p>1941.8713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0.5143*([.A3822])-23.269" office:value-type="float" office:value="1942.3856" calcext:value-type="float">
            <text:p>1942.3856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0.5143*([.A3823])-23.269" office:value-type="float" office:value="1942.8999" calcext:value-type="float">
            <text:p>1942.8999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0.5143*([.A3824])-23.269" office:value-type="float" office:value="1943.4142" calcext:value-type="float">
            <text:p>1943.4142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0.5143*([.A3825])-23.269" office:value-type="float" office:value="1943.9285" calcext:value-type="float">
            <text:p>1943.928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0.5143*([.A3826])-23.269" office:value-type="float" office:value="1944.4428" calcext:value-type="float">
            <text:p>1944.4428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0.5143*([.A3827])-23.269" office:value-type="float" office:value="1944.9571" calcext:value-type="float">
            <text:p>1944.9571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0.5143*([.A3828])-23.269" office:value-type="float" office:value="1945.4714" calcext:value-type="float">
            <text:p>1945.4714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table:formula="of:=0.5143*([.A3829])-23.269" office:value-type="float" office:value="1945.9857" calcext:value-type="float">
            <text:p>1945.985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formula="of:=0.5143*([.A3830])-23.269" office:value-type="float" office:value="1946.5" calcext:value-type="float">
            <text:p>1946.5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0.5143*([.A3831])-23.269" office:value-type="float" office:value="1947.0143" calcext:value-type="float">
            <text:p>1947.0143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0.5143*([.A3832])-23.269" office:value-type="float" office:value="1947.5286" calcext:value-type="float">
            <text:p>1947.5286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table:formula="of:=0.5143*([.A3833])-23.269" office:value-type="float" office:value="1948.0429" calcext:value-type="float">
            <text:p>1948.0429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0.5143*([.A3834])-23.269" office:value-type="float" office:value="1948.5572" calcext:value-type="float">
            <text:p>1948.5572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0.5143*([.A3835])-23.269" office:value-type="float" office:value="1949.0715" calcext:value-type="float">
            <text:p>1949.071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0.5143*([.A3836])-23.269" office:value-type="float" office:value="1949.5858" calcext:value-type="float">
            <text:p>1949.5858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0.5143*([.A3837])-23.269" office:value-type="float" office:value="1950.1001" calcext:value-type="float">
            <text:p>1950.1001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0.5143*([.A3838])-23.269" office:value-type="float" office:value="1950.6144" calcext:value-type="float">
            <text:p>1950.6144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0.5143*([.A3839])-23.269" office:value-type="float" office:value="1951.1287" calcext:value-type="float">
            <text:p>1951.1287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0.5143*([.A3840])-23.269" office:value-type="float" office:value="1951.643" calcext:value-type="float">
            <text:p>1951.643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0.5143*([.A3841])-23.269" office:value-type="float" office:value="1952.1573" calcext:value-type="float">
            <text:p>1952.1573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0.5143*([.A3842])-23.269" office:value-type="float" office:value="1952.6716" calcext:value-type="float">
            <text:p>1952.6716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0.5143*([.A3843])-23.269" office:value-type="float" office:value="1953.1859" calcext:value-type="float">
            <text:p>1953.1859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0.5143*([.A3844])-23.269" office:value-type="float" office:value="1953.7002" calcext:value-type="float">
            <text:p>1953.7002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0.5143*([.A3845])-23.269" office:value-type="float" office:value="1954.2145" calcext:value-type="float">
            <text:p>1954.214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0.5143*([.A3846])-23.269" office:value-type="float" office:value="1954.7288" calcext:value-type="float">
            <text:p>1954.7288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0.5143*([.A3847])-23.269" office:value-type="float" office:value="1955.2431" calcext:value-type="float">
            <text:p>1955.2431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0.5143*([.A3848])-23.269" office:value-type="float" office:value="1955.7574" calcext:value-type="float">
            <text:p>1955.7574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table:formula="of:=0.5143*([.A3849])-23.269" office:value-type="float" office:value="1956.2717" calcext:value-type="float">
            <text:p>1956.271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0.5143*([.A3850])-23.269" office:value-type="float" office:value="1956.786" calcext:value-type="float">
            <text:p>1956.786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0.5143*([.A3851])-23.269" office:value-type="float" office:value="1957.3003" calcext:value-type="float">
            <text:p>1957.3003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0.5143*([.A3852])-23.269" office:value-type="float" office:value="1957.8146" calcext:value-type="float">
            <text:p>1957.8146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0.5143*([.A3853])-23.269" office:value-type="float" office:value="1958.3289" calcext:value-type="float">
            <text:p>1958.3289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0.5143*([.A3854])-23.269" office:value-type="float" office:value="1958.8432" calcext:value-type="float">
            <text:p>1958.8432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0.5143*([.A3855])-23.269" office:value-type="float" office:value="1959.3575" calcext:value-type="float">
            <text:p>1959.3575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0.5143*([.A3856])-23.269" office:value-type="float" office:value="1959.8718" calcext:value-type="float">
            <text:p>1959.8718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0.5143*([.A3857])-23.269" office:value-type="float" office:value="1960.3861" calcext:value-type="float">
            <text:p>1960.3861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0.5143*([.A3858])-23.269" office:value-type="float" office:value="1960.9004" calcext:value-type="float">
            <text:p>1960.9004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0.5143*([.A3859])-23.269" office:value-type="float" office:value="1961.4147" calcext:value-type="float">
            <text:p>1961.4147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0.5143*([.A3860])-23.269" office:value-type="float" office:value="1961.929" calcext:value-type="float">
            <text:p>1961.929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0.5143*([.A3861])-23.269" office:value-type="float" office:value="1962.4433" calcext:value-type="float">
            <text:p>1962.4433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0.5143*([.A3862])-23.269" office:value-type="float" office:value="1962.9576" calcext:value-type="float">
            <text:p>1962.9576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0.5143*([.A3863])-23.269" office:value-type="float" office:value="1963.4719" calcext:value-type="float">
            <text:p>1963.4719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0.5143*([.A3864])-23.269" office:value-type="float" office:value="1963.9862" calcext:value-type="float">
            <text:p>1963.9862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0.5143*([.A3865])-23.269" office:value-type="float" office:value="1964.5005" calcext:value-type="float">
            <text:p>1964.500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0.5143*([.A3866])-23.269" office:value-type="float" office:value="1965.0148" calcext:value-type="float">
            <text:p>1965.0148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0.5143*([.A3867])-23.269" office:value-type="float" office:value="1965.5291" calcext:value-type="float">
            <text:p>1965.5291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0.5143*([.A3868])-23.269" office:value-type="float" office:value="1966.0434" calcext:value-type="float">
            <text:p>1966.0434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0.5143*([.A3869])-23.269" office:value-type="float" office:value="1966.5577" calcext:value-type="float">
            <text:p>1966.5577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0.5143*([.A3870])-23.269" office:value-type="float" office:value="1967.072" calcext:value-type="float">
            <text:p>1967.072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0.5143*([.A3871])-23.269" office:value-type="float" office:value="1967.5863" calcext:value-type="float">
            <text:p>1967.5863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0.5143*([.A3872])-23.269" office:value-type="float" office:value="1968.1006" calcext:value-type="float">
            <text:p>1968.1006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0.5143*([.A3873])-23.269" office:value-type="float" office:value="1968.6149" calcext:value-type="float">
            <text:p>1968.6149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0.5143*([.A3874])-23.269" office:value-type="float" office:value="1969.1292" calcext:value-type="float">
            <text:p>1969.1292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0.5143*([.A3875])-23.269" office:value-type="float" office:value="1969.6435" calcext:value-type="float">
            <text:p>1969.643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0.5143*([.A3876])-23.269" office:value-type="float" office:value="1970.1578" calcext:value-type="float">
            <text:p>1970.1578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table:formula="of:=0.5143*([.A3877])-23.269" office:value-type="float" office:value="1970.6721" calcext:value-type="float">
            <text:p>1970.6721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0.5143*([.A3878])-23.269" office:value-type="float" office:value="1971.1864" calcext:value-type="float">
            <text:p>1971.1864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0.5143*([.A3879])-23.269" office:value-type="float" office:value="1971.7007" calcext:value-type="float">
            <text:p>1971.7007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0.5143*([.A3880])-23.269" office:value-type="float" office:value="1972.215" calcext:value-type="float">
            <text:p>1972.21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0.5143*([.A3881])-23.269" office:value-type="float" office:value="1972.7293" calcext:value-type="float">
            <text:p>1972.7293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0.5143*([.A3882])-23.269" office:value-type="float" office:value="1973.2436" calcext:value-type="float">
            <text:p>1973.2436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0.5143*([.A3883])-23.269" office:value-type="float" office:value="1973.7579" calcext:value-type="float">
            <text:p>1973.7579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0.5143*([.A3884])-23.269" office:value-type="float" office:value="1974.2722" calcext:value-type="float">
            <text:p>1974.2722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0.5143*([.A3885])-23.269" office:value-type="float" office:value="1974.7865" calcext:value-type="float">
            <text:p>1974.7865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0.5143*([.A3886])-23.269" office:value-type="float" office:value="1975.3008" calcext:value-type="float">
            <text:p>1975.3008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0.5143*([.A3887])-23.269" office:value-type="float" office:value="1975.8151" calcext:value-type="float">
            <text:p>1975.8151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0.5143*([.A3888])-23.269" office:value-type="float" office:value="1976.3294" calcext:value-type="float">
            <text:p>1976.3294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0.5143*([.A3889])-23.269" office:value-type="float" office:value="1976.8437" calcext:value-type="float">
            <text:p>1976.8437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0.5143*([.A3890])-23.269" office:value-type="float" office:value="1977.358" calcext:value-type="float">
            <text:p>1977.358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0.5143*([.A3891])-23.269" office:value-type="float" office:value="1977.8723" calcext:value-type="float">
            <text:p>1977.8723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0.5143*([.A3892])-23.269" office:value-type="float" office:value="1978.3866" calcext:value-type="float">
            <text:p>1978.3866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0.5143*([.A3893])-23.269" office:value-type="float" office:value="1978.9009" calcext:value-type="float">
            <text:p>1978.9009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0.5143*([.A3894])-23.269" office:value-type="float" office:value="1979.4152" calcext:value-type="float">
            <text:p>1979.4152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0.5143*([.A3895])-23.269" office:value-type="float" office:value="1979.9295" calcext:value-type="float">
            <text:p>1979.9295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0.5143*([.A3896])-23.269" office:value-type="float" office:value="1980.4438" calcext:value-type="float">
            <text:p>1980.4438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0.5143*([.A3897])-23.269" office:value-type="float" office:value="1980.9581" calcext:value-type="float">
            <text:p>1980.9581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0.5143*([.A3898])-23.269" office:value-type="float" office:value="1981.4724" calcext:value-type="float">
            <text:p>1981.4724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0.5143*([.A3899])-23.269" office:value-type="float" office:value="1981.9867" calcext:value-type="float">
            <text:p>1981.986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0.5143*([.A3900])-23.269" office:value-type="float" office:value="1982.501" calcext:value-type="float">
            <text:p>1982.501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0.5143*([.A3901])-23.269" office:value-type="float" office:value="1983.0153" calcext:value-type="float">
            <text:p>1983.0153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0.5143*([.A3902])-23.269" office:value-type="float" office:value="1983.5296" calcext:value-type="float">
            <text:p>1983.5296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table:formula="of:=0.5143*([.A3903])-23.269" office:value-type="float" office:value="1984.0439" calcext:value-type="float">
            <text:p>1984.0439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0.5143*([.A3904])-23.269" office:value-type="float" office:value="1984.5582" calcext:value-type="float">
            <text:p>1984.5582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0.5143*([.A3905])-23.269" office:value-type="float" office:value="1985.0725" calcext:value-type="float">
            <text:p>1985.0725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0.5143*([.A3906])-23.269" office:value-type="float" office:value="1985.5868" calcext:value-type="float">
            <text:p>1985.5868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0.5143*([.A3907])-23.269" office:value-type="float" office:value="1986.1011" calcext:value-type="float">
            <text:p>1986.1011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0.5143*([.A3908])-23.269" office:value-type="float" office:value="1986.6154" calcext:value-type="float">
            <text:p>1986.6154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0.5143*([.A3909])-23.269" office:value-type="float" office:value="1987.1297" calcext:value-type="float">
            <text:p>1987.129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0.5143*([.A3910])-23.269" office:value-type="float" office:value="1987.644" calcext:value-type="float">
            <text:p>1987.644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0.5143*([.A3911])-23.269" office:value-type="float" office:value="1988.1583" calcext:value-type="float">
            <text:p>1988.1583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0.5143*([.A3912])-23.269" office:value-type="float" office:value="1988.6726" calcext:value-type="float">
            <text:p>1988.6726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0.5143*([.A3913])-23.269" office:value-type="float" office:value="1989.1869" calcext:value-type="float">
            <text:p>1989.1869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table:formula="of:=0.5143*([.A3914])-23.269" office:value-type="float" office:value="1989.7012" calcext:value-type="float">
            <text:p>1989.7012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0.5143*([.A3915])-23.269" office:value-type="float" office:value="1990.2155" calcext:value-type="float">
            <text:p>1990.2155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0.5143*([.A3916])-23.269" office:value-type="float" office:value="1990.7298" calcext:value-type="float">
            <text:p>1990.7298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0.5143*([.A3917])-23.269" office:value-type="float" office:value="1991.2441" calcext:value-type="float">
            <text:p>1991.2441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0.5143*([.A3918])-23.269" office:value-type="float" office:value="1991.7584" calcext:value-type="float">
            <text:p>1991.7584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0.5143*([.A3919])-23.269" office:value-type="float" office:value="1992.2727" calcext:value-type="float">
            <text:p>1992.272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0.5143*([.A3920])-23.269" office:value-type="float" office:value="1992.787" calcext:value-type="float">
            <text:p>1992.787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0.5143*([.A3921])-23.269" office:value-type="float" office:value="1993.3013" calcext:value-type="float">
            <text:p>1993.3013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0.5143*([.A3922])-23.269" office:value-type="float" office:value="1993.8156" calcext:value-type="float">
            <text:p>1993.8156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0.5143*([.A3923])-23.269" office:value-type="float" office:value="1994.3299" calcext:value-type="float">
            <text:p>1994.3299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table:formula="of:=0.5143*([.A3924])-23.269" office:value-type="float" office:value="1994.8442" calcext:value-type="float">
            <text:p>1994.8442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0.5143*([.A3925])-23.269" office:value-type="float" office:value="1995.3585" calcext:value-type="float">
            <text:p>1995.358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table:formula="of:=0.5143*([.A3926])-23.269" office:value-type="float" office:value="1995.8728" calcext:value-type="float">
            <text:p>1995.8728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0.5143*([.A3927])-23.269" office:value-type="float" office:value="1996.3871" calcext:value-type="float">
            <text:p>1996.3871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table:formula="of:=0.5143*([.A3928])-23.269" office:value-type="float" office:value="1996.9014" calcext:value-type="float">
            <text:p>1996.9014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table:formula="of:=0.5143*([.A3929])-23.269" office:value-type="float" office:value="1997.4157" calcext:value-type="float">
            <text:p>1997.4157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table:formula="of:=0.5143*([.A3930])-23.269" office:value-type="float" office:value="1997.93" calcext:value-type="float">
            <text:p>1997.93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0.5143*([.A3931])-23.269" office:value-type="float" office:value="1998.4443" calcext:value-type="float">
            <text:p>1998.4443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0.5143*([.A3932])-23.269" office:value-type="float" office:value="1998.9586" calcext:value-type="float">
            <text:p>1998.9586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table:formula="of:=0.5143*([.A3933])-23.269" office:value-type="float" office:value="1999.4729" calcext:value-type="float">
            <text:p>1999.4729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0.5143*([.A3934])-23.269" office:value-type="float" office:value="1999.9872" calcext:value-type="float">
            <text:p>1999.9872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table:formula="of:=0.5143*([.A3935])-23.269" office:value-type="float" office:value="2000.5015" calcext:value-type="float">
            <text:p>2000.5015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0.5143*([.A3936])-23.269" office:value-type="float" office:value="2001.0158" calcext:value-type="float">
            <text:p>2001.0158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0.5143*([.A3937])-23.269" office:value-type="float" office:value="2001.5301" calcext:value-type="float">
            <text:p>2001.5301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table:formula="of:=0.5143*([.A3938])-23.269" office:value-type="float" office:value="2002.0444" calcext:value-type="float">
            <text:p>2002.0444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0.5143*([.A3939])-23.269" office:value-type="float" office:value="2002.5587" calcext:value-type="float">
            <text:p>2002.5587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table:formula="of:=0.5143*([.A3940])-23.269" office:value-type="float" office:value="2003.073" calcext:value-type="float">
            <text:p>2003.073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0.5143*([.A3941])-23.269" office:value-type="float" office:value="2003.5873" calcext:value-type="float">
            <text:p>2003.5873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0.5143*([.A3942])-23.269" office:value-type="float" office:value="2004.1016" calcext:value-type="float">
            <text:p>2004.1016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table:formula="of:=0.5143*([.A3943])-23.269" office:value-type="float" office:value="2004.6159" calcext:value-type="float">
            <text:p>2004.6159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0.5143*([.A3944])-23.269" office:value-type="float" office:value="2005.1302" calcext:value-type="float">
            <text:p>2005.1302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0.5143*([.A3945])-23.269" office:value-type="float" office:value="2005.6445" calcext:value-type="float">
            <text:p>2005.6445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0.5143*([.A3946])-23.269" office:value-type="float" office:value="2006.1588" calcext:value-type="float">
            <text:p>2006.1588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0.5143*([.A3947])-23.269" office:value-type="float" office:value="2006.6731" calcext:value-type="float">
            <text:p>2006.6731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0.5143*([.A3948])-23.269" office:value-type="float" office:value="2007.1874" calcext:value-type="float">
            <text:p>2007.1874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table:formula="of:=0.5143*([.A3949])-23.269" office:value-type="float" office:value="2007.7017" calcext:value-type="float">
            <text:p>2007.701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0.5143*([.A3950])-23.269" office:value-type="float" office:value="2008.216" calcext:value-type="float">
            <text:p>2008.216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0.5143*([.A3951])-23.269" office:value-type="float" office:value="2008.7303" calcext:value-type="float">
            <text:p>2008.7303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0.5143*([.A3952])-23.269" office:value-type="float" office:value="2009.2446" calcext:value-type="float">
            <text:p>2009.2446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0.5143*([.A3953])-23.269" office:value-type="float" office:value="2009.7589" calcext:value-type="float">
            <text:p>2009.7589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0.5143*([.A3954])-23.269" office:value-type="float" office:value="2010.2732" calcext:value-type="float">
            <text:p>2010.2732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0.5143*([.A3955])-23.269" office:value-type="float" office:value="2010.7875" calcext:value-type="float">
            <text:p>2010.7875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0.5143*([.A3956])-23.269" office:value-type="float" office:value="2011.3018" calcext:value-type="float">
            <text:p>2011.3018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table:formula="of:=0.5143*([.A3957])-23.269" office:value-type="float" office:value="2011.8161" calcext:value-type="float">
            <text:p>2011.8161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0.5143*([.A3958])-23.269" office:value-type="float" office:value="2012.3304" calcext:value-type="float">
            <text:p>2012.3304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table:formula="of:=0.5143*([.A3959])-23.269" office:value-type="float" office:value="2012.8447" calcext:value-type="float">
            <text:p>2012.844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0.5143*([.A3960])-23.269" office:value-type="float" office:value="2013.359" calcext:value-type="float">
            <text:p>2013.359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0.5143*([.A3961])-23.269" office:value-type="float" office:value="2013.8733" calcext:value-type="float">
            <text:p>2013.8733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0.5143*([.A3962])-23.269" office:value-type="float" office:value="2014.3876" calcext:value-type="float">
            <text:p>2014.3876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table:formula="of:=0.5143*([.A3963])-23.269" office:value-type="float" office:value="2014.9019" calcext:value-type="float">
            <text:p>2014.9019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0.5143*([.A3964])-23.269" office:value-type="float" office:value="2015.4162" calcext:value-type="float">
            <text:p>2015.4162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table:formula="of:=0.5143*([.A3965])-23.269" office:value-type="float" office:value="2015.9305" calcext:value-type="float">
            <text:p>2015.9305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0.5143*([.A3966])-23.269" office:value-type="float" office:value="2016.4448" calcext:value-type="float">
            <text:p>2016.4448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table:formula="of:=0.5143*([.A3967])-23.269" office:value-type="float" office:value="2016.9591" calcext:value-type="float">
            <text:p>2016.9591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0.5143*([.A3968])-23.269" office:value-type="float" office:value="2017.4734" calcext:value-type="float">
            <text:p>2017.4734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table:formula="of:=0.5143*([.A3969])-23.269" office:value-type="float" office:value="2017.9877" calcext:value-type="float">
            <text:p>2017.9877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0.5143*([.A3970])-23.269" office:value-type="float" office:value="2018.502" calcext:value-type="float">
            <text:p>2018.502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0.5143*([.A3971])-23.269" office:value-type="float" office:value="2019.0163" calcext:value-type="float">
            <text:p>2019.0163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0.5143*([.A3972])-23.269" office:value-type="float" office:value="2019.5306" calcext:value-type="float">
            <text:p>2019.5306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0.5143*([.A3973])-23.269" office:value-type="float" office:value="2020.0449" calcext:value-type="float">
            <text:p>2020.0449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0.5143*([.A3974])-23.269" office:value-type="float" office:value="2020.5592" calcext:value-type="float">
            <text:p>2020.5592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0.5143*([.A3975])-23.269" office:value-type="float" office:value="2021.0735" calcext:value-type="float">
            <text:p>2021.0735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0.5143*([.A3976])-23.269" office:value-type="float" office:value="2021.5878" calcext:value-type="float">
            <text:p>2021.5878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0.5143*([.A3977])-23.269" office:value-type="float" office:value="2022.1021" calcext:value-type="float">
            <text:p>2022.1021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table:formula="of:=0.5143*([.A3978])-23.269" office:value-type="float" office:value="2022.6164" calcext:value-type="float">
            <text:p>2022.6164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0.5143*([.A3979])-23.269" office:value-type="float" office:value="2023.1307" calcext:value-type="float">
            <text:p>2023.1307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0.5143*([.A3980])-23.269" office:value-type="float" office:value="2023.645" calcext:value-type="float">
            <text:p>2023.645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0.5143*([.A3981])-23.269" office:value-type="float" office:value="2024.1593" calcext:value-type="float">
            <text:p>2024.1593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0.5143*([.A3982])-23.269" office:value-type="float" office:value="2024.6736" calcext:value-type="float">
            <text:p>2024.6736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0.5143*([.A3983])-23.269" office:value-type="float" office:value="2025.1879" calcext:value-type="float">
            <text:p>2025.1879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0.5143*([.A3984])-23.269" office:value-type="float" office:value="2025.7022" calcext:value-type="float">
            <text:p>2025.7022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0.5143*([.A3985])-23.269" office:value-type="float" office:value="2026.2165" calcext:value-type="float">
            <text:p>2026.216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0.5143*([.A3986])-23.269" office:value-type="float" office:value="2026.7308" calcext:value-type="float">
            <text:p>2026.7308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0.5143*([.A3987])-23.269" office:value-type="float" office:value="2027.2451" calcext:value-type="float">
            <text:p>2027.2451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0.5143*([.A3988])-23.269" office:value-type="float" office:value="2027.7594" calcext:value-type="float">
            <text:p>2027.7594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0.5143*([.A3989])-23.269" office:value-type="float" office:value="2028.2737" calcext:value-type="float">
            <text:p>2028.2737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0.5143*([.A3990])-23.269" office:value-type="float" office:value="2028.788" calcext:value-type="float">
            <text:p>2028.788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table:formula="of:=0.5143*([.A3991])-23.269" office:value-type="float" office:value="2029.3023" calcext:value-type="float">
            <text:p>2029.3023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0.5143*([.A3992])-23.269" office:value-type="float" office:value="2029.8166" calcext:value-type="float">
            <text:p>2029.8166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0.5143*([.A3993])-23.269" office:value-type="float" office:value="2030.3309" calcext:value-type="float">
            <text:p>2030.3309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table:formula="of:=0.5143*([.A3994])-23.269" office:value-type="float" office:value="2030.8452" calcext:value-type="float">
            <text:p>2030.8452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table:formula="of:=0.5143*([.A3995])-23.269" office:value-type="float" office:value="2031.3595" calcext:value-type="float">
            <text:p>2031.3595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0.5143*([.A3996])-23.269" office:value-type="float" office:value="2031.8738" calcext:value-type="float">
            <text:p>2031.8738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0.5143*([.A3997])-23.269" office:value-type="float" office:value="2032.3881" calcext:value-type="float">
            <text:p>2032.3881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table:formula="of:=0.5143*([.A3998])-23.269" office:value-type="float" office:value="2032.9024" calcext:value-type="float">
            <text:p>2032.902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0.5143*([.A3999])-23.269" office:value-type="float" office:value="2033.4167" calcext:value-type="float">
            <text:p>2033.41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0.5143*([.A4000])-23.269" office:value-type="float" office:value="2033.931" calcext:value-type="float">
            <text:p>2033.931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0.5143*([.A4001])-23.269" office:value-type="float" office:value="2034.4453" calcext:value-type="float">
            <text:p>2034.4453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table:formula="of:=0.5143*([.A4002])-23.269" office:value-type="float" office:value="2034.9596" calcext:value-type="float">
            <text:p>2034.9596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0.5143*([.A4003])-23.269" office:value-type="float" office:value="2035.4739" calcext:value-type="float">
            <text:p>2035.4739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0.5143*([.A4004])-23.269" office:value-type="float" office:value="2035.9882" calcext:value-type="float">
            <text:p>2035.9882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table:formula="of:=0.5143*([.A4005])-23.269" office:value-type="float" office:value="2036.5025" calcext:value-type="float">
            <text:p>2036.5025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0.5143*([.A4006])-23.269" office:value-type="float" office:value="2037.0168" calcext:value-type="float">
            <text:p>2037.0168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0.5143*([.A4007])-23.269" office:value-type="float" office:value="2037.5311" calcext:value-type="float">
            <text:p>2037.5311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table:formula="of:=0.5143*([.A4008])-23.269" office:value-type="float" office:value="2038.0454" calcext:value-type="float">
            <text:p>2038.0454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0.5143*([.A4009])-23.269" office:value-type="float" office:value="2038.5597" calcext:value-type="float">
            <text:p>2038.5597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0.5143*([.A4010])-23.269" office:value-type="float" office:value="2039.074" calcext:value-type="float">
            <text:p>2039.074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0.5143*([.A4011])-23.269" office:value-type="float" office:value="2039.5883" calcext:value-type="float">
            <text:p>2039.5883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0.5143*([.A4012])-23.269" office:value-type="float" office:value="2040.1026" calcext:value-type="float">
            <text:p>2040.1026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0.5143*([.A4013])-23.269" office:value-type="float" office:value="2040.6169" calcext:value-type="float">
            <text:p>2040.6169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0.5143*([.A4014])-23.269" office:value-type="float" office:value="2041.1312" calcext:value-type="float">
            <text:p>2041.1312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0.5143*([.A4015])-23.269" office:value-type="float" office:value="2041.6455" calcext:value-type="float">
            <text:p>2041.645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0.5143*([.A4016])-23.269" office:value-type="float" office:value="2042.1598" calcext:value-type="float">
            <text:p>2042.1598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0.5143*([.A4017])-23.269" office:value-type="float" office:value="2042.6741" calcext:value-type="float">
            <text:p>2042.6741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0.5143*([.A4018])-23.269" office:value-type="float" office:value="2043.1884" calcext:value-type="float">
            <text:p>2043.1884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table:formula="of:=0.5143*([.A4019])-23.269" office:value-type="float" office:value="2043.7027" calcext:value-type="float">
            <text:p>2043.702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0.5143*([.A4020])-23.269" office:value-type="float" office:value="2044.217" calcext:value-type="float">
            <text:p>2044.217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0.5143*([.A4021])-23.269" office:value-type="float" office:value="2044.7313" calcext:value-type="float">
            <text:p>2044.7313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table:formula="of:=0.5143*([.A4022])-23.269" office:value-type="float" office:value="2045.2456" calcext:value-type="float">
            <text:p>2045.2456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0.5143*([.A4023])-23.269" office:value-type="float" office:value="2045.7599" calcext:value-type="float">
            <text:p>2045.7599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0.5143*([.A4024])-23.269" office:value-type="float" office:value="2046.2742" calcext:value-type="float">
            <text:p>2046.2742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0.5143*([.A4025])-23.269" office:value-type="float" office:value="2046.7885" calcext:value-type="float">
            <text:p>2046.7885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0.5143*([.A4026])-23.269" office:value-type="float" office:value="2047.3028" calcext:value-type="float">
            <text:p>2047.3028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0.5143*([.A4027])-23.269" office:value-type="float" office:value="2047.8171" calcext:value-type="float">
            <text:p>2047.8171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0.5143*([.A4028])-23.269" office:value-type="float" office:value="2048.3314" calcext:value-type="float">
            <text:p>2048.3314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0.5143*([.A4029])-23.269" office:value-type="float" office:value="2048.8457" calcext:value-type="float">
            <text:p>2048.8457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0.5143*([.A4030])-23.269" office:value-type="float" office:value="2049.36" calcext:value-type="float">
            <text:p>2049.36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table:formula="of:=0.5143*([.A4031])-23.269" office:value-type="float" office:value="2049.8743" calcext:value-type="float">
            <text:p>2049.8743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0.5143*([.A4032])-23.269" office:value-type="float" office:value="2050.3886" calcext:value-type="float">
            <text:p>2050.3886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0.5143*([.A4033])-23.269" office:value-type="float" office:value="2050.9029" calcext:value-type="float">
            <text:p>2050.9029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0.5143*([.A4034])-23.269" office:value-type="float" office:value="2051.4172" calcext:value-type="float">
            <text:p>2051.4172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table:formula="of:=0.5143*([.A4035])-23.269" office:value-type="float" office:value="2051.9315" calcext:value-type="float">
            <text:p>2051.9315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table:formula="of:=0.5143*([.A4036])-23.269" office:value-type="float" office:value="2052.4458" calcext:value-type="float">
            <text:p>2052.4458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0.5143*([.A4037])-23.269" office:value-type="float" office:value="2052.9601" calcext:value-type="float">
            <text:p>2052.9601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0.5143*([.A4038])-23.269" office:value-type="float" office:value="2053.4744" calcext:value-type="float">
            <text:p>2053.4744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0.5143*([.A4039])-23.269" office:value-type="float" office:value="2053.9887" calcext:value-type="float">
            <text:p>2053.9887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0.5143*([.A4040])-23.269" office:value-type="float" office:value="2054.503" calcext:value-type="float">
            <text:p>2054.503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0.5143*([.A4041])-23.269" office:value-type="float" office:value="2055.0173" calcext:value-type="float">
            <text:p>2055.0173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0.5143*([.A4042])-23.269" office:value-type="float" office:value="2055.5316" calcext:value-type="float">
            <text:p>2055.5316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0.5143*([.A4043])-23.269" office:value-type="float" office:value="2056.0459" calcext:value-type="float">
            <text:p>2056.0459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0.5143*([.A4044])-23.269" office:value-type="float" office:value="2056.5602" calcext:value-type="float">
            <text:p>2056.5602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0.5143*([.A4045])-23.269" office:value-type="float" office:value="2057.0745" calcext:value-type="float">
            <text:p>2057.0745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0.5143*([.A4046])-23.269" office:value-type="float" office:value="2057.5888" calcext:value-type="float">
            <text:p>2057.588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0.5143*([.A4047])-23.269" office:value-type="float" office:value="2058.1031" calcext:value-type="float">
            <text:p>2058.1031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0.5143*([.A4048])-23.269" office:value-type="float" office:value="2058.6174" calcext:value-type="float">
            <text:p>2058.6174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0.5143*([.A4049])-23.269" office:value-type="float" office:value="2059.1317" calcext:value-type="float">
            <text:p>2059.1317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0.5143*([.A4050])-23.269" office:value-type="float" office:value="2059.646" calcext:value-type="float">
            <text:p>2059.646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0.5143*([.A4051])-23.269" office:value-type="float" office:value="2060.1603" calcext:value-type="float">
            <text:p>2060.1603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0.5143*([.A4052])-23.269" office:value-type="float" office:value="2060.6746" calcext:value-type="float">
            <text:p>2060.6746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0.5143*([.A4053])-23.269" office:value-type="float" office:value="2061.1889" calcext:value-type="float">
            <text:p>2061.1889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table:formula="of:=0.5143*([.A4054])-23.269" office:value-type="float" office:value="2061.7032" calcext:value-type="float">
            <text:p>2061.7032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0.5143*([.A4055])-23.269" office:value-type="float" office:value="2062.2175" calcext:value-type="float">
            <text:p>2062.217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0.5143*([.A4056])-23.269" office:value-type="float" office:value="2062.7318" calcext:value-type="float">
            <text:p>2062.7318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0.5143*([.A4057])-23.269" office:value-type="float" office:value="2063.2461" calcext:value-type="float">
            <text:p>2063.2461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table:formula="of:=0.5143*([.A4058])-23.269" office:value-type="float" office:value="2063.7604" calcext:value-type="float">
            <text:p>2063.7604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0.5143*([.A4059])-23.269" office:value-type="float" office:value="2064.2747" calcext:value-type="float">
            <text:p>2064.2747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table:formula="of:=0.5143*([.A4060])-23.269" office:value-type="float" office:value="2064.789" calcext:value-type="float">
            <text:p>2064.789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0.5143*([.A4061])-23.269" office:value-type="float" office:value="2065.3033" calcext:value-type="float">
            <text:p>2065.3033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0.5143*([.A4062])-23.269" office:value-type="float" office:value="2065.8176" calcext:value-type="float">
            <text:p>2065.8176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0.5143*([.A4063])-23.269" office:value-type="float" office:value="2066.3319" calcext:value-type="float">
            <text:p>2066.3319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0.5143*([.A4064])-23.269" office:value-type="float" office:value="2066.8462" calcext:value-type="float">
            <text:p>2066.8462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table:formula="of:=0.5143*([.A4065])-23.269" office:value-type="float" office:value="2067.3605" calcext:value-type="float">
            <text:p>2067.3605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0.5143*([.A4066])-23.269" office:value-type="float" office:value="2067.8748" calcext:value-type="float">
            <text:p>2067.8748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0.5143*([.A4067])-23.269" office:value-type="float" office:value="2068.3891" calcext:value-type="float">
            <text:p>2068.3891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0.5143*([.A4068])-23.269" office:value-type="float" office:value="2068.9034" calcext:value-type="float">
            <text:p>2068.9034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0.5143*([.A4069])-23.269" office:value-type="float" office:value="2069.4177" calcext:value-type="float">
            <text:p>2069.4177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0.5143*([.A4070])-23.269" office:value-type="float" office:value="2069.932" calcext:value-type="float">
            <text:p>2069.932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0.5143*([.A4071])-23.269" office:value-type="float" office:value="2070.4463" calcext:value-type="float">
            <text:p>2070.4463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0.5143*([.A4072])-23.269" office:value-type="float" office:value="2070.9606" calcext:value-type="float">
            <text:p>2070.9606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0.5143*([.A4073])-23.269" office:value-type="float" office:value="2071.4749" calcext:value-type="float">
            <text:p>2071.4749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0.5143*([.A4074])-23.269" office:value-type="float" office:value="2071.9892" calcext:value-type="float">
            <text:p>2071.9892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0.5143*([.A4075])-23.269" office:value-type="float" office:value="2072.5035" calcext:value-type="float">
            <text:p>2072.5035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table:formula="of:=0.5143*([.A4076])-23.269" office:value-type="float" office:value="2073.0178" calcext:value-type="float">
            <text:p>2073.0178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0.5143*([.A4077])-23.269" office:value-type="float" office:value="2073.5321" calcext:value-type="float">
            <text:p>2073.5321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table:formula="of:=0.5143*([.A4078])-23.269" office:value-type="float" office:value="2074.0464" calcext:value-type="float">
            <text:p>2074.0464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0.5143*([.A4079])-23.269" office:value-type="float" office:value="2074.5607" calcext:value-type="float">
            <text:p>2074.5607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0.5143*([.A4080])-23.269" office:value-type="float" office:value="2075.075" calcext:value-type="float">
            <text:p>2075.075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0.5143*([.A4081])-23.269" office:value-type="float" office:value="2075.5893" calcext:value-type="float">
            <text:p>2075.5893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0.5143*([.A4082])-23.269" office:value-type="float" office:value="2076.1036" calcext:value-type="float">
            <text:p>2076.1036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0.5143*([.A4083])-23.269" office:value-type="float" office:value="2076.6179" calcext:value-type="float">
            <text:p>2076.6179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table:formula="of:=0.5143*([.A4084])-23.269" office:value-type="float" office:value="2077.1322" calcext:value-type="float">
            <text:p>2077.1322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0.5143*([.A4085])-23.269" office:value-type="float" office:value="2077.6465" calcext:value-type="float">
            <text:p>2077.6465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0.5143*([.A4086])-23.269" office:value-type="float" office:value="2078.1608" calcext:value-type="float">
            <text:p>2078.1608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table:formula="of:=0.5143*([.A4087])-23.269" office:value-type="float" office:value="2078.6751" calcext:value-type="float">
            <text:p>2078.6751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0.5143*([.A4088])-23.269" office:value-type="float" office:value="2079.1894" calcext:value-type="float">
            <text:p>2079.1894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0.5143*([.A4089])-23.269" office:value-type="float" office:value="2079.7037" calcext:value-type="float">
            <text:p>2079.7037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0.5143*([.A4090])-23.269" office:value-type="float" office:value="2080.218" calcext:value-type="float">
            <text:p>2080.218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0.5143*([.A4091])-23.269" office:value-type="float" office:value="2080.7323" calcext:value-type="float">
            <text:p>2080.7323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table:formula="of:=0.5143*([.A4092])-23.269" office:value-type="float" office:value="2081.2466" calcext:value-type="float">
            <text:p>2081.2466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0.5143*([.A4093])-23.269" office:value-type="float" office:value="2081.7609" calcext:value-type="float">
            <text:p>2081.7609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0.5143*([.A4094])-23.269" office:value-type="float" office:value="2082.2752" calcext:value-type="float">
            <text:p>2082.2752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table:formula="of:=0.5143*([.A4095])-23.269" office:value-type="float" office:value="2082.7895" calcext:value-type="float">
            <text:p>2082.78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0.5143*([.A4096])-23.269" office:value-type="float" office:value="2083.3038" calcext:value-type="float">
            <text:p>2083.3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5:21:02.394666898</meta:creation-date>
    <dc:date>2016-08-23T15:50:28.815071735</dc:date>
    <meta:editing-duration>PT11M28S</meta:editing-duration>
    <meta:editing-cycles>1</meta:editing-cycles>
    <meta:document-statistic meta:table-count="1" meta:cell-count="8192" meta:object-count="0"/>
    <meta:generator>LibreOffice/5.1.4.2$Linux_X86_64 LibreOffice_project/10m0$Build-2</meta:generator>
  </office:meta>
</office:document-meta>
</file>